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6.94pt"/>
    </style:style>
    <style:style style:name="co13" style:family="table-column">
      <style:table-column-properties fo:break-before="auto" style:column-width="90.91pt"/>
    </style:style>
    <style:style style:name="co14" style:family="table-column">
      <style:table-column-properties fo:break-before="auto" style:column-width="87.19pt"/>
    </style:style>
    <style:style style:name="co15" style:family="table-column">
      <style:table-column-properties fo:break-before="auto" style:column-width="174.1pt"/>
    </style:style>
    <style:style style:name="co16" style:family="table-column">
      <style:table-column-properties fo:break-before="auto" style:column-width="117.5pt"/>
    </style:style>
    <style:style style:name="co17" style:family="table-column">
      <style:table-column-properties fo:break-before="auto" style:column-width="94.34pt"/>
    </style:style>
    <style:style style:name="co18" style:family="table-column">
      <style:table-column-properties fo:break-before="auto" style:column-width="179.26pt"/>
    </style:style>
    <style:style style:name="co19" style:family="table-column">
      <style:table-column-properties fo:break-before="auto" style:column-width="157.8pt"/>
    </style:style>
    <style:style style:name="co20" style:family="table-column">
      <style:table-column-properties fo:break-before="auto" style:column-width="54.85pt"/>
    </style:style>
    <style:style style:name="co21" style:family="table-column">
      <style:table-column-properties fo:break-before="auto" style:column-width="152.65pt"/>
    </style:style>
    <style:style style:name="co22" style:family="table-column">
      <style:table-column-properties fo:break-before="auto" style:column-width="81.04pt"/>
    </style:style>
    <style:style style:name="co23" style:family="table-column">
      <style:table-column-properties fo:break-before="auto" style:column-width="134.65pt"/>
    </style:style>
    <style:style style:name="co24" style:family="table-column">
      <style:table-column-properties fo:break-before="auto" style:column-width="114.04pt"/>
    </style:style>
    <style:style style:name="co25" style:family="table-column">
      <style:table-column-properties fo:break-before="auto" style:column-width="100.35pt"/>
    </style:style>
    <style:style style:name="co26" style:family="table-column">
      <style:table-column-properties fo:break-before="auto" style:column-width="94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0"/>
    <style:style style:name="ce12" style:family="table-cell" style:parent-style-name="Default" style:data-style-name="N43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333"/>
      <style:text-properties fo:color="#000000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 style:data-style-name="N61">
      <style:table-cell-properties fo:background-color="#ffff99"/>
    </style:style>
    <style:style style:name="ce21" style:family="table-cell" style:parent-style-name="Default">
      <style:table-cell-properties fo:background-color="#ffff99"/>
      <style:text-properties fo:color="#000000"/>
    </style:style>
    <style:style style:name="ce22" style:family="table-cell" style:parent-style-name="Default">
      <style:table-cell-properties fo:background-color="#ff9999"/>
    </style:style>
    <style:style style:name="ce23" style:family="table-cell" style:parent-style-name="Default" style:data-style-name="N43">
      <style:table-cell-properties fo:background-color="#ff9999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cc"/>
    </style:style>
    <style:style style:name="ce26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950e"/>
    </style:style>
    <style:style style:name="ce28" style:family="table-cell" style:parent-style-name="Default">
      <style:table-cell-properties fo:background-color="#ff99cc"/>
      <style:text-properties fo:color="#ffffff"/>
    </style:style>
    <style:style style:name="ce2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ff3333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 table:print-ranges="Sheet1.A269:Sheet1.A26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ce11"/>
        <table:table-column table:style-name="co16" table:default-cell-style-name="Default"/>
        <table:table-column table:style-name="co17" table:default-cell-style-name="ce2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office:value-type="string" calcext:value-type="string">
            <text:p>06.05.2019.</text:p>
          </table:table-cell>
          <table:table-cell office:value-type="string" calcext:value-type="string">
            <text:p>Ci20 + valgrind</text:p>
          </table:table-cell>
          <table:table-cell table:style-name="Default" office:value-type="string" calcext:value-type="string">
            <text:p>07.05.2019.</text:p>
          </table:table-cell>
          <table:table-cell office:value-type="string" calcext:value-type="string">
            <text:p>Ci20 + valgrind</text:p>
          </table:table-cell>
          <table:table-cell table:style-name="Default"/>
          <table:table-cell table:number-columns-repeated="3"/>
          <table:table-cell table:style-name="ce12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[Sheet1.A2]; &quot;&quot;)" office:value-type="string" office:string-value="abort01" calcext:value-type="string">
            <text:p>abort01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table:formula="of:=IF(EXACT([Sheet1.N2];[Sheet1.P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[Sheet1.A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office:value-type="string" calcext:value-type="string">
            <text:p>acce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pt01</text:p>
          </table:table-cell>
          <table:table-cell office:value-type="string" calcext:value-type="string">
            <text:p>PASS</text:p>
          </table:table-cell>
          <table:table-cell table:formula="of:=IF(EXACT([Sheet1.N3];[Sheet1.P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[Sheet1.A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office:value-type="string" calcext:value-type="string">
            <text:p>accept4_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ccept4_01</text:p>
          </table:table-cell>
          <table:table-cell office:value-type="string" calcext:value-type="string">
            <text:p>CONF</text:p>
          </table:table-cell>
          <table:table-cell table:formula="of:=IF(EXACT([Sheet1.N4];[Sheet1.P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[Sheet1.A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office:value-type="string" calcext:value-type="string">
            <text:p>acces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1</text:p>
          </table:table-cell>
          <table:table-cell office:value-type="string" calcext:value-type="string">
            <text:p>PASS</text:p>
          </table:table-cell>
          <table:table-cell table:formula="of:=IF(EXACT([Sheet1.N5];[Sheet1.P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[Sheet1.A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office:value-type="string" calcext:value-type="string">
            <text:p>acces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2</text:p>
          </table:table-cell>
          <table:table-cell office:value-type="string" calcext:value-type="string">
            <text:p>PASS</text:p>
          </table:table-cell>
          <table:table-cell table:formula="of:=IF(EXACT([Sheet1.N6];[Sheet1.P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[Sheet1.A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office:value-type="string" calcext:value-type="string">
            <text:p>acces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3</text:p>
          </table:table-cell>
          <table:table-cell office:value-type="string" calcext:value-type="string">
            <text:p>PASS</text:p>
          </table:table-cell>
          <table:table-cell table:formula="of:=IF(EXACT([Sheet1.N7];[Sheet1.P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[Sheet1.A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office:value-type="string" calcext:value-type="string">
            <text:p>acces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4</text:p>
          </table:table-cell>
          <table:table-cell office:value-type="string" calcext:value-type="string">
            <text:p>PASS</text:p>
          </table:table-cell>
          <table:table-cell table:formula="of:=IF(EXACT([Sheet1.N8];[Sheet1.P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[Sheet1.A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office:value-type="string" calcext:value-type="string">
            <text:p>acc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cct01</text:p>
          </table:table-cell>
          <table:table-cell office:value-type="string" calcext:value-type="string">
            <text:p>CONF</text:p>
          </table:table-cell>
          <table:table-cell table:formula="of:=IF(EXACT([Sheet1.N9];[Sheet1.P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[Sheet1.A1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office:value-type="string" calcext:value-type="string">
            <text:p>add_ke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1</text:p>
          </table:table-cell>
          <table:table-cell office:value-type="string" calcext:value-type="string">
            <text:p>CONF</text:p>
          </table:table-cell>
          <table:table-cell table:formula="of:=IF(EXACT([Sheet1.N10];[Sheet1.P1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[Sheet1.A1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office:value-type="string" calcext:value-type="string">
            <text:p>add_key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2</text:p>
          </table:table-cell>
          <table:table-cell office:value-type="string" calcext:value-type="string">
            <text:p>CONF</text:p>
          </table:table-cell>
          <table:table-cell table:formula="of:=IF(EXACT([Sheet1.N11];[Sheet1.P1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[Sheet1.A1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office:value-type="string" calcext:value-type="string">
            <text:p>add_key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3</text:p>
          </table:table-cell>
          <table:table-cell office:value-type="string" calcext:value-type="string">
            <text:p>CONF</text:p>
          </table:table-cell>
          <table:table-cell table:formula="of:=IF(EXACT([Sheet1.N12];[Sheet1.P1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[Sheet1.A1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office:value-type="string" calcext:value-type="string">
            <text:p>add_key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4</text:p>
          </table:table-cell>
          <table:table-cell office:value-type="string" calcext:value-type="string">
            <text:p>CONF</text:p>
          </table:table-cell>
          <table:table-cell table:formula="of:=IF(EXACT([Sheet1.N13];[Sheet1.P1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[Sheet1.A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office:value-type="string" calcext:value-type="string">
            <text:p>adjtimex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jtimex01</text:p>
          </table:table-cell>
          <table:table-cell office:value-type="string" calcext:value-type="string">
            <text:p>FAIL</text:p>
          </table:table-cell>
          <table:table-cell table:formula="of:=IF(EXACT([Sheet1.N14];[Sheet1.P1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[Sheet1.A15]; &quot;&quot;)" office:value-type="string" office:string-value="adjtimex02" calcext:value-type="string">
            <text:p>adjtimex02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table:formula="of:=IF(EXACT([Sheet1.N15];[Sheet1.P1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[Sheet1.A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office:value-type="string" calcext:value-type="string">
            <text:p>alar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2</text:p>
          </table:table-cell>
          <table:table-cell office:value-type="string" calcext:value-type="string">
            <text:p>PASS</text:p>
          </table:table-cell>
          <table:table-cell table:formula="of:=IF(EXACT([Sheet1.N16];[Sheet1.P1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[Sheet1.A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office:value-type="string" calcext:value-type="string">
            <text:p>alar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3</text:p>
          </table:table-cell>
          <table:table-cell office:value-type="string" calcext:value-type="string">
            <text:p>PASS</text:p>
          </table:table-cell>
          <table:table-cell table:formula="of:=IF(EXACT([Sheet1.N17];[Sheet1.P1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[Sheet1.A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office:value-type="string" calcext:value-type="string">
            <text:p>alarm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5</text:p>
          </table:table-cell>
          <table:table-cell office:value-type="string" calcext:value-type="string">
            <text:p>PASS</text:p>
          </table:table-cell>
          <table:table-cell table:formula="of:=IF(EXACT([Sheet1.N18];[Sheet1.P1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[Sheet1.A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office:value-type="string" calcext:value-type="string">
            <text:p>alarm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6</text:p>
          </table:table-cell>
          <table:table-cell office:value-type="string" calcext:value-type="string">
            <text:p>PASS</text:p>
          </table:table-cell>
          <table:table-cell table:formula="of:=IF(EXACT([Sheet1.N19];[Sheet1.P1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[Sheet1.A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office:value-type="string" calcext:value-type="string">
            <text:p>alarm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7</text:p>
          </table:table-cell>
          <table:table-cell office:value-type="string" calcext:value-type="string">
            <text:p>PASS</text:p>
          </table:table-cell>
          <table:table-cell table:formula="of:=IF(EXACT([Sheet1.N20];[Sheet1.P2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[Sheet1.A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office:value-type="string" calcext:value-type="string">
            <text:p>asyncio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syncio02</text:p>
          </table:table-cell>
          <table:table-cell office:value-type="string" calcext:value-type="string">
            <text:p>PASS</text:p>
          </table:table-cell>
          <table:table-cell table:formula="of:=IF(EXACT([Sheet1.N21];[Sheet1.P2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[Sheet1.A22]; &quot;&quot;)" office:value-type="string" office:string-value="bind01" calcext:value-type="string">
            <text:p>bind01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office:value-type="string" calcext:value-type="string">
            <text:p>bi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ind01</text:p>
          </table:table-cell>
          <table:table-cell office:value-type="string" calcext:value-type="string">
            <text:p>PASS</text:p>
          </table:table-cell>
          <table:table-cell table:formula="of:=IF(EXACT([Sheet1.N22];[Sheet1.P2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[Sheet1.A2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office:value-type="string" calcext:value-type="string">
            <text:p>bin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ind02</text:p>
          </table:table-cell>
          <table:table-cell office:value-type="string" calcext:value-type="string">
            <text:p>PASS</text:p>
          </table:table-cell>
          <table:table-cell table:formula="of:=IF(EXACT([Sheet1.N23];[Sheet1.P2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[Sheet1.A2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office:value-type="string" calcext:value-type="string">
            <text:p>bin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ind03</text:p>
          </table:table-cell>
          <table:table-cell office:value-type="string" calcext:value-type="string">
            <text:p>PASS</text:p>
          </table:table-cell>
          <table:table-cell table:formula="of:=IF(EXACT([Sheet1.N24];[Sheet1.P2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[Sheet1.A2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office:value-type="string" calcext:value-type="string">
            <text:p>bdflush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bdflush01</text:p>
          </table:table-cell>
          <table:table-cell office:value-type="string" calcext:value-type="string">
            <text:p>CONF</text:p>
          </table:table-cell>
          <table:table-cell table:formula="of:=IF(EXACT([Sheet1.N25];[Sheet1.P2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[Sheet1.A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office:value-type="string" calcext:value-type="string">
            <text:p>b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rk01</text:p>
          </table:table-cell>
          <table:table-cell office:value-type="string" calcext:value-type="string">
            <text:p>PASS</text:p>
          </table:table-cell>
          <table:table-cell table:formula="of:=IF(EXACT([Sheet1.N26];[Sheet1.P2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[Sheet1.A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office:value-type="string" calcext:value-type="string">
            <text:p>cap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pget01</text:p>
          </table:table-cell>
          <table:table-cell office:value-type="string" calcext:value-type="string">
            <text:p>PASS</text:p>
          </table:table-cell>
          <table:table-cell table:formula="of:=IF(EXACT([Sheet1.N27];[Sheet1.P2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[Sheet1.A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office:value-type="string" calcext:value-type="string">
            <text:p>cap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pget02</text:p>
          </table:table-cell>
          <table:table-cell office:value-type="string" calcext:value-type="string">
            <text:p>PASS</text:p>
          </table:table-cell>
          <table:table-cell table:formula="of:=IF(EXACT([Sheet1.N28];[Sheet1.P2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[Sheet1.A2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office:value-type="string" calcext:value-type="string">
            <text:p>capse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apset01</text:p>
          </table:table-cell>
          <table:table-cell office:value-type="string" calcext:value-type="string">
            <text:p>CONF</text:p>
          </table:table-cell>
          <table:table-cell table:formula="of:=IF(EXACT([Sheet1.N29];[Sheet1.P2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[Sheet1.A3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office:value-type="string" calcext:value-type="string">
            <text:p>capset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apset02</text:p>
          </table:table-cell>
          <table:table-cell office:value-type="string" calcext:value-type="string">
            <text:p>CONF</text:p>
          </table:table-cell>
          <table:table-cell table:formula="of:=IF(EXACT([Sheet1.N30];[Sheet1.P3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[Sheet1.A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office:value-type="string" calcext:value-type="string">
            <text:p>cacheflush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cheflush01</text:p>
          </table:table-cell>
          <table:table-cell office:value-type="string" calcext:value-type="string">
            <text:p>PASS</text:p>
          </table:table-cell>
          <table:table-cell table:formula="of:=IF(EXACT([Sheet1.N31];[Sheet1.P3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[Sheet1.A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office:value-type="string" calcext:value-type="string">
            <text:p>ch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1</text:p>
          </table:table-cell>
          <table:table-cell office:value-type="string" calcext:value-type="string">
            <text:p>PASS</text:p>
          </table:table-cell>
          <table:table-cell table:formula="of:=IF(EXACT([Sheet1.N32];[Sheet1.P3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[Sheet1.A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office:value-type="string" calcext:value-type="string">
            <text:p>chdir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1A</text:p>
          </table:table-cell>
          <table:table-cell office:value-type="string" calcext:value-type="string">
            <text:p>PASS</text:p>
          </table:table-cell>
          <table:table-cell table:formula="of:=IF(EXACT([Sheet1.N33];[Sheet1.P3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[Sheet1.A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office:value-type="string" calcext:value-type="string">
            <text:p>ch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2</text:p>
          </table:table-cell>
          <table:table-cell office:value-type="string" calcext:value-type="string">
            <text:p>PASS</text:p>
          </table:table-cell>
          <table:table-cell table:formula="of:=IF(EXACT([Sheet1.N34];[Sheet1.P3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[Sheet1.A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office:value-type="string" calcext:value-type="string">
            <text:p>ch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3</text:p>
          </table:table-cell>
          <table:table-cell office:value-type="string" calcext:value-type="string">
            <text:p>PASS</text:p>
          </table:table-cell>
          <table:table-cell table:formula="of:=IF(EXACT([Sheet1.N35];[Sheet1.P3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[Sheet1.A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office:value-type="string" calcext:value-type="string">
            <text:p>chdir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4</text:p>
          </table:table-cell>
          <table:table-cell office:value-type="string" calcext:value-type="string">
            <text:p>PASS</text:p>
          </table:table-cell>
          <table:table-cell table:formula="of:=IF(EXACT([Sheet1.N36];[Sheet1.P3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[Sheet1.A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office:value-type="string" calcext:value-type="string">
            <text:p>chmo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1</text:p>
          </table:table-cell>
          <table:table-cell office:value-type="string" calcext:value-type="string">
            <text:p>PASS</text:p>
          </table:table-cell>
          <table:table-cell table:formula="of:=IF(EXACT([Sheet1.N37];[Sheet1.P3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[Sheet1.A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office:value-type="string" calcext:value-type="string">
            <text:p>chmod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1A</text:p>
          </table:table-cell>
          <table:table-cell office:value-type="string" calcext:value-type="string">
            <text:p>PASS</text:p>
          </table:table-cell>
          <table:table-cell table:formula="of:=IF(EXACT([Sheet1.N38];[Sheet1.P3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[Sheet1.A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office:value-type="string" calcext:value-type="string">
            <text:p>chmo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2</text:p>
          </table:table-cell>
          <table:table-cell office:value-type="string" calcext:value-type="string">
            <text:p>PASS</text:p>
          </table:table-cell>
          <table:table-cell table:formula="of:=IF(EXACT([Sheet1.N39];[Sheet1.P3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[Sheet1.A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office:value-type="string" calcext:value-type="string">
            <text:p>chmo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3</text:p>
          </table:table-cell>
          <table:table-cell office:value-type="string" calcext:value-type="string">
            <text:p>PASS</text:p>
          </table:table-cell>
          <table:table-cell table:formula="of:=IF(EXACT([Sheet1.N40];[Sheet1.P4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[Sheet1.A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office:value-type="string" calcext:value-type="string">
            <text:p>chmo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4</text:p>
          </table:table-cell>
          <table:table-cell office:value-type="string" calcext:value-type="string">
            <text:p>PASS</text:p>
          </table:table-cell>
          <table:table-cell table:formula="of:=IF(EXACT([Sheet1.N41];[Sheet1.P4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[Sheet1.A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office:value-type="string" calcext:value-type="string">
            <text:p>chmo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5</text:p>
          </table:table-cell>
          <table:table-cell office:value-type="string" calcext:value-type="string">
            <text:p>PASS</text:p>
          </table:table-cell>
          <table:table-cell table:formula="of:=IF(EXACT([Sheet1.N42];[Sheet1.P4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[Sheet1.A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office:value-type="string" calcext:value-type="string">
            <text:p>chmo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6</text:p>
          </table:table-cell>
          <table:table-cell office:value-type="string" calcext:value-type="string">
            <text:p>PASS</text:p>
          </table:table-cell>
          <table:table-cell table:formula="of:=IF(EXACT([Sheet1.N43];[Sheet1.P4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[Sheet1.A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office:value-type="string" calcext:value-type="string">
            <text:p>chmo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7</text:p>
          </table:table-cell>
          <table:table-cell office:value-type="string" calcext:value-type="string">
            <text:p>PASS</text:p>
          </table:table-cell>
          <table:table-cell table:formula="of:=IF(EXACT([Sheet1.N44];[Sheet1.P4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[Sheet1.A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office:value-type="string" calcext:value-type="string">
            <text:p>chow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1</text:p>
          </table:table-cell>
          <table:table-cell office:value-type="string" calcext:value-type="string">
            <text:p>PASS</text:p>
          </table:table-cell>
          <table:table-cell table:formula="of:=IF(EXACT([Sheet1.N45];[Sheet1.P4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[Sheet1.A4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office:value-type="string" calcext:value-type="string">
            <text:p>chown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1_16</text:p>
          </table:table-cell>
          <table:table-cell office:value-type="string" calcext:value-type="string">
            <text:p>CONF</text:p>
          </table:table-cell>
          <table:table-cell table:formula="of:=IF(EXACT([Sheet1.N46];[Sheet1.P4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[Sheet1.A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office:value-type="string" calcext:value-type="string">
            <text:p>chow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2</text:p>
          </table:table-cell>
          <table:table-cell office:value-type="string" calcext:value-type="string">
            <text:p>PASS</text:p>
          </table:table-cell>
          <table:table-cell table:formula="of:=IF(EXACT([Sheet1.N47];[Sheet1.P4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[Sheet1.A4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office:value-type="string" calcext:value-type="string">
            <text:p>chown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2_16</text:p>
          </table:table-cell>
          <table:table-cell office:value-type="string" calcext:value-type="string">
            <text:p>CONF</text:p>
          </table:table-cell>
          <table:table-cell table:formula="of:=IF(EXACT([Sheet1.N48];[Sheet1.P4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[Sheet1.A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office:value-type="string" calcext:value-type="string">
            <text:p>chow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3</text:p>
          </table:table-cell>
          <table:table-cell office:value-type="string" calcext:value-type="string">
            <text:p>PASS</text:p>
          </table:table-cell>
          <table:table-cell table:formula="of:=IF(EXACT([Sheet1.N49];[Sheet1.P4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[Sheet1.A5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office:value-type="string" calcext:value-type="string">
            <text:p>chown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3_16</text:p>
          </table:table-cell>
          <table:table-cell office:value-type="string" calcext:value-type="string">
            <text:p>CONF</text:p>
          </table:table-cell>
          <table:table-cell table:formula="of:=IF(EXACT([Sheet1.N50];[Sheet1.P5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[Sheet1.A5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office:value-type="string" calcext:value-type="string">
            <text:p>chown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4</text:p>
          </table:table-cell>
          <table:table-cell office:value-type="string" calcext:value-type="string">
            <text:p>PASS</text:p>
          </table:table-cell>
          <table:table-cell table:formula="of:=IF(EXACT([Sheet1.N51];[Sheet1.P5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[Sheet1.A5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office:value-type="string" calcext:value-type="string">
            <text:p>chown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4_16</text:p>
          </table:table-cell>
          <table:table-cell office:value-type="string" calcext:value-type="string">
            <text:p>CONF</text:p>
          </table:table-cell>
          <table:table-cell table:formula="of:=IF(EXACT([Sheet1.N52];[Sheet1.P5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[Sheet1.A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office:value-type="string" calcext:value-type="string">
            <text:p>chown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5</text:p>
          </table:table-cell>
          <table:table-cell office:value-type="string" calcext:value-type="string">
            <text:p>PASS</text:p>
          </table:table-cell>
          <table:table-cell table:formula="of:=IF(EXACT([Sheet1.N53];[Sheet1.P5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[Sheet1.A5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office:value-type="string" calcext:value-type="string">
            <text:p>chown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5_16</text:p>
          </table:table-cell>
          <table:table-cell office:value-type="string" calcext:value-type="string">
            <text:p>CONF</text:p>
          </table:table-cell>
          <table:table-cell table:formula="of:=IF(EXACT([Sheet1.N54];[Sheet1.P5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[Sheet1.A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office:value-type="string" calcext:value-type="string">
            <text:p>chr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1</text:p>
          </table:table-cell>
          <table:table-cell office:value-type="string" calcext:value-type="string">
            <text:p>PASS</text:p>
          </table:table-cell>
          <table:table-cell table:formula="of:=IF(EXACT([Sheet1.N55];[Sheet1.P5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[Sheet1.A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office:value-type="string" calcext:value-type="string">
            <text:p>chr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2</text:p>
          </table:table-cell>
          <table:table-cell office:value-type="string" calcext:value-type="string">
            <text:p>PASS</text:p>
          </table:table-cell>
          <table:table-cell table:formula="of:=IF(EXACT([Sheet1.N56];[Sheet1.P5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[Sheet1.A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office:value-type="string" calcext:value-type="string">
            <text:p>chroo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3</text:p>
          </table:table-cell>
          <table:table-cell office:value-type="string" calcext:value-type="string">
            <text:p>PASS</text:p>
          </table:table-cell>
          <table:table-cell table:formula="of:=IF(EXACT([Sheet1.N57];[Sheet1.P5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[Sheet1.A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office:value-type="string" calcext:value-type="string">
            <text:p>chroo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4</text:p>
          </table:table-cell>
          <table:table-cell office:value-type="string" calcext:value-type="string">
            <text:p>PASS</text:p>
          </table:table-cell>
          <table:table-cell table:formula="of:=IF(EXACT([Sheet1.N58];[Sheet1.P5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[Sheet1.A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office:value-type="string" calcext:value-type="string">
            <text:p>clock_getr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getres01</text:p>
          </table:table-cell>
          <table:table-cell office:value-type="string" calcext:value-type="string">
            <text:p>PASS</text:p>
          </table:table-cell>
          <table:table-cell table:formula="of:=IF(EXACT([Sheet1.N59];[Sheet1.P5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[Sheet1.A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office:value-type="string" calcext:value-type="string">
            <text:p>clock_nanoslee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nanosleep01</text:p>
          </table:table-cell>
          <table:table-cell office:value-type="string" calcext:value-type="string">
            <text:p>PASS</text:p>
          </table:table-cell>
          <table:table-cell table:formula="of:=IF(EXACT([Sheet1.N60];[Sheet1.P6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[Sheet1.A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office:value-type="string" calcext:value-type="string">
            <text:p>clock_nanoslee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nanosleep02</text:p>
          </table:table-cell>
          <table:table-cell office:value-type="string" calcext:value-type="string">
            <text:p>PASS</text:p>
          </table:table-cell>
          <table:table-cell table:formula="of:=IF(EXACT([Sheet1.N61];[Sheet1.P6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[Sheet1.A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office:value-type="string" calcext:value-type="string">
            <text:p>clock_nanosleep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nanosleep2_01</text:p>
          </table:table-cell>
          <table:table-cell office:value-type="string" calcext:value-type="string">
            <text:p>PASS</text:p>
          </table:table-cell>
          <table:table-cell table:formula="of:=IF(EXACT([Sheet1.N62];[Sheet1.P6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[Sheet1.A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office:value-type="string" calcext:value-type="string">
            <text:p>clock_g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gettime01</text:p>
          </table:table-cell>
          <table:table-cell office:value-type="string" calcext:value-type="string">
            <text:p>PASS</text:p>
          </table:table-cell>
          <table:table-cell table:formula="of:=IF(EXACT([Sheet1.N63];[Sheet1.P6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[Sheet1.A6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office:value-type="string" calcext:value-type="string">
            <text:p>clock_get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gettime02</text:p>
          </table:table-cell>
          <table:table-cell office:value-type="string" calcext:value-type="string">
            <text:p>PASS</text:p>
          </table:table-cell>
          <table:table-cell table:formula="of:=IF(EXACT([Sheet1.N64];[Sheet1.P6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[Sheet1.A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office:value-type="string" calcext:value-type="string">
            <text:p>clock_settim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ck_settime01</text:p>
          </table:table-cell>
          <table:table-cell office:value-type="string" calcext:value-type="string">
            <text:p>FAIL</text:p>
          </table:table-cell>
          <table:table-cell table:formula="of:=IF(EXACT([Sheet1.N65];[Sheet1.P6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[Sheet1.A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office:value-type="string" calcext:value-type="string">
            <text:p>clock_set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settime02</text:p>
          </table:table-cell>
          <table:table-cell office:value-type="string" calcext:value-type="string">
            <text:p>PASS</text:p>
          </table:table-cell>
          <table:table-cell table:formula="of:=IF(EXACT([Sheet1.N66];[Sheet1.P6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[Sheet1.A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office:value-type="string" calcext:value-type="string">
            <text:p>clon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1</text:p>
          </table:table-cell>
          <table:table-cell office:value-type="string" calcext:value-type="string">
            <text:p>PASS</text:p>
          </table:table-cell>
          <table:table-cell table:formula="of:=IF(EXACT([Sheet1.N67];[Sheet1.P6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[Sheet1.A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office:value-type="string" calcext:value-type="string">
            <text:p>clon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2</text:p>
          </table:table-cell>
          <table:table-cell office:value-type="string" calcext:value-type="string">
            <text:p>PASS</text:p>
          </table:table-cell>
          <table:table-cell table:formula="of:=IF(EXACT([Sheet1.N68];[Sheet1.P6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[Sheet1.A69]; &quot;&quot;)" office:value-type="string" office:string-value="clone03" calcext:value-type="string">
            <text:p>clone03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office:value-type="string" calcext:value-type="string">
            <text:p>clon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3</text:p>
          </table:table-cell>
          <table:table-cell office:value-type="string" calcext:value-type="string">
            <text:p>PASS</text:p>
          </table:table-cell>
          <table:table-cell table:formula="of:=IF(EXACT([Sheet1.N69];[Sheet1.P6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[Sheet1.A7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office:value-type="string" calcext:value-type="string">
            <text:p>clon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4</text:p>
          </table:table-cell>
          <table:table-cell office:value-type="string" calcext:value-type="string">
            <text:p>PASS</text:p>
          </table:table-cell>
          <table:table-cell table:formula="of:=IF(EXACT([Sheet1.N70];[Sheet1.P7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[Sheet1.A7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office:value-type="string" calcext:value-type="string">
            <text:p>clone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ne05</text:p>
          </table:table-cell>
          <table:table-cell office:value-type="string" calcext:value-type="string">
            <text:p>FAIL</text:p>
          </table:table-cell>
          <table:table-cell table:formula="of:=IF(EXACT([Sheet1.N71];[Sheet1.P7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[Sheet1.A72]; &quot;&quot;)" office:value-type="string" office:string-value="clone06" calcext:value-type="string">
            <text:p>clone06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office:value-type="string" calcext:value-type="string">
            <text:p>clon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6</text:p>
          </table:table-cell>
          <table:table-cell office:value-type="string" calcext:value-type="string">
            <text:p>PASS</text:p>
          </table:table-cell>
          <table:table-cell table:formula="of:=IF(EXACT([Sheet1.N72];[Sheet1.P7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[Sheet1.A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office:value-type="string" calcext:value-type="string">
            <text:p>clon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7</text:p>
          </table:table-cell>
          <table:table-cell office:value-type="string" calcext:value-type="string">
            <text:p>PASS</text:p>
          </table:table-cell>
          <table:table-cell table:formula="of:=IF(EXACT([Sheet1.N73];[Sheet1.P7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[Sheet1.A7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office:value-type="string" calcext:value-type="string">
            <text:p>clone0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ne08</text:p>
          </table:table-cell>
          <table:table-cell office:value-type="string" calcext:value-type="string">
            <text:p>FAIL</text:p>
          </table:table-cell>
          <table:table-cell table:formula="of:=IF(EXACT([Sheet1.N74];[Sheet1.P7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[Sheet1.A7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office:value-type="string" calcext:value-type="string">
            <text:p>clone0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ne09</text:p>
          </table:table-cell>
          <table:table-cell office:value-type="string" calcext:value-type="string">
            <text:p>FAIL</text:p>
          </table:table-cell>
          <table:table-cell table:formula="of:=IF(EXACT([Sheet1.N75];[Sheet1.P7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[Sheet1.A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office:value-type="string" calcext:value-type="string">
            <text:p>clo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se01</text:p>
          </table:table-cell>
          <table:table-cell office:value-type="string" calcext:value-type="string">
            <text:p>PASS</text:p>
          </table:table-cell>
          <table:table-cell table:formula="of:=IF(EXACT([Sheet1.N76];[Sheet1.P7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[Sheet1.A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office:value-type="string" calcext:value-type="string">
            <text:p>clo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se02</text:p>
          </table:table-cell>
          <table:table-cell office:value-type="string" calcext:value-type="string">
            <text:p>PASS</text:p>
          </table:table-cell>
          <table:table-cell table:formula="of:=IF(EXACT([Sheet1.N77];[Sheet1.P7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[Sheet1.A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office:value-type="string" calcext:value-type="string">
            <text:p>clo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se08</text:p>
          </table:table-cell>
          <table:table-cell office:value-type="string" calcext:value-type="string">
            <text:p>PASS</text:p>
          </table:table-cell>
          <table:table-cell table:formula="of:=IF(EXACT([Sheet1.N78];[Sheet1.P7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[Sheet1.A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office:value-type="string" calcext:value-type="string">
            <text:p>confs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str01</text:p>
          </table:table-cell>
          <table:table-cell office:value-type="string" calcext:value-type="string">
            <text:p>PASS</text:p>
          </table:table-cell>
          <table:table-cell table:formula="of:=IF(EXACT([Sheet1.N79];[Sheet1.P7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[Sheet1.A80]; &quot;&quot;)" office:value-type="string" office:string-value="connect01" calcext:value-type="string">
            <text:p>connect01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office:value-type="string" calcext:value-type="string">
            <text:p>conn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nect01</text:p>
          </table:table-cell>
          <table:table-cell office:value-type="string" calcext:value-type="string">
            <text:p>PASS</text:p>
          </table:table-cell>
          <table:table-cell table:formula="of:=IF(EXACT([Sheet1.N80];[Sheet1.P8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[Sheet1.A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office:value-type="string" calcext:value-type="string">
            <text:p>cr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1</text:p>
          </table:table-cell>
          <table:table-cell office:value-type="string" calcext:value-type="string">
            <text:p>PASS</text:p>
          </table:table-cell>
          <table:table-cell table:formula="of:=IF(EXACT([Sheet1.N81];[Sheet1.P8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[Sheet1.A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office:value-type="string" calcext:value-type="string">
            <text:p>cre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3</text:p>
          </table:table-cell>
          <table:table-cell office:value-type="string" calcext:value-type="string">
            <text:p>PASS</text:p>
          </table:table-cell>
          <table:table-cell table:formula="of:=IF(EXACT([Sheet1.N82];[Sheet1.P8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[Sheet1.A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office:value-type="string" calcext:value-type="string">
            <text:p>crea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4</text:p>
          </table:table-cell>
          <table:table-cell office:value-type="string" calcext:value-type="string">
            <text:p>PASS</text:p>
          </table:table-cell>
          <table:table-cell table:formula="of:=IF(EXACT([Sheet1.N83];[Sheet1.P8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[Sheet1.A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office:value-type="string" calcext:value-type="string">
            <text:p>creat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reat05</text:p>
          </table:table-cell>
          <table:table-cell office:value-type="string" calcext:value-type="string">
            <text:p>FAIL</text:p>
          </table:table-cell>
          <table:table-cell table:formula="of:=IF(EXACT([Sheet1.N84];[Sheet1.P8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[Sheet1.A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office:value-type="string" calcext:value-type="string">
            <text:p>crea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6</text:p>
          </table:table-cell>
          <table:table-cell office:value-type="string" calcext:value-type="string">
            <text:p>PASS</text:p>
          </table:table-cell>
          <table:table-cell table:formula="of:=IF(EXACT([Sheet1.N85];[Sheet1.P8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[Sheet1.A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office:value-type="string" calcext:value-type="string">
            <text:p>creat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7</text:p>
          </table:table-cell>
          <table:table-cell office:value-type="string" calcext:value-type="string">
            <text:p>PASS</text:p>
          </table:table-cell>
          <table:table-cell table:formula="of:=IF(EXACT([Sheet1.N86];[Sheet1.P8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[Sheet1.A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office:value-type="string" calcext:value-type="string">
            <text:p>creat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8</text:p>
          </table:table-cell>
          <table:table-cell office:value-type="string" calcext:value-type="string">
            <text:p>PASS</text:p>
          </table:table-cell>
          <table:table-cell table:formula="of:=IF(EXACT([Sheet1.N87];[Sheet1.P8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[Sheet1.A8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office:value-type="string" calcext:value-type="string">
            <text:p>delete_modul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elete_module01</text:p>
          </table:table-cell>
          <table:table-cell office:value-type="string" calcext:value-type="string">
            <text:p>CONF</text:p>
          </table:table-cell>
          <table:table-cell table:formula="of:=IF(EXACT([Sheet1.N88];[Sheet1.P88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[Sheet1.A8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office:value-type="string" calcext:value-type="string">
            <text:p>delete_module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delete_module02</text:p>
          </table:table-cell>
          <table:table-cell office:value-type="string" calcext:value-type="string">
            <text:p>CONF</text:p>
          </table:table-cell>
          <table:table-cell table:formula="of:=IF(EXACT([Sheet1.N89];[Sheet1.P8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[Sheet1.A9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office:value-type="string" calcext:value-type="string">
            <text:p>delete_module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elete_module03</text:p>
          </table:table-cell>
          <table:table-cell office:value-type="string" calcext:value-type="string">
            <text:p>CONF</text:p>
          </table:table-cell>
          <table:table-cell table:formula="of:=IF(EXACT([Sheet1.N90];[Sheet1.P90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[Sheet1.A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office:value-type="string" calcext:value-type="string">
            <text:p>du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1</text:p>
          </table:table-cell>
          <table:table-cell office:value-type="string" calcext:value-type="string">
            <text:p>PASS</text:p>
          </table:table-cell>
          <table:table-cell table:formula="of:=IF(EXACT([Sheet1.N91];[Sheet1.P9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[Sheet1.A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office:value-type="string" calcext:value-type="string">
            <text:p>du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2</text:p>
          </table:table-cell>
          <table:table-cell office:value-type="string" calcext:value-type="string">
            <text:p>PASS</text:p>
          </table:table-cell>
          <table:table-cell table:formula="of:=IF(EXACT([Sheet1.N92];[Sheet1.P9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[Sheet1.A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office:value-type="string" calcext:value-type="string">
            <text:p>du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3</text:p>
          </table:table-cell>
          <table:table-cell office:value-type="string" calcext:value-type="string">
            <text:p>PASS</text:p>
          </table:table-cell>
          <table:table-cell table:formula="of:=IF(EXACT([Sheet1.N93];[Sheet1.P9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[Sheet1.A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office:value-type="string" calcext:value-type="string">
            <text:p>du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4</text:p>
          </table:table-cell>
          <table:table-cell office:value-type="string" calcext:value-type="string">
            <text:p>PASS</text:p>
          </table:table-cell>
          <table:table-cell table:formula="of:=IF(EXACT([Sheet1.N94];[Sheet1.P9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[Sheet1.A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office:value-type="string" calcext:value-type="string">
            <text:p>du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5</text:p>
          </table:table-cell>
          <table:table-cell office:value-type="string" calcext:value-type="string">
            <text:p>PASS</text:p>
          </table:table-cell>
          <table:table-cell table:formula="of:=IF(EXACT([Sheet1.N95];[Sheet1.P9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[Sheet1.A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office:value-type="string" calcext:value-type="string">
            <text:p>dup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6</text:p>
          </table:table-cell>
          <table:table-cell office:value-type="string" calcext:value-type="string">
            <text:p>PASS</text:p>
          </table:table-cell>
          <table:table-cell table:formula="of:=IF(EXACT([Sheet1.N96];[Sheet1.P9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[Sheet1.A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office:value-type="string" calcext:value-type="string">
            <text:p>dup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7</text:p>
          </table:table-cell>
          <table:table-cell office:value-type="string" calcext:value-type="string">
            <text:p>PASS</text:p>
          </table:table-cell>
          <table:table-cell table:formula="of:=IF(EXACT([Sheet1.N97];[Sheet1.P9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[Sheet1.A9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office:value-type="string" calcext:value-type="string">
            <text:p>dup2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up201</text:p>
          </table:table-cell>
          <table:table-cell office:value-type="string" calcext:value-type="string">
            <text:p>FAIL</text:p>
          </table:table-cell>
          <table:table-cell table:formula="of:=IF(EXACT([Sheet1.N98];[Sheet1.P9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[Sheet1.A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office:value-type="string" calcext:value-type="string">
            <text:p>dup2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2</text:p>
          </table:table-cell>
          <table:table-cell office:value-type="string" calcext:value-type="string">
            <text:p>PASS</text:p>
          </table:table-cell>
          <table:table-cell table:formula="of:=IF(EXACT([Sheet1.N99];[Sheet1.P9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[Sheet1.A1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office:value-type="string" calcext:value-type="string">
            <text:p>dup2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3</text:p>
          </table:table-cell>
          <table:table-cell office:value-type="string" calcext:value-type="string">
            <text:p>PASS</text:p>
          </table:table-cell>
          <table:table-cell table:formula="of:=IF(EXACT([Sheet1.N100];[Sheet1.P10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[Sheet1.A1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office:value-type="string" calcext:value-type="string">
            <text:p>dup2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4</text:p>
          </table:table-cell>
          <table:table-cell office:value-type="string" calcext:value-type="string">
            <text:p>PASS</text:p>
          </table:table-cell>
          <table:table-cell table:formula="of:=IF(EXACT([Sheet1.N101];[Sheet1.P10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[Sheet1.A1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office:value-type="string" calcext:value-type="string">
            <text:p>dup2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5</text:p>
          </table:table-cell>
          <table:table-cell office:value-type="string" calcext:value-type="string">
            <text:p>PASS</text:p>
          </table:table-cell>
          <table:table-cell table:formula="of:=IF(EXACT([Sheet1.N102];[Sheet1.P10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[Sheet1.A10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office:value-type="string" calcext:value-type="string">
            <text:p>dup3_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dup3_01</text:p>
          </table:table-cell>
          <table:table-cell office:value-type="string" calcext:value-type="string">
            <text:p>CONF</text:p>
          </table:table-cell>
          <table:table-cell table:formula="of:=IF(EXACT([Sheet1.N103];[Sheet1.P10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[Sheet1.A10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office:value-type="string" calcext:value-type="string">
            <text:p>dup3_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dup3_02</text:p>
          </table:table-cell>
          <table:table-cell office:value-type="string" calcext:value-type="string">
            <text:p>CONF</text:p>
          </table:table-cell>
          <table:table-cell table:formula="of:=IF(EXACT([Sheet1.N104];[Sheet1.P10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[Sheet1.A10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office:value-type="string" calcext:value-type="string">
            <text:p>epoll_create1_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poll_create1_01</text:p>
          </table:table-cell>
          <table:table-cell office:value-type="string" calcext:value-type="string">
            <text:p>CONF</text:p>
          </table:table-cell>
          <table:table-cell table:formula="of:=IF(EXACT([Sheet1.N105];[Sheet1.P10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[Sheet1.A1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office:value-type="string" calcext:value-type="string">
            <text:p>epo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01</text:p>
          </table:table-cell>
          <table:table-cell office:value-type="string" calcext:value-type="string">
            <text:p>PASS</text:p>
          </table:table-cell>
          <table:table-cell table:formula="of:=IF(EXACT([Sheet1.N106];[Sheet1.P10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[Sheet1.A1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office:value-type="string" calcext:value-type="string">
            <text:p>epoll_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ctl01</text:p>
          </table:table-cell>
          <table:table-cell office:value-type="string" calcext:value-type="string">
            <text:p>PASS</text:p>
          </table:table-cell>
          <table:table-cell table:formula="of:=IF(EXACT([Sheet1.N107];[Sheet1.P10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[Sheet1.A1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office:value-type="string" calcext:value-type="string">
            <text:p>epoll_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ctl02</text:p>
          </table:table-cell>
          <table:table-cell office:value-type="string" calcext:value-type="string">
            <text:p>PASS</text:p>
          </table:table-cell>
          <table:table-cell table:formula="of:=IF(EXACT([Sheet1.N108];[Sheet1.P10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[Sheet1.A1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office:value-type="string" calcext:value-type="string">
            <text:p>epoll_wa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wait01</text:p>
          </table:table-cell>
          <table:table-cell office:value-type="string" calcext:value-type="string">
            <text:p>PASS</text:p>
          </table:table-cell>
          <table:table-cell table:formula="of:=IF(EXACT([Sheet1.N109];[Sheet1.P10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[Sheet1.A1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office:value-type="string" calcext:value-type="string">
            <text:p>epoll_wa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wait02</text:p>
          </table:table-cell>
          <table:table-cell office:value-type="string" calcext:value-type="string">
            <text:p>PASS</text:p>
          </table:table-cell>
          <table:table-cell table:formula="of:=IF(EXACT([Sheet1.N110];[Sheet1.P11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[Sheet1.A1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office:value-type="string" calcext:value-type="string">
            <text:p>epoll_wai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wait03</text:p>
          </table:table-cell>
          <table:table-cell office:value-type="string" calcext:value-type="string">
            <text:p>PASS</text:p>
          </table:table-cell>
          <table:table-cell table:formula="of:=IF(EXACT([Sheet1.N111];[Sheet1.P11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[Sheet1.A1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office:value-type="string" calcext:value-type="string">
            <text:p>epoll_pwa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pwait01</text:p>
          </table:table-cell>
          <table:table-cell office:value-type="string" calcext:value-type="string">
            <text:p>PASS</text:p>
          </table:table-cell>
          <table:table-cell table:formula="of:=IF(EXACT([Sheet1.N112];[Sheet1.P11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[Sheet1.A11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office:value-type="string" calcext:value-type="string">
            <text:p>eventfd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ventfd01</text:p>
          </table:table-cell>
          <table:table-cell office:value-type="string" calcext:value-type="string">
            <text:p>CONF</text:p>
          </table:table-cell>
          <table:table-cell table:formula="of:=IF(EXACT([Sheet1.N113];[Sheet1.P11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[Sheet1.A1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office:value-type="string" calcext:value-type="string">
            <text:p>eventfd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ventfd2_01</text:p>
          </table:table-cell>
          <table:table-cell office:value-type="string" calcext:value-type="string">
            <text:p>PASS</text:p>
          </table:table-cell>
          <table:table-cell table:formula="of:=IF(EXACT([Sheet1.N114];[Sheet1.P11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[Sheet1.A1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office:value-type="string" calcext:value-type="string">
            <text:p>eventfd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ventfd2_02</text:p>
          </table:table-cell>
          <table:table-cell office:value-type="string" calcext:value-type="string">
            <text:p>PASS</text:p>
          </table:table-cell>
          <table:table-cell table:formula="of:=IF(EXACT([Sheet1.N115];[Sheet1.P11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[Sheet1.A1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office:value-type="string" calcext:value-type="string">
            <text:p>eventfd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ventfd2_03</text:p>
          </table:table-cell>
          <table:table-cell office:value-type="string" calcext:value-type="string">
            <text:p>PASS</text:p>
          </table:table-cell>
          <table:table-cell table:formula="of:=IF(EXACT([Sheet1.N116];[Sheet1.P11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[Sheet1.A1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office:value-type="string" calcext:value-type="string">
            <text:p>exec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l01</text:p>
          </table:table-cell>
          <table:table-cell office:value-type="string" calcext:value-type="string">
            <text:p>PASS</text:p>
          </table:table-cell>
          <table:table-cell table:formula="of:=IF(EXACT([Sheet1.N117];[Sheet1.P11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[Sheet1.A1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office:value-type="string" calcext:value-type="string">
            <text:p>execl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le01</text:p>
          </table:table-cell>
          <table:table-cell office:value-type="string" calcext:value-type="string">
            <text:p>PASS</text:p>
          </table:table-cell>
          <table:table-cell table:formula="of:=IF(EXACT([Sheet1.N118];[Sheet1.P11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[Sheet1.A1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office:value-type="string" calcext:value-type="string">
            <text:p>execl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lp01</text:p>
          </table:table-cell>
          <table:table-cell office:value-type="string" calcext:value-type="string">
            <text:p>PASS</text:p>
          </table:table-cell>
          <table:table-cell table:formula="of:=IF(EXACT([Sheet1.N119];[Sheet1.P11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[Sheet1.A1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office:value-type="string" calcext:value-type="string">
            <text:p>exec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01</text:p>
          </table:table-cell>
          <table:table-cell office:value-type="string" calcext:value-type="string">
            <text:p>PASS</text:p>
          </table:table-cell>
          <table:table-cell table:formula="of:=IF(EXACT([Sheet1.N120];[Sheet1.P12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[Sheet1.A1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office:value-type="string" calcext:value-type="string">
            <text:p>execv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1</text:p>
          </table:table-cell>
          <table:table-cell office:value-type="string" calcext:value-type="string">
            <text:p>PASS</text:p>
          </table:table-cell>
          <table:table-cell table:formula="of:=IF(EXACT([Sheet1.N121];[Sheet1.P12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[Sheet1.A12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office:value-type="string" calcext:value-type="string">
            <text:p>execv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2</text:p>
          </table:table-cell>
          <table:table-cell office:value-type="string" calcext:value-type="string">
            <text:p>PASS</text:p>
          </table:table-cell>
          <table:table-cell table:formula="of:=IF(EXACT([Sheet1.N122];[Sheet1.P12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[Sheet1.A12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office:value-type="string" calcext:value-type="string">
            <text:p>execv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3</text:p>
          </table:table-cell>
          <table:table-cell office:value-type="string" calcext:value-type="string">
            <text:p>PASS</text:p>
          </table:table-cell>
          <table:table-cell table:formula="of:=IF(EXACT([Sheet1.N123];[Sheet1.P12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[Sheet1.A12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office:value-type="string" calcext:value-type="string">
            <text:p>execve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xecve04</text:p>
          </table:table-cell>
          <table:table-cell office:value-type="string" calcext:value-type="string">
            <text:p>FAIL</text:p>
          </table:table-cell>
          <table:table-cell table:formula="of:=IF(EXACT([Sheet1.N124];[Sheet1.P12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[Sheet1.A1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office:value-type="string" calcext:value-type="string">
            <text:p>execv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5</text:p>
          </table:table-cell>
          <table:table-cell office:value-type="string" calcext:value-type="string">
            <text:p>PASS</text:p>
          </table:table-cell>
          <table:table-cell table:formula="of:=IF(EXACT([Sheet1.N125];[Sheet1.P12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[Sheet1.A1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office:value-type="string" calcext:value-type="string">
            <text:p>execv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p01</text:p>
          </table:table-cell>
          <table:table-cell office:value-type="string" calcext:value-type="string">
            <text:p>PASS</text:p>
          </table:table-cell>
          <table:table-cell table:formula="of:=IF(EXACT([Sheet1.N126];[Sheet1.P12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[Sheet1.A12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office:value-type="string" calcext:value-type="string">
            <text:p>execvea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xecveat01</text:p>
          </table:table-cell>
          <table:table-cell office:value-type="string" calcext:value-type="string">
            <text:p>CONF</text:p>
          </table:table-cell>
          <table:table-cell table:formula="of:=IF(EXACT([Sheet1.N127];[Sheet1.P12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[Sheet1.A12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office:value-type="string" calcext:value-type="string">
            <text:p>execveat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xecveat02</text:p>
          </table:table-cell>
          <table:table-cell office:value-type="string" calcext:value-type="string">
            <text:p>CONF</text:p>
          </table:table-cell>
          <table:table-cell table:formula="of:=IF(EXACT([Sheet1.N128];[Sheet1.P12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[Sheet1.A12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office:value-type="string" calcext:value-type="string">
            <text:p>execveat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xecveat03</text:p>
          </table:table-cell>
          <table:table-cell office:value-type="string" calcext:value-type="string">
            <text:p>CONF</text:p>
          </table:table-cell>
          <table:table-cell table:formula="of:=IF(EXACT([Sheet1.N129];[Sheet1.P12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[Sheet1.A1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office:value-type="string" calcext:value-type="string">
            <text:p>ex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t01</text:p>
          </table:table-cell>
          <table:table-cell office:value-type="string" calcext:value-type="string">
            <text:p>PASS</text:p>
          </table:table-cell>
          <table:table-cell table:formula="of:=IF(EXACT([Sheet1.N130];[Sheet1.P13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[Sheet1.A1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office:value-type="string" calcext:value-type="string">
            <text:p>ex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t02</text:p>
          </table:table-cell>
          <table:table-cell office:value-type="string" calcext:value-type="string">
            <text:p>PASS</text:p>
          </table:table-cell>
          <table:table-cell table:formula="of:=IF(EXACT([Sheet1.N131];[Sheet1.P13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[Sheet1.A1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office:value-type="string" calcext:value-type="string">
            <text:p>exit_grou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t_group01</text:p>
          </table:table-cell>
          <table:table-cell office:value-type="string" calcext:value-type="string">
            <text:p>PASS</text:p>
          </table:table-cell>
          <table:table-cell table:formula="of:=IF(EXACT([Sheet1.N132];[Sheet1.P13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[Sheet1.A1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office:value-type="string" calcext:value-type="string">
            <text:p>faccess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ccessat01</text:p>
          </table:table-cell>
          <table:table-cell office:value-type="string" calcext:value-type="string">
            <text:p>PASS</text:p>
          </table:table-cell>
          <table:table-cell table:formula="of:=IF(EXACT([Sheet1.N133];[Sheet1.P13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[Sheet1.A13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office:value-type="string" calcext:value-type="string">
            <text:p>falloc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1</text:p>
          </table:table-cell>
          <table:table-cell office:value-type="string" calcext:value-type="string">
            <text:p>PASS</text:p>
          </table:table-cell>
          <table:table-cell table:formula="of:=IF(EXACT([Sheet1.N134];[Sheet1.P13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[Sheet1.A1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office:value-type="string" calcext:value-type="string">
            <text:p>falloca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2</text:p>
          </table:table-cell>
          <table:table-cell office:value-type="string" calcext:value-type="string">
            <text:p>PASS</text:p>
          </table:table-cell>
          <table:table-cell table:formula="of:=IF(EXACT([Sheet1.N135];[Sheet1.P13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[Sheet1.A13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office:value-type="string" calcext:value-type="string">
            <text:p>falloca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3</text:p>
          </table:table-cell>
          <table:table-cell office:value-type="string" calcext:value-type="string">
            <text:p>PASS</text:p>
          </table:table-cell>
          <table:table-cell table:formula="of:=IF(EXACT([Sheet1.N136];[Sheet1.P13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[Sheet1.A1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office:value-type="string" calcext:value-type="string">
            <text:p>fallocat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4</text:p>
          </table:table-cell>
          <table:table-cell office:value-type="string" calcext:value-type="string">
            <text:p>PASS</text:p>
          </table:table-cell>
          <table:table-cell table:formula="of:=IF(EXACT([Sheet1.N137];[Sheet1.P13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[Sheet1.A1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office:value-type="string" calcext:value-type="string">
            <text:p>fallocat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5</text:p>
          </table:table-cell>
          <table:table-cell office:value-type="string" calcext:value-type="string">
            <text:p>PASS</text:p>
          </table:table-cell>
          <table:table-cell table:formula="of:=IF(EXACT([Sheet1.N138];[Sheet1.P13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[Sheet1.A13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office:value-type="string" calcext:value-type="string">
            <text:p>f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</text:p>
          </table:table-cell>
          <table:table-cell office:value-type="string" calcext:value-type="string">
            <text:p>PASS</text:p>
          </table:table-cell>
          <table:table-cell table:formula="of:=IF(EXACT([Sheet1.N139];[Sheet1.P1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[Sheet1.A14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office:value-type="string" calcext:value-type="string">
            <text:p>fs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setxattr02</text:p>
          </table:table-cell>
          <table:table-cell office:value-type="string" calcext:value-type="string">
            <text:p>CONF</text:p>
          </table:table-cell>
          <table:table-cell table:formula="of:=IF(EXACT([Sheet1.N140];[Sheet1.P1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[Sheet1.A14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office:value-type="string" calcext:value-type="string">
            <text:p>posix_fadvi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</text:p>
          </table:table-cell>
          <table:table-cell office:value-type="string" calcext:value-type="string">
            <text:p>PASS</text:p>
          </table:table-cell>
          <table:table-cell table:formula="of:=IF(EXACT([Sheet1.N141];[Sheet1.P1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[Sheet1.A14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office:value-type="string" calcext:value-type="string">
            <text:p>posix_fadvis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</text:p>
          </table:table-cell>
          <table:table-cell office:value-type="string" calcext:value-type="string">
            <text:p>PASS</text:p>
          </table:table-cell>
          <table:table-cell table:formula="of:=IF(EXACT([Sheet1.N142];[Sheet1.P1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[Sheet1.A1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office:value-type="string" calcext:value-type="string">
            <text:p>posix_fadvi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2</text:p>
          </table:table-cell>
          <table:table-cell office:value-type="string" calcext:value-type="string">
            <text:p>PASS</text:p>
          </table:table-cell>
          <table:table-cell table:formula="of:=IF(EXACT([Sheet1.N143];[Sheet1.P1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[Sheet1.A1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office:value-type="string" calcext:value-type="string">
            <text:p>posix_fadvis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2_64</text:p>
          </table:table-cell>
          <table:table-cell office:value-type="string" calcext:value-type="string">
            <text:p>PASS</text:p>
          </table:table-cell>
          <table:table-cell table:formula="of:=IF(EXACT([Sheet1.N144];[Sheet1.P1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[Sheet1.A1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office:value-type="string" calcext:value-type="string">
            <text:p>posix_fadvis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3</text:p>
          </table:table-cell>
          <table:table-cell office:value-type="string" calcext:value-type="string">
            <text:p>PASS</text:p>
          </table:table-cell>
          <table:table-cell table:formula="of:=IF(EXACT([Sheet1.N145];[Sheet1.P1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[Sheet1.A1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office:value-type="string" calcext:value-type="string">
            <text:p>posix_fadvis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3_64</text:p>
          </table:table-cell>
          <table:table-cell office:value-type="string" calcext:value-type="string">
            <text:p>PASS</text:p>
          </table:table-cell>
          <table:table-cell table:formula="of:=IF(EXACT([Sheet1.N146];[Sheet1.P1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[Sheet1.A1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office:value-type="string" calcext:value-type="string">
            <text:p>posix_fadvis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4</text:p>
          </table:table-cell>
          <table:table-cell office:value-type="string" calcext:value-type="string">
            <text:p>PASS</text:p>
          </table:table-cell>
          <table:table-cell table:formula="of:=IF(EXACT([Sheet1.N147];[Sheet1.P1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[Sheet1.A14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office:value-type="string" calcext:value-type="string">
            <text:p>posix_fadvis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4_64</text:p>
          </table:table-cell>
          <table:table-cell office:value-type="string" calcext:value-type="string">
            <text:p>PASS</text:p>
          </table:table-cell>
          <table:table-cell table:formula="of:=IF(EXACT([Sheet1.N148];[Sheet1.P1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[Sheet1.A1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office:value-type="string" calcext:value-type="string">
            <text:p>fch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dir01</text:p>
          </table:table-cell>
          <table:table-cell office:value-type="string" calcext:value-type="string">
            <text:p>PASS</text:p>
          </table:table-cell>
          <table:table-cell table:formula="of:=IF(EXACT([Sheet1.N149];[Sheet1.P1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[Sheet1.A15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office:value-type="string" calcext:value-type="string">
            <text:p>fch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dir02</text:p>
          </table:table-cell>
          <table:table-cell office:value-type="string" calcext:value-type="string">
            <text:p>PASS</text:p>
          </table:table-cell>
          <table:table-cell table:formula="of:=IF(EXACT([Sheet1.N150];[Sheet1.P1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[Sheet1.A15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office:value-type="string" calcext:value-type="string">
            <text:p>fch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dir03</text:p>
          </table:table-cell>
          <table:table-cell office:value-type="string" calcext:value-type="string">
            <text:p>PASS</text:p>
          </table:table-cell>
          <table:table-cell table:formula="of:=IF(EXACT([Sheet1.N151];[Sheet1.P1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[Sheet1.A15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office:value-type="string" calcext:value-type="string">
            <text:p>fchmo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1</text:p>
          </table:table-cell>
          <table:table-cell office:value-type="string" calcext:value-type="string">
            <text:p>PASS</text:p>
          </table:table-cell>
          <table:table-cell table:formula="of:=IF(EXACT([Sheet1.N152];[Sheet1.P1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[Sheet1.A1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office:value-type="string" calcext:value-type="string">
            <text:p>fchmo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2</text:p>
          </table:table-cell>
          <table:table-cell office:value-type="string" calcext:value-type="string">
            <text:p>PASS</text:p>
          </table:table-cell>
          <table:table-cell table:formula="of:=IF(EXACT([Sheet1.N153];[Sheet1.P1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[Sheet1.A15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office:value-type="string" calcext:value-type="string">
            <text:p>fchmo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3</text:p>
          </table:table-cell>
          <table:table-cell office:value-type="string" calcext:value-type="string">
            <text:p>PASS</text:p>
          </table:table-cell>
          <table:table-cell table:formula="of:=IF(EXACT([Sheet1.N154];[Sheet1.P1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[Sheet1.A1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office:value-type="string" calcext:value-type="string">
            <text:p>fchmo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4</text:p>
          </table:table-cell>
          <table:table-cell office:value-type="string" calcext:value-type="string">
            <text:p>PASS</text:p>
          </table:table-cell>
          <table:table-cell table:formula="of:=IF(EXACT([Sheet1.N155];[Sheet1.P1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[Sheet1.A1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office:value-type="string" calcext:value-type="string">
            <text:p>fchmo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5</text:p>
          </table:table-cell>
          <table:table-cell office:value-type="string" calcext:value-type="string">
            <text:p>PASS</text:p>
          </table:table-cell>
          <table:table-cell table:formula="of:=IF(EXACT([Sheet1.N156];[Sheet1.P1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[Sheet1.A1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office:value-type="string" calcext:value-type="string">
            <text:p>fchmo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6</text:p>
          </table:table-cell>
          <table:table-cell office:value-type="string" calcext:value-type="string">
            <text:p>PASS</text:p>
          </table:table-cell>
          <table:table-cell table:formula="of:=IF(EXACT([Sheet1.N157];[Sheet1.P1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[Sheet1.A1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office:value-type="string" calcext:value-type="string">
            <text:p>fchmod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at01</text:p>
          </table:table-cell>
          <table:table-cell office:value-type="string" calcext:value-type="string">
            <text:p>PASS</text:p>
          </table:table-cell>
          <table:table-cell table:formula="of:=IF(EXACT([Sheet1.N158];[Sheet1.P1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[Sheet1.A1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office:value-type="string" calcext:value-type="string">
            <text:p>fchow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1</text:p>
          </table:table-cell>
          <table:table-cell office:value-type="string" calcext:value-type="string">
            <text:p>PASS</text:p>
          </table:table-cell>
          <table:table-cell table:formula="of:=IF(EXACT([Sheet1.N159];[Sheet1.P1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[Sheet1.A16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office:value-type="string" calcext:value-type="string">
            <text:p>fchown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1_16</text:p>
          </table:table-cell>
          <table:table-cell office:value-type="string" calcext:value-type="string">
            <text:p>CONF</text:p>
          </table:table-cell>
          <table:table-cell table:formula="of:=IF(EXACT([Sheet1.N160];[Sheet1.P1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[Sheet1.A1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office:value-type="string" calcext:value-type="string">
            <text:p>fchow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2</text:p>
          </table:table-cell>
          <table:table-cell office:value-type="string" calcext:value-type="string">
            <text:p>PASS</text:p>
          </table:table-cell>
          <table:table-cell table:formula="of:=IF(EXACT([Sheet1.N161];[Sheet1.P1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[Sheet1.A16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office:value-type="string" calcext:value-type="string">
            <text:p>fchown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2_16</text:p>
          </table:table-cell>
          <table:table-cell office:value-type="string" calcext:value-type="string">
            <text:p>CONF</text:p>
          </table:table-cell>
          <table:table-cell table:formula="of:=IF(EXACT([Sheet1.N162];[Sheet1.P1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[Sheet1.A1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office:value-type="string" calcext:value-type="string">
            <text:p>fchow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3</text:p>
          </table:table-cell>
          <table:table-cell office:value-type="string" calcext:value-type="string">
            <text:p>PASS</text:p>
          </table:table-cell>
          <table:table-cell table:formula="of:=IF(EXACT([Sheet1.N163];[Sheet1.P1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[Sheet1.A16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office:value-type="string" calcext:value-type="string">
            <text:p>fchown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3_16</text:p>
          </table:table-cell>
          <table:table-cell office:value-type="string" calcext:value-type="string">
            <text:p>CONF</text:p>
          </table:table-cell>
          <table:table-cell table:formula="of:=IF(EXACT([Sheet1.N164];[Sheet1.P1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[Sheet1.A1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office:value-type="string" calcext:value-type="string">
            <text:p>fchown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4</text:p>
          </table:table-cell>
          <table:table-cell office:value-type="string" calcext:value-type="string">
            <text:p>PASS</text:p>
          </table:table-cell>
          <table:table-cell table:formula="of:=IF(EXACT([Sheet1.N165];[Sheet1.P1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[Sheet1.A16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office:value-type="string" calcext:value-type="string">
            <text:p>fchown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4_16</text:p>
          </table:table-cell>
          <table:table-cell office:value-type="string" calcext:value-type="string">
            <text:p>CONF</text:p>
          </table:table-cell>
          <table:table-cell table:formula="of:=IF(EXACT([Sheet1.N166];[Sheet1.P1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[Sheet1.A1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office:value-type="string" calcext:value-type="string">
            <text:p>fchown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5</text:p>
          </table:table-cell>
          <table:table-cell office:value-type="string" calcext:value-type="string">
            <text:p>PASS</text:p>
          </table:table-cell>
          <table:table-cell table:formula="of:=IF(EXACT([Sheet1.N167];[Sheet1.P1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[Sheet1.A16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office:value-type="string" calcext:value-type="string">
            <text:p>fchown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5_16</text:p>
          </table:table-cell>
          <table:table-cell office:value-type="string" calcext:value-type="string">
            <text:p>CONF</text:p>
          </table:table-cell>
          <table:table-cell table:formula="of:=IF(EXACT([Sheet1.N168];[Sheet1.P1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[Sheet1.A1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office:value-type="string" calcext:value-type="string">
            <text:p>fchown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at01</text:p>
          </table:table-cell>
          <table:table-cell office:value-type="string" calcext:value-type="string">
            <text:p>PASS</text:p>
          </table:table-cell>
          <table:table-cell table:formula="of:=IF(EXACT([Sheet1.N169];[Sheet1.P1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[Sheet1.A17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office:value-type="string" calcext:value-type="string">
            <text:p>fchown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at02</text:p>
          </table:table-cell>
          <table:table-cell office:value-type="string" calcext:value-type="string">
            <text:p>PASS</text:p>
          </table:table-cell>
          <table:table-cell table:formula="of:=IF(EXACT([Sheet1.N170];[Sheet1.P1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[Sheet1.A1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office:value-type="string" calcext:value-type="string">
            <text:p>fcn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1</text:p>
          </table:table-cell>
          <table:table-cell office:value-type="string" calcext:value-type="string">
            <text:p>PASS</text:p>
          </table:table-cell>
          <table:table-cell table:formula="of:=IF(EXACT([Sheet1.N171];[Sheet1.P1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[Sheet1.A17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office:value-type="string" calcext:value-type="string">
            <text:p>fcntl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1_64</text:p>
          </table:table-cell>
          <table:table-cell office:value-type="string" calcext:value-type="string">
            <text:p>PASS</text:p>
          </table:table-cell>
          <table:table-cell table:formula="of:=IF(EXACT([Sheet1.N172];[Sheet1.P1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[Sheet1.A1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office:value-type="string" calcext:value-type="string">
            <text:p>fcn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2</text:p>
          </table:table-cell>
          <table:table-cell office:value-type="string" calcext:value-type="string">
            <text:p>PASS</text:p>
          </table:table-cell>
          <table:table-cell table:formula="of:=IF(EXACT([Sheet1.N173];[Sheet1.P1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[Sheet1.A1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office:value-type="string" calcext:value-type="string">
            <text:p>fcntl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2_64</text:p>
          </table:table-cell>
          <table:table-cell office:value-type="string" calcext:value-type="string">
            <text:p>PASS</text:p>
          </table:table-cell>
          <table:table-cell table:formula="of:=IF(EXACT([Sheet1.N174];[Sheet1.P1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[Sheet1.A17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office:value-type="string" calcext:value-type="string">
            <text:p>fcn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3</text:p>
          </table:table-cell>
          <table:table-cell office:value-type="string" calcext:value-type="string">
            <text:p>PASS</text:p>
          </table:table-cell>
          <table:table-cell table:formula="of:=IF(EXACT([Sheet1.N175];[Sheet1.P1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[Sheet1.A1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office:value-type="string" calcext:value-type="string">
            <text:p>fcntl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3_64</text:p>
          </table:table-cell>
          <table:table-cell office:value-type="string" calcext:value-type="string">
            <text:p>PASS</text:p>
          </table:table-cell>
          <table:table-cell table:formula="of:=IF(EXACT([Sheet1.N176];[Sheet1.P1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[Sheet1.A1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office:value-type="string" calcext:value-type="string">
            <text:p>fcn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4</text:p>
          </table:table-cell>
          <table:table-cell office:value-type="string" calcext:value-type="string">
            <text:p>PASS</text:p>
          </table:table-cell>
          <table:table-cell table:formula="of:=IF(EXACT([Sheet1.N177];[Sheet1.P1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[Sheet1.A1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office:value-type="string" calcext:value-type="string">
            <text:p>fcntl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4_64</text:p>
          </table:table-cell>
          <table:table-cell office:value-type="string" calcext:value-type="string">
            <text:p>PASS</text:p>
          </table:table-cell>
          <table:table-cell table:formula="of:=IF(EXACT([Sheet1.N178];[Sheet1.P1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[Sheet1.A1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office:value-type="string" calcext:value-type="string">
            <text:p>fcnt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5</text:p>
          </table:table-cell>
          <table:table-cell office:value-type="string" calcext:value-type="string">
            <text:p>PASS</text:p>
          </table:table-cell>
          <table:table-cell table:formula="of:=IF(EXACT([Sheet1.N179];[Sheet1.P1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[Sheet1.A1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office:value-type="string" calcext:value-type="string">
            <text:p>fcntl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5_64</text:p>
          </table:table-cell>
          <table:table-cell office:value-type="string" calcext:value-type="string">
            <text:p>PASS</text:p>
          </table:table-cell>
          <table:table-cell table:formula="of:=IF(EXACT([Sheet1.N180];[Sheet1.P1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[Sheet1.A18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office:value-type="string" calcext:value-type="string">
            <text:p>fcntl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06</text:p>
          </table:table-cell>
          <table:table-cell office:value-type="string" calcext:value-type="string">
            <text:p>CONF</text:p>
          </table:table-cell>
          <table:table-cell table:formula="of:=IF(EXACT([Sheet1.N181];[Sheet1.P1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[Sheet1.A18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office:value-type="string" calcext:value-type="string">
            <text:p>fcntl06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06_64</text:p>
          </table:table-cell>
          <table:table-cell office:value-type="string" calcext:value-type="string">
            <text:p>CONF</text:p>
          </table:table-cell>
          <table:table-cell table:formula="of:=IF(EXACT([Sheet1.N182];[Sheet1.P1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[Sheet1.A1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office:value-type="string" calcext:value-type="string">
            <text:p>fcntl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7</text:p>
          </table:table-cell>
          <table:table-cell office:value-type="string" calcext:value-type="string">
            <text:p>PASS</text:p>
          </table:table-cell>
          <table:table-cell table:formula="of:=IF(EXACT([Sheet1.N183];[Sheet1.P1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[Sheet1.A1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office:value-type="string" calcext:value-type="string">
            <text:p>fcntl0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7_64</text:p>
          </table:table-cell>
          <table:table-cell office:value-type="string" calcext:value-type="string">
            <text:p>PASS</text:p>
          </table:table-cell>
          <table:table-cell table:formula="of:=IF(EXACT([Sheet1.N184];[Sheet1.P1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[Sheet1.A1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office:value-type="string" calcext:value-type="string">
            <text:p>fcntl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8</text:p>
          </table:table-cell>
          <table:table-cell office:value-type="string" calcext:value-type="string">
            <text:p>PASS</text:p>
          </table:table-cell>
          <table:table-cell table:formula="of:=IF(EXACT([Sheet1.N185];[Sheet1.P1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[Sheet1.A1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office:value-type="string" calcext:value-type="string">
            <text:p>fcntl0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8_64</text:p>
          </table:table-cell>
          <table:table-cell office:value-type="string" calcext:value-type="string">
            <text:p>PASS</text:p>
          </table:table-cell>
          <table:table-cell table:formula="of:=IF(EXACT([Sheet1.N186];[Sheet1.P1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[Sheet1.A1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office:value-type="string" calcext:value-type="string">
            <text:p>fcntl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9</text:p>
          </table:table-cell>
          <table:table-cell office:value-type="string" calcext:value-type="string">
            <text:p>PASS</text:p>
          </table:table-cell>
          <table:table-cell table:formula="of:=IF(EXACT([Sheet1.N187];[Sheet1.P1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[Sheet1.A1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office:value-type="string" calcext:value-type="string">
            <text:p>fcntl09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9_64</text:p>
          </table:table-cell>
          <table:table-cell office:value-type="string" calcext:value-type="string">
            <text:p>PASS</text:p>
          </table:table-cell>
          <table:table-cell table:formula="of:=IF(EXACT([Sheet1.N188];[Sheet1.P1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[Sheet1.A1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office:value-type="string" calcext:value-type="string">
            <text:p>fcntl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0</text:p>
          </table:table-cell>
          <table:table-cell office:value-type="string" calcext:value-type="string">
            <text:p>PASS</text:p>
          </table:table-cell>
          <table:table-cell table:formula="of:=IF(EXACT([Sheet1.N189];[Sheet1.P1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[Sheet1.A1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office:value-type="string" calcext:value-type="string">
            <text:p>fcntl10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0_64</text:p>
          </table:table-cell>
          <table:table-cell office:value-type="string" calcext:value-type="string">
            <text:p>PASS</text:p>
          </table:table-cell>
          <table:table-cell table:formula="of:=IF(EXACT([Sheet1.N190];[Sheet1.P1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[Sheet1.A1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office:value-type="string" calcext:value-type="string">
            <text:p>fcnt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1</text:p>
          </table:table-cell>
          <table:table-cell office:value-type="string" calcext:value-type="string">
            <text:p>PASS</text:p>
          </table:table-cell>
          <table:table-cell table:formula="of:=IF(EXACT([Sheet1.N191];[Sheet1.P1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[Sheet1.A1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office:value-type="string" calcext:value-type="string">
            <text:p>fcntl1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1_64</text:p>
          </table:table-cell>
          <table:table-cell office:value-type="string" calcext:value-type="string">
            <text:p>PASS</text:p>
          </table:table-cell>
          <table:table-cell table:formula="of:=IF(EXACT([Sheet1.N192];[Sheet1.P1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[Sheet1.A1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office:value-type="string" calcext:value-type="string">
            <text:p>fcntl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2</text:p>
          </table:table-cell>
          <table:table-cell office:value-type="string" calcext:value-type="string">
            <text:p>PASS</text:p>
          </table:table-cell>
          <table:table-cell table:formula="of:=IF(EXACT([Sheet1.N193];[Sheet1.P1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[Sheet1.A1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office:value-type="string" calcext:value-type="string">
            <text:p>fcntl1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2_64</text:p>
          </table:table-cell>
          <table:table-cell office:value-type="string" calcext:value-type="string">
            <text:p>PASS</text:p>
          </table:table-cell>
          <table:table-cell table:formula="of:=IF(EXACT([Sheet1.N194];[Sheet1.P1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[Sheet1.A195]; &quot;&quot;)" office:value-type="string" office:string-value="fcntl13" calcext:value-type="string">
            <text:p>fcntl13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office:value-type="string" calcext:value-type="string">
            <text:p>fcntl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3</text:p>
          </table:table-cell>
          <table:table-cell office:value-type="string" calcext:value-type="string">
            <text:p>PASS</text:p>
          </table:table-cell>
          <table:table-cell table:formula="of:=IF(EXACT([Sheet1.N195];[Sheet1.P1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[Sheet1.A196]; &quot;&quot;)" office:value-type="string" office:string-value="fcntl13_64" calcext:value-type="string">
            <text:p>fcntl13_64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office:value-type="string" calcext:value-type="string">
            <text:p>fcntl1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3_64</text:p>
          </table:table-cell>
          <table:table-cell office:value-type="string" calcext:value-type="string">
            <text:p>PASS</text:p>
          </table:table-cell>
          <table:table-cell table:formula="of:=IF(EXACT([Sheet1.N196];[Sheet1.P1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[Sheet1.A197]; &quot;&quot;)" office:value-type="string" office:string-value="fcntl14" calcext:value-type="string">
            <text:p>fcntl14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office:value-type="string" calcext:value-type="string">
            <text:p>fcntl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</text:p>
          </table:table-cell>
          <table:table-cell office:value-type="string" calcext:value-type="string">
            <text:p>PASS</text:p>
          </table:table-cell>
          <table:table-cell table:formula="of:=IF(EXACT([Sheet1.N197];[Sheet1.P1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[Sheet1.A198]; &quot;&quot;)" office:value-type="string" office:string-value="fcntl14_64" calcext:value-type="string">
            <text:p>fcntl14_64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office:value-type="string" calcext:value-type="string">
            <text:p>fcntl1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</text:p>
          </table:table-cell>
          <table:table-cell office:value-type="string" calcext:value-type="string">
            <text:p>PASS</text:p>
          </table:table-cell>
          <table:table-cell table:formula="of:=IF(EXACT([Sheet1.N198];[Sheet1.P1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[Sheet1.A1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office:value-type="string" calcext:value-type="string">
            <text:p>fcntl1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5</text:p>
          </table:table-cell>
          <table:table-cell office:value-type="string" calcext:value-type="string">
            <text:p>PASS</text:p>
          </table:table-cell>
          <table:table-cell table:formula="of:=IF(EXACT([Sheet1.N199];[Sheet1.P1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[Sheet1.A2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office:value-type="string" calcext:value-type="string">
            <text:p>fcntl1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5_64</text:p>
          </table:table-cell>
          <table:table-cell office:value-type="string" calcext:value-type="string">
            <text:p>PASS</text:p>
          </table:table-cell>
          <table:table-cell table:formula="of:=IF(EXACT([Sheet1.N200];[Sheet1.P2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[Sheet1.A2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office:value-type="string" calcext:value-type="string">
            <text:p>fcntl1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6</text:p>
          </table:table-cell>
          <table:table-cell office:value-type="string" calcext:value-type="string">
            <text:p>PASS</text:p>
          </table:table-cell>
          <table:table-cell table:formula="of:=IF(EXACT([Sheet1.N201];[Sheet1.P2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[Sheet1.A2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office:value-type="string" calcext:value-type="string">
            <text:p>fcntl1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6_64</text:p>
          </table:table-cell>
          <table:table-cell office:value-type="string" calcext:value-type="string">
            <text:p>PASS</text:p>
          </table:table-cell>
          <table:table-cell table:formula="of:=IF(EXACT([Sheet1.N202];[Sheet1.P2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[Sheet1.A2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office:value-type="string" calcext:value-type="string">
            <text:p>fcntl1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7</text:p>
          </table:table-cell>
          <table:table-cell office:value-type="string" calcext:value-type="string">
            <text:p>PASS</text:p>
          </table:table-cell>
          <table:table-cell table:formula="of:=IF(EXACT([Sheet1.N203];[Sheet1.P2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[Sheet1.A2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office:value-type="string" calcext:value-type="string">
            <text:p>fcntl1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7_64</text:p>
          </table:table-cell>
          <table:table-cell office:value-type="string" calcext:value-type="string">
            <text:p>PASS</text:p>
          </table:table-cell>
          <table:table-cell table:formula="of:=IF(EXACT([Sheet1.N204];[Sheet1.P2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[Sheet1.A205]; &quot;&quot;)" office:value-type="string" office:string-value="fcntl18" calcext:value-type="string">
            <text:p>fcntl18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office:value-type="string" calcext:value-type="string">
            <text:p>fcntl1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8</text:p>
          </table:table-cell>
          <table:table-cell office:value-type="string" calcext:value-type="string">
            <text:p>PASS</text:p>
          </table:table-cell>
          <table:table-cell table:formula="of:=IF(EXACT([Sheet1.N205];[Sheet1.P2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[Sheet1.A206]; &quot;&quot;)" office:value-type="string" office:string-value="fcntl18_64" calcext:value-type="string">
            <text:p>fcntl18_64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office:value-type="string" calcext:value-type="string">
            <text:p>fcntl1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8_64</text:p>
          </table:table-cell>
          <table:table-cell office:value-type="string" calcext:value-type="string">
            <text:p>PASS</text:p>
          </table:table-cell>
          <table:table-cell table:formula="of:=IF(EXACT([Sheet1.N206];[Sheet1.P2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[Sheet1.A2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office:value-type="string" calcext:value-type="string">
            <text:p>fcntl1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9</text:p>
          </table:table-cell>
          <table:table-cell office:value-type="string" calcext:value-type="string">
            <text:p>PASS</text:p>
          </table:table-cell>
          <table:table-cell table:formula="of:=IF(EXACT([Sheet1.N207];[Sheet1.P2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[Sheet1.A2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office:value-type="string" calcext:value-type="string">
            <text:p>fcntl19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9_64</text:p>
          </table:table-cell>
          <table:table-cell office:value-type="string" calcext:value-type="string">
            <text:p>PASS</text:p>
          </table:table-cell>
          <table:table-cell table:formula="of:=IF(EXACT([Sheet1.N208];[Sheet1.P2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[Sheet1.A2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office:value-type="string" calcext:value-type="string">
            <text:p>fcntl2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0</text:p>
          </table:table-cell>
          <table:table-cell office:value-type="string" calcext:value-type="string">
            <text:p>PASS</text:p>
          </table:table-cell>
          <table:table-cell table:formula="of:=IF(EXACT([Sheet1.N209];[Sheet1.P2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[Sheet1.A2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office:value-type="string" calcext:value-type="string">
            <text:p>fcntl20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0_64</text:p>
          </table:table-cell>
          <table:table-cell office:value-type="string" calcext:value-type="string">
            <text:p>PASS</text:p>
          </table:table-cell>
          <table:table-cell table:formula="of:=IF(EXACT([Sheet1.N210];[Sheet1.P2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[Sheet1.A2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office:value-type="string" calcext:value-type="string">
            <text:p>fcntl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1</text:p>
          </table:table-cell>
          <table:table-cell office:value-type="string" calcext:value-type="string">
            <text:p>PASS</text:p>
          </table:table-cell>
          <table:table-cell table:formula="of:=IF(EXACT([Sheet1.N211];[Sheet1.P2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[Sheet1.A2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office:value-type="string" calcext:value-type="string">
            <text:p>fcntl2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1_64</text:p>
          </table:table-cell>
          <table:table-cell office:value-type="string" calcext:value-type="string">
            <text:p>PASS</text:p>
          </table:table-cell>
          <table:table-cell table:formula="of:=IF(EXACT([Sheet1.N212];[Sheet1.P2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[Sheet1.A2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office:value-type="string" calcext:value-type="string">
            <text:p>fcntl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2</text:p>
          </table:table-cell>
          <table:table-cell office:value-type="string" calcext:value-type="string">
            <text:p>PASS</text:p>
          </table:table-cell>
          <table:table-cell table:formula="of:=IF(EXACT([Sheet1.N213];[Sheet1.P2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[Sheet1.A2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office:value-type="string" calcext:value-type="string">
            <text:p>fcntl2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2_64</text:p>
          </table:table-cell>
          <table:table-cell office:value-type="string" calcext:value-type="string">
            <text:p>PASS</text:p>
          </table:table-cell>
          <table:table-cell table:formula="of:=IF(EXACT([Sheet1.N214];[Sheet1.P2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[Sheet1.A2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office:value-type="string" calcext:value-type="string">
            <text:p>fcntl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3</text:p>
          </table:table-cell>
          <table:table-cell office:value-type="string" calcext:value-type="string">
            <text:p>PASS</text:p>
          </table:table-cell>
          <table:table-cell table:formula="of:=IF(EXACT([Sheet1.N215];[Sheet1.P2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[Sheet1.A2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office:value-type="string" calcext:value-type="string">
            <text:p>fcntl2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3_64</text:p>
          </table:table-cell>
          <table:table-cell office:value-type="string" calcext:value-type="string">
            <text:p>PASS</text:p>
          </table:table-cell>
          <table:table-cell table:formula="of:=IF(EXACT([Sheet1.N216];[Sheet1.P2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[Sheet1.A2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office:value-type="string" calcext:value-type="string">
            <text:p>fcntl2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4</text:p>
          </table:table-cell>
          <table:table-cell office:value-type="string" calcext:value-type="string">
            <text:p>CONF</text:p>
          </table:table-cell>
          <table:table-cell table:formula="of:=IF(EXACT([Sheet1.N217];[Sheet1.P2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[Sheet1.A2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office:value-type="string" calcext:value-type="string">
            <text:p>fcntl24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4_64</text:p>
          </table:table-cell>
          <table:table-cell office:value-type="string" calcext:value-type="string">
            <text:p>CONF</text:p>
          </table:table-cell>
          <table:table-cell table:formula="of:=IF(EXACT([Sheet1.N218];[Sheet1.P2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[Sheet1.A2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office:value-type="string" calcext:value-type="string">
            <text:p>fcntl2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5</text:p>
          </table:table-cell>
          <table:table-cell office:value-type="string" calcext:value-type="string">
            <text:p>CONF</text:p>
          </table:table-cell>
          <table:table-cell table:formula="of:=IF(EXACT([Sheet1.N219];[Sheet1.P2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[Sheet1.A2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office:value-type="string" calcext:value-type="string">
            <text:p>fcntl25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5_64</text:p>
          </table:table-cell>
          <table:table-cell office:value-type="string" calcext:value-type="string">
            <text:p>CONF</text:p>
          </table:table-cell>
          <table:table-cell table:formula="of:=IF(EXACT([Sheet1.N220];[Sheet1.P2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[Sheet1.A2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office:value-type="string" calcext:value-type="string">
            <text:p>fcntl2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6</text:p>
          </table:table-cell>
          <table:table-cell office:value-type="string" calcext:value-type="string">
            <text:p>CONF</text:p>
          </table:table-cell>
          <table:table-cell table:formula="of:=IF(EXACT([Sheet1.N221];[Sheet1.P2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[Sheet1.A22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office:value-type="string" calcext:value-type="string">
            <text:p>fcntl26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6_64</text:p>
          </table:table-cell>
          <table:table-cell office:value-type="string" calcext:value-type="string">
            <text:p>CONF</text:p>
          </table:table-cell>
          <table:table-cell table:formula="of:=IF(EXACT([Sheet1.N222];[Sheet1.P2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[Sheet1.A22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office:value-type="string" calcext:value-type="string">
            <text:p>fcntl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7</text:p>
          </table:table-cell>
          <table:table-cell office:value-type="string" calcext:value-type="string">
            <text:p>PASS</text:p>
          </table:table-cell>
          <table:table-cell table:formula="of:=IF(EXACT([Sheet1.N223];[Sheet1.P2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[Sheet1.A22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office:value-type="string" calcext:value-type="string">
            <text:p>fcntl2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7_64</text:p>
          </table:table-cell>
          <table:table-cell office:value-type="string" calcext:value-type="string">
            <text:p>PASS</text:p>
          </table:table-cell>
          <table:table-cell table:formula="of:=IF(EXACT([Sheet1.N224];[Sheet1.P2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[Sheet1.A2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office:value-type="string" calcext:value-type="string">
            <text:p>fcntl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8</text:p>
          </table:table-cell>
          <table:table-cell office:value-type="string" calcext:value-type="string">
            <text:p>PASS</text:p>
          </table:table-cell>
          <table:table-cell table:formula="of:=IF(EXACT([Sheet1.N225];[Sheet1.P2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[Sheet1.A2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office:value-type="string" calcext:value-type="string">
            <text:p>fcntl2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8_64</text:p>
          </table:table-cell>
          <table:table-cell office:value-type="string" calcext:value-type="string">
            <text:p>PASS</text:p>
          </table:table-cell>
          <table:table-cell table:formula="of:=IF(EXACT([Sheet1.N226];[Sheet1.P2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[Sheet1.A2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office:value-type="string" calcext:value-type="string">
            <text:p>fcntl2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9</text:p>
          </table:table-cell>
          <table:table-cell office:value-type="string" calcext:value-type="string">
            <text:p>PASS</text:p>
          </table:table-cell>
          <table:table-cell table:formula="of:=IF(EXACT([Sheet1.N227];[Sheet1.P2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[Sheet1.A2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office:value-type="string" calcext:value-type="string">
            <text:p>fcntl29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9_64</text:p>
          </table:table-cell>
          <table:table-cell office:value-type="string" calcext:value-type="string">
            <text:p>PASS</text:p>
          </table:table-cell>
          <table:table-cell table:formula="of:=IF(EXACT([Sheet1.N228];[Sheet1.P2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[Sheet1.A2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office:value-type="string" calcext:value-type="string">
            <text:p>fcntl3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0</text:p>
          </table:table-cell>
          <table:table-cell office:value-type="string" calcext:value-type="string">
            <text:p>PASS</text:p>
          </table:table-cell>
          <table:table-cell table:formula="of:=IF(EXACT([Sheet1.N229];[Sheet1.P2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[Sheet1.A2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office:value-type="string" calcext:value-type="string">
            <text:p>fcntl30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0_64</text:p>
          </table:table-cell>
          <table:table-cell office:value-type="string" calcext:value-type="string">
            <text:p>PASS</text:p>
          </table:table-cell>
          <table:table-cell table:formula="of:=IF(EXACT([Sheet1.N230];[Sheet1.P2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[Sheet1.A2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office:value-type="string" calcext:value-type="string">
            <text:p>fcntl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1</text:p>
          </table:table-cell>
          <table:table-cell office:value-type="string" calcext:value-type="string">
            <text:p>PASS</text:p>
          </table:table-cell>
          <table:table-cell table:formula="of:=IF(EXACT([Sheet1.N231];[Sheet1.P2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[Sheet1.A2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office:value-type="string" calcext:value-type="string">
            <text:p>fcntl3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1_64</text:p>
          </table:table-cell>
          <table:table-cell office:value-type="string" calcext:value-type="string">
            <text:p>PASS</text:p>
          </table:table-cell>
          <table:table-cell table:formula="of:=IF(EXACT([Sheet1.N232];[Sheet1.P2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[Sheet1.A2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office:value-type="string" calcext:value-type="string">
            <text:p>fcntl3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2</text:p>
          </table:table-cell>
          <table:table-cell office:value-type="string" calcext:value-type="string">
            <text:p>CONF</text:p>
          </table:table-cell>
          <table:table-cell table:formula="of:=IF(EXACT([Sheet1.N233];[Sheet1.P2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[Sheet1.A2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office:value-type="string" calcext:value-type="string">
            <text:p>fcntl32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2_64</text:p>
          </table:table-cell>
          <table:table-cell office:value-type="string" calcext:value-type="string">
            <text:p>CONF</text:p>
          </table:table-cell>
          <table:table-cell table:formula="of:=IF(EXACT([Sheet1.N234];[Sheet1.P2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[Sheet1.A2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office:value-type="string" calcext:value-type="string">
            <text:p>fcntl3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3</text:p>
          </table:table-cell>
          <table:table-cell office:value-type="string" calcext:value-type="string">
            <text:p>CONF</text:p>
          </table:table-cell>
          <table:table-cell table:formula="of:=IF(EXACT([Sheet1.N235];[Sheet1.P2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[Sheet1.A23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office:value-type="string" calcext:value-type="string">
            <text:p>fcntl33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3_64</text:p>
          </table:table-cell>
          <table:table-cell office:value-type="string" calcext:value-type="string">
            <text:p>CONF</text:p>
          </table:table-cell>
          <table:table-cell table:formula="of:=IF(EXACT([Sheet1.N236];[Sheet1.P2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[Sheet1.A23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office:value-type="string" calcext:value-type="string">
            <text:p>fcntl3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4</text:p>
          </table:table-cell>
          <table:table-cell office:value-type="string" calcext:value-type="string">
            <text:p>FAIL</text:p>
          </table:table-cell>
          <table:table-cell table:formula="of:=IF(EXACT([Sheet1.N237];[Sheet1.P2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[Sheet1.A23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office:value-type="string" calcext:value-type="string">
            <text:p>fcntl34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4_64</text:p>
          </table:table-cell>
          <table:table-cell office:value-type="string" calcext:value-type="string">
            <text:p>FAIL</text:p>
          </table:table-cell>
          <table:table-cell table:formula="of:=IF(EXACT([Sheet1.N238];[Sheet1.P2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[Sheet1.A23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office:value-type="string" calcext:value-type="string">
            <text:p>fcntl3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5</text:p>
          </table:table-cell>
          <table:table-cell office:value-type="string" calcext:value-type="string">
            <text:p>FAIL</text:p>
          </table:table-cell>
          <table:table-cell table:formula="of:=IF(EXACT([Sheet1.N239];[Sheet1.P2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[Sheet1.A24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office:value-type="string" calcext:value-type="string">
            <text:p>fcntl35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5_64</text:p>
          </table:table-cell>
          <table:table-cell office:value-type="string" calcext:value-type="string">
            <text:p>FAIL</text:p>
          </table:table-cell>
          <table:table-cell table:formula="of:=IF(EXACT([Sheet1.N240];[Sheet1.P2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[Sheet1.A24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office:value-type="string" calcext:value-type="string">
            <text:p>fcntl3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6</text:p>
          </table:table-cell>
          <table:table-cell office:value-type="string" calcext:value-type="string">
            <text:p>FAIL</text:p>
          </table:table-cell>
          <table:table-cell table:formula="of:=IF(EXACT([Sheet1.N241];[Sheet1.P2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[Sheet1.A24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office:value-type="string" calcext:value-type="string">
            <text:p>fcntl36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6_64</text:p>
          </table:table-cell>
          <table:table-cell office:value-type="string" calcext:value-type="string">
            <text:p>FAIL</text:p>
          </table:table-cell>
          <table:table-cell table:formula="of:=IF(EXACT([Sheet1.N242];[Sheet1.P2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[Sheet1.A2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office:value-type="string" calcext:value-type="string">
            <text:p>fdata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datasync01</text:p>
          </table:table-cell>
          <table:table-cell office:value-type="string" calcext:value-type="string">
            <text:p>PASS</text:p>
          </table:table-cell>
          <table:table-cell table:formula="of:=IF(EXACT([Sheet1.N243];[Sheet1.P2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[Sheet1.A2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office:value-type="string" calcext:value-type="string">
            <text:p>fdata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datasync02</text:p>
          </table:table-cell>
          <table:table-cell office:value-type="string" calcext:value-type="string">
            <text:p>PASS</text:p>
          </table:table-cell>
          <table:table-cell table:formula="of:=IF(EXACT([Sheet1.N244];[Sheet1.P2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[Sheet1.A24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office:value-type="string" calcext:value-type="string">
            <text:p>fdatasync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datasync03</text:p>
          </table:table-cell>
          <table:table-cell office:value-type="string" calcext:value-type="string">
            <text:p>CONF</text:p>
          </table:table-cell>
          <table:table-cell table:formula="of:=IF(EXACT([Sheet1.N245];[Sheet1.P2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[Sheet1.A24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office:value-type="string" calcext:value-type="string">
            <text:p>fg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</text:p>
          </table:table-cell>
          <table:table-cell office:value-type="string" calcext:value-type="string">
            <text:p>PASS</text:p>
          </table:table-cell>
          <table:table-cell table:formula="of:=IF(EXACT([Sheet1.N246];[Sheet1.P2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[Sheet1.A24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office:value-type="string" calcext:value-type="string">
            <text:p>fg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getxattr02</text:p>
          </table:table-cell>
          <table:table-cell office:value-type="string" calcext:value-type="string">
            <text:p>CONF</text:p>
          </table:table-cell>
          <table:table-cell table:formula="of:=IF(EXACT([Sheet1.N247];[Sheet1.P2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[Sheet1.A24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office:value-type="string" calcext:value-type="string">
            <text:p>fgetxattr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getxattr03</text:p>
          </table:table-cell>
          <table:table-cell office:value-type="string" calcext:value-type="string">
            <text:p>CONF</text:p>
          </table:table-cell>
          <table:table-cell table:formula="of:=IF(EXACT([Sheet1.N248];[Sheet1.P2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[Sheet1.A24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office:value-type="string" calcext:value-type="string">
            <text:p>flis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</text:p>
          </table:table-cell>
          <table:table-cell office:value-type="string" calcext:value-type="string">
            <text:p>PASS</text:p>
          </table:table-cell>
          <table:table-cell table:formula="of:=IF(EXACT([Sheet1.N249];[Sheet1.P2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[Sheet1.A25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office:value-type="string" calcext:value-type="string">
            <text:p>flis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</text:p>
          </table:table-cell>
          <table:table-cell office:value-type="string" calcext:value-type="string">
            <text:p>PASS</text:p>
          </table:table-cell>
          <table:table-cell table:formula="of:=IF(EXACT([Sheet1.N250];[Sheet1.P2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[Sheet1.A25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office:value-type="string" calcext:value-type="string">
            <text:p>flistxatt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</text:p>
          </table:table-cell>
          <table:table-cell office:value-type="string" calcext:value-type="string">
            <text:p>PASS</text:p>
          </table:table-cell>
          <table:table-cell table:formula="of:=IF(EXACT([Sheet1.N251];[Sheet1.P2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[Sheet1.A25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office:value-type="string" calcext:value-type="string">
            <text:p>flo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1</text:p>
          </table:table-cell>
          <table:table-cell office:value-type="string" calcext:value-type="string">
            <text:p>PASS</text:p>
          </table:table-cell>
          <table:table-cell table:formula="of:=IF(EXACT([Sheet1.N252];[Sheet1.P2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[Sheet1.A2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office:value-type="string" calcext:value-type="string">
            <text:p>flo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2</text:p>
          </table:table-cell>
          <table:table-cell office:value-type="string" calcext:value-type="string">
            <text:p>PASS</text:p>
          </table:table-cell>
          <table:table-cell table:formula="of:=IF(EXACT([Sheet1.N253];[Sheet1.P2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[Sheet1.A25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office:value-type="string" calcext:value-type="string">
            <text:p>floc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3</text:p>
          </table:table-cell>
          <table:table-cell office:value-type="string" calcext:value-type="string">
            <text:p>PASS</text:p>
          </table:table-cell>
          <table:table-cell table:formula="of:=IF(EXACT([Sheet1.N254];[Sheet1.P2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[Sheet1.A2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office:value-type="string" calcext:value-type="string">
            <text:p>floc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4</text:p>
          </table:table-cell>
          <table:table-cell office:value-type="string" calcext:value-type="string">
            <text:p>PASS</text:p>
          </table:table-cell>
          <table:table-cell table:formula="of:=IF(EXACT([Sheet1.N255];[Sheet1.P2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[Sheet1.A2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office:value-type="string" calcext:value-type="string">
            <text:p>flock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6</text:p>
          </table:table-cell>
          <table:table-cell office:value-type="string" calcext:value-type="string">
            <text:p>PASS</text:p>
          </table:table-cell>
          <table:table-cell table:formula="of:=IF(EXACT([Sheet1.N256];[Sheet1.P2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[Sheet1.A2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office:value-type="string" calcext:value-type="string">
            <text:p>fmtms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mtmsg01</text:p>
          </table:table-cell>
          <table:table-cell office:value-type="string" calcext:value-type="string">
            <text:p>PASS</text:p>
          </table:table-cell>
          <table:table-cell table:formula="of:=IF(EXACT([Sheet1.N257];[Sheet1.P2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[Sheet1.A2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office:value-type="string" calcext:value-type="string">
            <text:p>fo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1</text:p>
          </table:table-cell>
          <table:table-cell office:value-type="string" calcext:value-type="string">
            <text:p>PASS</text:p>
          </table:table-cell>
          <table:table-cell table:formula="of:=IF(EXACT([Sheet1.N258];[Sheet1.P2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[Sheet1.A2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office:value-type="string" calcext:value-type="string">
            <text:p>for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2</text:p>
          </table:table-cell>
          <table:table-cell office:value-type="string" calcext:value-type="string">
            <text:p>PASS</text:p>
          </table:table-cell>
          <table:table-cell table:formula="of:=IF(EXACT([Sheet1.N259];[Sheet1.P2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[Sheet1.A260]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office:value-type="string" calcext:value-type="string">
            <text:p>for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3</text:p>
          </table:table-cell>
          <table:table-cell office:value-type="string" calcext:value-type="string">
            <text:p>PASS</text:p>
          </table:table-cell>
          <table:table-cell table:formula="of:=IF(EXACT([Sheet1.N260];[Sheet1.P2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[Sheet1.A2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office:value-type="string" calcext:value-type="string">
            <text:p>for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4</text:p>
          </table:table-cell>
          <table:table-cell office:value-type="string" calcext:value-type="string">
            <text:p>PASS</text:p>
          </table:table-cell>
          <table:table-cell table:formula="of:=IF(EXACT([Sheet1.N261];[Sheet1.P2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[Sheet1.A2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office:value-type="string" calcext:value-type="string">
            <text:p>for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5</text:p>
          </table:table-cell>
          <table:table-cell office:value-type="string" calcext:value-type="string">
            <text:p>PASS</text:p>
          </table:table-cell>
          <table:table-cell table:formula="of:=IF(EXACT([Sheet1.N262];[Sheet1.P2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[Sheet1.A2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office:value-type="string" calcext:value-type="string">
            <text:p>fork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6</text:p>
          </table:table-cell>
          <table:table-cell office:value-type="string" calcext:value-type="string">
            <text:p>PASS</text:p>
          </table:table-cell>
          <table:table-cell table:formula="of:=IF(EXACT([Sheet1.N263];[Sheet1.P2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[Sheet1.A26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office:value-type="string" calcext:value-type="string">
            <text:p>for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7</text:p>
          </table:table-cell>
          <table:table-cell office:value-type="string" calcext:value-type="string">
            <text:p>PASS</text:p>
          </table:table-cell>
          <table:table-cell table:formula="of:=IF(EXACT([Sheet1.N264];[Sheet1.P2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[Sheet1.A2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office:value-type="string" calcext:value-type="string">
            <text:p>fork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8</text:p>
          </table:table-cell>
          <table:table-cell office:value-type="string" calcext:value-type="string">
            <text:p>PASS</text:p>
          </table:table-cell>
          <table:table-cell table:formula="of:=IF(EXACT([Sheet1.N265];[Sheet1.P2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[Sheet1.A26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office:value-type="string" calcext:value-type="string">
            <text:p>fork0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ork09</text:p>
          </table:table-cell>
          <table:table-cell office:value-type="string" calcext:value-type="string">
            <text:p>FAIL</text:p>
          </table:table-cell>
          <table:table-cell table:formula="of:=IF(EXACT([Sheet1.N266];[Sheet1.P2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[Sheet1.A2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office:value-type="string" calcext:value-type="string">
            <text:p>fork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10</text:p>
          </table:table-cell>
          <table:table-cell office:value-type="string" calcext:value-type="string">
            <text:p>PASS</text:p>
          </table:table-cell>
          <table:table-cell table:formula="of:=IF(EXACT([Sheet1.N267];[Sheet1.P2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[Sheet1.A2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office:value-type="string" calcext:value-type="string">
            <text:p>fork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11</text:p>
          </table:table-cell>
          <table:table-cell office:value-type="string" calcext:value-type="string">
            <text:p>PASS</text:p>
          </table:table-cell>
          <table:table-cell table:formula="of:=IF(EXACT([Sheet1.N268];[Sheet1.P2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[Sheet1.A26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office:value-type="string" calcext:value-type="string">
            <text:p>fork13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ork13</text:p>
          </table:table-cell>
          <table:table-cell office:value-type="string" calcext:value-type="string">
            <text:p>/</text:p>
          </table:table-cell>
          <table:table-cell table:formula="of:=IF(EXACT([Sheet1.N269];[Sheet1.P2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[Sheet1.A27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office:value-type="string" calcext:value-type="string">
            <text:p>fork1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ork14</text:p>
          </table:table-cell>
          <table:table-cell office:value-type="string" calcext:value-type="string">
            <text:p>CONF</text:p>
          </table:table-cell>
          <table:table-cell table:formula="of:=IF(EXACT([Sheet1.N270];[Sheet1.P2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[Sheet1.A2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office:value-type="string" calcext:value-type="string">
            <text:p>fpathconf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pathconf01</text:p>
          </table:table-cell>
          <table:table-cell office:value-type="string" calcext:value-type="string">
            <text:p>PASS</text:p>
          </table:table-cell>
          <table:table-cell table:formula="of:=IF(EXACT([Sheet1.N271];[Sheet1.P2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[Sheet1.A27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office:value-type="string" calcext:value-type="string">
            <text:p>fremove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</text:p>
          </table:table-cell>
          <table:table-cell office:value-type="string" calcext:value-type="string">
            <text:p>PASS</text:p>
          </table:table-cell>
          <table:table-cell table:formula="of:=IF(EXACT([Sheet1.N272];[Sheet1.P2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[Sheet1.A2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office:value-type="string" calcext:value-type="string">
            <text:p>fremove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2</text:p>
          </table:table-cell>
          <table:table-cell office:value-type="string" calcext:value-type="string">
            <text:p>PASS</text:p>
          </table:table-cell>
          <table:table-cell table:formula="of:=IF(EXACT([Sheet1.N273];[Sheet1.P2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[Sheet1.A2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office:value-type="string" calcext:value-type="string">
            <text:p>f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1</text:p>
          </table:table-cell>
          <table:table-cell office:value-type="string" calcext:value-type="string">
            <text:p>PASS</text:p>
          </table:table-cell>
          <table:table-cell table:formula="of:=IF(EXACT([Sheet1.N274];[Sheet1.P2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[Sheet1.A27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office:value-type="string" calcext:value-type="string">
            <text:p>fsta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1_64</text:p>
          </table:table-cell>
          <table:table-cell office:value-type="string" calcext:value-type="string">
            <text:p>PASS</text:p>
          </table:table-cell>
          <table:table-cell table:formula="of:=IF(EXACT([Sheet1.N275];[Sheet1.P2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[Sheet1.A2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office:value-type="string" calcext:value-type="string">
            <text:p>f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2</text:p>
          </table:table-cell>
          <table:table-cell office:value-type="string" calcext:value-type="string">
            <text:p>PASS</text:p>
          </table:table-cell>
          <table:table-cell table:formula="of:=IF(EXACT([Sheet1.N276];[Sheet1.P2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[Sheet1.A2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office:value-type="string" calcext:value-type="string">
            <text:p>fsta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2_64</text:p>
          </table:table-cell>
          <table:table-cell office:value-type="string" calcext:value-type="string">
            <text:p>PASS</text:p>
          </table:table-cell>
          <table:table-cell table:formula="of:=IF(EXACT([Sheet1.N277];[Sheet1.P2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[Sheet1.A2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office:value-type="string" calcext:value-type="string">
            <text:p>fst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3</text:p>
          </table:table-cell>
          <table:table-cell office:value-type="string" calcext:value-type="string">
            <text:p>PASS</text:p>
          </table:table-cell>
          <table:table-cell table:formula="of:=IF(EXACT([Sheet1.N278];[Sheet1.P2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[Sheet1.A2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office:value-type="string" calcext:value-type="string">
            <text:p>fsta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3_64</text:p>
          </table:table-cell>
          <table:table-cell office:value-type="string" calcext:value-type="string">
            <text:p>PASS</text:p>
          </table:table-cell>
          <table:table-cell table:formula="of:=IF(EXACT([Sheet1.N279];[Sheet1.P2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[Sheet1.A2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office:value-type="string" calcext:value-type="string">
            <text:p>fsta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5</text:p>
          </table:table-cell>
          <table:table-cell office:value-type="string" calcext:value-type="string">
            <text:p>PASS</text:p>
          </table:table-cell>
          <table:table-cell table:formula="of:=IF(EXACT([Sheet1.N280];[Sheet1.P2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[Sheet1.A2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office:value-type="string" calcext:value-type="string">
            <text:p>fstat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5_64</text:p>
          </table:table-cell>
          <table:table-cell office:value-type="string" calcext:value-type="string">
            <text:p>PASS</text:p>
          </table:table-cell>
          <table:table-cell table:formula="of:=IF(EXACT([Sheet1.N281];[Sheet1.P2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[Sheet1.A2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office:value-type="string" calcext:value-type="string">
            <text:p>fsta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at01</text:p>
          </table:table-cell>
          <table:table-cell office:value-type="string" calcext:value-type="string">
            <text:p>PASS</text:p>
          </table:table-cell>
          <table:table-cell table:formula="of:=IF(EXACT([Sheet1.N282];[Sheet1.P2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[Sheet1.A2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office:value-type="string" calcext:value-type="string">
            <text:p>fstat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1</text:p>
          </table:table-cell>
          <table:table-cell office:value-type="string" calcext:value-type="string">
            <text:p>PASS</text:p>
          </table:table-cell>
          <table:table-cell table:formula="of:=IF(EXACT([Sheet1.N283];[Sheet1.P2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[Sheet1.A2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office:value-type="string" calcext:value-type="string">
            <text:p>fstatfs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1_64</text:p>
          </table:table-cell>
          <table:table-cell office:value-type="string" calcext:value-type="string">
            <text:p>PASS</text:p>
          </table:table-cell>
          <table:table-cell table:formula="of:=IF(EXACT([Sheet1.N284];[Sheet1.P2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[Sheet1.A2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office:value-type="string" calcext:value-type="string">
            <text:p>fstat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2</text:p>
          </table:table-cell>
          <table:table-cell office:value-type="string" calcext:value-type="string">
            <text:p>PASS</text:p>
          </table:table-cell>
          <table:table-cell table:formula="of:=IF(EXACT([Sheet1.N285];[Sheet1.P2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[Sheet1.A2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office:value-type="string" calcext:value-type="string">
            <text:p>fstatfs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2_64</text:p>
          </table:table-cell>
          <table:table-cell office:value-type="string" calcext:value-type="string">
            <text:p>PASS</text:p>
          </table:table-cell>
          <table:table-cell table:formula="of:=IF(EXACT([Sheet1.N286];[Sheet1.P2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[Sheet1.A2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office:value-type="string" calcext:value-type="string">
            <text:p>f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ync01</text:p>
          </table:table-cell>
          <table:table-cell office:value-type="string" calcext:value-type="string">
            <text:p>PASS</text:p>
          </table:table-cell>
          <table:table-cell table:formula="of:=IF(EXACT([Sheet1.N287];[Sheet1.P2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[Sheet1.A2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office:value-type="string" calcext:value-type="string">
            <text:p>f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ync02</text:p>
          </table:table-cell>
          <table:table-cell office:value-type="string" calcext:value-type="string">
            <text:p>PASS</text:p>
          </table:table-cell>
          <table:table-cell table:formula="of:=IF(EXACT([Sheet1.N288];[Sheet1.P2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[Sheet1.A2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office:value-type="string" calcext:value-type="string">
            <text:p>f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ync03</text:p>
          </table:table-cell>
          <table:table-cell office:value-type="string" calcext:value-type="string">
            <text:p>PASS</text:p>
          </table:table-cell>
          <table:table-cell table:formula="of:=IF(EXACT([Sheet1.N289];[Sheet1.P2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[Sheet1.A29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office:value-type="string" calcext:value-type="string">
            <text:p>fsync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sync04</text:p>
          </table:table-cell>
          <table:table-cell office:value-type="string" calcext:value-type="string">
            <text:p>CONF</text:p>
          </table:table-cell>
          <table:table-cell table:formula="of:=IF(EXACT([Sheet1.N290];[Sheet1.P2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[Sheet1.A2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office:value-type="string" calcext:value-type="string">
            <text:p>ftrunc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1</text:p>
          </table:table-cell>
          <table:table-cell office:value-type="string" calcext:value-type="string">
            <text:p>PASS</text:p>
          </table:table-cell>
          <table:table-cell table:formula="of:=IF(EXACT([Sheet1.N291];[Sheet1.P2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[Sheet1.A2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office:value-type="string" calcext:value-type="string">
            <text:p>ftruncat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1_64</text:p>
          </table:table-cell>
          <table:table-cell office:value-type="string" calcext:value-type="string">
            <text:p>PASS</text:p>
          </table:table-cell>
          <table:table-cell table:formula="of:=IF(EXACT([Sheet1.N292];[Sheet1.P2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[Sheet1.A2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office:value-type="string" calcext:value-type="string">
            <text:p>ftrunca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2</text:p>
          </table:table-cell>
          <table:table-cell office:value-type="string" calcext:value-type="string">
            <text:p>PASS</text:p>
          </table:table-cell>
          <table:table-cell table:formula="of:=IF(EXACT([Sheet1.N293];[Sheet1.P2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[Sheet1.A2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office:value-type="string" calcext:value-type="string">
            <text:p>ftruncat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2_64</text:p>
          </table:table-cell>
          <table:table-cell office:value-type="string" calcext:value-type="string">
            <text:p>PASS</text:p>
          </table:table-cell>
          <table:table-cell table:formula="of:=IF(EXACT([Sheet1.N294];[Sheet1.P2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[Sheet1.A2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office:value-type="string" calcext:value-type="string">
            <text:p>ftrunca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3</text:p>
          </table:table-cell>
          <table:table-cell office:value-type="string" calcext:value-type="string">
            <text:p>PASS</text:p>
          </table:table-cell>
          <table:table-cell table:formula="of:=IF(EXACT([Sheet1.N295];[Sheet1.P2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[Sheet1.A2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office:value-type="string" calcext:value-type="string">
            <text:p>ftruncat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3_64</text:p>
          </table:table-cell>
          <table:table-cell office:value-type="string" calcext:value-type="string">
            <text:p>PASS</text:p>
          </table:table-cell>
          <table:table-cell table:formula="of:=IF(EXACT([Sheet1.N296];[Sheet1.P2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[Sheet1.A2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office:value-type="string" calcext:value-type="string">
            <text:p>ftruncat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4</text:p>
          </table:table-cell>
          <table:table-cell office:value-type="string" calcext:value-type="string">
            <text:p>PASS</text:p>
          </table:table-cell>
          <table:table-cell table:formula="of:=IF(EXACT([Sheet1.N297];[Sheet1.P2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[Sheet1.A2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office:value-type="string" calcext:value-type="string">
            <text:p>ftruncat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4_64</text:p>
          </table:table-cell>
          <table:table-cell office:value-type="string" calcext:value-type="string">
            <text:p>PASS</text:p>
          </table:table-cell>
          <table:table-cell table:formula="of:=IF(EXACT([Sheet1.N298];[Sheet1.P2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[Sheet1.A2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office:value-type="string" calcext:value-type="string">
            <text:p>futimes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utimesat01</text:p>
          </table:table-cell>
          <table:table-cell office:value-type="string" calcext:value-type="string">
            <text:p>PASS</text:p>
          </table:table-cell>
          <table:table-cell table:formula="of:=IF(EXACT([Sheet1.N299];[Sheet1.P2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[Sheet1.A3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office:value-type="string" calcext:value-type="string">
            <text:p>getcontex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ontext01</text:p>
          </table:table-cell>
          <table:table-cell office:value-type="string" calcext:value-type="string">
            <text:p>PASS</text:p>
          </table:table-cell>
          <table:table-cell table:formula="of:=IF(EXACT([Sheet1.N300];[Sheet1.P3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[Sheet1.A301]; &quot;&quot;)" office:value-type="string" office:string-value="getcpu01" calcext:value-type="string">
            <text:p>getcpu01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office:value-type="string" calcext:value-type="string">
            <text:p>getcpu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</text:p>
          </table:table-cell>
          <table:table-cell office:value-type="string" calcext:value-type="string">
            <text:p>PASS</text:p>
          </table:table-cell>
          <table:table-cell table:formula="of:=IF(EXACT([Sheet1.N301];[Sheet1.P3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[Sheet1.A3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office:value-type="string" calcext:value-type="string">
            <text:p>getcw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1</text:p>
          </table:table-cell>
          <table:table-cell office:value-type="string" calcext:value-type="string">
            <text:p>PASS</text:p>
          </table:table-cell>
          <table:table-cell table:formula="of:=IF(EXACT([Sheet1.N302];[Sheet1.P3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[Sheet1.A3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office:value-type="string" calcext:value-type="string">
            <text:p>getcw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2</text:p>
          </table:table-cell>
          <table:table-cell office:value-type="string" calcext:value-type="string">
            <text:p>PASS</text:p>
          </table:table-cell>
          <table:table-cell table:formula="of:=IF(EXACT([Sheet1.N303];[Sheet1.P3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[Sheet1.A3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office:value-type="string" calcext:value-type="string">
            <text:p>getcw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3</text:p>
          </table:table-cell>
          <table:table-cell office:value-type="string" calcext:value-type="string">
            <text:p>PASS</text:p>
          </table:table-cell>
          <table:table-cell table:formula="of:=IF(EXACT([Sheet1.N304];[Sheet1.P3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[Sheet1.A30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office:value-type="string" calcext:value-type="string">
            <text:p>getcw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4</text:p>
          </table:table-cell>
          <table:table-cell office:value-type="string" calcext:value-type="string">
            <text:p>PASS</text:p>
          </table:table-cell>
          <table:table-cell table:formula="of:=IF(EXACT([Sheet1.N305];[Sheet1.P3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[Sheet1.A3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office:value-type="string" calcext:value-type="string">
            <text:p>getdent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1</text:p>
          </table:table-cell>
          <table:table-cell office:value-type="string" calcext:value-type="string">
            <text:p>PASS</text:p>
          </table:table-cell>
          <table:table-cell table:formula="of:=IF(EXACT([Sheet1.N306];[Sheet1.P3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[Sheet1.A3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office:value-type="string" calcext:value-type="string">
            <text:p>getdent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2</text:p>
          </table:table-cell>
          <table:table-cell office:value-type="string" calcext:value-type="string">
            <text:p>PASS</text:p>
          </table:table-cell>
          <table:table-cell table:formula="of:=IF(EXACT([Sheet1.N307];[Sheet1.P3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[Sheet1.A3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office:value-type="string" calcext:value-type="string">
            <text:p>getdents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1_64</text:p>
          </table:table-cell>
          <table:table-cell office:value-type="string" calcext:value-type="string">
            <text:p>PASS</text:p>
          </table:table-cell>
          <table:table-cell table:formula="of:=IF(EXACT([Sheet1.N308];[Sheet1.P3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[Sheet1.A3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office:value-type="string" calcext:value-type="string">
            <text:p>getdents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2_64</text:p>
          </table:table-cell>
          <table:table-cell office:value-type="string" calcext:value-type="string">
            <text:p>PASS</text:p>
          </table:table-cell>
          <table:table-cell table:formula="of:=IF(EXACT([Sheet1.N309];[Sheet1.P3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[Sheet1.A3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office:value-type="string" calcext:value-type="string">
            <text:p>getdomain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omainname01</text:p>
          </table:table-cell>
          <table:table-cell office:value-type="string" calcext:value-type="string">
            <text:p>PASS</text:p>
          </table:table-cell>
          <table:table-cell table:formula="of:=IF(EXACT([Sheet1.N310];[Sheet1.P3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[Sheet1.A3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office:value-type="string" calcext:value-type="string">
            <text:p>getdtablesiz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tablesize01</text:p>
          </table:table-cell>
          <table:table-cell office:value-type="string" calcext:value-type="string">
            <text:p>PASS</text:p>
          </table:table-cell>
          <table:table-cell table:formula="of:=IF(EXACT([Sheet1.N311];[Sheet1.P3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[Sheet1.A3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office:value-type="string" calcext:value-type="string">
            <text:p>gete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gid01</text:p>
          </table:table-cell>
          <table:table-cell office:value-type="string" calcext:value-type="string">
            <text:p>PASS</text:p>
          </table:table-cell>
          <table:table-cell table:formula="of:=IF(EXACT([Sheet1.N312];[Sheet1.P3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[Sheet1.A31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office:value-type="string" calcext:value-type="string">
            <text:p>gete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gid01_16</text:p>
          </table:table-cell>
          <table:table-cell office:value-type="string" calcext:value-type="string">
            <text:p>CONF</text:p>
          </table:table-cell>
          <table:table-cell table:formula="of:=IF(EXACT([Sheet1.N313];[Sheet1.P3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[Sheet1.A3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office:value-type="string" calcext:value-type="string">
            <text:p>gete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gid02</text:p>
          </table:table-cell>
          <table:table-cell office:value-type="string" calcext:value-type="string">
            <text:p>PASS</text:p>
          </table:table-cell>
          <table:table-cell table:formula="of:=IF(EXACT([Sheet1.N314];[Sheet1.P3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[Sheet1.A31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office:value-type="string" calcext:value-type="string">
            <text:p>gete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gid02_16</text:p>
          </table:table-cell>
          <table:table-cell office:value-type="string" calcext:value-type="string">
            <text:p>CONF</text:p>
          </table:table-cell>
          <table:table-cell table:formula="of:=IF(EXACT([Sheet1.N315];[Sheet1.P3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[Sheet1.A3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office:value-type="string" calcext:value-type="string">
            <text:p>gete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uid01</text:p>
          </table:table-cell>
          <table:table-cell office:value-type="string" calcext:value-type="string">
            <text:p>PASS</text:p>
          </table:table-cell>
          <table:table-cell table:formula="of:=IF(EXACT([Sheet1.N316];[Sheet1.P3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[Sheet1.A31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office:value-type="string" calcext:value-type="string">
            <text:p>gete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uid01_16</text:p>
          </table:table-cell>
          <table:table-cell office:value-type="string" calcext:value-type="string">
            <text:p>CONF</text:p>
          </table:table-cell>
          <table:table-cell table:formula="of:=IF(EXACT([Sheet1.N317];[Sheet1.P3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[Sheet1.A3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office:value-type="string" calcext:value-type="string">
            <text:p>gete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uid02</text:p>
          </table:table-cell>
          <table:table-cell office:value-type="string" calcext:value-type="string">
            <text:p>PASS</text:p>
          </table:table-cell>
          <table:table-cell table:formula="of:=IF(EXACT([Sheet1.N318];[Sheet1.P3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[Sheet1.A31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office:value-type="string" calcext:value-type="string">
            <text:p>gete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uid02_16</text:p>
          </table:table-cell>
          <table:table-cell office:value-type="string" calcext:value-type="string">
            <text:p>CONF</text:p>
          </table:table-cell>
          <table:table-cell table:formula="of:=IF(EXACT([Sheet1.N319];[Sheet1.P3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[Sheet1.A3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office:value-type="string" calcext:value-type="string">
            <text:p>get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id01</text:p>
          </table:table-cell>
          <table:table-cell office:value-type="string" calcext:value-type="string">
            <text:p>PASS</text:p>
          </table:table-cell>
          <table:table-cell table:formula="of:=IF(EXACT([Sheet1.N320];[Sheet1.P3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[Sheet1.A32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office:value-type="string" calcext:value-type="string">
            <text:p>get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id01_16</text:p>
          </table:table-cell>
          <table:table-cell office:value-type="string" calcext:value-type="string">
            <text:p>CONF</text:p>
          </table:table-cell>
          <table:table-cell table:formula="of:=IF(EXACT([Sheet1.N321];[Sheet1.P3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[Sheet1.A32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office:value-type="string" calcext:value-type="string">
            <text:p>get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id03</text:p>
          </table:table-cell>
          <table:table-cell office:value-type="string" calcext:value-type="string">
            <text:p>PASS</text:p>
          </table:table-cell>
          <table:table-cell table:formula="of:=IF(EXACT([Sheet1.N322];[Sheet1.P3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[Sheet1.A32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office:value-type="string" calcext:value-type="string">
            <text:p>get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id03_16</text:p>
          </table:table-cell>
          <table:table-cell office:value-type="string" calcext:value-type="string">
            <text:p>CONF</text:p>
          </table:table-cell>
          <table:table-cell table:formula="of:=IF(EXACT([Sheet1.N323];[Sheet1.P3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[Sheet1.A32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office:value-type="string" calcext:value-type="string">
            <text:p>getgroup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roups01</text:p>
          </table:table-cell>
          <table:table-cell office:value-type="string" calcext:value-type="string">
            <text:p>PASS</text:p>
          </table:table-cell>
          <table:table-cell table:formula="of:=IF(EXACT([Sheet1.N324];[Sheet1.P3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[Sheet1.A32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office:value-type="string" calcext:value-type="string">
            <text:p>getgroups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roups01_16</text:p>
          </table:table-cell>
          <table:table-cell office:value-type="string" calcext:value-type="string">
            <text:p>CONF</text:p>
          </table:table-cell>
          <table:table-cell table:formula="of:=IF(EXACT([Sheet1.N325];[Sheet1.P3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[Sheet1.A3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office:value-type="string" calcext:value-type="string">
            <text:p>getgroup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roups03</text:p>
          </table:table-cell>
          <table:table-cell office:value-type="string" calcext:value-type="string">
            <text:p>PASS</text:p>
          </table:table-cell>
          <table:table-cell table:formula="of:=IF(EXACT([Sheet1.N326];[Sheet1.P3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[Sheet1.A32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office:value-type="string" calcext:value-type="string">
            <text:p>getgroups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roups03_16</text:p>
          </table:table-cell>
          <table:table-cell office:value-type="string" calcext:value-type="string">
            <text:p>CONF</text:p>
          </table:table-cell>
          <table:table-cell table:formula="of:=IF(EXACT([Sheet1.N327];[Sheet1.P3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[Sheet1.A3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office:value-type="string" calcext:value-type="string">
            <text:p>gethostbyname_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hostbyname_r01</text:p>
          </table:table-cell>
          <table:table-cell office:value-type="string" calcext:value-type="string">
            <text:p>PASS</text:p>
          </table:table-cell>
          <table:table-cell table:formula="of:=IF(EXACT([Sheet1.N328];[Sheet1.P3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[Sheet1.A3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office:value-type="string" calcext:value-type="string">
            <text:p>gethost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hostid01</text:p>
          </table:table-cell>
          <table:table-cell office:value-type="string" calcext:value-type="string">
            <text:p>PASS</text:p>
          </table:table-cell>
          <table:table-cell table:formula="of:=IF(EXACT([Sheet1.N329];[Sheet1.P3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[Sheet1.A3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office:value-type="string" calcext:value-type="string">
            <text:p>gethost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hostname01</text:p>
          </table:table-cell>
          <table:table-cell office:value-type="string" calcext:value-type="string">
            <text:p>PASS</text:p>
          </table:table-cell>
          <table:table-cell table:formula="of:=IF(EXACT([Sheet1.N330];[Sheet1.P3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[Sheet1.A33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office:value-type="string" calcext:value-type="string">
            <text:p>getitim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</text:p>
          </table:table-cell>
          <table:table-cell office:value-type="string" calcext:value-type="string">
            <text:p>PASS</text:p>
          </table:table-cell>
          <table:table-cell table:formula="of:=IF(EXACT([Sheet1.N331];[Sheet1.P3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[Sheet1.A33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office:value-type="string" calcext:value-type="string">
            <text:p>getitim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</text:p>
          </table:table-cell>
          <table:table-cell office:value-type="string" calcext:value-type="string">
            <text:p>PASS</text:p>
          </table:table-cell>
          <table:table-cell table:formula="of:=IF(EXACT([Sheet1.N332];[Sheet1.P3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[Sheet1.A33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office:value-type="string" calcext:value-type="string">
            <text:p>getitime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</text:p>
          </table:table-cell>
          <table:table-cell office:value-type="string" calcext:value-type="string">
            <text:p>PASS</text:p>
          </table:table-cell>
          <table:table-cell table:formula="of:=IF(EXACT([Sheet1.N333];[Sheet1.P3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[Sheet1.A3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office:value-type="string" calcext:value-type="string">
            <text:p>getpagesiz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agesize01</text:p>
          </table:table-cell>
          <table:table-cell office:value-type="string" calcext:value-type="string">
            <text:p>PASS</text:p>
          </table:table-cell>
          <table:table-cell table:formula="of:=IF(EXACT([Sheet1.N334];[Sheet1.P3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[Sheet1.A3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office:value-type="string" calcext:value-type="string">
            <text:p>getpeer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eername01</text:p>
          </table:table-cell>
          <table:table-cell office:value-type="string" calcext:value-type="string">
            <text:p>PASS</text:p>
          </table:table-cell>
          <table:table-cell table:formula="of:=IF(EXACT([Sheet1.N335];[Sheet1.P3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[Sheet1.A3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office:value-type="string" calcext:value-type="string">
            <text:p>getp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gid01</text:p>
          </table:table-cell>
          <table:table-cell office:value-type="string" calcext:value-type="string">
            <text:p>PASS</text:p>
          </table:table-cell>
          <table:table-cell table:formula="of:=IF(EXACT([Sheet1.N336];[Sheet1.P3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[Sheet1.A3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office:value-type="string" calcext:value-type="string">
            <text:p>getp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gid02</text:p>
          </table:table-cell>
          <table:table-cell office:value-type="string" calcext:value-type="string">
            <text:p>PASS</text:p>
          </table:table-cell>
          <table:table-cell table:formula="of:=IF(EXACT([Sheet1.N337];[Sheet1.P3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[Sheet1.A3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office:value-type="string" calcext:value-type="string">
            <text:p>getpgr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grp01</text:p>
          </table:table-cell>
          <table:table-cell office:value-type="string" calcext:value-type="string">
            <text:p>PASS</text:p>
          </table:table-cell>
          <table:table-cell table:formula="of:=IF(EXACT([Sheet1.N338];[Sheet1.P3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[Sheet1.A3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office:value-type="string" calcext:value-type="string">
            <text:p>getp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id01</text:p>
          </table:table-cell>
          <table:table-cell office:value-type="string" calcext:value-type="string">
            <text:p>PASS</text:p>
          </table:table-cell>
          <table:table-cell table:formula="of:=IF(EXACT([Sheet1.N339];[Sheet1.P3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[Sheet1.A3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office:value-type="string" calcext:value-type="string">
            <text:p>getp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id02</text:p>
          </table:table-cell>
          <table:table-cell office:value-type="string" calcext:value-type="string">
            <text:p>PASS</text:p>
          </table:table-cell>
          <table:table-cell table:formula="of:=IF(EXACT([Sheet1.N340];[Sheet1.P3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[Sheet1.A3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office:value-type="string" calcext:value-type="string">
            <text:p>getpp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pid01</text:p>
          </table:table-cell>
          <table:table-cell office:value-type="string" calcext:value-type="string">
            <text:p>PASS</text:p>
          </table:table-cell>
          <table:table-cell table:formula="of:=IF(EXACT([Sheet1.N341];[Sheet1.P3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[Sheet1.A3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office:value-type="string" calcext:value-type="string">
            <text:p>getpp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pid02</text:p>
          </table:table-cell>
          <table:table-cell office:value-type="string" calcext:value-type="string">
            <text:p>PASS</text:p>
          </table:table-cell>
          <table:table-cell table:formula="of:=IF(EXACT([Sheet1.N342];[Sheet1.P3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[Sheet1.A3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office:value-type="string" calcext:value-type="string">
            <text:p>getprior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riority01</text:p>
          </table:table-cell>
          <table:table-cell office:value-type="string" calcext:value-type="string">
            <text:p>PASS</text:p>
          </table:table-cell>
          <table:table-cell table:formula="of:=IF(EXACT([Sheet1.N343];[Sheet1.P3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[Sheet1.A3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office:value-type="string" calcext:value-type="string">
            <text:p>getpriorit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riority02</text:p>
          </table:table-cell>
          <table:table-cell office:value-type="string" calcext:value-type="string">
            <text:p>PASS</text:p>
          </table:table-cell>
          <table:table-cell table:formula="of:=IF(EXACT([Sheet1.N344];[Sheet1.P3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[Sheet1.A3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office:value-type="string" calcext:value-type="string">
            <text:p>getrando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1</text:p>
          </table:table-cell>
          <table:table-cell office:value-type="string" calcext:value-type="string">
            <text:p>PASS</text:p>
          </table:table-cell>
          <table:table-cell table:formula="of:=IF(EXACT([Sheet1.N345];[Sheet1.P3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[Sheet1.A3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office:value-type="string" calcext:value-type="string">
            <text:p>getrando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2</text:p>
          </table:table-cell>
          <table:table-cell office:value-type="string" calcext:value-type="string">
            <text:p>PASS</text:p>
          </table:table-cell>
          <table:table-cell table:formula="of:=IF(EXACT([Sheet1.N346];[Sheet1.P3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[Sheet1.A3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office:value-type="string" calcext:value-type="string">
            <text:p>getrando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3</text:p>
          </table:table-cell>
          <table:table-cell office:value-type="string" calcext:value-type="string">
            <text:p>PASS</text:p>
          </table:table-cell>
          <table:table-cell table:formula="of:=IF(EXACT([Sheet1.N347];[Sheet1.P3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[Sheet1.A34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office:value-type="string" calcext:value-type="string">
            <text:p>getrandom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4</text:p>
          </table:table-cell>
          <table:table-cell office:value-type="string" calcext:value-type="string">
            <text:p>PASS</text:p>
          </table:table-cell>
          <table:table-cell table:formula="of:=IF(EXACT([Sheet1.N348];[Sheet1.P3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[Sheet1.A3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office:value-type="string" calcext:value-type="string">
            <text:p>getres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gid01</text:p>
          </table:table-cell>
          <table:table-cell office:value-type="string" calcext:value-type="string">
            <text:p>PASS</text:p>
          </table:table-cell>
          <table:table-cell table:formula="of:=IF(EXACT([Sheet1.N349];[Sheet1.P3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[Sheet1.A35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office:value-type="string" calcext:value-type="string">
            <text:p>getres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gid01_16</text:p>
          </table:table-cell>
          <table:table-cell office:value-type="string" calcext:value-type="string">
            <text:p>CONF</text:p>
          </table:table-cell>
          <table:table-cell table:formula="of:=IF(EXACT([Sheet1.N350];[Sheet1.P3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[Sheet1.A35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office:value-type="string" calcext:value-type="string">
            <text:p>getres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gid02</text:p>
          </table:table-cell>
          <table:table-cell office:value-type="string" calcext:value-type="string">
            <text:p>PASS</text:p>
          </table:table-cell>
          <table:table-cell table:formula="of:=IF(EXACT([Sheet1.N351];[Sheet1.P3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[Sheet1.A35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office:value-type="string" calcext:value-type="string">
            <text:p>getres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gid02_16</text:p>
          </table:table-cell>
          <table:table-cell office:value-type="string" calcext:value-type="string">
            <text:p>CONF</text:p>
          </table:table-cell>
          <table:table-cell table:formula="of:=IF(EXACT([Sheet1.N352];[Sheet1.P3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[Sheet1.A3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office:value-type="string" calcext:value-type="string">
            <text:p>getres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gid03</text:p>
          </table:table-cell>
          <table:table-cell office:value-type="string" calcext:value-type="string">
            <text:p>PASS</text:p>
          </table:table-cell>
          <table:table-cell table:formula="of:=IF(EXACT([Sheet1.N353];[Sheet1.P3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[Sheet1.A35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office:value-type="string" calcext:value-type="string">
            <text:p>getres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gid03_16</text:p>
          </table:table-cell>
          <table:table-cell office:value-type="string" calcext:value-type="string">
            <text:p>CONF</text:p>
          </table:table-cell>
          <table:table-cell table:formula="of:=IF(EXACT([Sheet1.N354];[Sheet1.P3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[Sheet1.A3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office:value-type="string" calcext:value-type="string">
            <text:p>getres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uid01</text:p>
          </table:table-cell>
          <table:table-cell office:value-type="string" calcext:value-type="string">
            <text:p>PASS</text:p>
          </table:table-cell>
          <table:table-cell table:formula="of:=IF(EXACT([Sheet1.N355];[Sheet1.P3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[Sheet1.A35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office:value-type="string" calcext:value-type="string">
            <text:p>getres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uid01_16</text:p>
          </table:table-cell>
          <table:table-cell office:value-type="string" calcext:value-type="string">
            <text:p>CONF</text:p>
          </table:table-cell>
          <table:table-cell table:formula="of:=IF(EXACT([Sheet1.N356];[Sheet1.P3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[Sheet1.A3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office:value-type="string" calcext:value-type="string">
            <text:p>getres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uid02</text:p>
          </table:table-cell>
          <table:table-cell office:value-type="string" calcext:value-type="string">
            <text:p>PASS</text:p>
          </table:table-cell>
          <table:table-cell table:formula="of:=IF(EXACT([Sheet1.N357];[Sheet1.P3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[Sheet1.A35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office:value-type="string" calcext:value-type="string">
            <text:p>getres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uid02_16</text:p>
          </table:table-cell>
          <table:table-cell office:value-type="string" calcext:value-type="string">
            <text:p>CONF</text:p>
          </table:table-cell>
          <table:table-cell table:formula="of:=IF(EXACT([Sheet1.N358];[Sheet1.P3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[Sheet1.A3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office:value-type="string" calcext:value-type="string">
            <text:p>getres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uid03</text:p>
          </table:table-cell>
          <table:table-cell office:value-type="string" calcext:value-type="string">
            <text:p>PASS</text:p>
          </table:table-cell>
          <table:table-cell table:formula="of:=IF(EXACT([Sheet1.N359];[Sheet1.P3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[Sheet1.A36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office:value-type="string" calcext:value-type="string">
            <text:p>getres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uid03_16</text:p>
          </table:table-cell>
          <table:table-cell office:value-type="string" calcext:value-type="string">
            <text:p>CONF</text:p>
          </table:table-cell>
          <table:table-cell table:formula="of:=IF(EXACT([Sheet1.N360];[Sheet1.P3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[Sheet1.A3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office:value-type="string" calcext:value-type="string">
            <text:p>g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limit01</text:p>
          </table:table-cell>
          <table:table-cell office:value-type="string" calcext:value-type="string">
            <text:p>PASS</text:p>
          </table:table-cell>
          <table:table-cell table:formula="of:=IF(EXACT([Sheet1.N361];[Sheet1.P3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[Sheet1.A3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office:value-type="string" calcext:value-type="string">
            <text:p>getrlim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limit02</text:p>
          </table:table-cell>
          <table:table-cell office:value-type="string" calcext:value-type="string">
            <text:p>PASS</text:p>
          </table:table-cell>
          <table:table-cell table:formula="of:=IF(EXACT([Sheet1.N362];[Sheet1.P3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[Sheet1.A36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office:value-type="string" calcext:value-type="string">
            <text:p>getrlimit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getrlimit03</text:p>
          </table:table-cell>
          <table:table-cell office:value-type="string" calcext:value-type="string">
            <text:p>FAIL</text:p>
          </table:table-cell>
          <table:table-cell table:formula="of:=IF(EXACT([Sheet1.N363];[Sheet1.P3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[Sheet1.A36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office:value-type="string" calcext:value-type="string">
            <text:p>get_mempolic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_mempolicy01</text:p>
          </table:table-cell>
          <table:table-cell office:value-type="string" calcext:value-type="string">
            <text:p>CONF</text:p>
          </table:table-cell>
          <table:table-cell table:formula="of:=IF(EXACT([Sheet1.N364];[Sheet1.P3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[Sheet1.A3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office:value-type="string" calcext:value-type="string">
            <text:p>get_robust_lis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_robust_list01</text:p>
          </table:table-cell>
          <table:table-cell office:value-type="string" calcext:value-type="string">
            <text:p>PASS</text:p>
          </table:table-cell>
          <table:table-cell table:formula="of:=IF(EXACT([Sheet1.N365];[Sheet1.P3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[Sheet1.A3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office:value-type="string" calcext:value-type="string">
            <text:p>getrusag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1</text:p>
          </table:table-cell>
          <table:table-cell office:value-type="string" calcext:value-type="string">
            <text:p>PASS</text:p>
          </table:table-cell>
          <table:table-cell table:formula="of:=IF(EXACT([Sheet1.N366];[Sheet1.P3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[Sheet1.A3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office:value-type="string" calcext:value-type="string">
            <text:p>getrusag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2</text:p>
          </table:table-cell>
          <table:table-cell office:value-type="string" calcext:value-type="string">
            <text:p>PASS</text:p>
          </table:table-cell>
          <table:table-cell table:formula="of:=IF(EXACT([Sheet1.N367];[Sheet1.P3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 office:value-type="string" office:string-value="FAIL" calcext:value-type="string">
            <text:p>FAIL</text:p>
          </table:table-cell>
          <table:table-cell table:formula="of:=IF([Sheet1.B368]&amp;[Sheet1.C368]&amp;[Sheet1.F368]&amp;[Sheet1.G368]=&quot;PASSPASSPASSFAIL&quot;; [Sheet1.A3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office:value-type="string" calcext:value-type="string">
            <text:p>getrusag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3</text:p>
          </table:table-cell>
          <table:table-cell office:value-type="string" calcext:value-type="string">
            <text:p>PASS</text:p>
          </table:table-cell>
          <table:table-cell table:formula="of:=IF(EXACT([Sheet1.N368];[Sheet1.P3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>
            <text:p/>
          </table:table-cell>
          <table:table-cell table:formula="of:=IF([Sheet1.B369]&amp;[Sheet1.C369]&amp;[Sheet1.F369]&amp;[Sheet1.G369]=&quot;PASSPASSPASSFAIL&quot;; [Sheet1.A3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office:value-type="string" calcext:value-type="string">
            <text:p>getrusag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4</text:p>
          </table:table-cell>
          <table:table-cell office:value-type="string" calcext:value-type="string">
            <text:p>PASS</text:p>
          </table:table-cell>
          <table:table-cell table:formula="of:=IF(EXACT([Sheet1.N369];[Sheet1.P3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[Sheet1.A37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office:value-type="string" calcext:value-type="string">
            <text:p>gets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id01</text:p>
          </table:table-cell>
          <table:table-cell office:value-type="string" calcext:value-type="string">
            <text:p>PASS</text:p>
          </table:table-cell>
          <table:table-cell table:formula="of:=IF(EXACT([Sheet1.N370];[Sheet1.P3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[Sheet1.A3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office:value-type="string" calcext:value-type="string">
            <text:p>gets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id02</text:p>
          </table:table-cell>
          <table:table-cell office:value-type="string" calcext:value-type="string">
            <text:p>PASS</text:p>
          </table:table-cell>
          <table:table-cell table:formula="of:=IF(EXACT([Sheet1.N371];[Sheet1.P3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[Sheet1.A37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office:value-type="string" calcext:value-type="string">
            <text:p>getsock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ockname01</text:p>
          </table:table-cell>
          <table:table-cell office:value-type="string" calcext:value-type="string">
            <text:p>PASS</text:p>
          </table:table-cell>
          <table:table-cell table:formula="of:=IF(EXACT([Sheet1.N372];[Sheet1.P3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[Sheet1.A3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office:value-type="string" calcext:value-type="string">
            <text:p>getsocko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ockopt01</text:p>
          </table:table-cell>
          <table:table-cell office:value-type="string" calcext:value-type="string">
            <text:p>PASS</text:p>
          </table:table-cell>
          <table:table-cell table:formula="of:=IF(EXACT([Sheet1.N373];[Sheet1.P3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[Sheet1.A3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office:value-type="string" calcext:value-type="string">
            <text:p>getsockop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ockopt02</text:p>
          </table:table-cell>
          <table:table-cell office:value-type="string" calcext:value-type="string">
            <text:p>PASS</text:p>
          </table:table-cell>
          <table:table-cell table:formula="of:=IF(EXACT([Sheet1.N374];[Sheet1.P3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[Sheet1.A37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office:value-type="string" calcext:value-type="string">
            <text:p>gett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tid01</text:p>
          </table:table-cell>
          <table:table-cell office:value-type="string" calcext:value-type="string">
            <text:p>PASS</text:p>
          </table:table-cell>
          <table:table-cell table:formula="of:=IF(EXACT([Sheet1.N375];[Sheet1.P3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[Sheet1.A3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office:value-type="string" calcext:value-type="string">
            <text:p>gettimeofda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timeofday01</text:p>
          </table:table-cell>
          <table:table-cell office:value-type="string" calcext:value-type="string">
            <text:p>PASS</text:p>
          </table:table-cell>
          <table:table-cell table:formula="of:=IF(EXACT([Sheet1.N376];[Sheet1.P3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[Sheet1.A3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office:value-type="string" calcext:value-type="string">
            <text:p>gettimeofda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timeofday02</text:p>
          </table:table-cell>
          <table:table-cell office:value-type="string" calcext:value-type="string">
            <text:p>PASS</text:p>
          </table:table-cell>
          <table:table-cell table:formula="of:=IF(EXACT([Sheet1.N377];[Sheet1.P3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[Sheet1.A3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office:value-type="string" calcext:value-type="string">
            <text:p>get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uid01</text:p>
          </table:table-cell>
          <table:table-cell office:value-type="string" calcext:value-type="string">
            <text:p>PASS</text:p>
          </table:table-cell>
          <table:table-cell table:formula="of:=IF(EXACT([Sheet1.N378];[Sheet1.P3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[Sheet1.A37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office:value-type="string" calcext:value-type="string">
            <text:p>get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uid01_16</text:p>
          </table:table-cell>
          <table:table-cell office:value-type="string" calcext:value-type="string">
            <text:p>CONF</text:p>
          </table:table-cell>
          <table:table-cell table:formula="of:=IF(EXACT([Sheet1.N379];[Sheet1.P3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[Sheet1.A3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office:value-type="string" calcext:value-type="string">
            <text:p>get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uid03</text:p>
          </table:table-cell>
          <table:table-cell office:value-type="string" calcext:value-type="string">
            <text:p>PASS</text:p>
          </table:table-cell>
          <table:table-cell table:formula="of:=IF(EXACT([Sheet1.N380];[Sheet1.P3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[Sheet1.A38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office:value-type="string" calcext:value-type="string">
            <text:p>get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uid03_16</text:p>
          </table:table-cell>
          <table:table-cell office:value-type="string" calcext:value-type="string">
            <text:p>CONF</text:p>
          </table:table-cell>
          <table:table-cell table:formula="of:=IF(EXACT([Sheet1.N381];[Sheet1.P3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[Sheet1.A38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office:value-type="string" calcext:value-type="string">
            <text:p>getxattr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1</text:p>
          </table:table-cell>
          <table:table-cell office:value-type="string" calcext:value-type="string">
            <text:p>CONF</text:p>
          </table:table-cell>
          <table:table-cell table:formula="of:=IF(EXACT([Sheet1.N382];[Sheet1.P3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[Sheet1.A3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office:value-type="string" calcext:value-type="string">
            <text:p>g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2</text:p>
          </table:table-cell>
          <table:table-cell office:value-type="string" calcext:value-type="string">
            <text:p>CONF</text:p>
          </table:table-cell>
          <table:table-cell table:formula="of:=IF(EXACT([Sheet1.N383];[Sheet1.P3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[Sheet1.A38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office:value-type="string" calcext:value-type="string">
            <text:p>getxattr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3</text:p>
          </table:table-cell>
          <table:table-cell office:value-type="string" calcext:value-type="string">
            <text:p>CONF</text:p>
          </table:table-cell>
          <table:table-cell table:formula="of:=IF(EXACT([Sheet1.N384];[Sheet1.P3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[Sheet1.A38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office:value-type="string" calcext:value-type="string">
            <text:p>getxattr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4</text:p>
          </table:table-cell>
          <table:table-cell office:value-type="string" calcext:value-type="string">
            <text:p>CONF</text:p>
          </table:table-cell>
          <table:table-cell table:formula="of:=IF(EXACT([Sheet1.N385];[Sheet1.P3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[Sheet1.A38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office:value-type="string" calcext:value-type="string">
            <text:p>getxattr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5</text:p>
          </table:table-cell>
          <table:table-cell office:value-type="string" calcext:value-type="string">
            <text:p>CONF</text:p>
          </table:table-cell>
          <table:table-cell table:formula="of:=IF(EXACT([Sheet1.N386];[Sheet1.P3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[Sheet1.A3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office:value-type="string" calcext:value-type="string">
            <text:p>ioctl01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1_02</text:p>
          </table:table-cell>
          <table:table-cell office:value-type="string" calcext:value-type="string">
            <text:p>PASS</text:p>
          </table:table-cell>
          <table:table-cell table:formula="of:=IF(EXACT([Sheet1.N387];[Sheet1.P3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[Sheet1.A38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office:value-type="string" calcext:value-type="string">
            <text:p>ioctl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ctl03</text:p>
          </table:table-cell>
          <table:table-cell office:value-type="string" calcext:value-type="string">
            <text:p>CONF</text:p>
          </table:table-cell>
          <table:table-cell table:formula="of:=IF(EXACT([Sheet1.N388];[Sheet1.P3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[Sheet1.A3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office:value-type="string" calcext:value-type="string">
            <text:p>io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4</text:p>
          </table:table-cell>
          <table:table-cell office:value-type="string" calcext:value-type="string">
            <text:p>PASS</text:p>
          </table:table-cell>
          <table:table-cell table:formula="of:=IF(EXACT([Sheet1.N389];[Sheet1.P3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[Sheet1.A3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office:value-type="string" calcext:value-type="string">
            <text:p>ioct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5</text:p>
          </table:table-cell>
          <table:table-cell office:value-type="string" calcext:value-type="string">
            <text:p>PASS</text:p>
          </table:table-cell>
          <table:table-cell table:formula="of:=IF(EXACT([Sheet1.N390];[Sheet1.P3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[Sheet1.A3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office:value-type="string" calcext:value-type="string">
            <text:p>ioct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6</text:p>
          </table:table-cell>
          <table:table-cell office:value-type="string" calcext:value-type="string">
            <text:p>PASS</text:p>
          </table:table-cell>
          <table:table-cell table:formula="of:=IF(EXACT([Sheet1.N391];[Sheet1.P3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[Sheet1.A392]; &quot;&quot;)" office:value-type="string" office:string-value="ioctl07" calcext:value-type="string">
            <text:p>ioctl07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office:value-type="string" calcext:value-type="string">
            <text:p>ioctl0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octl07</text:p>
          </table:table-cell>
          <table:table-cell office:value-type="string" calcext:value-type="string">
            <text:p>PASS</text:p>
          </table:table-cell>
          <table:table-cell table:formula="of:=IF(EXACT([Sheet1.N392];[Sheet1.P392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[Sheet1.A3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office:value-type="string" calcext:value-type="string">
            <text:p>inotify_init1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_init1_01</text:p>
          </table:table-cell>
          <table:table-cell office:value-type="string" calcext:value-type="string">
            <text:p>PASS</text:p>
          </table:table-cell>
          <table:table-cell table:formula="of:=IF(EXACT([Sheet1.N393];[Sheet1.P3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[Sheet1.A3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office:value-type="string" calcext:value-type="string">
            <text:p>inotify_init1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_init1_02</text:p>
          </table:table-cell>
          <table:table-cell office:value-type="string" calcext:value-type="string">
            <text:p>PASS</text:p>
          </table:table-cell>
          <table:table-cell table:formula="of:=IF(EXACT([Sheet1.N394];[Sheet1.P3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[Sheet1.A3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office:value-type="string" calcext:value-type="string">
            <text:p>inotif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1</text:p>
          </table:table-cell>
          <table:table-cell office:value-type="string" calcext:value-type="string">
            <text:p>PASS</text:p>
          </table:table-cell>
          <table:table-cell table:formula="of:=IF(EXACT([Sheet1.N395];[Sheet1.P3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[Sheet1.A3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office:value-type="string" calcext:value-type="string">
            <text:p>inotif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2</text:p>
          </table:table-cell>
          <table:table-cell office:value-type="string" calcext:value-type="string">
            <text:p>PASS</text:p>
          </table:table-cell>
          <table:table-cell table:formula="of:=IF(EXACT([Sheet1.N396];[Sheet1.P3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[Sheet1.A3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office:value-type="string" calcext:value-type="string">
            <text:p>inotify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3</text:p>
          </table:table-cell>
          <table:table-cell office:value-type="string" calcext:value-type="string">
            <text:p>PASS</text:p>
          </table:table-cell>
          <table:table-cell table:formula="of:=IF(EXACT([Sheet1.N397];[Sheet1.P3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[Sheet1.A3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office:value-type="string" calcext:value-type="string">
            <text:p>inotify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4</text:p>
          </table:table-cell>
          <table:table-cell office:value-type="string" calcext:value-type="string">
            <text:p>PASS</text:p>
          </table:table-cell>
          <table:table-cell table:formula="of:=IF(EXACT([Sheet1.N398];[Sheet1.P3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[Sheet1.A3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office:value-type="string" calcext:value-type="string">
            <text:p>inotify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5</text:p>
          </table:table-cell>
          <table:table-cell office:value-type="string" calcext:value-type="string">
            <text:p>PASS</text:p>
          </table:table-cell>
          <table:table-cell table:formula="of:=IF(EXACT([Sheet1.N399];[Sheet1.P3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[Sheet1.A400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style-name="ce2" office:value-type="string" calcext:value-type="string">
            <text:p>inotify06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inotify06</text:p>
          </table:table-cell>
          <table:table-cell office:value-type="string" calcext:value-type="string">
            <text:p>/</text:p>
          </table:table-cell>
          <table:table-cell table:formula="of:=IF(EXACT([Sheet1.N400];[Sheet1.P4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[Sheet1.A40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office:value-type="string" calcext:value-type="string">
            <text:p>inotify0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notify07</text:p>
          </table:table-cell>
          <table:table-cell office:value-type="string" calcext:value-type="string">
            <text:p>FAIL</text:p>
          </table:table-cell>
          <table:table-cell table:formula="of:=IF(EXACT([Sheet1.N401];[Sheet1.P4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[Sheet1.A40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office:value-type="string" calcext:value-type="string">
            <text:p>inotify0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notify08</text:p>
          </table:table-cell>
          <table:table-cell office:value-type="string" calcext:value-type="string">
            <text:p>FAIL</text:p>
          </table:table-cell>
          <table:table-cell table:formula="of:=IF(EXACT([Sheet1.N402];[Sheet1.P4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[Sheet1.A4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office:value-type="string" calcext:value-type="string">
            <text:p>inotify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9</text:p>
          </table:table-cell>
          <table:table-cell office:value-type="string" calcext:value-type="string">
            <text:p>PASS</text:p>
          </table:table-cell>
          <table:table-cell table:formula="of:=IF(EXACT([Sheet1.N403];[Sheet1.P4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[Sheet1.A40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office:value-type="string" calcext:value-type="string">
            <text:p>fanotif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1</text:p>
          </table:table-cell>
          <table:table-cell office:value-type="string" calcext:value-type="string">
            <text:p>CONF</text:p>
          </table:table-cell>
          <table:table-cell table:formula="of:=IF(EXACT([Sheet1.N404];[Sheet1.P4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[Sheet1.A40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office:value-type="string" calcext:value-type="string">
            <text:p>fanotify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2</text:p>
          </table:table-cell>
          <table:table-cell office:value-type="string" calcext:value-type="string">
            <text:p>CONF</text:p>
          </table:table-cell>
          <table:table-cell table:formula="of:=IF(EXACT([Sheet1.N405];[Sheet1.P4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[Sheet1.A40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office:value-type="string" calcext:value-type="string">
            <text:p>fanotify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3</text:p>
          </table:table-cell>
          <table:table-cell office:value-type="string" calcext:value-type="string">
            <text:p>CONF</text:p>
          </table:table-cell>
          <table:table-cell table:formula="of:=IF(EXACT([Sheet1.N406];[Sheet1.P4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[Sheet1.A40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office:value-type="string" calcext:value-type="string">
            <text:p>fanotify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4</text:p>
          </table:table-cell>
          <table:table-cell office:value-type="string" calcext:value-type="string">
            <text:p>CONF</text:p>
          </table:table-cell>
          <table:table-cell table:formula="of:=IF(EXACT([Sheet1.N407];[Sheet1.P4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[Sheet1.A40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office:value-type="string" calcext:value-type="string">
            <text:p>fanotify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5</text:p>
          </table:table-cell>
          <table:table-cell office:value-type="string" calcext:value-type="string">
            <text:p>CONF</text:p>
          </table:table-cell>
          <table:table-cell table:formula="of:=IF(EXACT([Sheet1.N408];[Sheet1.P4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[Sheet1.A40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office:value-type="string" calcext:value-type="string">
            <text:p>fanotify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6</text:p>
          </table:table-cell>
          <table:table-cell office:value-type="string" calcext:value-type="string">
            <text:p>CONF</text:p>
          </table:table-cell>
          <table:table-cell table:formula="of:=IF(EXACT([Sheet1.N409];[Sheet1.P4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[Sheet1.A41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office:value-type="string" calcext:value-type="string">
            <text:p>fanotify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7</text:p>
          </table:table-cell>
          <table:table-cell office:value-type="string" calcext:value-type="string">
            <text:p>CONF</text:p>
          </table:table-cell>
          <table:table-cell table:formula="of:=IF(EXACT([Sheet1.N410];[Sheet1.P4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[Sheet1.A41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office:value-type="string" calcext:value-type="string">
            <text:p>fanotify08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8</text:p>
          </table:table-cell>
          <table:table-cell office:value-type="string" calcext:value-type="string">
            <text:p>CONF</text:p>
          </table:table-cell>
          <table:table-cell table:formula="of:=IF(EXACT([Sheet1.N411];[Sheet1.P4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[Sheet1.A41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office:value-type="string" calcext:value-type="string">
            <text:p>fanotify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9</text:p>
          </table:table-cell>
          <table:table-cell office:value-type="string" calcext:value-type="string">
            <text:p>CONF</text:p>
          </table:table-cell>
          <table:table-cell table:formula="of:=IF(EXACT([Sheet1.N412];[Sheet1.P4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[Sheet1.A41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office:value-type="string" calcext:value-type="string">
            <text:p>fanotify10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10</text:p>
          </table:table-cell>
          <table:table-cell office:value-type="string" calcext:value-type="string">
            <text:p>CONF</text:p>
          </table:table-cell>
          <table:table-cell table:formula="of:=IF(EXACT([Sheet1.N413];[Sheet1.P4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[Sheet1.A41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office:value-type="string" calcext:value-type="string">
            <text:p>fanotify1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11</text:p>
          </table:table-cell>
          <table:table-cell office:value-type="string" calcext:value-type="string">
            <text:p>CONF</text:p>
          </table:table-cell>
          <table:table-cell table:formula="of:=IF(EXACT([Sheet1.N414];[Sheet1.P4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[Sheet1.A4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office:value-type="string" calcext:value-type="string">
            <text:p>ioper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erm01</text:p>
          </table:table-cell>
          <table:table-cell office:value-type="string" calcext:value-type="string">
            <text:p>PASS</text:p>
          </table:table-cell>
          <table:table-cell table:formula="of:=IF(EXACT([Sheet1.N415];[Sheet1.P4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[Sheet1.A4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office:value-type="string" calcext:value-type="string">
            <text:p>ioper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erm02</text:p>
          </table:table-cell>
          <table:table-cell office:value-type="string" calcext:value-type="string">
            <text:p>PASS</text:p>
          </table:table-cell>
          <table:table-cell table:formula="of:=IF(EXACT([Sheet1.N416];[Sheet1.P4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[Sheet1.A4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office:value-type="string" calcext:value-type="string">
            <text:p>iop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l01</text:p>
          </table:table-cell>
          <table:table-cell office:value-type="string" calcext:value-type="string">
            <text:p>PASS</text:p>
          </table:table-cell>
          <table:table-cell table:formula="of:=IF(EXACT([Sheet1.N417];[Sheet1.P4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[Sheet1.A4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office:value-type="string" calcext:value-type="string">
            <text:p>iop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l02</text:p>
          </table:table-cell>
          <table:table-cell office:value-type="string" calcext:value-type="string">
            <text:p>PASS</text:p>
          </table:table-cell>
          <table:table-cell table:formula="of:=IF(EXACT([Sheet1.N418];[Sheet1.P4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[Sheet1.A41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office:value-type="string" calcext:value-type="string">
            <text:p>io_cance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cancel01</text:p>
          </table:table-cell>
          <table:table-cell office:value-type="string" calcext:value-type="string">
            <text:p>CONF</text:p>
          </table:table-cell>
          <table:table-cell table:formula="of:=IF(EXACT([Sheet1.N419];[Sheet1.P4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[Sheet1.A42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office:value-type="string" calcext:value-type="string">
            <text:p>io_destro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destroy01</text:p>
          </table:table-cell>
          <table:table-cell office:value-type="string" calcext:value-type="string">
            <text:p>CONF</text:p>
          </table:table-cell>
          <table:table-cell table:formula="of:=IF(EXACT([Sheet1.N420];[Sheet1.P4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[Sheet1.A42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office:value-type="string" calcext:value-type="string">
            <text:p>io_getevent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getevents01</text:p>
          </table:table-cell>
          <table:table-cell office:value-type="string" calcext:value-type="string">
            <text:p>CONF</text:p>
          </table:table-cell>
          <table:table-cell table:formula="of:=IF(EXACT([Sheet1.N421];[Sheet1.P4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[Sheet1.A42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office:value-type="string" calcext:value-type="string">
            <text:p>io_setup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setup01</text:p>
          </table:table-cell>
          <table:table-cell office:value-type="string" calcext:value-type="string">
            <text:p>CONF</text:p>
          </table:table-cell>
          <table:table-cell table:formula="of:=IF(EXACT([Sheet1.N422];[Sheet1.P4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[Sheet1.A42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office:value-type="string" calcext:value-type="string">
            <text:p>io_submi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submit01</text:p>
          </table:table-cell>
          <table:table-cell office:value-type="string" calcext:value-type="string">
            <text:p>CONF</text:p>
          </table:table-cell>
          <table:table-cell table:formula="of:=IF(EXACT([Sheet1.N423];[Sheet1.P4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[Sheet1.A424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office:value-type="string" calcext:value-type="string">
            <text:p>keyctl01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1</text:p>
          </table:table-cell>
          <table:table-cell office:value-type="string" calcext:value-type="string">
            <text:p>/</text:p>
          </table:table-cell>
          <table:table-cell table:formula="of:=IF(EXACT([Sheet1.N424];[Sheet1.P4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[Sheet1.A425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office:value-type="string" calcext:value-type="string">
            <text:p>keyctl02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2</text:p>
          </table:table-cell>
          <table:table-cell office:value-type="string" calcext:value-type="string">
            <text:p>/</text:p>
          </table:table-cell>
          <table:table-cell table:formula="of:=IF(EXACT([Sheet1.N425];[Sheet1.P4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[Sheet1.A426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office:value-type="string" calcext:value-type="string">
            <text:p>keyctl03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3</text:p>
          </table:table-cell>
          <table:table-cell office:value-type="string" calcext:value-type="string">
            <text:p>/</text:p>
          </table:table-cell>
          <table:table-cell table:formula="of:=IF(EXACT([Sheet1.N426];[Sheet1.P4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[Sheet1.A427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office:value-type="string" calcext:value-type="string">
            <text:p>keyctl04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4</text:p>
          </table:table-cell>
          <table:table-cell office:value-type="string" calcext:value-type="string">
            <text:p>/</text:p>
          </table:table-cell>
          <table:table-cell table:formula="of:=IF(EXACT([Sheet1.N427];[Sheet1.P4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[Sheet1.A428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office:value-type="string" calcext:value-type="string">
            <text:p>keyctl05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5</text:p>
          </table:table-cell>
          <table:table-cell office:value-type="string" calcext:value-type="string">
            <text:p>/</text:p>
          </table:table-cell>
          <table:table-cell table:formula="of:=IF(EXACT([Sheet1.N428];[Sheet1.P4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[Sheet1.A429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office:value-type="string" calcext:value-type="string">
            <text:p>keyctl06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6</text:p>
          </table:table-cell>
          <table:table-cell office:value-type="string" calcext:value-type="string">
            <text:p>/</text:p>
          </table:table-cell>
          <table:table-cell table:formula="of:=IF(EXACT([Sheet1.N429];[Sheet1.P4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[Sheet1.A430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office:value-type="string" calcext:value-type="string">
            <text:p>keyctl07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7</text:p>
          </table:table-cell>
          <table:table-cell office:value-type="string" calcext:value-type="string">
            <text:p>/</text:p>
          </table:table-cell>
          <table:table-cell table:formula="of:=IF(EXACT([Sheet1.N430];[Sheet1.P4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[Sheet1.A431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office:value-type="string" calcext:value-type="string">
            <text:p>keyctl08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8</text:p>
          </table:table-cell>
          <table:table-cell office:value-type="string" calcext:value-type="string">
            <text:p>/</text:p>
          </table:table-cell>
          <table:table-cell table:formula="of:=IF(EXACT([Sheet1.N431];[Sheet1.P4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[Sheet1.A43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office:value-type="string" calcext:value-type="string">
            <text:p>kcmp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kcmp01</text:p>
          </table:table-cell>
          <table:table-cell office:value-type="string" calcext:value-type="string">
            <text:p>CONF</text:p>
          </table:table-cell>
          <table:table-cell table:formula="of:=IF(EXACT([Sheet1.N432];[Sheet1.P4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[Sheet1.A43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office:value-type="string" calcext:value-type="string">
            <text:p>kcmp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kcmp02</text:p>
          </table:table-cell>
          <table:table-cell office:value-type="string" calcext:value-type="string">
            <text:p>CONF</text:p>
          </table:table-cell>
          <table:table-cell table:formula="of:=IF(EXACT([Sheet1.N433];[Sheet1.P4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[Sheet1.A43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office:value-type="string" calcext:value-type="string">
            <text:p>kcmp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kcmp03</text:p>
          </table:table-cell>
          <table:table-cell office:value-type="string" calcext:value-type="string">
            <text:p>FAIL</text:p>
          </table:table-cell>
          <table:table-cell table:formula="of:=IF(EXACT([Sheet1.N434];[Sheet1.P4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[Sheet1.A4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office:value-type="string" calcext:value-type="string">
            <text:p>ki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1</text:p>
          </table:table-cell>
          <table:table-cell office:value-type="string" calcext:value-type="string">
            <text:p>PASS</text:p>
          </table:table-cell>
          <table:table-cell table:formula="of:=IF(EXACT([Sheet1.N435];[Sheet1.P4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[Sheet1.A4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office:value-type="string" calcext:value-type="string">
            <text:p>ki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2</text:p>
          </table:table-cell>
          <table:table-cell office:value-type="string" calcext:value-type="string">
            <text:p>PASS</text:p>
          </table:table-cell>
          <table:table-cell table:formula="of:=IF(EXACT([Sheet1.N436];[Sheet1.P4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[Sheet1.A4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office:value-type="string" calcext:value-type="string">
            <text:p>kil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3</text:p>
          </table:table-cell>
          <table:table-cell office:value-type="string" calcext:value-type="string">
            <text:p>PASS</text:p>
          </table:table-cell>
          <table:table-cell table:formula="of:=IF(EXACT([Sheet1.N437];[Sheet1.P4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[Sheet1.A4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office:value-type="string" calcext:value-type="string">
            <text:p>kil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4</text:p>
          </table:table-cell>
          <table:table-cell office:value-type="string" calcext:value-type="string">
            <text:p>PASS</text:p>
          </table:table-cell>
          <table:table-cell table:formula="of:=IF(EXACT([Sheet1.N438];[Sheet1.P4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[Sheet1.A4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office:value-type="string" calcext:value-type="string">
            <text:p>kil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5</text:p>
          </table:table-cell>
          <table:table-cell office:value-type="string" calcext:value-type="string">
            <text:p>PASS</text:p>
          </table:table-cell>
          <table:table-cell table:formula="of:=IF(EXACT([Sheet1.N439];[Sheet1.P4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[Sheet1.A4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office:value-type="string" calcext:value-type="string">
            <text:p>kil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6</text:p>
          </table:table-cell>
          <table:table-cell office:value-type="string" calcext:value-type="string">
            <text:p>PASS</text:p>
          </table:table-cell>
          <table:table-cell table:formula="of:=IF(EXACT([Sheet1.N440];[Sheet1.P4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[Sheet1.A4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office:value-type="string" calcext:value-type="string">
            <text:p>kill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7</text:p>
          </table:table-cell>
          <table:table-cell office:value-type="string" calcext:value-type="string">
            <text:p>PASS</text:p>
          </table:table-cell>
          <table:table-cell table:formula="of:=IF(EXACT([Sheet1.N441];[Sheet1.P4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[Sheet1.A4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office:value-type="string" calcext:value-type="string">
            <text:p>kill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8</text:p>
          </table:table-cell>
          <table:table-cell office:value-type="string" calcext:value-type="string">
            <text:p>PASS</text:p>
          </table:table-cell>
          <table:table-cell table:formula="of:=IF(EXACT([Sheet1.N442];[Sheet1.P4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[Sheet1.A4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office:value-type="string" calcext:value-type="string">
            <text:p>kill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9</text:p>
          </table:table-cell>
          <table:table-cell office:value-type="string" calcext:value-type="string">
            <text:p>PASS</text:p>
          </table:table-cell>
          <table:table-cell table:formula="of:=IF(EXACT([Sheet1.N443];[Sheet1.P4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[Sheet1.A444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2" office:value-type="string" calcext:value-type="string">
            <text:p>/</text:p>
          </table:table-cell>
          <table:table-cell table:style-name="ce2" office:value-type="string" calcext:value-type="string">
            <text:p>kill10</text:p>
          </table:table-cell>
          <table:table-cell office:value-type="string" calcext:value-type="string">
            <text:p>/</text:p>
          </table:table-cell>
          <table:table-cell table:formula="of:=IF(EXACT([Sheet1.N444];[Sheet1.P4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[Sheet1.A445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2" office:value-type="string" calcext:value-type="string">
            <text:p>/</text:p>
          </table:table-cell>
          <table:table-cell table:style-name="Default" office:value-type="string" calcext:value-type="string">
            <text:p>kill11</text:p>
          </table:table-cell>
          <table:table-cell office:value-type="string" calcext:value-type="string">
            <text:p>/</text:p>
          </table:table-cell>
          <table:table-cell table:formula="of:=IF(EXACT([Sheet1.N445];[Sheet1.P4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[Sheet1.A4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office:value-type="string" calcext:value-type="string">
            <text:p>kill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12</text:p>
          </table:table-cell>
          <table:table-cell office:value-type="string" calcext:value-type="string">
            <text:p>PASS</text:p>
          </table:table-cell>
          <table:table-cell table:formula="of:=IF(EXACT([Sheet1.N446];[Sheet1.P4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[Sheet1.A4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office:value-type="string" calcext:value-type="string">
            <text:p>lchow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1</text:p>
          </table:table-cell>
          <table:table-cell office:value-type="string" calcext:value-type="string">
            <text:p>PASS</text:p>
          </table:table-cell>
          <table:table-cell table:formula="of:=IF(EXACT([Sheet1.N447];[Sheet1.P4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[Sheet1.A44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office:value-type="string" calcext:value-type="string">
            <text:p>lchown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lchown01_16</text:p>
          </table:table-cell>
          <table:table-cell office:value-type="string" calcext:value-type="string">
            <text:p>CONF</text:p>
          </table:table-cell>
          <table:table-cell table:formula="of:=IF(EXACT([Sheet1.N448];[Sheet1.P4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[Sheet1.A4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office:value-type="string" calcext:value-type="string">
            <text:p>lchow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2</text:p>
          </table:table-cell>
          <table:table-cell office:value-type="string" calcext:value-type="string">
            <text:p>PASS</text:p>
          </table:table-cell>
          <table:table-cell table:formula="of:=IF(EXACT([Sheet1.N449];[Sheet1.P4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[Sheet1.A45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office:value-type="string" calcext:value-type="string">
            <text:p>lchow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3</text:p>
          </table:table-cell>
          <table:table-cell office:value-type="string" calcext:value-type="string">
            <text:p>PASS</text:p>
          </table:table-cell>
          <table:table-cell table:formula="of:=IF(EXACT([Sheet1.N450];[Sheet1.P4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[Sheet1.A45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office:value-type="string" calcext:value-type="string">
            <text:p>lchown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lchown02_16</text:p>
          </table:table-cell>
          <table:table-cell office:value-type="string" calcext:value-type="string">
            <text:p>CONF</text:p>
          </table:table-cell>
          <table:table-cell table:formula="of:=IF(EXACT([Sheet1.N451];[Sheet1.P4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[Sheet1.A45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office:value-type="string" calcext:value-type="string">
            <text:p>lchown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lchown03_16</text:p>
          </table:table-cell>
          <table:table-cell office:value-type="string" calcext:value-type="string">
            <text:p>CONF</text:p>
          </table:table-cell>
          <table:table-cell table:formula="of:=IF(EXACT([Sheet1.N452];[Sheet1.P4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[Sheet1.A45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office:value-type="string" calcext:value-type="string">
            <text:p>lg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</text:p>
          </table:table-cell>
          <table:table-cell office:value-type="string" calcext:value-type="string">
            <text:p>PASS</text:p>
          </table:table-cell>
          <table:table-cell table:formula="of:=IF(EXACT([Sheet1.N453];[Sheet1.P4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[Sheet1.A45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office:value-type="string" calcext:value-type="string">
            <text:p>lge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</text:p>
          </table:table-cell>
          <table:table-cell office:value-type="string" calcext:value-type="string">
            <text:p>PASS</text:p>
          </table:table-cell>
          <table:table-cell table:formula="of:=IF(EXACT([Sheet1.N454];[Sheet1.P4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[Sheet1.A4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office:value-type="string" calcext:value-type="string">
            <text:p>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1</text:p>
          </table:table-cell>
          <table:table-cell office:value-type="string" calcext:value-type="string">
            <text:p>PASS</text:p>
          </table:table-cell>
          <table:table-cell table:formula="of:=IF(EXACT([Sheet1.N455];[Sheet1.P4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[Sheet1.A4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office:value-type="string" calcext:value-type="string">
            <text:p>lin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2</text:p>
          </table:table-cell>
          <table:table-cell office:value-type="string" calcext:value-type="string">
            <text:p>PASS</text:p>
          </table:table-cell>
          <table:table-cell table:formula="of:=IF(EXACT([Sheet1.N456];[Sheet1.P4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[Sheet1.A4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office:value-type="string" calcext:value-type="string">
            <text:p>lin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3</text:p>
          </table:table-cell>
          <table:table-cell office:value-type="string" calcext:value-type="string">
            <text:p>PASS</text:p>
          </table:table-cell>
          <table:table-cell table:formula="of:=IF(EXACT([Sheet1.N457];[Sheet1.P4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[Sheet1.A4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office:value-type="string" calcext:value-type="string">
            <text:p>lin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4</text:p>
          </table:table-cell>
          <table:table-cell office:value-type="string" calcext:value-type="string">
            <text:p>PASS</text:p>
          </table:table-cell>
          <table:table-cell table:formula="of:=IF(EXACT([Sheet1.N458];[Sheet1.P4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[Sheet1.A4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office:value-type="string" calcext:value-type="string">
            <text:p>lin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5</text:p>
          </table:table-cell>
          <table:table-cell office:value-type="string" calcext:value-type="string">
            <text:p>PASS</text:p>
          </table:table-cell>
          <table:table-cell table:formula="of:=IF(EXACT([Sheet1.N459];[Sheet1.P4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[Sheet1.A4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office:value-type="string" calcext:value-type="string">
            <text:p>link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6</text:p>
          </table:table-cell>
          <table:table-cell office:value-type="string" calcext:value-type="string">
            <text:p>PASS</text:p>
          </table:table-cell>
          <table:table-cell table:formula="of:=IF(EXACT([Sheet1.N460];[Sheet1.P4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[Sheet1.A4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office:value-type="string" calcext:value-type="string">
            <text:p>lin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7</text:p>
          </table:table-cell>
          <table:table-cell office:value-type="string" calcext:value-type="string">
            <text:p>PASS</text:p>
          </table:table-cell>
          <table:table-cell table:formula="of:=IF(EXACT([Sheet1.N461];[Sheet1.P4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[Sheet1.A4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office:value-type="string" calcext:value-type="string">
            <text:p>link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8</text:p>
          </table:table-cell>
          <table:table-cell office:value-type="string" calcext:value-type="string">
            <text:p>PASS</text:p>
          </table:table-cell>
          <table:table-cell table:formula="of:=IF(EXACT([Sheet1.N462];[Sheet1.P4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[Sheet1.A4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office:value-type="string" calcext:value-type="string">
            <text:p>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at01</text:p>
          </table:table-cell>
          <table:table-cell office:value-type="string" calcext:value-type="string">
            <text:p>PASS</text:p>
          </table:table-cell>
          <table:table-cell table:formula="of:=IF(EXACT([Sheet1.N463];[Sheet1.P4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[Sheet1.A46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office:value-type="string" calcext:value-type="string">
            <text:p>link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at02</text:p>
          </table:table-cell>
          <table:table-cell office:value-type="string" calcext:value-type="string">
            <text:p>PASS</text:p>
          </table:table-cell>
          <table:table-cell table:formula="of:=IF(EXACT([Sheet1.N464];[Sheet1.P4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[Sheet1.A4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office:value-type="string" calcext:value-type="string">
            <text:p>list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en01</text:p>
          </table:table-cell>
          <table:table-cell office:value-type="string" calcext:value-type="string">
            <text:p>PASS</text:p>
          </table:table-cell>
          <table:table-cell table:formula="of:=IF(EXACT([Sheet1.N465];[Sheet1.P4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[Sheet1.A46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office:value-type="string" calcext:value-type="string">
            <text:p>lis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</text:p>
          </table:table-cell>
          <table:table-cell office:value-type="string" calcext:value-type="string">
            <text:p>PASS</text:p>
          </table:table-cell>
          <table:table-cell table:formula="of:=IF(EXACT([Sheet1.N466];[Sheet1.P4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[Sheet1.A46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office:value-type="string" calcext:value-type="string">
            <text:p>lis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</text:p>
          </table:table-cell>
          <table:table-cell office:value-type="string" calcext:value-type="string">
            <text:p>PASS</text:p>
          </table:table-cell>
          <table:table-cell table:formula="of:=IF(EXACT([Sheet1.N467];[Sheet1.P4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[Sheet1.A46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office:value-type="string" calcext:value-type="string">
            <text:p>listxatt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</text:p>
          </table:table-cell>
          <table:table-cell office:value-type="string" calcext:value-type="string">
            <text:p>PASS</text:p>
          </table:table-cell>
          <table:table-cell table:formula="of:=IF(EXACT([Sheet1.N468];[Sheet1.P4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[Sheet1.A46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office:value-type="string" calcext:value-type="string">
            <text:p>llis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</text:p>
          </table:table-cell>
          <table:table-cell office:value-type="string" calcext:value-type="string">
            <text:p>PASS</text:p>
          </table:table-cell>
          <table:table-cell table:formula="of:=IF(EXACT([Sheet1.N469];[Sheet1.P4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[Sheet1.A47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office:value-type="string" calcext:value-type="string">
            <text:p>llis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</text:p>
          </table:table-cell>
          <table:table-cell office:value-type="string" calcext:value-type="string">
            <text:p>PASS</text:p>
          </table:table-cell>
          <table:table-cell table:formula="of:=IF(EXACT([Sheet1.N470];[Sheet1.P4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[Sheet1.A47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office:value-type="string" calcext:value-type="string">
            <text:p>llistxatt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</text:p>
          </table:table-cell>
          <table:table-cell office:value-type="string" calcext:value-type="string">
            <text:p>PASS</text:p>
          </table:table-cell>
          <table:table-cell table:formula="of:=IF(EXACT([Sheet1.N471];[Sheet1.P4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[Sheet1.A47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office:value-type="string" calcext:value-type="string">
            <text:p>llsee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seek01</text:p>
          </table:table-cell>
          <table:table-cell office:value-type="string" calcext:value-type="string">
            <text:p>PASS</text:p>
          </table:table-cell>
          <table:table-cell table:formula="of:=IF(EXACT([Sheet1.N472];[Sheet1.P4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[Sheet1.A4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office:value-type="string" calcext:value-type="string">
            <text:p>llsee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seek02</text:p>
          </table:table-cell>
          <table:table-cell office:value-type="string" calcext:value-type="string">
            <text:p>PASS</text:p>
          </table:table-cell>
          <table:table-cell table:formula="of:=IF(EXACT([Sheet1.N473];[Sheet1.P4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[Sheet1.A4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office:value-type="string" calcext:value-type="string">
            <text:p>llsee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seek03</text:p>
          </table:table-cell>
          <table:table-cell office:value-type="string" calcext:value-type="string">
            <text:p>PASS</text:p>
          </table:table-cell>
          <table:table-cell table:formula="of:=IF(EXACT([Sheet1.N474];[Sheet1.P4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[Sheet1.A47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office:value-type="string" calcext:value-type="string">
            <text:p>lremove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</text:p>
          </table:table-cell>
          <table:table-cell office:value-type="string" calcext:value-type="string">
            <text:p>PASS</text:p>
          </table:table-cell>
          <table:table-cell table:formula="of:=IF(EXACT([Sheet1.N475];[Sheet1.P4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[Sheet1.A4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office:value-type="string" calcext:value-type="string">
            <text:p>lsee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01</text:p>
          </table:table-cell>
          <table:table-cell office:value-type="string" calcext:value-type="string">
            <text:p>PASS</text:p>
          </table:table-cell>
          <table:table-cell table:formula="of:=IF(EXACT([Sheet1.N476];[Sheet1.P4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[Sheet1.A4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office:value-type="string" calcext:value-type="string">
            <text:p>lsee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02</text:p>
          </table:table-cell>
          <table:table-cell office:value-type="string" calcext:value-type="string">
            <text:p>PASS</text:p>
          </table:table-cell>
          <table:table-cell table:formula="of:=IF(EXACT([Sheet1.N477];[Sheet1.P4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[Sheet1.A4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office:value-type="string" calcext:value-type="string">
            <text:p>lsee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07</text:p>
          </table:table-cell>
          <table:table-cell office:value-type="string" calcext:value-type="string">
            <text:p>PASS</text:p>
          </table:table-cell>
          <table:table-cell table:formula="of:=IF(EXACT([Sheet1.N478];[Sheet1.P4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[Sheet1.A47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office:value-type="string" calcext:value-type="string">
            <text:p>lseek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11</text:p>
          </table:table-cell>
          <table:table-cell office:value-type="string" calcext:value-type="string">
            <text:p>PASS</text:p>
          </table:table-cell>
          <table:table-cell table:formula="of:=IF(EXACT([Sheet1.N479];[Sheet1.P4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[Sheet1.A4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office:value-type="string" calcext:value-type="string">
            <text:p>lstat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A</text:p>
          </table:table-cell>
          <table:table-cell office:value-type="string" calcext:value-type="string">
            <text:p>PASS</text:p>
          </table:table-cell>
          <table:table-cell table:formula="of:=IF(EXACT([Sheet1.N480];[Sheet1.P4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[Sheet1.A4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office:value-type="string" calcext:value-type="string">
            <text:p>lstat01A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A_64</text:p>
          </table:table-cell>
          <table:table-cell office:value-type="string" calcext:value-type="string">
            <text:p>PASS</text:p>
          </table:table-cell>
          <table:table-cell table:formula="of:=IF(EXACT([Sheet1.N481];[Sheet1.P4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[Sheet1.A4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office:value-type="string" calcext:value-type="string">
            <text:p>l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</text:p>
          </table:table-cell>
          <table:table-cell office:value-type="string" calcext:value-type="string">
            <text:p>PASS</text:p>
          </table:table-cell>
          <table:table-cell table:formula="of:=IF(EXACT([Sheet1.N482];[Sheet1.P4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[Sheet1.A4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office:value-type="string" calcext:value-type="string">
            <text:p>lsta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_64</text:p>
          </table:table-cell>
          <table:table-cell office:value-type="string" calcext:value-type="string">
            <text:p>PASS</text:p>
          </table:table-cell>
          <table:table-cell table:formula="of:=IF(EXACT([Sheet1.N483];[Sheet1.P4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[Sheet1.A4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office:value-type="string" calcext:value-type="string">
            <text:p>l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2</text:p>
          </table:table-cell>
          <table:table-cell office:value-type="string" calcext:value-type="string">
            <text:p>PASS</text:p>
          </table:table-cell>
          <table:table-cell table:formula="of:=IF(EXACT([Sheet1.N484];[Sheet1.P4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[Sheet1.A4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office:value-type="string" calcext:value-type="string">
            <text:p>lsta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2_64</text:p>
          </table:table-cell>
          <table:table-cell office:value-type="string" calcext:value-type="string">
            <text:p>PASS</text:p>
          </table:table-cell>
          <table:table-cell table:formula="of:=IF(EXACT([Sheet1.N485];[Sheet1.P4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[Sheet1.A4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office:value-type="string" calcext:value-type="string">
            <text:p>lst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3</text:p>
          </table:table-cell>
          <table:table-cell office:value-type="string" calcext:value-type="string">
            <text:p>PASS</text:p>
          </table:table-cell>
          <table:table-cell table:formula="of:=IF(EXACT([Sheet1.N486];[Sheet1.P4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[Sheet1.A4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office:value-type="string" calcext:value-type="string">
            <text:p>lsta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3_64</text:p>
          </table:table-cell>
          <table:table-cell office:value-type="string" calcext:value-type="string">
            <text:p>PASS</text:p>
          </table:table-cell>
          <table:table-cell table:formula="of:=IF(EXACT([Sheet1.N487];[Sheet1.P4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[Sheet1.A4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office:value-type="string" calcext:value-type="string">
            <text:p>mallo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llopt01</text:p>
          </table:table-cell>
          <table:table-cell office:value-type="string" calcext:value-type="string">
            <text:p>PASS</text:p>
          </table:table-cell>
          <table:table-cell table:formula="of:=IF(EXACT([Sheet1.N488];[Sheet1.P4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[Sheet1.A48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office:value-type="string" calcext:value-type="string">
            <text:p>mbind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bind01</text:p>
          </table:table-cell>
          <table:table-cell office:value-type="string" calcext:value-type="string">
            <text:p>CONF</text:p>
          </table:table-cell>
          <table:table-cell table:formula="of:=IF(EXACT([Sheet1.N489];[Sheet1.P4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[Sheet1.A4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office:value-type="string" calcext:value-type="string">
            <text:p>mems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mset01</text:p>
          </table:table-cell>
          <table:table-cell office:value-type="string" calcext:value-type="string">
            <text:p>PASS</text:p>
          </table:table-cell>
          <table:table-cell table:formula="of:=IF(EXACT([Sheet1.N490];[Sheet1.P4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[Sheet1.A4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office:value-type="string" calcext:value-type="string">
            <text:p>memcm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mcmp01</text:p>
          </table:table-cell>
          <table:table-cell office:value-type="string" calcext:value-type="string">
            <text:p>PASS</text:p>
          </table:table-cell>
          <table:table-cell table:formula="of:=IF(EXACT([Sheet1.N491];[Sheet1.P4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[Sheet1.A4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office:value-type="string" calcext:value-type="string">
            <text:p>memcp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mcpy01</text:p>
          </table:table-cell>
          <table:table-cell office:value-type="string" calcext:value-type="string">
            <text:p>PASS</text:p>
          </table:table-cell>
          <table:table-cell table:formula="of:=IF(EXACT([Sheet1.N492];[Sheet1.P4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[Sheet1.A49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office:value-type="string" calcext:value-type="string">
            <text:p>migrate_page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igrate_pages01</text:p>
          </table:table-cell>
          <table:table-cell office:value-type="string" calcext:value-type="string">
            <text:p>CONF</text:p>
          </table:table-cell>
          <table:table-cell table:formula="of:=IF(EXACT([Sheet1.N493];[Sheet1.P4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[Sheet1.A49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office:value-type="string" calcext:value-type="string">
            <text:p>migrate_page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igrate_pages02</text:p>
          </table:table-cell>
          <table:table-cell office:value-type="string" calcext:value-type="string">
            <text:p>CONF</text:p>
          </table:table-cell>
          <table:table-cell table:formula="of:=IF(EXACT([Sheet1.N494];[Sheet1.P4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[Sheet1.A49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office:value-type="string" calcext:value-type="string">
            <text:p>migrate_pages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igrate_pages03</text:p>
          </table:table-cell>
          <table:table-cell office:value-type="string" calcext:value-type="string">
            <text:p>CONF</text:p>
          </table:table-cell>
          <table:table-cell table:formula="of:=IF(EXACT([Sheet1.N495];[Sheet1.P4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[Sheet1.A4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office:value-type="string" calcext:value-type="string">
            <text:p>mlock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all01</text:p>
          </table:table-cell>
          <table:table-cell office:value-type="string" calcext:value-type="string">
            <text:p>PASS</text:p>
          </table:table-cell>
          <table:table-cell table:formula="of:=IF(EXACT([Sheet1.N496];[Sheet1.P4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[Sheet1.A4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office:value-type="string" calcext:value-type="string">
            <text:p>mlocka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all02</text:p>
          </table:table-cell>
          <table:table-cell office:value-type="string" calcext:value-type="string">
            <text:p>PASS</text:p>
          </table:table-cell>
          <table:table-cell table:formula="of:=IF(EXACT([Sheet1.N497];[Sheet1.P4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[Sheet1.A4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office:value-type="string" calcext:value-type="string">
            <text:p>mlockal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all03</text:p>
          </table:table-cell>
          <table:table-cell office:value-type="string" calcext:value-type="string">
            <text:p>PASS</text:p>
          </table:table-cell>
          <table:table-cell table:formula="of:=IF(EXACT([Sheet1.N498];[Sheet1.P4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[Sheet1.A4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office:value-type="string" calcext:value-type="string">
            <text:p>mk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2</text:p>
          </table:table-cell>
          <table:table-cell office:value-type="string" calcext:value-type="string">
            <text:p>PASS</text:p>
          </table:table-cell>
          <table:table-cell table:formula="of:=IF(EXACT([Sheet1.N499];[Sheet1.P4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[Sheet1.A5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office:value-type="string" calcext:value-type="string">
            <text:p>mk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3</text:p>
          </table:table-cell>
          <table:table-cell office:value-type="string" calcext:value-type="string">
            <text:p>PASS</text:p>
          </table:table-cell>
          <table:table-cell table:formula="of:=IF(EXACT([Sheet1.N500];[Sheet1.P5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[Sheet1.A5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office:value-type="string" calcext:value-type="string">
            <text:p>mkdir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4</text:p>
          </table:table-cell>
          <table:table-cell office:value-type="string" calcext:value-type="string">
            <text:p>PASS</text:p>
          </table:table-cell>
          <table:table-cell table:formula="of:=IF(EXACT([Sheet1.N501];[Sheet1.P5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[Sheet1.A5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office:value-type="string" calcext:value-type="string">
            <text:p>mkdir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5</text:p>
          </table:table-cell>
          <table:table-cell office:value-type="string" calcext:value-type="string">
            <text:p>PASS</text:p>
          </table:table-cell>
          <table:table-cell table:formula="of:=IF(EXACT([Sheet1.N502];[Sheet1.P5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[Sheet1.A5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office:value-type="string" calcext:value-type="string">
            <text:p>mkdir05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5A</text:p>
          </table:table-cell>
          <table:table-cell office:value-type="string" calcext:value-type="string">
            <text:p>PASS</text:p>
          </table:table-cell>
          <table:table-cell table:formula="of:=IF(EXACT([Sheet1.N503];[Sheet1.P5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[Sheet1.A5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office:value-type="string" calcext:value-type="string">
            <text:p>mkdir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9</text:p>
          </table:table-cell>
          <table:table-cell office:value-type="string" calcext:value-type="string">
            <text:p>PASS</text:p>
          </table:table-cell>
          <table:table-cell table:formula="of:=IF(EXACT([Sheet1.N504];[Sheet1.P5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[Sheet1.A50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office:value-type="string" calcext:value-type="string">
            <text:p>mkdir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at01</text:p>
          </table:table-cell>
          <table:table-cell office:value-type="string" calcext:value-type="string">
            <text:p>PASS</text:p>
          </table:table-cell>
          <table:table-cell table:formula="of:=IF(EXACT([Sheet1.N505];[Sheet1.P5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[Sheet1.A5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office:value-type="string" calcext:value-type="string">
            <text:p>mkdir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at02</text:p>
          </table:table-cell>
          <table:table-cell office:value-type="string" calcext:value-type="string">
            <text:p>PASS</text:p>
          </table:table-cell>
          <table:table-cell table:formula="of:=IF(EXACT([Sheet1.N506];[Sheet1.P5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[Sheet1.A5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office:value-type="string" calcext:value-type="string">
            <text:p>mkno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1</text:p>
          </table:table-cell>
          <table:table-cell office:value-type="string" calcext:value-type="string">
            <text:p>PASS</text:p>
          </table:table-cell>
          <table:table-cell table:formula="of:=IF(EXACT([Sheet1.N507];[Sheet1.P5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[Sheet1.A5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office:value-type="string" calcext:value-type="string">
            <text:p>mkno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2</text:p>
          </table:table-cell>
          <table:table-cell office:value-type="string" calcext:value-type="string">
            <text:p>PASS</text:p>
          </table:table-cell>
          <table:table-cell table:formula="of:=IF(EXACT([Sheet1.N508];[Sheet1.P5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[Sheet1.A5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office:value-type="string" calcext:value-type="string">
            <text:p>mkno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3</text:p>
          </table:table-cell>
          <table:table-cell office:value-type="string" calcext:value-type="string">
            <text:p>PASS</text:p>
          </table:table-cell>
          <table:table-cell table:formula="of:=IF(EXACT([Sheet1.N509];[Sheet1.P5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[Sheet1.A5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office:value-type="string" calcext:value-type="string">
            <text:p>mkno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4</text:p>
          </table:table-cell>
          <table:table-cell office:value-type="string" calcext:value-type="string">
            <text:p>PASS</text:p>
          </table:table-cell>
          <table:table-cell table:formula="of:=IF(EXACT([Sheet1.N510];[Sheet1.P5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[Sheet1.A5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office:value-type="string" calcext:value-type="string">
            <text:p>mkno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5</text:p>
          </table:table-cell>
          <table:table-cell office:value-type="string" calcext:value-type="string">
            <text:p>PASS</text:p>
          </table:table-cell>
          <table:table-cell table:formula="of:=IF(EXACT([Sheet1.N511];[Sheet1.P5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[Sheet1.A5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office:value-type="string" calcext:value-type="string">
            <text:p>mkno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6</text:p>
          </table:table-cell>
          <table:table-cell office:value-type="string" calcext:value-type="string">
            <text:p>PASS</text:p>
          </table:table-cell>
          <table:table-cell table:formula="of:=IF(EXACT([Sheet1.N512];[Sheet1.P5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[Sheet1.A5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office:value-type="string" calcext:value-type="string">
            <text:p>mkno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7</text:p>
          </table:table-cell>
          <table:table-cell office:value-type="string" calcext:value-type="string">
            <text:p>PASS</text:p>
          </table:table-cell>
          <table:table-cell table:formula="of:=IF(EXACT([Sheet1.N513];[Sheet1.P5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[Sheet1.A5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office:value-type="string" calcext:value-type="string">
            <text:p>mknod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8</text:p>
          </table:table-cell>
          <table:table-cell office:value-type="string" calcext:value-type="string">
            <text:p>PASS</text:p>
          </table:table-cell>
          <table:table-cell table:formula="of:=IF(EXACT([Sheet1.N514];[Sheet1.P5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[Sheet1.A5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office:value-type="string" calcext:value-type="string">
            <text:p>mknod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9</text:p>
          </table:table-cell>
          <table:table-cell office:value-type="string" calcext:value-type="string">
            <text:p>PASS</text:p>
          </table:table-cell>
          <table:table-cell table:formula="of:=IF(EXACT([Sheet1.N515];[Sheet1.P5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[Sheet1.A5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office:value-type="string" calcext:value-type="string">
            <text:p>mknod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at01</text:p>
          </table:table-cell>
          <table:table-cell office:value-type="string" calcext:value-type="string">
            <text:p>PASS</text:p>
          </table:table-cell>
          <table:table-cell table:formula="of:=IF(EXACT([Sheet1.N516];[Sheet1.P5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[Sheet1.A5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office:value-type="string" calcext:value-type="string">
            <text:p>mknod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at02</text:p>
          </table:table-cell>
          <table:table-cell office:value-type="string" calcext:value-type="string">
            <text:p>PASS</text:p>
          </table:table-cell>
          <table:table-cell table:formula="of:=IF(EXACT([Sheet1.N517];[Sheet1.P5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[Sheet1.A5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office:value-type="string" calcext:value-type="string">
            <text:p>mlo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1</text:p>
          </table:table-cell>
          <table:table-cell office:value-type="string" calcext:value-type="string">
            <text:p>PASS</text:p>
          </table:table-cell>
          <table:table-cell table:formula="of:=IF(EXACT([Sheet1.N518];[Sheet1.P5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[Sheet1.A5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office:value-type="string" calcext:value-type="string">
            <text:p>mlo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2</text:p>
          </table:table-cell>
          <table:table-cell office:value-type="string" calcext:value-type="string">
            <text:p>PASS</text:p>
          </table:table-cell>
          <table:table-cell table:formula="of:=IF(EXACT([Sheet1.N519];[Sheet1.P5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[Sheet1.A5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office:value-type="string" calcext:value-type="string">
            <text:p>mloc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3</text:p>
          </table:table-cell>
          <table:table-cell office:value-type="string" calcext:value-type="string">
            <text:p>PASS</text:p>
          </table:table-cell>
          <table:table-cell table:formula="of:=IF(EXACT([Sheet1.N520];[Sheet1.P5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[Sheet1.A5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office:value-type="string" calcext:value-type="string">
            <text:p>mloc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4</text:p>
          </table:table-cell>
          <table:table-cell office:value-type="string" calcext:value-type="string">
            <text:p>PASS</text:p>
          </table:table-cell>
          <table:table-cell table:formula="of:=IF(EXACT([Sheet1.N521];[Sheet1.P5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[Sheet1.A52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office:value-type="string" calcext:value-type="string">
            <text:p>mlock2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lock201</text:p>
          </table:table-cell>
          <table:table-cell office:value-type="string" calcext:value-type="string">
            <text:p>CONF</text:p>
          </table:table-cell>
          <table:table-cell table:formula="of:=IF(EXACT([Sheet1.N522];[Sheet1.P5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[Sheet1.A52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office:value-type="string" calcext:value-type="string">
            <text:p>mlock2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lock202</text:p>
          </table:table-cell>
          <table:table-cell office:value-type="string" calcext:value-type="string">
            <text:p>CONF</text:p>
          </table:table-cell>
          <table:table-cell table:formula="of:=IF(EXACT([Sheet1.N523];[Sheet1.P5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[Sheet1.A52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office:value-type="string" calcext:value-type="string">
            <text:p>mlock2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lock203</text:p>
          </table:table-cell>
          <table:table-cell office:value-type="string" calcext:value-type="string">
            <text:p>CONF</text:p>
          </table:table-cell>
          <table:table-cell table:formula="of:=IF(EXACT([Sheet1.N524];[Sheet1.P5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[Sheet1.A5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office:value-type="string" calcext:value-type="string">
            <text:p>qm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mm01</text:p>
          </table:table-cell>
          <table:table-cell office:value-type="string" calcext:value-type="string">
            <text:p>PASS</text:p>
          </table:table-cell>
          <table:table-cell table:formula="of:=IF(EXACT([Sheet1.N525];[Sheet1.P5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[Sheet1.A5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office:value-type="string" calcext:value-type="string">
            <text:p>mma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1</text:p>
          </table:table-cell>
          <table:table-cell office:value-type="string" calcext:value-type="string">
            <text:p>PASS</text:p>
          </table:table-cell>
          <table:table-cell table:formula="of:=IF(EXACT([Sheet1.N526];[Sheet1.P5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[Sheet1.A5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office:value-type="string" calcext:value-type="string">
            <text:p>mma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2</text:p>
          </table:table-cell>
          <table:table-cell office:value-type="string" calcext:value-type="string">
            <text:p>PASS</text:p>
          </table:table-cell>
          <table:table-cell table:formula="of:=IF(EXACT([Sheet1.N527];[Sheet1.P5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[Sheet1.A5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office:value-type="string" calcext:value-type="string">
            <text:p>m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3</text:p>
          </table:table-cell>
          <table:table-cell office:value-type="string" calcext:value-type="string">
            <text:p>PASS</text:p>
          </table:table-cell>
          <table:table-cell table:formula="of:=IF(EXACT([Sheet1.N528];[Sheet1.P5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[Sheet1.A5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office:value-type="string" calcext:value-type="string">
            <text:p>mma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4</text:p>
          </table:table-cell>
          <table:table-cell office:value-type="string" calcext:value-type="string">
            <text:p>PASS</text:p>
          </table:table-cell>
          <table:table-cell table:formula="of:=IF(EXACT([Sheet1.N529];[Sheet1.P5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[Sheet1.A53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office:value-type="string" calcext:value-type="string">
            <text:p>mmap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map05</text:p>
          </table:table-cell>
          <table:table-cell office:value-type="string" calcext:value-type="string">
            <text:p>FAIL</text:p>
          </table:table-cell>
          <table:table-cell table:formula="of:=IF(EXACT([Sheet1.N530];[Sheet1.P5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[Sheet1.A5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office:value-type="string" calcext:value-type="string">
            <text:p>mmap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6</text:p>
          </table:table-cell>
          <table:table-cell office:value-type="string" calcext:value-type="string">
            <text:p>PASS</text:p>
          </table:table-cell>
          <table:table-cell table:formula="of:=IF(EXACT([Sheet1.N531];[Sheet1.P5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[Sheet1.A5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office:value-type="string" calcext:value-type="string">
            <text:p>mmap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7</text:p>
          </table:table-cell>
          <table:table-cell office:value-type="string" calcext:value-type="string">
            <text:p>PASS</text:p>
          </table:table-cell>
          <table:table-cell table:formula="of:=IF(EXACT([Sheet1.N532];[Sheet1.P5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[Sheet1.A5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office:value-type="string" calcext:value-type="string">
            <text:p>mmap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8</text:p>
          </table:table-cell>
          <table:table-cell office:value-type="string" calcext:value-type="string">
            <text:p>PASS</text:p>
          </table:table-cell>
          <table:table-cell table:formula="of:=IF(EXACT([Sheet1.N533];[Sheet1.P5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[Sheet1.A5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office:value-type="string" calcext:value-type="string">
            <text:p>mmap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9</text:p>
          </table:table-cell>
          <table:table-cell office:value-type="string" calcext:value-type="string">
            <text:p>PASS</text:p>
          </table:table-cell>
          <table:table-cell table:formula="of:=IF(EXACT([Sheet1.N534];[Sheet1.P5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[Sheet1.A53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office:value-type="string" calcext:value-type="string">
            <text:p>mmap1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map12</text:p>
          </table:table-cell>
          <table:table-cell office:value-type="string" calcext:value-type="string">
            <text:p>FAIL</text:p>
          </table:table-cell>
          <table:table-cell table:formula="of:=IF(EXACT([Sheet1.N535];[Sheet1.P5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[Sheet1.A5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office:value-type="string" calcext:value-type="string">
            <text:p>mmap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13</text:p>
          </table:table-cell>
          <table:table-cell office:value-type="string" calcext:value-type="string">
            <text:p>PASS</text:p>
          </table:table-cell>
          <table:table-cell table:formula="of:=IF(EXACT([Sheet1.N536];[Sheet1.P5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[Sheet1.A5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office:value-type="string" calcext:value-type="string">
            <text:p>mmap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14</text:p>
          </table:table-cell>
          <table:table-cell office:value-type="string" calcext:value-type="string">
            <text:p>PASS</text:p>
          </table:table-cell>
          <table:table-cell table:formula="of:=IF(EXACT([Sheet1.N537];[Sheet1.P5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[Sheet1.A53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office:value-type="string" calcext:value-type="string">
            <text:p>mmap1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map15</text:p>
          </table:table-cell>
          <table:table-cell office:value-type="string" calcext:value-type="string">
            <text:p>CONF</text:p>
          </table:table-cell>
          <table:table-cell table:formula="of:=IF(EXACT([Sheet1.N538];[Sheet1.P5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[Sheet1.A5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office:value-type="string" calcext:value-type="string">
            <text:p>mmap1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16</text:p>
          </table:table-cell>
          <table:table-cell office:value-type="string" calcext:value-type="string">
            <text:p>PASS</text:p>
          </table:table-cell>
          <table:table-cell table:formula="of:=IF(EXACT([Sheet1.N539];[Sheet1.P5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[Sheet1.A5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office:value-type="string" calcext:value-type="string">
            <text:p>modify_ld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dify_ldt01</text:p>
          </table:table-cell>
          <table:table-cell office:value-type="string" calcext:value-type="string">
            <text:p>PASS</text:p>
          </table:table-cell>
          <table:table-cell table:formula="of:=IF(EXACT([Sheet1.N540];[Sheet1.P5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[Sheet1.A5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office:value-type="string" calcext:value-type="string">
            <text:p>modify_ld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dify_ldt02</text:p>
          </table:table-cell>
          <table:table-cell office:value-type="string" calcext:value-type="string">
            <text:p>PASS</text:p>
          </table:table-cell>
          <table:table-cell table:formula="of:=IF(EXACT([Sheet1.N541];[Sheet1.P5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[Sheet1.A5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office:value-type="string" calcext:value-type="string">
            <text:p>modify_ld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dify_ldt03</text:p>
          </table:table-cell>
          <table:table-cell office:value-type="string" calcext:value-type="string">
            <text:p>PASS</text:p>
          </table:table-cell>
          <table:table-cell table:formula="of:=IF(EXACT([Sheet1.N542];[Sheet1.P5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[Sheet1.A5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office:value-type="string" calcext:value-type="string">
            <text:p>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1</text:p>
          </table:table-cell>
          <table:table-cell office:value-type="string" calcext:value-type="string">
            <text:p>PASS</text:p>
          </table:table-cell>
          <table:table-cell table:formula="of:=IF(EXACT([Sheet1.N543];[Sheet1.P5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[Sheet1.A5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office:value-type="string" calcext:value-type="string">
            <text:p>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2</text:p>
          </table:table-cell>
          <table:table-cell office:value-type="string" calcext:value-type="string">
            <text:p>PASS</text:p>
          </table:table-cell>
          <table:table-cell table:formula="of:=IF(EXACT([Sheet1.N544];[Sheet1.P5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[Sheet1.A5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office:value-type="string" calcext:value-type="string">
            <text:p>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3</text:p>
          </table:table-cell>
          <table:table-cell office:value-type="string" calcext:value-type="string">
            <text:p>PASS</text:p>
          </table:table-cell>
          <table:table-cell table:formula="of:=IF(EXACT([Sheet1.N545];[Sheet1.P5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[Sheet1.A54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office:value-type="string" calcext:value-type="string">
            <text:p>mount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ount04</text:p>
          </table:table-cell>
          <table:table-cell office:value-type="string" calcext:value-type="string">
            <text:p>FAIL</text:p>
          </table:table-cell>
          <table:table-cell table:formula="of:=IF(EXACT([Sheet1.N546];[Sheet1.P5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[Sheet1.A5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office:value-type="string" calcext:value-type="string">
            <text:p>moun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5</text:p>
          </table:table-cell>
          <table:table-cell office:value-type="string" calcext:value-type="string">
            <text:p>PASS</text:p>
          </table:table-cell>
          <table:table-cell table:formula="of:=IF(EXACT([Sheet1.N547];[Sheet1.P5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[Sheet1.A54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office:value-type="string" calcext:value-type="string">
            <text:p>mount0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ount06</text:p>
          </table:table-cell>
          <table:table-cell office:value-type="string" calcext:value-type="string">
            <text:p>FAIL</text:p>
          </table:table-cell>
          <table:table-cell table:formula="of:=IF(EXACT([Sheet1.N548];[Sheet1.P5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[Sheet1.A54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office:value-type="string" calcext:value-type="string">
            <text:p>move_page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1</text:p>
          </table:table-cell>
          <table:table-cell office:value-type="string" calcext:value-type="string">
            <text:p>CONF</text:p>
          </table:table-cell>
          <table:table-cell table:formula="of:=IF(EXACT([Sheet1.N549];[Sheet1.P5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[Sheet1.A55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office:value-type="string" calcext:value-type="string">
            <text:p>move_page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2</text:p>
          </table:table-cell>
          <table:table-cell office:value-type="string" calcext:value-type="string">
            <text:p>CONF</text:p>
          </table:table-cell>
          <table:table-cell table:formula="of:=IF(EXACT([Sheet1.N550];[Sheet1.P5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[Sheet1.A55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office:value-type="string" calcext:value-type="string">
            <text:p>move_pages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3</text:p>
          </table:table-cell>
          <table:table-cell office:value-type="string" calcext:value-type="string">
            <text:p>CONF</text:p>
          </table:table-cell>
          <table:table-cell table:formula="of:=IF(EXACT([Sheet1.N551];[Sheet1.P5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[Sheet1.A55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office:value-type="string" calcext:value-type="string">
            <text:p>move_pages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4</text:p>
          </table:table-cell>
          <table:table-cell office:value-type="string" calcext:value-type="string">
            <text:p>CONF</text:p>
          </table:table-cell>
          <table:table-cell table:formula="of:=IF(EXACT([Sheet1.N552];[Sheet1.P5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[Sheet1.A55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office:value-type="string" calcext:value-type="string">
            <text:p>move_pages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5</text:p>
          </table:table-cell>
          <table:table-cell office:value-type="string" calcext:value-type="string">
            <text:p>CONF</text:p>
          </table:table-cell>
          <table:table-cell table:formula="of:=IF(EXACT([Sheet1.N553];[Sheet1.P5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[Sheet1.A55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office:value-type="string" calcext:value-type="string">
            <text:p>move_pages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6</text:p>
          </table:table-cell>
          <table:table-cell office:value-type="string" calcext:value-type="string">
            <text:p>CONF</text:p>
          </table:table-cell>
          <table:table-cell table:formula="of:=IF(EXACT([Sheet1.N554];[Sheet1.P5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[Sheet1.A55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office:value-type="string" calcext:value-type="string">
            <text:p>move_pages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7</text:p>
          </table:table-cell>
          <table:table-cell office:value-type="string" calcext:value-type="string">
            <text:p>CONF</text:p>
          </table:table-cell>
          <table:table-cell table:formula="of:=IF(EXACT([Sheet1.N555];[Sheet1.P5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[Sheet1.A55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office:value-type="string" calcext:value-type="string">
            <text:p>move_pages08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8</text:p>
          </table:table-cell>
          <table:table-cell office:value-type="string" calcext:value-type="string">
            <text:p>CONF</text:p>
          </table:table-cell>
          <table:table-cell table:formula="of:=IF(EXACT([Sheet1.N556];[Sheet1.P5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[Sheet1.A55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office:value-type="string" calcext:value-type="string">
            <text:p>move_pages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9</text:p>
          </table:table-cell>
          <table:table-cell office:value-type="string" calcext:value-type="string">
            <text:p>CONF</text:p>
          </table:table-cell>
          <table:table-cell table:formula="of:=IF(EXACT([Sheet1.N557];[Sheet1.P5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[Sheet1.A55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office:value-type="string" calcext:value-type="string">
            <text:p>move_pages10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10</text:p>
          </table:table-cell>
          <table:table-cell office:value-type="string" calcext:value-type="string">
            <text:p>CONF</text:p>
          </table:table-cell>
          <table:table-cell table:formula="of:=IF(EXACT([Sheet1.N558];[Sheet1.P5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[Sheet1.A55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office:value-type="string" calcext:value-type="string">
            <text:p>move_pages1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11</text:p>
          </table:table-cell>
          <table:table-cell office:value-type="string" calcext:value-type="string">
            <text:p>CONF</text:p>
          </table:table-cell>
          <table:table-cell table:formula="of:=IF(EXACT([Sheet1.N559];[Sheet1.P5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[Sheet1.A56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office:value-type="string" calcext:value-type="string">
            <text:p>move_pages1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12</text:p>
          </table:table-cell>
          <table:table-cell office:value-type="string" calcext:value-type="string">
            <text:p>CONF</text:p>
          </table:table-cell>
          <table:table-cell table:formula="of:=IF(EXACT([Sheet1.N560];[Sheet1.P5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[Sheet1.A5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office:value-type="string" calcext:value-type="string">
            <text:p>mprot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1</text:p>
          </table:table-cell>
          <table:table-cell office:value-type="string" calcext:value-type="string">
            <text:p>PASS</text:p>
          </table:table-cell>
          <table:table-cell table:formula="of:=IF(EXACT([Sheet1.N561];[Sheet1.P5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[Sheet1.A5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office:value-type="string" calcext:value-type="string">
            <text:p>mprotec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2</text:p>
          </table:table-cell>
          <table:table-cell office:value-type="string" calcext:value-type="string">
            <text:p>PASS</text:p>
          </table:table-cell>
          <table:table-cell table:formula="of:=IF(EXACT([Sheet1.N562];[Sheet1.P5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[Sheet1.A5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office:value-type="string" calcext:value-type="string">
            <text:p>mprotec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3</text:p>
          </table:table-cell>
          <table:table-cell office:value-type="string" calcext:value-type="string">
            <text:p>PASS</text:p>
          </table:table-cell>
          <table:table-cell table:formula="of:=IF(EXACT([Sheet1.N563];[Sheet1.P5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[Sheet1.A564]; &quot;&quot;)" office:value-type="string" office:string-value="mprotect04" calcext:value-type="string">
            <text:p>mprotect04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office:value-type="string" calcext:value-type="string">
            <text:p>mprotec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4</text:p>
          </table:table-cell>
          <table:table-cell office:value-type="string" calcext:value-type="string">
            <text:p>PASS</text:p>
          </table:table-cell>
          <table:table-cell table:formula="of:=IF(EXACT([Sheet1.N564];[Sheet1.P5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[Sheet1.A5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office:value-type="string" calcext:value-type="string">
            <text:p>mq_notif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notify01</text:p>
          </table:table-cell>
          <table:table-cell office:value-type="string" calcext:value-type="string">
            <text:p>PASS</text:p>
          </table:table-cell>
          <table:table-cell table:formula="of:=IF(EXACT([Sheet1.N565];[Sheet1.P5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[Sheet1.A5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office:value-type="string" calcext:value-type="string">
            <text:p>mq_notif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notify02</text:p>
          </table:table-cell>
          <table:table-cell office:value-type="string" calcext:value-type="string">
            <text:p>PASS</text:p>
          </table:table-cell>
          <table:table-cell table:formula="of:=IF(EXACT([Sheet1.N566];[Sheet1.P5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[Sheet1.A56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office:value-type="string" calcext:value-type="string">
            <text:p>mq_open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q_open01</text:p>
          </table:table-cell>
          <table:table-cell office:value-type="string" calcext:value-type="string">
            <text:p>FAIL</text:p>
          </table:table-cell>
          <table:table-cell table:formula="of:=IF(EXACT([Sheet1.N567];[Sheet1.P5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[Sheet1.A5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office:value-type="string" calcext:value-type="string">
            <text:p>mq_timedreceiv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timedreceive01</text:p>
          </table:table-cell>
          <table:table-cell office:value-type="string" calcext:value-type="string">
            <text:p>PASS</text:p>
          </table:table-cell>
          <table:table-cell table:formula="of:=IF(EXACT([Sheet1.N568];[Sheet1.P5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[Sheet1.A5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office:value-type="string" calcext:value-type="string">
            <text:p>mq_timeds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timedsend01</text:p>
          </table:table-cell>
          <table:table-cell office:value-type="string" calcext:value-type="string">
            <text:p>PASS</text:p>
          </table:table-cell>
          <table:table-cell table:formula="of:=IF(EXACT([Sheet1.N569];[Sheet1.P5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[Sheet1.A57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office:value-type="string" calcext:value-type="string">
            <text:p>mq_un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unlink01</text:p>
          </table:table-cell>
          <table:table-cell office:value-type="string" calcext:value-type="string">
            <text:p>PASS</text:p>
          </table:table-cell>
          <table:table-cell table:formula="of:=IF(EXACT([Sheet1.N570];[Sheet1.P5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[Sheet1.A5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office:value-type="string" calcext:value-type="string">
            <text:p>mrema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1</text:p>
          </table:table-cell>
          <table:table-cell office:value-type="string" calcext:value-type="string">
            <text:p>PASS</text:p>
          </table:table-cell>
          <table:table-cell table:formula="of:=IF(EXACT([Sheet1.N571];[Sheet1.P5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[Sheet1.A57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office:value-type="string" calcext:value-type="string">
            <text:p>mrema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2</text:p>
          </table:table-cell>
          <table:table-cell office:value-type="string" calcext:value-type="string">
            <text:p>PASS</text:p>
          </table:table-cell>
          <table:table-cell table:formula="of:=IF(EXACT([Sheet1.N572];[Sheet1.P5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[Sheet1.A57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office:value-type="string" calcext:value-type="string">
            <text:p>mremap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remap03</text:p>
          </table:table-cell>
          <table:table-cell office:value-type="string" calcext:value-type="string">
            <text:p>FAIL</text:p>
          </table:table-cell>
          <table:table-cell table:formula="of:=IF(EXACT([Sheet1.N573];[Sheet1.P5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[Sheet1.A5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office:value-type="string" calcext:value-type="string">
            <text:p>mrema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4</text:p>
          </table:table-cell>
          <table:table-cell office:value-type="string" calcext:value-type="string">
            <text:p>PASS</text:p>
          </table:table-cell>
          <table:table-cell table:formula="of:=IF(EXACT([Sheet1.N574];[Sheet1.P5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[Sheet1.A57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office:value-type="string" calcext:value-type="string">
            <text:p>mre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5</text:p>
          </table:table-cell>
          <table:table-cell office:value-type="string" calcext:value-type="string">
            <text:p>PASS</text:p>
          </table:table-cell>
          <table:table-cell table:formula="of:=IF(EXACT([Sheet1.N575];[Sheet1.P5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[Sheet1.A5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office:value-type="string" calcext:value-type="string">
            <text:p>msg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1</text:p>
          </table:table-cell>
          <table:table-cell office:value-type="string" calcext:value-type="string">
            <text:p>PASS</text:p>
          </table:table-cell>
          <table:table-cell table:formula="of:=IF(EXACT([Sheet1.N576];[Sheet1.P5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[Sheet1.A5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office:value-type="string" calcext:value-type="string">
            <text:p>msg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2</text:p>
          </table:table-cell>
          <table:table-cell office:value-type="string" calcext:value-type="string">
            <text:p>PASS</text:p>
          </table:table-cell>
          <table:table-cell table:formula="of:=IF(EXACT([Sheet1.N577];[Sheet1.P5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[Sheet1.A5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office:value-type="string" calcext:value-type="string">
            <text:p>msg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3</text:p>
          </table:table-cell>
          <table:table-cell office:value-type="string" calcext:value-type="string">
            <text:p>PASS</text:p>
          </table:table-cell>
          <table:table-cell table:formula="of:=IF(EXACT([Sheet1.N578];[Sheet1.P5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[Sheet1.A5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office:value-type="string" calcext:value-type="string">
            <text:p>msg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4</text:p>
          </table:table-cell>
          <table:table-cell office:value-type="string" calcext:value-type="string">
            <text:p>PASS</text:p>
          </table:table-cell>
          <table:table-cell table:formula="of:=IF(EXACT([Sheet1.N579];[Sheet1.P5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[Sheet1.A5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office:value-type="string" calcext:value-type="string">
            <text:p>msgstres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tress01</text:p>
          </table:table-cell>
          <table:table-cell office:value-type="string" calcext:value-type="string">
            <text:p>PASS</text:p>
          </table:table-cell>
          <table:table-cell table:formula="of:=IF(EXACT([Sheet1.N580];[Sheet1.P5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[Sheet1.A5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office:value-type="string" calcext:value-type="string">
            <text:p>msgstres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tress02</text:p>
          </table:table-cell>
          <table:table-cell office:value-type="string" calcext:value-type="string">
            <text:p>PASS</text:p>
          </table:table-cell>
          <table:table-cell table:formula="of:=IF(EXACT([Sheet1.N581];[Sheet1.P5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[Sheet1.A5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office:value-type="string" calcext:value-type="string">
            <text:p>msgstres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tress03</text:p>
          </table:table-cell>
          <table:table-cell office:value-type="string" calcext:value-type="string">
            <text:p>PASS</text:p>
          </table:table-cell>
          <table:table-cell table:formula="of:=IF(EXACT([Sheet1.N582];[Sheet1.P5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[Sheet1.A583]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style-name="ce2" office:value-type="string" calcext:value-type="string">
            <text:p>msgstress04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msgstress04</text:p>
          </table:table-cell>
          <table:table-cell office:value-type="string" calcext:value-type="string">
            <text:p>/</text:p>
          </table:table-cell>
          <table:table-cell table:formula="of:=IF(EXACT([Sheet1.N583];[Sheet1.P5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[Sheet1.A5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office:value-type="string" calcext:value-type="string">
            <text:p>msgctl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12</text:p>
          </table:table-cell>
          <table:table-cell office:value-type="string" calcext:value-type="string">
            <text:p>PASS</text:p>
          </table:table-cell>
          <table:table-cell table:formula="of:=IF(EXACT([Sheet1.N584];[Sheet1.P5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[Sheet1.A5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office:value-type="string" calcext:value-type="string">
            <text:p>msg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get01</text:p>
          </table:table-cell>
          <table:table-cell office:value-type="string" calcext:value-type="string">
            <text:p>PASS</text:p>
          </table:table-cell>
          <table:table-cell table:formula="of:=IF(EXACT([Sheet1.N585];[Sheet1.P5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[Sheet1.A5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office:value-type="string" calcext:value-type="string">
            <text:p>msg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get02</text:p>
          </table:table-cell>
          <table:table-cell office:value-type="string" calcext:value-type="string">
            <text:p>PASS</text:p>
          </table:table-cell>
          <table:table-cell table:formula="of:=IF(EXACT([Sheet1.N586];[Sheet1.P5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[Sheet1.A5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office:value-type="string" calcext:value-type="string">
            <text:p>msgge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get03</text:p>
          </table:table-cell>
          <table:table-cell office:value-type="string" calcext:value-type="string">
            <text:p>PASS</text:p>
          </table:table-cell>
          <table:table-cell table:formula="of:=IF(EXACT([Sheet1.N587];[Sheet1.P5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[Sheet1.A5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office:value-type="string" calcext:value-type="string">
            <text:p>msgrc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1</text:p>
          </table:table-cell>
          <table:table-cell office:value-type="string" calcext:value-type="string">
            <text:p>PASS</text:p>
          </table:table-cell>
          <table:table-cell table:formula="of:=IF(EXACT([Sheet1.N588];[Sheet1.P5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[Sheet1.A5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office:value-type="string" calcext:value-type="string">
            <text:p>msgrc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2</text:p>
          </table:table-cell>
          <table:table-cell office:value-type="string" calcext:value-type="string">
            <text:p>PASS</text:p>
          </table:table-cell>
          <table:table-cell table:formula="of:=IF(EXACT([Sheet1.N589];[Sheet1.P5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[Sheet1.A5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office:value-type="string" calcext:value-type="string">
            <text:p>msgrc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3</text:p>
          </table:table-cell>
          <table:table-cell office:value-type="string" calcext:value-type="string">
            <text:p>PASS</text:p>
          </table:table-cell>
          <table:table-cell table:formula="of:=IF(EXACT([Sheet1.N590];[Sheet1.P5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[Sheet1.A5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office:value-type="string" calcext:value-type="string">
            <text:p>msgrcv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4</text:p>
          </table:table-cell>
          <table:table-cell office:value-type="string" calcext:value-type="string">
            <text:p>PASS</text:p>
          </table:table-cell>
          <table:table-cell table:formula="of:=IF(EXACT([Sheet1.N591];[Sheet1.P5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[Sheet1.A5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office:value-type="string" calcext:value-type="string">
            <text:p>msgrcv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5</text:p>
          </table:table-cell>
          <table:table-cell office:value-type="string" calcext:value-type="string">
            <text:p>PASS</text:p>
          </table:table-cell>
          <table:table-cell table:formula="of:=IF(EXACT([Sheet1.N592];[Sheet1.P5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[Sheet1.A5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office:value-type="string" calcext:value-type="string">
            <text:p>msgrcv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6</text:p>
          </table:table-cell>
          <table:table-cell office:value-type="string" calcext:value-type="string">
            <text:p>PASS</text:p>
          </table:table-cell>
          <table:table-cell table:formula="of:=IF(EXACT([Sheet1.N593];[Sheet1.P5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[Sheet1.A5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office:value-type="string" calcext:value-type="string">
            <text:p>msgrcv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7</text:p>
          </table:table-cell>
          <table:table-cell office:value-type="string" calcext:value-type="string">
            <text:p>PASS</text:p>
          </table:table-cell>
          <table:table-cell table:formula="of:=IF(EXACT([Sheet1.N594];[Sheet1.P5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[Sheet1.A5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office:value-type="string" calcext:value-type="string">
            <text:p>msgrcv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8</text:p>
          </table:table-cell>
          <table:table-cell office:value-type="string" calcext:value-type="string">
            <text:p>PASS</text:p>
          </table:table-cell>
          <table:table-cell table:formula="of:=IF(EXACT([Sheet1.N595];[Sheet1.P5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[Sheet1.A5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office:value-type="string" calcext:value-type="string">
            <text:p>msgs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1</text:p>
          </table:table-cell>
          <table:table-cell office:value-type="string" calcext:value-type="string">
            <text:p>PASS</text:p>
          </table:table-cell>
          <table:table-cell table:formula="of:=IF(EXACT([Sheet1.N596];[Sheet1.P5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[Sheet1.A5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office:value-type="string" calcext:value-type="string">
            <text:p>msgsn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2</text:p>
          </table:table-cell>
          <table:table-cell office:value-type="string" calcext:value-type="string">
            <text:p>PASS</text:p>
          </table:table-cell>
          <table:table-cell table:formula="of:=IF(EXACT([Sheet1.N597];[Sheet1.P5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[Sheet1.A5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office:value-type="string" calcext:value-type="string">
            <text:p>msgsn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5</text:p>
          </table:table-cell>
          <table:table-cell office:value-type="string" calcext:value-type="string">
            <text:p>PASS</text:p>
          </table:table-cell>
          <table:table-cell table:formula="of:=IF(EXACT([Sheet1.N598];[Sheet1.P5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[Sheet1.A5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office:value-type="string" calcext:value-type="string">
            <text:p>msgsn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6</text:p>
          </table:table-cell>
          <table:table-cell office:value-type="string" calcext:value-type="string">
            <text:p>PASS</text:p>
          </table:table-cell>
          <table:table-cell table:formula="of:=IF(EXACT([Sheet1.N599];[Sheet1.P5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[Sheet1.A6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office:value-type="string" calcext:value-type="string">
            <text:p>m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ync01</text:p>
          </table:table-cell>
          <table:table-cell office:value-type="string" calcext:value-type="string">
            <text:p>PASS</text:p>
          </table:table-cell>
          <table:table-cell table:formula="of:=IF(EXACT([Sheet1.N600];[Sheet1.P6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[Sheet1.A6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office:value-type="string" calcext:value-type="string">
            <text:p>m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ync02</text:p>
          </table:table-cell>
          <table:table-cell office:value-type="string" calcext:value-type="string">
            <text:p>PASS</text:p>
          </table:table-cell>
          <table:table-cell table:formula="of:=IF(EXACT([Sheet1.N601];[Sheet1.P6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[Sheet1.A6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office:value-type="string" calcext:value-type="string">
            <text:p>m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ync03</text:p>
          </table:table-cell>
          <table:table-cell office:value-type="string" calcext:value-type="string">
            <text:p>PASS</text:p>
          </table:table-cell>
          <table:table-cell table:formula="of:=IF(EXACT([Sheet1.N602];[Sheet1.P6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[Sheet1.A60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office:value-type="string" calcext:value-type="string">
            <text:p>msync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sync04</text:p>
          </table:table-cell>
          <table:table-cell office:value-type="string" calcext:value-type="string">
            <text:p>FAIL</text:p>
          </table:table-cell>
          <table:table-cell table:formula="of:=IF(EXACT([Sheet1.N603];[Sheet1.P6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[Sheet1.A6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office:value-type="string" calcext:value-type="string">
            <text:p>munlo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lock01</text:p>
          </table:table-cell>
          <table:table-cell office:value-type="string" calcext:value-type="string">
            <text:p>PASS</text:p>
          </table:table-cell>
          <table:table-cell table:formula="of:=IF(EXACT([Sheet1.N604];[Sheet1.P6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[Sheet1.A60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office:value-type="string" calcext:value-type="string">
            <text:p>munlo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lock02</text:p>
          </table:table-cell>
          <table:table-cell office:value-type="string" calcext:value-type="string">
            <text:p>PASS</text:p>
          </table:table-cell>
          <table:table-cell table:formula="of:=IF(EXACT([Sheet1.N605];[Sheet1.P6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[Sheet1.A6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office:value-type="string" calcext:value-type="string">
            <text:p>munlock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lockall01</text:p>
          </table:table-cell>
          <table:table-cell office:value-type="string" calcext:value-type="string">
            <text:p>PASS</text:p>
          </table:table-cell>
          <table:table-cell table:formula="of:=IF(EXACT([Sheet1.N606];[Sheet1.P6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[Sheet1.A6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office:value-type="string" calcext:value-type="string">
            <text:p>munma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map01</text:p>
          </table:table-cell>
          <table:table-cell office:value-type="string" calcext:value-type="string">
            <text:p>PASS</text:p>
          </table:table-cell>
          <table:table-cell table:formula="of:=IF(EXACT([Sheet1.N607];[Sheet1.P6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[Sheet1.A6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office:value-type="string" calcext:value-type="string">
            <text:p>munma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map02</text:p>
          </table:table-cell>
          <table:table-cell office:value-type="string" calcext:value-type="string">
            <text:p>PASS</text:p>
          </table:table-cell>
          <table:table-cell table:formula="of:=IF(EXACT([Sheet1.N608];[Sheet1.P6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[Sheet1.A6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office:value-type="string" calcext:value-type="string">
            <text:p>mun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map03</text:p>
          </table:table-cell>
          <table:table-cell office:value-type="string" calcext:value-type="string">
            <text:p>PASS</text:p>
          </table:table-cell>
          <table:table-cell table:formula="of:=IF(EXACT([Sheet1.N609];[Sheet1.P6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[Sheet1.A6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office:value-type="string" calcext:value-type="string">
            <text:p>nanoslee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1</text:p>
          </table:table-cell>
          <table:table-cell office:value-type="string" calcext:value-type="string">
            <text:p>PASS</text:p>
          </table:table-cell>
          <table:table-cell table:formula="of:=IF(EXACT([Sheet1.N610];[Sheet1.P6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[Sheet1.A6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office:value-type="string" calcext:value-type="string">
            <text:p>nanoslee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2</text:p>
          </table:table-cell>
          <table:table-cell office:value-type="string" calcext:value-type="string">
            <text:p>PASS</text:p>
          </table:table-cell>
          <table:table-cell table:formula="of:=IF(EXACT([Sheet1.N611];[Sheet1.P6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[Sheet1.A6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office:value-type="string" calcext:value-type="string">
            <text:p>nanoslee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3</text:p>
          </table:table-cell>
          <table:table-cell office:value-type="string" calcext:value-type="string">
            <text:p>PASS</text:p>
          </table:table-cell>
          <table:table-cell table:formula="of:=IF(EXACT([Sheet1.N612];[Sheet1.P6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[Sheet1.A6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office:value-type="string" calcext:value-type="string">
            <text:p>nanoslee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4</text:p>
          </table:table-cell>
          <table:table-cell office:value-type="string" calcext:value-type="string">
            <text:p>PASS</text:p>
          </table:table-cell>
          <table:table-cell table:formula="of:=IF(EXACT([Sheet1.N613];[Sheet1.P6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[Sheet1.A6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office:value-type="string" calcext:value-type="string">
            <text:p>nftw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ftw01</text:p>
          </table:table-cell>
          <table:table-cell office:value-type="string" calcext:value-type="string">
            <text:p>PASS</text:p>
          </table:table-cell>
          <table:table-cell table:formula="of:=IF(EXACT([Sheet1.N614];[Sheet1.P6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[Sheet1.A6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office:value-type="string" calcext:value-type="string">
            <text:p>nftw64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ftw6401</text:p>
          </table:table-cell>
          <table:table-cell office:value-type="string" calcext:value-type="string">
            <text:p>PASS</text:p>
          </table:table-cell>
          <table:table-cell table:formula="of:=IF(EXACT([Sheet1.N615];[Sheet1.P6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[Sheet1.A6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office:value-type="string" calcext:value-type="string">
            <text:p>ni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1</text:p>
          </table:table-cell>
          <table:table-cell office:value-type="string" calcext:value-type="string">
            <text:p>PASS</text:p>
          </table:table-cell>
          <table:table-cell table:formula="of:=IF(EXACT([Sheet1.N616];[Sheet1.P6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[Sheet1.A6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office:value-type="string" calcext:value-type="string">
            <text:p>ni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2</text:p>
          </table:table-cell>
          <table:table-cell office:value-type="string" calcext:value-type="string">
            <text:p>PASS</text:p>
          </table:table-cell>
          <table:table-cell table:formula="of:=IF(EXACT([Sheet1.N617];[Sheet1.P6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[Sheet1.A6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office:value-type="string" calcext:value-type="string">
            <text:p>nic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3</text:p>
          </table:table-cell>
          <table:table-cell office:value-type="string" calcext:value-type="string">
            <text:p>PASS</text:p>
          </table:table-cell>
          <table:table-cell table:formula="of:=IF(EXACT([Sheet1.N618];[Sheet1.P6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[Sheet1.A6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office:value-type="string" calcext:value-type="string">
            <text:p>nic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4</text:p>
          </table:table-cell>
          <table:table-cell office:value-type="string" calcext:value-type="string">
            <text:p>PASS</text:p>
          </table:table-cell>
          <table:table-cell table:formula="of:=IF(EXACT([Sheet1.N619];[Sheet1.P6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[Sheet1.A6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office:value-type="string" calcext:value-type="string">
            <text:p>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1</text:p>
          </table:table-cell>
          <table:table-cell office:value-type="string" calcext:value-type="string">
            <text:p>PASS</text:p>
          </table:table-cell>
          <table:table-cell table:formula="of:=IF(EXACT([Sheet1.N620];[Sheet1.P6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[Sheet1.A6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office:value-type="string" calcext:value-type="string">
            <text:p>open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1A</text:p>
          </table:table-cell>
          <table:table-cell office:value-type="string" calcext:value-type="string">
            <text:p>PASS</text:p>
          </table:table-cell>
          <table:table-cell table:formula="of:=IF(EXACT([Sheet1.N621];[Sheet1.P6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[Sheet1.A62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office:value-type="string" calcext:value-type="string">
            <text:p>ope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2</text:p>
          </table:table-cell>
          <table:table-cell office:value-type="string" calcext:value-type="string">
            <text:p>PASS</text:p>
          </table:table-cell>
          <table:table-cell table:formula="of:=IF(EXACT([Sheet1.N622];[Sheet1.P6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[Sheet1.A62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office:value-type="string" calcext:value-type="string">
            <text:p>ope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3</text:p>
          </table:table-cell>
          <table:table-cell office:value-type="string" calcext:value-type="string">
            <text:p>PASS</text:p>
          </table:table-cell>
          <table:table-cell table:formula="of:=IF(EXACT([Sheet1.N623];[Sheet1.P6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[Sheet1.A62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office:value-type="string" calcext:value-type="string">
            <text:p>open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open04</text:p>
          </table:table-cell>
          <table:table-cell office:value-type="string" calcext:value-type="string">
            <text:p>FAIL</text:p>
          </table:table-cell>
          <table:table-cell table:formula="of:=IF(EXACT([Sheet1.N624];[Sheet1.P6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[Sheet1.A6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office:value-type="string" calcext:value-type="string">
            <text:p>open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5</text:p>
          </table:table-cell>
          <table:table-cell office:value-type="string" calcext:value-type="string">
            <text:p>PASS</text:p>
          </table:table-cell>
          <table:table-cell table:formula="of:=IF(EXACT([Sheet1.N625];[Sheet1.P6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[Sheet1.A6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office:value-type="string" calcext:value-type="string">
            <text:p>open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6</text:p>
          </table:table-cell>
          <table:table-cell office:value-type="string" calcext:value-type="string">
            <text:p>PASS</text:p>
          </table:table-cell>
          <table:table-cell table:formula="of:=IF(EXACT([Sheet1.N626];[Sheet1.P6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[Sheet1.A6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office:value-type="string" calcext:value-type="string">
            <text:p>open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7</text:p>
          </table:table-cell>
          <table:table-cell office:value-type="string" calcext:value-type="string">
            <text:p>PASS</text:p>
          </table:table-cell>
          <table:table-cell table:formula="of:=IF(EXACT([Sheet1.N627];[Sheet1.P6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[Sheet1.A6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office:value-type="string" calcext:value-type="string">
            <text:p>open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8</text:p>
          </table:table-cell>
          <table:table-cell office:value-type="string" calcext:value-type="string">
            <text:p>PASS</text:p>
          </table:table-cell>
          <table:table-cell table:formula="of:=IF(EXACT([Sheet1.N628];[Sheet1.P6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[Sheet1.A6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office:value-type="string" calcext:value-type="string">
            <text:p>open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9</text:p>
          </table:table-cell>
          <table:table-cell office:value-type="string" calcext:value-type="string">
            <text:p>PASS</text:p>
          </table:table-cell>
          <table:table-cell table:formula="of:=IF(EXACT([Sheet1.N629];[Sheet1.P6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[Sheet1.A6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office:value-type="string" calcext:value-type="string">
            <text:p>open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0</text:p>
          </table:table-cell>
          <table:table-cell office:value-type="string" calcext:value-type="string">
            <text:p>PASS</text:p>
          </table:table-cell>
          <table:table-cell table:formula="of:=IF(EXACT([Sheet1.N630];[Sheet1.P6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[Sheet1.A6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office:value-type="string" calcext:value-type="string">
            <text:p>open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1</text:p>
          </table:table-cell>
          <table:table-cell office:value-type="string" calcext:value-type="string">
            <text:p>PASS</text:p>
          </table:table-cell>
          <table:table-cell table:formula="of:=IF(EXACT([Sheet1.N631];[Sheet1.P6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[Sheet1.A632]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table:formula="of:=IF(EXACT([Sheet1.N632];[Sheet1.P6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[Sheet1.A6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office:value-type="string" calcext:value-type="string">
            <text:p>open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3</text:p>
          </table:table-cell>
          <table:table-cell office:value-type="string" calcext:value-type="string">
            <text:p>PASS</text:p>
          </table:table-cell>
          <table:table-cell table:formula="of:=IF(EXACT([Sheet1.N633];[Sheet1.P6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[Sheet1.A63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office:value-type="string" calcext:value-type="string">
            <text:p>open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4</text:p>
          </table:table-cell>
          <table:table-cell office:value-type="string" calcext:value-type="string">
            <text:p>PASS</text:p>
          </table:table-cell>
          <table:table-cell table:formula="of:=IF(EXACT([Sheet1.N634];[Sheet1.P6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[Sheet1.A6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office:value-type="string" calcext:value-type="string">
            <text:p>open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at01</text:p>
          </table:table-cell>
          <table:table-cell office:value-type="string" calcext:value-type="string">
            <text:p>PASS</text:p>
          </table:table-cell>
          <table:table-cell table:formula="of:=IF(EXACT([Sheet1.N635];[Sheet1.P6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[Sheet1.A6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office:value-type="string" calcext:value-type="string">
            <text:p>open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at02</text:p>
          </table:table-cell>
          <table:table-cell office:value-type="string" calcext:value-type="string">
            <text:p>PASS</text:p>
          </table:table-cell>
          <table:table-cell table:formula="of:=IF(EXACT([Sheet1.N636];[Sheet1.P6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[Sheet1.A63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office:value-type="string" calcext:value-type="string">
            <text:p>open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at03</text:p>
          </table:table-cell>
          <table:table-cell office:value-type="string" calcext:value-type="string">
            <text:p>PASS</text:p>
          </table:table-cell>
          <table:table-cell table:formula="of:=IF(EXACT([Sheet1.N637];[Sheet1.P6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[Sheet1.A6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office:value-type="string" calcext:value-type="string">
            <text:p>mincor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incore01</text:p>
          </table:table-cell>
          <table:table-cell office:value-type="string" calcext:value-type="string">
            <text:p>PASS</text:p>
          </table:table-cell>
          <table:table-cell table:formula="of:=IF(EXACT([Sheet1.N638];[Sheet1.P6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[Sheet1.A6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office:value-type="string" calcext:value-type="string">
            <text:p>mincor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incore02</text:p>
          </table:table-cell>
          <table:table-cell office:value-type="string" calcext:value-type="string">
            <text:p>PASS</text:p>
          </table:table-cell>
          <table:table-cell table:formula="of:=IF(EXACT([Sheet1.N639];[Sheet1.P6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[Sheet1.A6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office:value-type="string" calcext:value-type="string">
            <text:p>madvi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1</text:p>
          </table:table-cell>
          <table:table-cell office:value-type="string" calcext:value-type="string">
            <text:p>PASS</text:p>
          </table:table-cell>
          <table:table-cell table:formula="of:=IF(EXACT([Sheet1.N640];[Sheet1.P6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[Sheet1.A6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office:value-type="string" calcext:value-type="string">
            <text:p>madvi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2</text:p>
          </table:table-cell>
          <table:table-cell office:value-type="string" calcext:value-type="string">
            <text:p>PASS</text:p>
          </table:table-cell>
          <table:table-cell table:formula="of:=IF(EXACT([Sheet1.N641];[Sheet1.P6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[Sheet1.A6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office:value-type="string" calcext:value-type="string">
            <text:p>madvis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5</text:p>
          </table:table-cell>
          <table:table-cell office:value-type="string" calcext:value-type="string">
            <text:p>PASS</text:p>
          </table:table-cell>
          <table:table-cell table:formula="of:=IF(EXACT([Sheet1.N642];[Sheet1.P6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[Sheet1.A64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office:value-type="string" calcext:value-type="string">
            <text:p>madvis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6</text:p>
          </table:table-cell>
          <table:table-cell office:value-type="string" calcext:value-type="string">
            <text:p>CONF</text:p>
          </table:table-cell>
          <table:table-cell table:formula="of:=IF(EXACT([Sheet1.N643];[Sheet1.P643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[Sheet1.A64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office:value-type="string" calcext:value-type="string">
            <text:p>madvise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dvise07</text:p>
          </table:table-cell>
          <table:table-cell office:value-type="string" calcext:value-type="string">
            <text:p>CONF</text:p>
          </table:table-cell>
          <table:table-cell table:formula="of:=IF(EXACT([Sheet1.N644];[Sheet1.P6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[Sheet1.A64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office:value-type="string" calcext:value-type="string">
            <text:p>madvise08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dvise08</text:p>
          </table:table-cell>
          <table:table-cell office:value-type="string" calcext:value-type="string">
            <text:p>CONF</text:p>
          </table:table-cell>
          <table:table-cell table:formula="of:=IF(EXACT([Sheet1.N645];[Sheet1.P6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[Sheet1.A64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office:value-type="string" calcext:value-type="string">
            <text:p>madvise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dvise09</text:p>
          </table:table-cell>
          <table:table-cell office:value-type="string" calcext:value-type="string">
            <text:p>CONF</text:p>
          </table:table-cell>
          <table:table-cell table:formula="of:=IF(EXACT([Sheet1.N646];[Sheet1.P6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[Sheet1.A6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office:value-type="string" calcext:value-type="string">
            <text:p>madvise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10</text:p>
          </table:table-cell>
          <table:table-cell office:value-type="string" calcext:value-type="string">
            <text:p>PASS</text:p>
          </table:table-cell>
          <table:table-cell table:formula="of:=IF(EXACT([Sheet1.N647];[Sheet1.P6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[Sheet1.A64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office:value-type="string" calcext:value-type="string">
            <text:p>newu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ewuname01</text:p>
          </table:table-cell>
          <table:table-cell office:value-type="string" calcext:value-type="string">
            <text:p>PASS</text:p>
          </table:table-cell>
          <table:table-cell table:formula="of:=IF(EXACT([Sheet1.N648];[Sheet1.P6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[Sheet1.A6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office:value-type="string" calcext:value-type="string">
            <text:p>pathconf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thconf01</text:p>
          </table:table-cell>
          <table:table-cell office:value-type="string" calcext:value-type="string">
            <text:p>PASS</text:p>
          </table:table-cell>
          <table:table-cell table:formula="of:=IF(EXACT([Sheet1.N649];[Sheet1.P6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[Sheet1.A65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office:value-type="string" calcext:value-type="string">
            <text:p>pau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use01</text:p>
          </table:table-cell>
          <table:table-cell office:value-type="string" calcext:value-type="string">
            <text:p>PASS</text:p>
          </table:table-cell>
          <table:table-cell table:formula="of:=IF(EXACT([Sheet1.N650];[Sheet1.P6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[Sheet1.A65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office:value-type="string" calcext:value-type="string">
            <text:p>pau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use02</text:p>
          </table:table-cell>
          <table:table-cell office:value-type="string" calcext:value-type="string">
            <text:p>PASS</text:p>
          </table:table-cell>
          <table:table-cell table:formula="of:=IF(EXACT([Sheet1.N651];[Sheet1.P6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[Sheet1.A65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office:value-type="string" calcext:value-type="string">
            <text:p>paus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use03</text:p>
          </table:table-cell>
          <table:table-cell office:value-type="string" calcext:value-type="string">
            <text:p>PASS</text:p>
          </table:table-cell>
          <table:table-cell table:formula="of:=IF(EXACT([Sheet1.N652];[Sheet1.P6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[Sheet1.A6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office:value-type="string" calcext:value-type="string">
            <text:p>personal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ersonality01</text:p>
          </table:table-cell>
          <table:table-cell office:value-type="string" calcext:value-type="string">
            <text:p>PASS</text:p>
          </table:table-cell>
          <table:table-cell table:formula="of:=IF(EXACT([Sheet1.N653];[Sheet1.P6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[Sheet1.A65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office:value-type="string" calcext:value-type="string">
            <text:p>personalit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ersonality02</text:p>
          </table:table-cell>
          <table:table-cell office:value-type="string" calcext:value-type="string">
            <text:p>PASS</text:p>
          </table:table-cell>
          <table:table-cell table:formula="of:=IF(EXACT([Sheet1.N654];[Sheet1.P6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[Sheet1.A6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office:value-type="string" calcext:value-type="string">
            <text:p>pip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1</text:p>
          </table:table-cell>
          <table:table-cell office:value-type="string" calcext:value-type="string">
            <text:p>PASS</text:p>
          </table:table-cell>
          <table:table-cell table:formula="of:=IF(EXACT([Sheet1.N655];[Sheet1.P6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[Sheet1.A6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office:value-type="string" calcext:value-type="string">
            <text:p>pip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2</text:p>
          </table:table-cell>
          <table:table-cell office:value-type="string" calcext:value-type="string">
            <text:p>PASS</text:p>
          </table:table-cell>
          <table:table-cell table:formula="of:=IF(EXACT([Sheet1.N656];[Sheet1.P6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[Sheet1.A6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office:value-type="string" calcext:value-type="string">
            <text:p>pip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3</text:p>
          </table:table-cell>
          <table:table-cell office:value-type="string" calcext:value-type="string">
            <text:p>PASS</text:p>
          </table:table-cell>
          <table:table-cell table:formula="of:=IF(EXACT([Sheet1.N657];[Sheet1.P6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[Sheet1.A6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office:value-type="string" calcext:value-type="string">
            <text:p>pip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4</text:p>
          </table:table-cell>
          <table:table-cell office:value-type="string" calcext:value-type="string">
            <text:p>PASS</text:p>
          </table:table-cell>
          <table:table-cell table:formula="of:=IF(EXACT([Sheet1.N658];[Sheet1.P6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[Sheet1.A6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office:value-type="string" calcext:value-type="string">
            <text:p>pip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5</text:p>
          </table:table-cell>
          <table:table-cell office:value-type="string" calcext:value-type="string">
            <text:p>PASS</text:p>
          </table:table-cell>
          <table:table-cell table:formula="of:=IF(EXACT([Sheet1.N659];[Sheet1.P6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[Sheet1.A6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office:value-type="string" calcext:value-type="string">
            <text:p>pip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6</text:p>
          </table:table-cell>
          <table:table-cell office:value-type="string" calcext:value-type="string">
            <text:p>PASS</text:p>
          </table:table-cell>
          <table:table-cell table:formula="of:=IF(EXACT([Sheet1.N660];[Sheet1.P6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[Sheet1.A66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office:value-type="string" calcext:value-type="string">
            <text:p>pipe0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ipe07</text:p>
          </table:table-cell>
          <table:table-cell office:value-type="string" calcext:value-type="string">
            <text:p>FAIL</text:p>
          </table:table-cell>
          <table:table-cell table:formula="of:=IF(EXACT([Sheet1.N661];[Sheet1.P6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[Sheet1.A6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office:value-type="string" calcext:value-type="string">
            <text:p>pip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8</text:p>
          </table:table-cell>
          <table:table-cell office:value-type="string" calcext:value-type="string">
            <text:p>PASS</text:p>
          </table:table-cell>
          <table:table-cell table:formula="of:=IF(EXACT([Sheet1.N662];[Sheet1.P6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[Sheet1.A6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office:value-type="string" calcext:value-type="string">
            <text:p>pip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9</text:p>
          </table:table-cell>
          <table:table-cell office:value-type="string" calcext:value-type="string">
            <text:p>PASS</text:p>
          </table:table-cell>
          <table:table-cell table:formula="of:=IF(EXACT([Sheet1.N663];[Sheet1.P6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[Sheet1.A66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office:value-type="string" calcext:value-type="string">
            <text:p>pipe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10</text:p>
          </table:table-cell>
          <table:table-cell office:value-type="string" calcext:value-type="string">
            <text:p>PASS</text:p>
          </table:table-cell>
          <table:table-cell table:formula="of:=IF(EXACT([Sheet1.N664];[Sheet1.P6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[Sheet1.A6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office:value-type="string" calcext:value-type="string">
            <text:p>pip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11</text:p>
          </table:table-cell>
          <table:table-cell office:value-type="string" calcext:value-type="string">
            <text:p>PASS</text:p>
          </table:table-cell>
          <table:table-cell table:formula="of:=IF(EXACT([Sheet1.N665];[Sheet1.P6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[Sheet1.A6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office:value-type="string" calcext:value-type="string">
            <text:p>pipe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2_01</text:p>
          </table:table-cell>
          <table:table-cell office:value-type="string" calcext:value-type="string">
            <text:p>PASS</text:p>
          </table:table-cell>
          <table:table-cell table:formula="of:=IF(EXACT([Sheet1.N666];[Sheet1.P6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[Sheet1.A6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office:value-type="string" calcext:value-type="string">
            <text:p>pipe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2_02</text:p>
          </table:table-cell>
          <table:table-cell office:value-type="string" calcext:value-type="string">
            <text:p>PASS</text:p>
          </table:table-cell>
          <table:table-cell table:formula="of:=IF(EXACT([Sheet1.N667];[Sheet1.P6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[Sheet1.A6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office:value-type="string" calcext:value-type="string">
            <text:p>po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ll01</text:p>
          </table:table-cell>
          <table:table-cell office:value-type="string" calcext:value-type="string">
            <text:p>PASS</text:p>
          </table:table-cell>
          <table:table-cell table:formula="of:=IF(EXACT([Sheet1.N668];[Sheet1.P6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[Sheet1.A669]; &quot;&quot;)" office:value-type="string" office:string-value="poll02" calcext:value-type="string">
            <text:p>poll02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office:value-type="string" calcext:value-type="string">
            <text:p>po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ll02</text:p>
          </table:table-cell>
          <table:table-cell office:value-type="string" calcext:value-type="string">
            <text:p>PASS</text:p>
          </table:table-cell>
          <table:table-cell table:formula="of:=IF(EXACT([Sheet1.N669];[Sheet1.P6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[Sheet1.A670]; &quot;&quot;)" office:value-type="string" office:string-value="ppoll01" calcext:value-type="string">
            <text:p>ppoll01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office:value-type="string" calcext:value-type="string">
            <text:p>ppo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poll01</text:p>
          </table:table-cell>
          <table:table-cell office:value-type="string" calcext:value-type="string">
            <text:p>PASS</text:p>
          </table:table-cell>
          <table:table-cell table:formula="of:=IF(EXACT([Sheet1.N670];[Sheet1.P6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[Sheet1.A6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office:value-type="string" calcext:value-type="string">
            <text:p>pr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ctl01</text:p>
          </table:table-cell>
          <table:table-cell office:value-type="string" calcext:value-type="string">
            <text:p>PASS</text:p>
          </table:table-cell>
          <table:table-cell table:formula="of:=IF(EXACT([Sheet1.N671];[Sheet1.P6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[Sheet1.A67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office:value-type="string" calcext:value-type="string">
            <text:p>pr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ctl02</text:p>
          </table:table-cell>
          <table:table-cell office:value-type="string" calcext:value-type="string">
            <text:p>PASS</text:p>
          </table:table-cell>
          <table:table-cell table:formula="of:=IF(EXACT([Sheet1.N672];[Sheet1.P6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[Sheet1.A6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office:value-type="string" calcext:value-type="string">
            <text:p>pr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ctl03</text:p>
          </table:table-cell>
          <table:table-cell office:value-type="string" calcext:value-type="string">
            <text:p>PASS</text:p>
          </table:table-cell>
          <table:table-cell table:formula="of:=IF(EXACT([Sheet1.N673];[Sheet1.P6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[Sheet1.A6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office:value-type="string" calcext:value-type="string">
            <text:p>prea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1</text:p>
          </table:table-cell>
          <table:table-cell office:value-type="string" calcext:value-type="string">
            <text:p>PASS</text:p>
          </table:table-cell>
          <table:table-cell table:formula="of:=IF(EXACT([Sheet1.N674];[Sheet1.P6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[Sheet1.A67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office:value-type="string" calcext:value-type="string">
            <text:p>pread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1_64</text:p>
          </table:table-cell>
          <table:table-cell office:value-type="string" calcext:value-type="string">
            <text:p>PASS</text:p>
          </table:table-cell>
          <table:table-cell table:formula="of:=IF(EXACT([Sheet1.N675];[Sheet1.P6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[Sheet1.A6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office:value-type="string" calcext:value-type="string">
            <text:p>pr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2</text:p>
          </table:table-cell>
          <table:table-cell office:value-type="string" calcext:value-type="string">
            <text:p>PASS</text:p>
          </table:table-cell>
          <table:table-cell table:formula="of:=IF(EXACT([Sheet1.N676];[Sheet1.P6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[Sheet1.A6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office:value-type="string" calcext:value-type="string">
            <text:p>pread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2_64</text:p>
          </table:table-cell>
          <table:table-cell office:value-type="string" calcext:value-type="string">
            <text:p>PASS</text:p>
          </table:table-cell>
          <table:table-cell table:formula="of:=IF(EXACT([Sheet1.N677];[Sheet1.P6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[Sheet1.A6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office:value-type="string" calcext:value-type="string">
            <text:p>prea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3</text:p>
          </table:table-cell>
          <table:table-cell office:value-type="string" calcext:value-type="string">
            <text:p>PASS</text:p>
          </table:table-cell>
          <table:table-cell table:formula="of:=IF(EXACT([Sheet1.N678];[Sheet1.P6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[Sheet1.A6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office:value-type="string" calcext:value-type="string">
            <text:p>pread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3_64</text:p>
          </table:table-cell>
          <table:table-cell office:value-type="string" calcext:value-type="string">
            <text:p>PASS</text:p>
          </table:table-cell>
          <table:table-cell table:formula="of:=IF(EXACT([Sheet1.N679];[Sheet1.P6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[Sheet1.A680]; &quot;&quot;)" office:value-type="string" office:string-value="preadv01" calcext:value-type="string">
            <text:p>preadv01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office:value-type="string" calcext:value-type="string">
            <text:p>pread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</text:p>
          </table:table-cell>
          <table:table-cell office:value-type="string" calcext:value-type="string">
            <text:p>PASS</text:p>
          </table:table-cell>
          <table:table-cell table:formula="of:=IF(EXACT([Sheet1.N680];[Sheet1.P6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[Sheet1.A681]; &quot;&quot;)" office:value-type="string" office:string-value="preadv01_64" calcext:value-type="string">
            <text:p>preadv01_64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office:value-type="string" calcext:value-type="string">
            <text:p>preadv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</text:p>
          </table:table-cell>
          <table:table-cell office:value-type="string" calcext:value-type="string">
            <text:p>PASS</text:p>
          </table:table-cell>
          <table:table-cell table:formula="of:=IF(EXACT([Sheet1.N681];[Sheet1.P6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[Sheet1.A682]; &quot;&quot;)" office:value-type="string" office:string-value="preadv02" calcext:value-type="string">
            <text:p>preadv02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office:value-type="string" calcext:value-type="string">
            <text:p>pread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</text:p>
          </table:table-cell>
          <table:table-cell office:value-type="string" calcext:value-type="string">
            <text:p>PASS</text:p>
          </table:table-cell>
          <table:table-cell table:formula="of:=IF(EXACT([Sheet1.N682];[Sheet1.P6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[Sheet1.A683]; &quot;&quot;)" office:value-type="string" office:string-value="preadv02_64" calcext:value-type="string">
            <text:p>preadv02_64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office:value-type="string" calcext:value-type="string">
            <text:p>preadv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</text:p>
          </table:table-cell>
          <table:table-cell office:value-type="string" calcext:value-type="string">
            <text:p>PASS</text:p>
          </table:table-cell>
          <table:table-cell table:formula="of:=IF(EXACT([Sheet1.N683];[Sheet1.P6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[Sheet1.A68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office:value-type="string" calcext:value-type="string">
            <text:p>preadv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readv03</text:p>
          </table:table-cell>
          <table:table-cell office:value-type="string" calcext:value-type="string">
            <text:p>FAIL</text:p>
          </table:table-cell>
          <table:table-cell table:formula="of:=IF(EXACT([Sheet1.N684];[Sheet1.P6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[Sheet1.A68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office:value-type="string" calcext:value-type="string">
            <text:p>preadv03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readv03_64</text:p>
          </table:table-cell>
          <table:table-cell office:value-type="string" calcext:value-type="string">
            <text:p>FAIL</text:p>
          </table:table-cell>
          <table:table-cell table:formula="of:=IF(EXACT([Sheet1.N685];[Sheet1.P6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[Sheet1.A68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office:value-type="string" calcext:value-type="string">
            <text:p>preadv2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1</text:p>
          </table:table-cell>
          <table:table-cell office:value-type="string" calcext:value-type="string">
            <text:p>CONF</text:p>
          </table:table-cell>
          <table:table-cell table:formula="of:=IF(EXACT([Sheet1.N686];[Sheet1.P6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[Sheet1.A68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office:value-type="string" calcext:value-type="string">
            <text:p>preadv201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1_64</text:p>
          </table:table-cell>
          <table:table-cell office:value-type="string" calcext:value-type="string">
            <text:p>CONF</text:p>
          </table:table-cell>
          <table:table-cell table:formula="of:=IF(EXACT([Sheet1.N687];[Sheet1.P6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[Sheet1.A68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office:value-type="string" calcext:value-type="string">
            <text:p>preadv2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2</text:p>
          </table:table-cell>
          <table:table-cell office:value-type="string" calcext:value-type="string">
            <text:p>CONF</text:p>
          </table:table-cell>
          <table:table-cell table:formula="of:=IF(EXACT([Sheet1.N688];[Sheet1.P6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[Sheet1.A68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office:value-type="string" calcext:value-type="string">
            <text:p>preadv202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2_64</text:p>
          </table:table-cell>
          <table:table-cell office:value-type="string" calcext:value-type="string">
            <text:p>CONF</text:p>
          </table:table-cell>
          <table:table-cell table:formula="of:=IF(EXACT([Sheet1.N689];[Sheet1.P6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[Sheet1.A6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office:value-type="string" calcext:value-type="string">
            <text:p>profi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fil01</text:p>
          </table:table-cell>
          <table:table-cell office:value-type="string" calcext:value-type="string">
            <text:p>PASS</text:p>
          </table:table-cell>
          <table:table-cell table:formula="of:=IF(EXACT([Sheet1.N690];[Sheet1.P6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[Sheet1.A6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office:value-type="string" calcext:value-type="string">
            <text:p>process_vm_read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readv01</text:p>
          </table:table-cell>
          <table:table-cell office:value-type="string" calcext:value-type="string">
            <text:p>PASS</text:p>
          </table:table-cell>
          <table:table-cell table:formula="of:=IF(EXACT([Sheet1.N691];[Sheet1.P6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[Sheet1.A6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office:value-type="string" calcext:value-type="string">
            <text:p>process_vm_read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readv02</text:p>
          </table:table-cell>
          <table:table-cell office:value-type="string" calcext:value-type="string">
            <text:p>PASS</text:p>
          </table:table-cell>
          <table:table-cell table:formula="of:=IF(EXACT([Sheet1.N692];[Sheet1.P6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[Sheet1.A6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office:value-type="string" calcext:value-type="string">
            <text:p>process_vm_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readv03</text:p>
          </table:table-cell>
          <table:table-cell office:value-type="string" calcext:value-type="string">
            <text:p>PASS</text:p>
          </table:table-cell>
          <table:table-cell table:formula="of:=IF(EXACT([Sheet1.N693];[Sheet1.P6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[Sheet1.A6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office:value-type="string" calcext:value-type="string">
            <text:p>process_vm_write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writev01</text:p>
          </table:table-cell>
          <table:table-cell office:value-type="string" calcext:value-type="string">
            <text:p>PASS</text:p>
          </table:table-cell>
          <table:table-cell table:formula="of:=IF(EXACT([Sheet1.N694];[Sheet1.P6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[Sheet1.A6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office:value-type="string" calcext:value-type="string">
            <text:p>process_vm_write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writev02</text:p>
          </table:table-cell>
          <table:table-cell office:value-type="string" calcext:value-type="string">
            <text:p>PASS</text:p>
          </table:table-cell>
          <table:table-cell table:formula="of:=IF(EXACT([Sheet1.N695];[Sheet1.P6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[Sheet1.A6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office:value-type="string" calcext:value-type="string">
            <text:p>prot_hsymlink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t_hsymlinks</text:p>
          </table:table-cell>
          <table:table-cell office:value-type="string" calcext:value-type="string">
            <text:p>PASS</text:p>
          </table:table-cell>
          <table:table-cell table:formula="of:=IF(EXACT([Sheet1.N696];[Sheet1.P6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[Sheet1.A69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office:value-type="string" calcext:value-type="string">
            <text:p>dirtyc0w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irtyc0w</text:p>
          </table:table-cell>
          <table:table-cell office:value-type="string" calcext:value-type="string">
            <text:p>FAIL</text:p>
          </table:table-cell>
          <table:table-cell table:formula="of:=IF(EXACT([Sheet1.N697];[Sheet1.P6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[Sheet1.A6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office:value-type="string" calcext:value-type="string">
            <text:p>psel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1</text:p>
          </table:table-cell>
          <table:table-cell office:value-type="string" calcext:value-type="string">
            <text:p>PASS</text:p>
          </table:table-cell>
          <table:table-cell table:formula="of:=IF(EXACT([Sheet1.N698];[Sheet1.P6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[Sheet1.A6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office:value-type="string" calcext:value-type="string">
            <text:p>pselec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1_64</text:p>
          </table:table-cell>
          <table:table-cell office:value-type="string" calcext:value-type="string">
            <text:p>PASS</text:p>
          </table:table-cell>
          <table:table-cell table:formula="of:=IF(EXACT([Sheet1.N699];[Sheet1.P6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[Sheet1.A7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office:value-type="string" calcext:value-type="string">
            <text:p>pselec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2</text:p>
          </table:table-cell>
          <table:table-cell office:value-type="string" calcext:value-type="string">
            <text:p>PASS</text:p>
          </table:table-cell>
          <table:table-cell table:formula="of:=IF(EXACT([Sheet1.N700];[Sheet1.P7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[Sheet1.A7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office:value-type="string" calcext:value-type="string">
            <text:p>pselec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2_64</text:p>
          </table:table-cell>
          <table:table-cell office:value-type="string" calcext:value-type="string">
            <text:p>PASS</text:p>
          </table:table-cell>
          <table:table-cell table:formula="of:=IF(EXACT([Sheet1.N701];[Sheet1.P7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[Sheet1.A7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office:value-type="string" calcext:value-type="string">
            <text:p>pselec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3</text:p>
          </table:table-cell>
          <table:table-cell office:value-type="string" calcext:value-type="string">
            <text:p>PASS</text:p>
          </table:table-cell>
          <table:table-cell table:formula="of:=IF(EXACT([Sheet1.N702];[Sheet1.P7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[Sheet1.A7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office:value-type="string" calcext:value-type="string">
            <text:p>pselec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3_64</text:p>
          </table:table-cell>
          <table:table-cell office:value-type="string" calcext:value-type="string">
            <text:p>PASS</text:p>
          </table:table-cell>
          <table:table-cell table:formula="of:=IF(EXACT([Sheet1.N703];[Sheet1.P7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[Sheet1.A70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office:value-type="string" calcext:value-type="string">
            <text:p>ptrac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trace01</text:p>
          </table:table-cell>
          <table:table-cell office:value-type="string" calcext:value-type="string">
            <text:p>FAIL</text:p>
          </table:table-cell>
          <table:table-cell table:formula="of:=IF(EXACT([Sheet1.N704];[Sheet1.P7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[Sheet1.A70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office:value-type="string" calcext:value-type="string">
            <text:p>ptrace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trace02</text:p>
          </table:table-cell>
          <table:table-cell office:value-type="string" calcext:value-type="string">
            <text:p>FAIL</text:p>
          </table:table-cell>
          <table:table-cell table:formula="of:=IF(EXACT([Sheet1.N705];[Sheet1.P7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[Sheet1.A7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office:value-type="string" calcext:value-type="string">
            <text:p>ptrac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trace03</text:p>
          </table:table-cell>
          <table:table-cell office:value-type="string" calcext:value-type="string">
            <text:p>PASS</text:p>
          </table:table-cell>
          <table:table-cell table:formula="of:=IF(EXACT([Sheet1.N706];[Sheet1.P7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[Sheet1.A70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office:value-type="string" calcext:value-type="string">
            <text:p>ptrace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trace04</text:p>
          </table:table-cell>
          <table:table-cell office:value-type="string" calcext:value-type="string">
            <text:p>CONF</text:p>
          </table:table-cell>
          <table:table-cell table:formula="of:=IF(EXACT([Sheet1.N707];[Sheet1.P7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[Sheet1.A70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office:value-type="string" calcext:value-type="string">
            <text:p>ptrace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trace05</text:p>
          </table:table-cell>
          <table:table-cell office:value-type="string" calcext:value-type="string">
            <text:p>FAIL</text:p>
          </table:table-cell>
          <table:table-cell table:formula="of:=IF(EXACT([Sheet1.N708];[Sheet1.P7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[Sheet1.A70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office:value-type="string" calcext:value-type="string">
            <text:p>ptrace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trace07</text:p>
          </table:table-cell>
          <table:table-cell office:value-type="string" calcext:value-type="string">
            <text:p>CONF</text:p>
          </table:table-cell>
          <table:table-cell table:formula="of:=IF(EXACT([Sheet1.N709];[Sheet1.P7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[Sheet1.A7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office:value-type="string" calcext:value-type="string">
            <text:p>pwri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1</text:p>
          </table:table-cell>
          <table:table-cell office:value-type="string" calcext:value-type="string">
            <text:p>PASS</text:p>
          </table:table-cell>
          <table:table-cell table:formula="of:=IF(EXACT([Sheet1.N710];[Sheet1.P7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[Sheet1.A7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office:value-type="string" calcext:value-type="string">
            <text:p>pwri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2</text:p>
          </table:table-cell>
          <table:table-cell office:value-type="string" calcext:value-type="string">
            <text:p>PASS</text:p>
          </table:table-cell>
          <table:table-cell table:formula="of:=IF(EXACT([Sheet1.N711];[Sheet1.P7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[Sheet1.A7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office:value-type="string" calcext:value-type="string">
            <text:p>pwri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3</text:p>
          </table:table-cell>
          <table:table-cell office:value-type="string" calcext:value-type="string">
            <text:p>PASS</text:p>
          </table:table-cell>
          <table:table-cell table:formula="of:=IF(EXACT([Sheet1.N712];[Sheet1.P7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[Sheet1.A7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office:value-type="string" calcext:value-type="string">
            <text:p>pwrit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4</text:p>
          </table:table-cell>
          <table:table-cell office:value-type="string" calcext:value-type="string">
            <text:p>PASS</text:p>
          </table:table-cell>
          <table:table-cell table:formula="of:=IF(EXACT([Sheet1.N713];[Sheet1.P7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[Sheet1.A7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office:value-type="string" calcext:value-type="string">
            <text:p>pwrit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1_64</text:p>
          </table:table-cell>
          <table:table-cell office:value-type="string" calcext:value-type="string">
            <text:p>PASS</text:p>
          </table:table-cell>
          <table:table-cell table:formula="of:=IF(EXACT([Sheet1.N714];[Sheet1.P7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[Sheet1.A7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office:value-type="string" calcext:value-type="string">
            <text:p>pwrit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2_64</text:p>
          </table:table-cell>
          <table:table-cell office:value-type="string" calcext:value-type="string">
            <text:p>PASS</text:p>
          </table:table-cell>
          <table:table-cell table:formula="of:=IF(EXACT([Sheet1.N715];[Sheet1.P7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[Sheet1.A7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office:value-type="string" calcext:value-type="string">
            <text:p>pwrit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3_64</text:p>
          </table:table-cell>
          <table:table-cell office:value-type="string" calcext:value-type="string">
            <text:p>PASS</text:p>
          </table:table-cell>
          <table:table-cell table:formula="of:=IF(EXACT([Sheet1.N716];[Sheet1.P7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[Sheet1.A7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office:value-type="string" calcext:value-type="string">
            <text:p>pwrit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4_64</text:p>
          </table:table-cell>
          <table:table-cell office:value-type="string" calcext:value-type="string">
            <text:p>PASS</text:p>
          </table:table-cell>
          <table:table-cell table:formula="of:=IF(EXACT([Sheet1.N717];[Sheet1.P7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[Sheet1.A718]; &quot;&quot;)" office:value-type="string" office:string-value="pwritev01" calcext:value-type="string">
            <text:p>pwritev01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table:formula="of:=IF(EXACT([Sheet1.N718];[Sheet1.P7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[Sheet1.A719]; &quot;&quot;)" office:value-type="string" office:string-value="pwritev01_64" calcext:value-type="string">
            <text:p>pwritev01_64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table:formula="of:=IF(EXACT([Sheet1.N719];[Sheet1.P7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[Sheet1.A720]; &quot;&quot;)" office:value-type="string" office:string-value="pwritev02" calcext:value-type="string">
            <text:p>pwritev02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table:formula="of:=IF(EXACT([Sheet1.N720];[Sheet1.P7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[Sheet1.A721]; &quot;&quot;)" office:value-type="string" office:string-value="pwritev02_64" calcext:value-type="string">
            <text:p>pwritev02_64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table:formula="of:=IF(EXACT([Sheet1.N721];[Sheet1.P7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[Sheet1.A72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office:value-type="string" calcext:value-type="string">
            <text:p>pwritev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3</text:p>
          </table:table-cell>
          <table:table-cell office:value-type="string" calcext:value-type="string">
            <text:p>FAIL</text:p>
          </table:table-cell>
          <table:table-cell table:formula="of:=IF(EXACT([Sheet1.N722];[Sheet1.P7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[Sheet1.A72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office:value-type="string" calcext:value-type="string">
            <text:p>pwritev03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3_64</text:p>
          </table:table-cell>
          <table:table-cell office:value-type="string" calcext:value-type="string">
            <text:p>FAIL</text:p>
          </table:table-cell>
          <table:table-cell table:formula="of:=IF(EXACT([Sheet1.N723];[Sheet1.P7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[Sheet1.A72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office:value-type="string" calcext:value-type="string">
            <text:p>quotactl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quotactl01</text:p>
          </table:table-cell>
          <table:table-cell office:value-type="string" calcext:value-type="string">
            <text:p>FAIL</text:p>
          </table:table-cell>
          <table:table-cell table:formula="of:=IF(EXACT([Sheet1.N724];[Sheet1.P7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[Sheet1.A72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office:value-type="string" calcext:value-type="string">
            <text:p>quotactl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quotactl02</text:p>
          </table:table-cell>
          <table:table-cell office:value-type="string" calcext:value-type="string">
            <text:p>CONF</text:p>
          </table:table-cell>
          <table:table-cell table:formula="of:=IF(EXACT([Sheet1.N725];[Sheet1.P7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[Sheet1.A72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office:value-type="string" calcext:value-type="string">
            <text:p>quotactl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quotactl03</text:p>
          </table:table-cell>
          <table:table-cell office:value-type="string" calcext:value-type="string">
            <text:p>CONF</text:p>
          </table:table-cell>
          <table:table-cell table:formula="of:=IF(EXACT([Sheet1.N726];[Sheet1.P7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[Sheet1.A7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office:value-type="string" calcext:value-type="string">
            <text:p>rea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1</text:p>
          </table:table-cell>
          <table:table-cell office:value-type="string" calcext:value-type="string">
            <text:p>PASS</text:p>
          </table:table-cell>
          <table:table-cell table:formula="of:=IF(EXACT([Sheet1.N727];[Sheet1.P7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[Sheet1.A728]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office:value-type="string" calcext:value-type="string">
            <text:p>r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2</text:p>
          </table:table-cell>
          <table:table-cell office:value-type="string" calcext:value-type="string">
            <text:p>PASS</text:p>
          </table:table-cell>
          <table:table-cell table:formula="of:=IF(EXACT([Sheet1.N728];[Sheet1.P7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[Sheet1.A7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office:value-type="string" calcext:value-type="string">
            <text:p>rea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3</text:p>
          </table:table-cell>
          <table:table-cell office:value-type="string" calcext:value-type="string">
            <text:p>PASS</text:p>
          </table:table-cell>
          <table:table-cell table:formula="of:=IF(EXACT([Sheet1.N729];[Sheet1.P7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[Sheet1.A7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office:value-type="string" calcext:value-type="string">
            <text:p>rea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4</text:p>
          </table:table-cell>
          <table:table-cell office:value-type="string" calcext:value-type="string">
            <text:p>PASS</text:p>
          </table:table-cell>
          <table:table-cell table:formula="of:=IF(EXACT([Sheet1.N730];[Sheet1.P7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[Sheet1.A73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office:value-type="string" calcext:value-type="string">
            <text:p>readahead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adahead01</text:p>
          </table:table-cell>
          <table:table-cell office:value-type="string" calcext:value-type="string">
            <text:p>CONF</text:p>
          </table:table-cell>
          <table:table-cell table:formula="of:=IF(EXACT([Sheet1.N731];[Sheet1.P7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[Sheet1.A73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office:value-type="string" calcext:value-type="string">
            <text:p>readahead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adahead02</text:p>
          </table:table-cell>
          <table:table-cell office:value-type="string" calcext:value-type="string">
            <text:p>FAIL</text:p>
          </table:table-cell>
          <table:table-cell table:formula="of:=IF(EXACT([Sheet1.N732];[Sheet1.P7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[Sheet1.A7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office:value-type="string" calcext:value-type="string">
            <text:p>read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dir01</text:p>
          </table:table-cell>
          <table:table-cell office:value-type="string" calcext:value-type="string">
            <text:p>PASS</text:p>
          </table:table-cell>
          <table:table-cell table:formula="of:=IF(EXACT([Sheet1.N733];[Sheet1.P7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[Sheet1.A73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office:value-type="string" calcext:value-type="string">
            <text:p>readdir2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addir21</text:p>
          </table:table-cell>
          <table:table-cell office:value-type="string" calcext:value-type="string">
            <text:p>CONF</text:p>
          </table:table-cell>
          <table:table-cell table:formula="of:=IF(EXACT([Sheet1.N734];[Sheet1.P7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[Sheet1.A7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office:value-type="string" calcext:value-type="string">
            <text:p>readlink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01A</text:p>
          </table:table-cell>
          <table:table-cell office:value-type="string" calcext:value-type="string">
            <text:p>PASS</text:p>
          </table:table-cell>
          <table:table-cell table:formula="of:=IF(EXACT([Sheet1.N735];[Sheet1.P7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[Sheet1.A7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office:value-type="string" calcext:value-type="string">
            <text:p>read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01</text:p>
          </table:table-cell>
          <table:table-cell office:value-type="string" calcext:value-type="string">
            <text:p>PASS</text:p>
          </table:table-cell>
          <table:table-cell table:formula="of:=IF(EXACT([Sheet1.N736];[Sheet1.P7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[Sheet1.A7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office:value-type="string" calcext:value-type="string">
            <text:p>readlin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03</text:p>
          </table:table-cell>
          <table:table-cell office:value-type="string" calcext:value-type="string">
            <text:p>PASS</text:p>
          </table:table-cell>
          <table:table-cell table:formula="of:=IF(EXACT([Sheet1.N737];[Sheet1.P7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[Sheet1.A7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office:value-type="string" calcext:value-type="string">
            <text:p>read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at01</text:p>
          </table:table-cell>
          <table:table-cell office:value-type="string" calcext:value-type="string">
            <text:p>PASS</text:p>
          </table:table-cell>
          <table:table-cell table:formula="of:=IF(EXACT([Sheet1.N738];[Sheet1.P7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[Sheet1.A7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office:value-type="string" calcext:value-type="string">
            <text:p>readlink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at02</text:p>
          </table:table-cell>
          <table:table-cell office:value-type="string" calcext:value-type="string">
            <text:p>PASS</text:p>
          </table:table-cell>
          <table:table-cell table:formula="of:=IF(EXACT([Sheet1.N739];[Sheet1.P7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[Sheet1.A7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office:value-type="string" calcext:value-type="string">
            <text:p>read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v01</text:p>
          </table:table-cell>
          <table:table-cell office:value-type="string" calcext:value-type="string">
            <text:p>PASS</text:p>
          </table:table-cell>
          <table:table-cell table:formula="of:=IF(EXACT([Sheet1.N740];[Sheet1.P7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[Sheet1.A7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office:value-type="string" calcext:value-type="string">
            <text:p>read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v02</text:p>
          </table:table-cell>
          <table:table-cell office:value-type="string" calcext:value-type="string">
            <text:p>PASS</text:p>
          </table:table-cell>
          <table:table-cell table:formula="of:=IF(EXACT([Sheet1.N741];[Sheet1.P7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[Sheet1.A7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office:value-type="string" calcext:value-type="string">
            <text:p>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v03</text:p>
          </table:table-cell>
          <table:table-cell office:value-type="string" calcext:value-type="string">
            <text:p>PASS</text:p>
          </table:table-cell>
          <table:table-cell table:formula="of:=IF(EXACT([Sheet1.N742];[Sheet1.P7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[Sheet1.A74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office:value-type="string" calcext:value-type="string">
            <text:p>realpath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alpath01</text:p>
          </table:table-cell>
          <table:table-cell office:value-type="string" calcext:value-type="string">
            <text:p>FAIL</text:p>
          </table:table-cell>
          <table:table-cell table:formula="of:=IF(EXACT([Sheet1.N743];[Sheet1.P7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[Sheet1.A74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office:value-type="string" calcext:value-type="string">
            <text:p>reboo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boot01</text:p>
          </table:table-cell>
          <table:table-cell office:value-type="string" calcext:value-type="string">
            <text:p>FAIL</text:p>
          </table:table-cell>
          <table:table-cell table:formula="of:=IF(EXACT([Sheet1.N744];[Sheet1.P7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[Sheet1.A74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office:value-type="string" calcext:value-type="string">
            <text:p>reboot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boot02</text:p>
          </table:table-cell>
          <table:table-cell office:value-type="string" calcext:value-type="string">
            <text:p>FAIL</text:p>
          </table:table-cell>
          <table:table-cell table:formula="of:=IF(EXACT([Sheet1.N745];[Sheet1.P7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[Sheet1.A7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office:value-type="string" calcext:value-type="string">
            <text:p>rec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01</text:p>
          </table:table-cell>
          <table:table-cell office:value-type="string" calcext:value-type="string">
            <text:p>PASS</text:p>
          </table:table-cell>
          <table:table-cell table:formula="of:=IF(EXACT([Sheet1.N746];[Sheet1.P7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[Sheet1.A7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office:value-type="string" calcext:value-type="string">
            <text:p>recvfro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from01</text:p>
          </table:table-cell>
          <table:table-cell office:value-type="string" calcext:value-type="string">
            <text:p>PASS</text:p>
          </table:table-cell>
          <table:table-cell table:formula="of:=IF(EXACT([Sheet1.N747];[Sheet1.P7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[Sheet1.A748]; &quot;&quot;)" office:value-type="string" office:string-value="recvmsg01" calcext:value-type="string">
            <text:p>recvmsg01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office:value-type="string" calcext:value-type="string">
            <text:p>recvms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msg01</text:p>
          </table:table-cell>
          <table:table-cell office:value-type="string" calcext:value-type="string">
            <text:p>PASS</text:p>
          </table:table-cell>
          <table:table-cell table:formula="of:=IF(EXACT([Sheet1.N748];[Sheet1.P7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[Sheet1.A7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office:value-type="string" calcext:value-type="string">
            <text:p>recvms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msg02</text:p>
          </table:table-cell>
          <table:table-cell office:value-type="string" calcext:value-type="string">
            <text:p>PASS</text:p>
          </table:table-cell>
          <table:table-cell table:formula="of:=IF(EXACT([Sheet1.N749];[Sheet1.P7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[Sheet1.A75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office:value-type="string" calcext:value-type="string">
            <text:p>recvmsg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cvmsg03</text:p>
          </table:table-cell>
          <table:table-cell office:value-type="string" calcext:value-type="string">
            <text:p>CONF</text:p>
          </table:table-cell>
          <table:table-cell table:formula="of:=IF(EXACT([Sheet1.N750];[Sheet1.P7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[Sheet1.A75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office:value-type="string" calcext:value-type="string">
            <text:p>remap_file_pages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map_file_pages01</text:p>
          </table:table-cell>
          <table:table-cell office:value-type="string" calcext:value-type="string">
            <text:p>FAIL</text:p>
          </table:table-cell>
          <table:table-cell table:formula="of:=IF(EXACT([Sheet1.N751];[Sheet1.P7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[Sheet1.A75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office:value-type="string" calcext:value-type="string">
            <text:p>remap_file_page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map_file_pages02</text:p>
          </table:table-cell>
          <table:table-cell office:value-type="string" calcext:value-type="string">
            <text:p>CONF</text:p>
          </table:table-cell>
          <table:table-cell table:formula="of:=IF(EXACT([Sheet1.N752];[Sheet1.P7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[Sheet1.A75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office:value-type="string" calcext:value-type="string">
            <text:p>removexattr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movexattr01</text:p>
          </table:table-cell>
          <table:table-cell office:value-type="string" calcext:value-type="string">
            <text:p>CONF</text:p>
          </table:table-cell>
          <table:table-cell table:formula="of:=IF(EXACT([Sheet1.N753];[Sheet1.P7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[Sheet1.A75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office:value-type="string" calcext:value-type="string">
            <text:p>remove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movexattr02</text:p>
          </table:table-cell>
          <table:table-cell office:value-type="string" calcext:value-type="string">
            <text:p>CONF</text:p>
          </table:table-cell>
          <table:table-cell table:formula="of:=IF(EXACT([Sheet1.N754];[Sheet1.P7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[Sheet1.A7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office:value-type="string" calcext:value-type="string">
            <text:p>re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1</text:p>
          </table:table-cell>
          <table:table-cell office:value-type="string" calcext:value-type="string">
            <text:p>PASS</text:p>
          </table:table-cell>
          <table:table-cell table:formula="of:=IF(EXACT([Sheet1.N755];[Sheet1.P7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[Sheet1.A7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office:value-type="string" calcext:value-type="string">
            <text:p>rename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1A</text:p>
          </table:table-cell>
          <table:table-cell office:value-type="string" calcext:value-type="string">
            <text:p>PASS</text:p>
          </table:table-cell>
          <table:table-cell table:formula="of:=IF(EXACT([Sheet1.N756];[Sheet1.P7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[Sheet1.A7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office:value-type="string" calcext:value-type="string">
            <text:p>re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2</text:p>
          </table:table-cell>
          <table:table-cell office:value-type="string" calcext:value-type="string">
            <text:p>PASS</text:p>
          </table:table-cell>
          <table:table-cell table:formula="of:=IF(EXACT([Sheet1.N757];[Sheet1.P7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[Sheet1.A7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office:value-type="string" calcext:value-type="string">
            <text:p>re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3</text:p>
          </table:table-cell>
          <table:table-cell office:value-type="string" calcext:value-type="string">
            <text:p>PASS</text:p>
          </table:table-cell>
          <table:table-cell table:formula="of:=IF(EXACT([Sheet1.N758];[Sheet1.P7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[Sheet1.A7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office:value-type="string" calcext:value-type="string">
            <text:p>renam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4</text:p>
          </table:table-cell>
          <table:table-cell office:value-type="string" calcext:value-type="string">
            <text:p>PASS</text:p>
          </table:table-cell>
          <table:table-cell table:formula="of:=IF(EXACT([Sheet1.N759];[Sheet1.P7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[Sheet1.A7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office:value-type="string" calcext:value-type="string">
            <text:p>renam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5</text:p>
          </table:table-cell>
          <table:table-cell office:value-type="string" calcext:value-type="string">
            <text:p>PASS</text:p>
          </table:table-cell>
          <table:table-cell table:formula="of:=IF(EXACT([Sheet1.N760];[Sheet1.P7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[Sheet1.A7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office:value-type="string" calcext:value-type="string">
            <text:p>rena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6</text:p>
          </table:table-cell>
          <table:table-cell office:value-type="string" calcext:value-type="string">
            <text:p>PASS</text:p>
          </table:table-cell>
          <table:table-cell table:formula="of:=IF(EXACT([Sheet1.N761];[Sheet1.P7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[Sheet1.A7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office:value-type="string" calcext:value-type="string">
            <text:p>renam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7</text:p>
          </table:table-cell>
          <table:table-cell office:value-type="string" calcext:value-type="string">
            <text:p>PASS</text:p>
          </table:table-cell>
          <table:table-cell table:formula="of:=IF(EXACT([Sheet1.N762];[Sheet1.P7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[Sheet1.A7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office:value-type="string" calcext:value-type="string">
            <text:p>renam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8</text:p>
          </table:table-cell>
          <table:table-cell office:value-type="string" calcext:value-type="string">
            <text:p>PASS</text:p>
          </table:table-cell>
          <table:table-cell table:formula="of:=IF(EXACT([Sheet1.N763];[Sheet1.P7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[Sheet1.A76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office:value-type="string" calcext:value-type="string">
            <text:p>renam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9</text:p>
          </table:table-cell>
          <table:table-cell office:value-type="string" calcext:value-type="string">
            <text:p>PASS</text:p>
          </table:table-cell>
          <table:table-cell table:formula="of:=IF(EXACT([Sheet1.N764];[Sheet1.P7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[Sheet1.A7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office:value-type="string" calcext:value-type="string">
            <text:p>rename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0</text:p>
          </table:table-cell>
          <table:table-cell office:value-type="string" calcext:value-type="string">
            <text:p>PASS</text:p>
          </table:table-cell>
          <table:table-cell table:formula="of:=IF(EXACT([Sheet1.N765];[Sheet1.P7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[Sheet1.A76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office:value-type="string" calcext:value-type="string">
            <text:p>rename1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name11</text:p>
          </table:table-cell>
          <table:table-cell office:value-type="string" calcext:value-type="string">
            <text:p>FAIL</text:p>
          </table:table-cell>
          <table:table-cell table:formula="of:=IF(EXACT([Sheet1.N766];[Sheet1.P7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[Sheet1.A7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office:value-type="string" calcext:value-type="string">
            <text:p>rename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2</text:p>
          </table:table-cell>
          <table:table-cell office:value-type="string" calcext:value-type="string">
            <text:p>PASS</text:p>
          </table:table-cell>
          <table:table-cell table:formula="of:=IF(EXACT([Sheet1.N767];[Sheet1.P7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[Sheet1.A7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office:value-type="string" calcext:value-type="string">
            <text:p>rename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3</text:p>
          </table:table-cell>
          <table:table-cell office:value-type="string" calcext:value-type="string">
            <text:p>PASS</text:p>
          </table:table-cell>
          <table:table-cell table:formula="of:=IF(EXACT([Sheet1.N768];[Sheet1.P7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[Sheet1.A7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office:value-type="string" calcext:value-type="string">
            <text:p>rename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4</text:p>
          </table:table-cell>
          <table:table-cell office:value-type="string" calcext:value-type="string">
            <text:p>PASS</text:p>
          </table:table-cell>
          <table:table-cell table:formula="of:=IF(EXACT([Sheet1.N769];[Sheet1.P7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[Sheet1.A77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office:value-type="string" calcext:value-type="string">
            <text:p>renamea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nameat01</text:p>
          </table:table-cell>
          <table:table-cell office:value-type="string" calcext:value-type="string">
            <text:p>FAIL</text:p>
          </table:table-cell>
          <table:table-cell table:formula="of:=IF(EXACT([Sheet1.N770];[Sheet1.P7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[Sheet1.A77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office:value-type="string" calcext:value-type="string">
            <text:p>renameat2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nameat201</text:p>
          </table:table-cell>
          <table:table-cell office:value-type="string" calcext:value-type="string">
            <text:p>CONF</text:p>
          </table:table-cell>
          <table:table-cell table:formula="of:=IF(EXACT([Sheet1.N771];[Sheet1.P7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[Sheet1.A77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office:value-type="string" calcext:value-type="string">
            <text:p>renameat2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nameat202</text:p>
          </table:table-cell>
          <table:table-cell office:value-type="string" calcext:value-type="string">
            <text:p>CONF</text:p>
          </table:table-cell>
          <table:table-cell table:formula="of:=IF(EXACT([Sheet1.N772];[Sheet1.P7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[Sheet1.A77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office:value-type="string" calcext:value-type="string">
            <text:p>request_ke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1</text:p>
          </table:table-cell>
          <table:table-cell office:value-type="string" calcext:value-type="string">
            <text:p>CONF</text:p>
          </table:table-cell>
          <table:table-cell table:formula="of:=IF(EXACT([Sheet1.N773];[Sheet1.P7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[Sheet1.A77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office:value-type="string" calcext:value-type="string">
            <text:p>request_key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2</text:p>
          </table:table-cell>
          <table:table-cell office:value-type="string" calcext:value-type="string">
            <text:p>CONF</text:p>
          </table:table-cell>
          <table:table-cell table:formula="of:=IF(EXACT([Sheet1.N774];[Sheet1.P7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[Sheet1.A77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office:value-type="string" calcext:value-type="string">
            <text:p>request_key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3</text:p>
          </table:table-cell>
          <table:table-cell office:value-type="string" calcext:value-type="string">
            <text:p>CONF</text:p>
          </table:table-cell>
          <table:table-cell table:formula="of:=IF(EXACT([Sheet1.N775];[Sheet1.P7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[Sheet1.A77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office:value-type="string" calcext:value-type="string">
            <text:p>request_key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4</text:p>
          </table:table-cell>
          <table:table-cell office:value-type="string" calcext:value-type="string">
            <text:p>CONF</text:p>
          </table:table-cell>
          <table:table-cell table:formula="of:=IF(EXACT([Sheet1.N776];[Sheet1.P7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[Sheet1.A77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office:value-type="string" calcext:value-type="string">
            <text:p>request_key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5</text:p>
          </table:table-cell>
          <table:table-cell office:value-type="string" calcext:value-type="string">
            <text:p>CONF</text:p>
          </table:table-cell>
          <table:table-cell table:formula="of:=IF(EXACT([Sheet1.N777];[Sheet1.P7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[Sheet1.A7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office:value-type="string" calcext:value-type="string">
            <text:p>rm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1</text:p>
          </table:table-cell>
          <table:table-cell office:value-type="string" calcext:value-type="string">
            <text:p>PASS</text:p>
          </table:table-cell>
          <table:table-cell table:formula="of:=IF(EXACT([Sheet1.N778];[Sheet1.P7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[Sheet1.A7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office:value-type="string" calcext:value-type="string">
            <text:p>rm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2</text:p>
          </table:table-cell>
          <table:table-cell office:value-type="string" calcext:value-type="string">
            <text:p>PASS</text:p>
          </table:table-cell>
          <table:table-cell table:formula="of:=IF(EXACT([Sheet1.N779];[Sheet1.P7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[Sheet1.A7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office:value-type="string" calcext:value-type="string">
            <text:p>rm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3</text:p>
          </table:table-cell>
          <table:table-cell office:value-type="string" calcext:value-type="string">
            <text:p>PASS</text:p>
          </table:table-cell>
          <table:table-cell table:formula="of:=IF(EXACT([Sheet1.N780];[Sheet1.P7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[Sheet1.A7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office:value-type="string" calcext:value-type="string">
            <text:p>rmdir03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3A</text:p>
          </table:table-cell>
          <table:table-cell office:value-type="string" calcext:value-type="string">
            <text:p>PASS</text:p>
          </table:table-cell>
          <table:table-cell table:formula="of:=IF(EXACT([Sheet1.N781];[Sheet1.P7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[Sheet1.A7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table:formula="of:=IF(EXACT([Sheet1.N782];[Sheet1.P7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[Sheet1.A783]; &quot;&quot;)" office:value-type="string" office:string-value="rt_sigaction02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office:value-type="string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table:formula="of:=IF(EXACT([Sheet1.N783];[Sheet1.P7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[Sheet1.A78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office:value-type="string" calcext:value-type="string">
            <text:p>rt_sigaction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t_sigaction03</text:p>
          </table:table-cell>
          <table:table-cell office:value-type="string" calcext:value-type="string">
            <text:p>FAIL</text:p>
          </table:table-cell>
          <table:table-cell table:formula="of:=IF(EXACT([Sheet1.N784];[Sheet1.P7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[Sheet1.A7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office:value-type="string" calcext:value-type="string">
            <text:p>rt_sigprocmas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procmask01</text:p>
          </table:table-cell>
          <table:table-cell office:value-type="string" calcext:value-type="string">
            <text:p>PASS</text:p>
          </table:table-cell>
          <table:table-cell table:formula="of:=IF(EXACT([Sheet1.N785];[Sheet1.P7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[Sheet1.A786]; &quot;&quot;)" office:value-type="string" office:string-value="rt_sigprocmask02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office:value-type="string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table:formula="of:=IF(EXACT([Sheet1.N786];[Sheet1.P7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[Sheet1.A7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office:value-type="string" calcext:value-type="string">
            <text:p>rt_sigqueueinf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queueinfo01</text:p>
          </table:table-cell>
          <table:table-cell office:value-type="string" calcext:value-type="string">
            <text:p>PASS</text:p>
          </table:table-cell>
          <table:table-cell table:formula="of:=IF(EXACT([Sheet1.N787];[Sheet1.P7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[Sheet1.A788]; &quot;&quot;)" office:value-type="string" office:string-value="rt_sigsuspend01" calcext:value-type="string">
            <text:p>rt_sigsuspend01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office:value-type="string" calcext:value-type="string">
            <text:p>rt_sigsusp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</text:p>
          </table:table-cell>
          <table:table-cell office:value-type="string" calcext:value-type="string">
            <text:p>PASS</text:p>
          </table:table-cell>
          <table:table-cell table:formula="of:=IF(EXACT([Sheet1.N788];[Sheet1.P7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[Sheet1.A7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office:value-type="string" calcext:value-type="string">
            <text:p>sb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brk01</text:p>
          </table:table-cell>
          <table:table-cell office:value-type="string" calcext:value-type="string">
            <text:p>PASS</text:p>
          </table:table-cell>
          <table:table-cell table:formula="of:=IF(EXACT([Sheet1.N789];[Sheet1.P7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[Sheet1.A7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office:value-type="string" calcext:value-type="string">
            <text:p>sbr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brk02</text:p>
          </table:table-cell>
          <table:table-cell office:value-type="string" calcext:value-type="string">
            <text:p>PASS</text:p>
          </table:table-cell>
          <table:table-cell table:formula="of:=IF(EXACT([Sheet1.N790];[Sheet1.P7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[Sheet1.A79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office:value-type="string" calcext:value-type="string">
            <text:p>sbrk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brk03</text:p>
          </table:table-cell>
          <table:table-cell office:value-type="string" calcext:value-type="string">
            <text:p>CONF</text:p>
          </table:table-cell>
          <table:table-cell table:formula="of:=IF(EXACT([Sheet1.N791];[Sheet1.P7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[Sheet1.A7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office:value-type="string" calcext:value-type="string">
            <text:p>sched_get_priority_max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ax01</text:p>
          </table:table-cell>
          <table:table-cell office:value-type="string" calcext:value-type="string">
            <text:p>PASS</text:p>
          </table:table-cell>
          <table:table-cell table:formula="of:=IF(EXACT([Sheet1.N792];[Sheet1.P7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[Sheet1.A7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office:value-type="string" calcext:value-type="string">
            <text:p>sched_get_priority_max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ax02</text:p>
          </table:table-cell>
          <table:table-cell office:value-type="string" calcext:value-type="string">
            <text:p>PASS</text:p>
          </table:table-cell>
          <table:table-cell table:formula="of:=IF(EXACT([Sheet1.N793];[Sheet1.P7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[Sheet1.A7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office:value-type="string" calcext:value-type="string">
            <text:p>sched_get_priority_mi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in01</text:p>
          </table:table-cell>
          <table:table-cell office:value-type="string" calcext:value-type="string">
            <text:p>PASS</text:p>
          </table:table-cell>
          <table:table-cell table:formula="of:=IF(EXACT([Sheet1.N794];[Sheet1.P7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[Sheet1.A7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office:value-type="string" calcext:value-type="string">
            <text:p>sched_get_priority_mi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in02</text:p>
          </table:table-cell>
          <table:table-cell office:value-type="string" calcext:value-type="string">
            <text:p>PASS</text:p>
          </table:table-cell>
          <table:table-cell table:formula="of:=IF(EXACT([Sheet1.N795];[Sheet1.P7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[Sheet1.A7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office:value-type="string" calcext:value-type="string">
            <text:p>sched_getpara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param01</text:p>
          </table:table-cell>
          <table:table-cell office:value-type="string" calcext:value-type="string">
            <text:p>PASS</text:p>
          </table:table-cell>
          <table:table-cell table:formula="of:=IF(EXACT([Sheet1.N796];[Sheet1.P7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[Sheet1.A7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office:value-type="string" calcext:value-type="string">
            <text:p>sched_getpara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param02</text:p>
          </table:table-cell>
          <table:table-cell office:value-type="string" calcext:value-type="string">
            <text:p>PASS</text:p>
          </table:table-cell>
          <table:table-cell table:formula="of:=IF(EXACT([Sheet1.N797];[Sheet1.P7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[Sheet1.A7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office:value-type="string" calcext:value-type="string">
            <text:p>sched_getpara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param03</text:p>
          </table:table-cell>
          <table:table-cell office:value-type="string" calcext:value-type="string">
            <text:p>PASS</text:p>
          </table:table-cell>
          <table:table-cell table:formula="of:=IF(EXACT([Sheet1.N798];[Sheet1.P7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[Sheet1.A79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office:value-type="string" calcext:value-type="string">
            <text:p>sched_rr_get_interv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</text:p>
          </table:table-cell>
          <table:table-cell office:value-type="string" calcext:value-type="string">
            <text:p>PASS</text:p>
          </table:table-cell>
          <table:table-cell table:formula="of:=IF(EXACT([Sheet1.N799];[Sheet1.P7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[Sheet1.A80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office:value-type="string" calcext:value-type="string">
            <text:p>sched_rr_get_interva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</text:p>
          </table:table-cell>
          <table:table-cell office:value-type="string" calcext:value-type="string">
            <text:p>PASS</text:p>
          </table:table-cell>
          <table:table-cell table:formula="of:=IF(EXACT([Sheet1.N800];[Sheet1.P8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[Sheet1.A80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office:value-type="string" calcext:value-type="string">
            <text:p>sched_rr_get_interva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</text:p>
          </table:table-cell>
          <table:table-cell office:value-type="string" calcext:value-type="string">
            <text:p>PASS</text:p>
          </table:table-cell>
          <table:table-cell table:formula="of:=IF(EXACT([Sheet1.N801];[Sheet1.P8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[Sheet1.A80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office:value-type="string" calcext:value-type="string">
            <text:p>sched_setpara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</text:p>
          </table:table-cell>
          <table:table-cell office:value-type="string" calcext:value-type="string">
            <text:p>PASS</text:p>
          </table:table-cell>
          <table:table-cell table:formula="of:=IF(EXACT([Sheet1.N802];[Sheet1.P8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[Sheet1.A80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office:value-type="string" calcext:value-type="string">
            <text:p>sched_setpara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</text:p>
          </table:table-cell>
          <table:table-cell office:value-type="string" calcext:value-type="string">
            <text:p>PASS</text:p>
          </table:table-cell>
          <table:table-cell table:formula="of:=IF(EXACT([Sheet1.N803];[Sheet1.P8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[Sheet1.A80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office:value-type="string" calcext:value-type="string">
            <text:p>sched_setpara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</text:p>
          </table:table-cell>
          <table:table-cell office:value-type="string" calcext:value-type="string">
            <text:p>PASS</text:p>
          </table:table-cell>
          <table:table-cell table:formula="of:=IF(EXACT([Sheet1.N804];[Sheet1.P8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[Sheet1.A80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office:value-type="string" calcext:value-type="string">
            <text:p>sched_setparam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</text:p>
          </table:table-cell>
          <table:table-cell office:value-type="string" calcext:value-type="string">
            <text:p>PASS</text:p>
          </table:table-cell>
          <table:table-cell table:formula="of:=IF(EXACT([Sheet1.N805];[Sheet1.P8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[Sheet1.A80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office:value-type="string" calcext:value-type="string">
            <text:p>sched_setparam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</text:p>
          </table:table-cell>
          <table:table-cell office:value-type="string" calcext:value-type="string">
            <text:p>PASS</text:p>
          </table:table-cell>
          <table:table-cell table:formula="of:=IF(EXACT([Sheet1.N806];[Sheet1.P8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[Sheet1.A8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office:value-type="string" calcext:value-type="string">
            <text:p>sched_getschedul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scheduler01</text:p>
          </table:table-cell>
          <table:table-cell office:value-type="string" calcext:value-type="string">
            <text:p>PASS</text:p>
          </table:table-cell>
          <table:table-cell table:formula="of:=IF(EXACT([Sheet1.N807];[Sheet1.P8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[Sheet1.A8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office:value-type="string" calcext:value-type="string">
            <text:p>sched_getschedul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scheduler02</text:p>
          </table:table-cell>
          <table:table-cell office:value-type="string" calcext:value-type="string">
            <text:p>PASS</text:p>
          </table:table-cell>
          <table:table-cell table:formula="of:=IF(EXACT([Sheet1.N808];[Sheet1.P8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[Sheet1.A8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office:value-type="string" calcext:value-type="string">
            <text:p>sched_setschedul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scheduler01</text:p>
          </table:table-cell>
          <table:table-cell office:value-type="string" calcext:value-type="string">
            <text:p>PASS</text:p>
          </table:table-cell>
          <table:table-cell table:formula="of:=IF(EXACT([Sheet1.N809];[Sheet1.P8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[Sheet1.A8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office:value-type="string" calcext:value-type="string">
            <text:p>sched_setschedul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scheduler02</text:p>
          </table:table-cell>
          <table:table-cell office:value-type="string" calcext:value-type="string">
            <text:p>PASS</text:p>
          </table:table-cell>
          <table:table-cell table:formula="of:=IF(EXACT([Sheet1.N810];[Sheet1.P8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[Sheet1.A8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office:value-type="string" calcext:value-type="string">
            <text:p>sched_setschedule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scheduler03</text:p>
          </table:table-cell>
          <table:table-cell office:value-type="string" calcext:value-type="string">
            <text:p>PASS</text:p>
          </table:table-cell>
          <table:table-cell table:formula="of:=IF(EXACT([Sheet1.N811];[Sheet1.P8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[Sheet1.A8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office:value-type="string" calcext:value-type="string">
            <text:p>sched_yiel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yield01</text:p>
          </table:table-cell>
          <table:table-cell office:value-type="string" calcext:value-type="string">
            <text:p>PASS</text:p>
          </table:table-cell>
          <table:table-cell table:formula="of:=IF(EXACT([Sheet1.N812];[Sheet1.P8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[Sheet1.A8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office:value-type="string" calcext:value-type="string">
            <text:p>sched_setaffin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affinity01</text:p>
          </table:table-cell>
          <table:table-cell office:value-type="string" calcext:value-type="string">
            <text:p>PASS</text:p>
          </table:table-cell>
          <table:table-cell table:formula="of:=IF(EXACT([Sheet1.N813];[Sheet1.P8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[Sheet1.A8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office:value-type="string" calcext:value-type="string">
            <text:p>sched_getaffin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affinity01</text:p>
          </table:table-cell>
          <table:table-cell office:value-type="string" calcext:value-type="string">
            <text:p>PASS</text:p>
          </table:table-cell>
          <table:table-cell table:formula="of:=IF(EXACT([Sheet1.N814];[Sheet1.P8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[Sheet1.A81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office:value-type="string" calcext:value-type="string">
            <text:p>sched_setattr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ched_setattr01</text:p>
          </table:table-cell>
          <table:table-cell office:value-type="string" calcext:value-type="string">
            <text:p>FAIL</text:p>
          </table:table-cell>
          <table:table-cell table:formula="of:=IF(EXACT([Sheet1.N815];[Sheet1.P8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[Sheet1.A81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office:value-type="string" calcext:value-type="string">
            <text:p>sched_getattr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ched_getattr01</text:p>
          </table:table-cell>
          <table:table-cell office:value-type="string" calcext:value-type="string">
            <text:p>FAIL</text:p>
          </table:table-cell>
          <table:table-cell table:formula="of:=IF(EXACT([Sheet1.N816];[Sheet1.P8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[Sheet1.A81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office:value-type="string" calcext:value-type="string">
            <text:p>sched_getattr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ched_getattr02</text:p>
          </table:table-cell>
          <table:table-cell office:value-type="string" calcext:value-type="string">
            <text:p>FAIL</text:p>
          </table:table-cell>
          <table:table-cell table:formula="of:=IF(EXACT([Sheet1.N817];[Sheet1.P8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[Sheet1.A8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office:value-type="string" calcext:value-type="string">
            <text:p>sel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1</text:p>
          </table:table-cell>
          <table:table-cell office:value-type="string" calcext:value-type="string">
            <text:p>PASS</text:p>
          </table:table-cell>
          <table:table-cell table:formula="of:=IF(EXACT([Sheet1.N818];[Sheet1.P8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[Sheet1.A8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office:value-type="string" calcext:value-type="string">
            <text:p>selec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2</text:p>
          </table:table-cell>
          <table:table-cell office:value-type="string" calcext:value-type="string">
            <text:p>PASS</text:p>
          </table:table-cell>
          <table:table-cell table:formula="of:=IF(EXACT([Sheet1.N819];[Sheet1.P8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[Sheet1.A8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office:value-type="string" calcext:value-type="string">
            <text:p>selec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3</text:p>
          </table:table-cell>
          <table:table-cell office:value-type="string" calcext:value-type="string">
            <text:p>PASS</text:p>
          </table:table-cell>
          <table:table-cell table:formula="of:=IF(EXACT([Sheet1.N820];[Sheet1.P8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[Sheet1.A8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office:value-type="string" calcext:value-type="string">
            <text:p>selec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4</text:p>
          </table:table-cell>
          <table:table-cell office:value-type="string" calcext:value-type="string">
            <text:p>PASS</text:p>
          </table:table-cell>
          <table:table-cell table:formula="of:=IF(EXACT([Sheet1.N821];[Sheet1.P8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[Sheet1.A82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office:value-type="string" calcext:value-type="string">
            <text:p>sem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1</text:p>
          </table:table-cell>
          <table:table-cell office:value-type="string" calcext:value-type="string">
            <text:p>PASS</text:p>
          </table:table-cell>
          <table:table-cell table:formula="of:=IF(EXACT([Sheet1.N822];[Sheet1.P8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[Sheet1.A82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office:value-type="string" calcext:value-type="string">
            <text:p>sem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2</text:p>
          </table:table-cell>
          <table:table-cell office:value-type="string" calcext:value-type="string">
            <text:p>PASS</text:p>
          </table:table-cell>
          <table:table-cell table:formula="of:=IF(EXACT([Sheet1.N823];[Sheet1.P8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[Sheet1.A82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office:value-type="string" calcext:value-type="string">
            <text:p>sem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3</text:p>
          </table:table-cell>
          <table:table-cell office:value-type="string" calcext:value-type="string">
            <text:p>PASS</text:p>
          </table:table-cell>
          <table:table-cell table:formula="of:=IF(EXACT([Sheet1.N824];[Sheet1.P8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[Sheet1.A8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office:value-type="string" calcext:value-type="string">
            <text:p>sem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4</text:p>
          </table:table-cell>
          <table:table-cell office:value-type="string" calcext:value-type="string">
            <text:p>PASS</text:p>
          </table:table-cell>
          <table:table-cell table:formula="of:=IF(EXACT([Sheet1.N825];[Sheet1.P8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[Sheet1.A8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office:value-type="string" calcext:value-type="string">
            <text:p>semct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5</text:p>
          </table:table-cell>
          <table:table-cell office:value-type="string" calcext:value-type="string">
            <text:p>PASS</text:p>
          </table:table-cell>
          <table:table-cell table:formula="of:=IF(EXACT([Sheet1.N826];[Sheet1.P8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[Sheet1.A8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office:value-type="string" calcext:value-type="string">
            <text:p>semct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6</text:p>
          </table:table-cell>
          <table:table-cell office:value-type="string" calcext:value-type="string">
            <text:p>PASS</text:p>
          </table:table-cell>
          <table:table-cell table:formula="of:=IF(EXACT([Sheet1.N827];[Sheet1.P8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[Sheet1.A8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office:value-type="string" calcext:value-type="string">
            <text:p>semctl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7</text:p>
          </table:table-cell>
          <table:table-cell office:value-type="string" calcext:value-type="string">
            <text:p>PASS</text:p>
          </table:table-cell>
          <table:table-cell table:formula="of:=IF(EXACT([Sheet1.N828];[Sheet1.P8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[Sheet1.A8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office:value-type="string" calcext:value-type="string">
            <text:p>sem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1</text:p>
          </table:table-cell>
          <table:table-cell office:value-type="string" calcext:value-type="string">
            <text:p>PASS</text:p>
          </table:table-cell>
          <table:table-cell table:formula="of:=IF(EXACT([Sheet1.N829];[Sheet1.P8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[Sheet1.A8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office:value-type="string" calcext:value-type="string">
            <text:p>sem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2</text:p>
          </table:table-cell>
          <table:table-cell office:value-type="string" calcext:value-type="string">
            <text:p>PASS</text:p>
          </table:table-cell>
          <table:table-cell table:formula="of:=IF(EXACT([Sheet1.N830];[Sheet1.P8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[Sheet1.A8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office:value-type="string" calcext:value-type="string">
            <text:p>semge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3</text:p>
          </table:table-cell>
          <table:table-cell office:value-type="string" calcext:value-type="string">
            <text:p>PASS</text:p>
          </table:table-cell>
          <table:table-cell table:formula="of:=IF(EXACT([Sheet1.N831];[Sheet1.P8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[Sheet1.A8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office:value-type="string" calcext:value-type="string">
            <text:p>semge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5</text:p>
          </table:table-cell>
          <table:table-cell office:value-type="string" calcext:value-type="string">
            <text:p>PASS</text:p>
          </table:table-cell>
          <table:table-cell table:formula="of:=IF(EXACT([Sheet1.N832];[Sheet1.P8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[Sheet1.A8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office:value-type="string" calcext:value-type="string">
            <text:p>semge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6</text:p>
          </table:table-cell>
          <table:table-cell office:value-type="string" calcext:value-type="string">
            <text:p>PASS</text:p>
          </table:table-cell>
          <table:table-cell table:formula="of:=IF(EXACT([Sheet1.N833];[Sheet1.P8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[Sheet1.A8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office:value-type="string" calcext:value-type="string">
            <text:p>semo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1</text:p>
          </table:table-cell>
          <table:table-cell office:value-type="string" calcext:value-type="string">
            <text:p>PASS</text:p>
          </table:table-cell>
          <table:table-cell table:formula="of:=IF(EXACT([Sheet1.N834];[Sheet1.P8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[Sheet1.A8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office:value-type="string" calcext:value-type="string">
            <text:p>semo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2</text:p>
          </table:table-cell>
          <table:table-cell office:value-type="string" calcext:value-type="string">
            <text:p>PASS</text:p>
          </table:table-cell>
          <table:table-cell table:formula="of:=IF(EXACT([Sheet1.N835];[Sheet1.P8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[Sheet1.A8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office:value-type="string" calcext:value-type="string">
            <text:p>semo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3</text:p>
          </table:table-cell>
          <table:table-cell office:value-type="string" calcext:value-type="string">
            <text:p>PASS</text:p>
          </table:table-cell>
          <table:table-cell table:formula="of:=IF(EXACT([Sheet1.N836];[Sheet1.P8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[Sheet1.A8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office:value-type="string" calcext:value-type="string">
            <text:p>semo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4</text:p>
          </table:table-cell>
          <table:table-cell office:value-type="string" calcext:value-type="string">
            <text:p>PASS</text:p>
          </table:table-cell>
          <table:table-cell table:formula="of:=IF(EXACT([Sheet1.N837];[Sheet1.P8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[Sheet1.A8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office:value-type="string" calcext:value-type="string">
            <text:p>semo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5</text:p>
          </table:table-cell>
          <table:table-cell office:value-type="string" calcext:value-type="string">
            <text:p>PASS</text:p>
          </table:table-cell>
          <table:table-cell table:formula="of:=IF(EXACT([Sheet1.N838];[Sheet1.P8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[Sheet1.A8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office:value-type="string" calcext:value-type="string">
            <text:p>s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01</text:p>
          </table:table-cell>
          <table:table-cell office:value-type="string" calcext:value-type="string">
            <text:p>PASS</text:p>
          </table:table-cell>
          <table:table-cell table:formula="of:=IF(EXACT([Sheet1.N839];[Sheet1.P8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[Sheet1.A8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office:value-type="string" calcext:value-type="string">
            <text:p>sendfil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2</text:p>
          </table:table-cell>
          <table:table-cell office:value-type="string" calcext:value-type="string">
            <text:p>PASS</text:p>
          </table:table-cell>
          <table:table-cell table:formula="of:=IF(EXACT([Sheet1.N840];[Sheet1.P8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[Sheet1.A8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office:value-type="string" calcext:value-type="string">
            <text:p>sendfil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2_64</text:p>
          </table:table-cell>
          <table:table-cell office:value-type="string" calcext:value-type="string">
            <text:p>PASS</text:p>
          </table:table-cell>
          <table:table-cell table:formula="of:=IF(EXACT([Sheet1.N841];[Sheet1.P8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[Sheet1.A8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office:value-type="string" calcext:value-type="string">
            <text:p>sendfil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3</text:p>
          </table:table-cell>
          <table:table-cell office:value-type="string" calcext:value-type="string">
            <text:p>PASS</text:p>
          </table:table-cell>
          <table:table-cell table:formula="of:=IF(EXACT([Sheet1.N842];[Sheet1.P8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[Sheet1.A8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office:value-type="string" calcext:value-type="string">
            <text:p>sendfil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3_64</text:p>
          </table:table-cell>
          <table:table-cell office:value-type="string" calcext:value-type="string">
            <text:p>PASS</text:p>
          </table:table-cell>
          <table:table-cell table:formula="of:=IF(EXACT([Sheet1.N843];[Sheet1.P8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[Sheet1.A8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office:value-type="string" calcext:value-type="string">
            <text:p>sendfil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4</text:p>
          </table:table-cell>
          <table:table-cell office:value-type="string" calcext:value-type="string">
            <text:p>PASS</text:p>
          </table:table-cell>
          <table:table-cell table:formula="of:=IF(EXACT([Sheet1.N844];[Sheet1.P8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[Sheet1.A8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office:value-type="string" calcext:value-type="string">
            <text:p>sendfil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4_64</text:p>
          </table:table-cell>
          <table:table-cell office:value-type="string" calcext:value-type="string">
            <text:p>PASS</text:p>
          </table:table-cell>
          <table:table-cell table:formula="of:=IF(EXACT([Sheet1.N845];[Sheet1.P8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[Sheet1.A8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office:value-type="string" calcext:value-type="string">
            <text:p>sendfil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5</text:p>
          </table:table-cell>
          <table:table-cell office:value-type="string" calcext:value-type="string">
            <text:p>PASS</text:p>
          </table:table-cell>
          <table:table-cell table:formula="of:=IF(EXACT([Sheet1.N846];[Sheet1.P8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[Sheet1.A8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office:value-type="string" calcext:value-type="string">
            <text:p>sendfile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5_64</text:p>
          </table:table-cell>
          <table:table-cell office:value-type="string" calcext:value-type="string">
            <text:p>PASS</text:p>
          </table:table-cell>
          <table:table-cell table:formula="of:=IF(EXACT([Sheet1.N847];[Sheet1.P8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[Sheet1.A84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office:value-type="string" calcext:value-type="string">
            <text:p>sendfil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6</text:p>
          </table:table-cell>
          <table:table-cell office:value-type="string" calcext:value-type="string">
            <text:p>PASS</text:p>
          </table:table-cell>
          <table:table-cell table:formula="of:=IF(EXACT([Sheet1.N848];[Sheet1.P8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[Sheet1.A8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office:value-type="string" calcext:value-type="string">
            <text:p>sendfile0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6_64</text:p>
          </table:table-cell>
          <table:table-cell office:value-type="string" calcext:value-type="string">
            <text:p>PASS</text:p>
          </table:table-cell>
          <table:table-cell table:formula="of:=IF(EXACT([Sheet1.N849];[Sheet1.P8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[Sheet1.A85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office:value-type="string" calcext:value-type="string">
            <text:p>sendfil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7</text:p>
          </table:table-cell>
          <table:table-cell office:value-type="string" calcext:value-type="string">
            <text:p>PASS</text:p>
          </table:table-cell>
          <table:table-cell table:formula="of:=IF(EXACT([Sheet1.N850];[Sheet1.P8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[Sheet1.A85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office:value-type="string" calcext:value-type="string">
            <text:p>sendfile0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7_64</text:p>
          </table:table-cell>
          <table:table-cell office:value-type="string" calcext:value-type="string">
            <text:p>PASS</text:p>
          </table:table-cell>
          <table:table-cell table:formula="of:=IF(EXACT([Sheet1.N851];[Sheet1.P8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[Sheet1.A85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office:value-type="string" calcext:value-type="string">
            <text:p>sendfil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8</text:p>
          </table:table-cell>
          <table:table-cell office:value-type="string" calcext:value-type="string">
            <text:p>PASS</text:p>
          </table:table-cell>
          <table:table-cell table:formula="of:=IF(EXACT([Sheet1.N852];[Sheet1.P8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[Sheet1.A8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office:value-type="string" calcext:value-type="string">
            <text:p>sendfile0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8_64</text:p>
          </table:table-cell>
          <table:table-cell office:value-type="string" calcext:value-type="string">
            <text:p>PASS</text:p>
          </table:table-cell>
          <table:table-cell table:formula="of:=IF(EXACT([Sheet1.N853];[Sheet1.P8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[Sheet1.A85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office:value-type="string" calcext:value-type="string">
            <text:p>sendfile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ndfile09</text:p>
          </table:table-cell>
          <table:table-cell office:value-type="string" calcext:value-type="string">
            <text:p>CONF</text:p>
          </table:table-cell>
          <table:table-cell table:formula="of:=IF(EXACT([Sheet1.N854];[Sheet1.P8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[Sheet1.A85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office:value-type="string" calcext:value-type="string">
            <text:p>sendfile09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ndfile09_64</text:p>
          </table:table-cell>
          <table:table-cell office:value-type="string" calcext:value-type="string">
            <text:p>CONF</text:p>
          </table:table-cell>
          <table:table-cell table:formula="of:=IF(EXACT([Sheet1.N855];[Sheet1.P8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[Sheet1.A8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office:value-type="string" calcext:value-type="string">
            <text:p>sendms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msg01</text:p>
          </table:table-cell>
          <table:table-cell office:value-type="string" calcext:value-type="string">
            <text:p>PASS</text:p>
          </table:table-cell>
          <table:table-cell table:formula="of:=IF(EXACT([Sheet1.N856];[Sheet1.P8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[Sheet1.A8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office:value-type="string" calcext:value-type="string">
            <text:p>sendms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msg02</text:p>
          </table:table-cell>
          <table:table-cell office:value-type="string" calcext:value-type="string">
            <text:p>PASS</text:p>
          </table:table-cell>
          <table:table-cell table:formula="of:=IF(EXACT([Sheet1.N857];[Sheet1.P8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[Sheet1.A858]; &quot;&quot;)" office:value-type="string" office:string-value="sendto01" calcext:value-type="string">
            <text:p>sendto01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office:value-type="string" calcext:value-type="string">
            <text:p>sendt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to01</text:p>
          </table:table-cell>
          <table:table-cell office:value-type="string" calcext:value-type="string">
            <text:p>PASS</text:p>
          </table:table-cell>
          <table:table-cell table:formula="of:=IF(EXACT([Sheet1.N858];[Sheet1.P8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[Sheet1.A85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office:value-type="string" calcext:value-type="string">
            <text:p>sendto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ndto02</text:p>
          </table:table-cell>
          <table:table-cell office:value-type="string" calcext:value-type="string">
            <text:p>CONF</text:p>
          </table:table-cell>
          <table:table-cell table:formula="of:=IF(EXACT([Sheet1.N859];[Sheet1.P8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[Sheet1.A8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office:value-type="string" calcext:value-type="string">
            <text:p>setdomain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domainname01</text:p>
          </table:table-cell>
          <table:table-cell office:value-type="string" calcext:value-type="string">
            <text:p>PASS</text:p>
          </table:table-cell>
          <table:table-cell table:formula="of:=IF(EXACT([Sheet1.N860];[Sheet1.P8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[Sheet1.A8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office:value-type="string" calcext:value-type="string">
            <text:p>setdomain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domainname02</text:p>
          </table:table-cell>
          <table:table-cell office:value-type="string" calcext:value-type="string">
            <text:p>PASS</text:p>
          </table:table-cell>
          <table:table-cell table:formula="of:=IF(EXACT([Sheet1.N861];[Sheet1.P8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[Sheet1.A8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office:value-type="string" calcext:value-type="string">
            <text:p>setdomain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domainname03</text:p>
          </table:table-cell>
          <table:table-cell office:value-type="string" calcext:value-type="string">
            <text:p>PASS</text:p>
          </table:table-cell>
          <table:table-cell table:formula="of:=IF(EXACT([Sheet1.N862];[Sheet1.P8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[Sheet1.A8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office:value-type="string" calcext:value-type="string">
            <text:p>setfs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gid01</text:p>
          </table:table-cell>
          <table:table-cell office:value-type="string" calcext:value-type="string">
            <text:p>PASS</text:p>
          </table:table-cell>
          <table:table-cell table:formula="of:=IF(EXACT([Sheet1.N863];[Sheet1.P8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[Sheet1.A86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office:value-type="string" calcext:value-type="string">
            <text:p>setfs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gid01_16</text:p>
          </table:table-cell>
          <table:table-cell office:value-type="string" calcext:value-type="string">
            <text:p>CONF</text:p>
          </table:table-cell>
          <table:table-cell table:formula="of:=IF(EXACT([Sheet1.N864];[Sheet1.P8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[Sheet1.A8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office:value-type="string" calcext:value-type="string">
            <text:p>setfs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gid02</text:p>
          </table:table-cell>
          <table:table-cell office:value-type="string" calcext:value-type="string">
            <text:p>PASS</text:p>
          </table:table-cell>
          <table:table-cell table:formula="of:=IF(EXACT([Sheet1.N865];[Sheet1.P8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[Sheet1.A86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office:value-type="string" calcext:value-type="string">
            <text:p>setfs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gid02_16</text:p>
          </table:table-cell>
          <table:table-cell office:value-type="string" calcext:value-type="string">
            <text:p>CONF</text:p>
          </table:table-cell>
          <table:table-cell table:formula="of:=IF(EXACT([Sheet1.N866];[Sheet1.P8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[Sheet1.A8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office:value-type="string" calcext:value-type="string">
            <text:p>setfs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gid03</text:p>
          </table:table-cell>
          <table:table-cell office:value-type="string" calcext:value-type="string">
            <text:p>PASS</text:p>
          </table:table-cell>
          <table:table-cell table:formula="of:=IF(EXACT([Sheet1.N867];[Sheet1.P8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[Sheet1.A86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office:value-type="string" calcext:value-type="string">
            <text:p>setfs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gid03_16</text:p>
          </table:table-cell>
          <table:table-cell office:value-type="string" calcext:value-type="string">
            <text:p>CONF</text:p>
          </table:table-cell>
          <table:table-cell table:formula="of:=IF(EXACT([Sheet1.N868];[Sheet1.P8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[Sheet1.A8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office:value-type="string" calcext:value-type="string">
            <text:p>setfs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1</text:p>
          </table:table-cell>
          <table:table-cell office:value-type="string" calcext:value-type="string">
            <text:p>PASS</text:p>
          </table:table-cell>
          <table:table-cell table:formula="of:=IF(EXACT([Sheet1.N869];[Sheet1.P8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[Sheet1.A87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office:value-type="string" calcext:value-type="string">
            <text:p>setfs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1_16</text:p>
          </table:table-cell>
          <table:table-cell office:value-type="string" calcext:value-type="string">
            <text:p>CONF</text:p>
          </table:table-cell>
          <table:table-cell table:formula="of:=IF(EXACT([Sheet1.N870];[Sheet1.P8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[Sheet1.A8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office:value-type="string" calcext:value-type="string">
            <text:p>setfs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2</text:p>
          </table:table-cell>
          <table:table-cell office:value-type="string" calcext:value-type="string">
            <text:p>PASS</text:p>
          </table:table-cell>
          <table:table-cell table:formula="of:=IF(EXACT([Sheet1.N871];[Sheet1.P8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[Sheet1.A87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office:value-type="string" calcext:value-type="string">
            <text:p>setfs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2_16</text:p>
          </table:table-cell>
          <table:table-cell office:value-type="string" calcext:value-type="string">
            <text:p>CONF</text:p>
          </table:table-cell>
          <table:table-cell table:formula="of:=IF(EXACT([Sheet1.N872];[Sheet1.P8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[Sheet1.A8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office:value-type="string" calcext:value-type="string">
            <text:p>setfs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3</text:p>
          </table:table-cell>
          <table:table-cell office:value-type="string" calcext:value-type="string">
            <text:p>PASS</text:p>
          </table:table-cell>
          <table:table-cell table:formula="of:=IF(EXACT([Sheet1.N873];[Sheet1.P8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[Sheet1.A87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office:value-type="string" calcext:value-type="string">
            <text:p>setfs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3_16</text:p>
          </table:table-cell>
          <table:table-cell office:value-type="string" calcext:value-type="string">
            <text:p>CONF</text:p>
          </table:table-cell>
          <table:table-cell table:formula="of:=IF(EXACT([Sheet1.N874];[Sheet1.P8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[Sheet1.A87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office:value-type="string" calcext:value-type="string">
            <text:p>setfs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4</text:p>
          </table:table-cell>
          <table:table-cell office:value-type="string" calcext:value-type="string">
            <text:p>PASS</text:p>
          </table:table-cell>
          <table:table-cell table:formula="of:=IF(EXACT([Sheet1.N875];[Sheet1.P8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[Sheet1.A87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office:value-type="string" calcext:value-type="string">
            <text:p>setfs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4_16</text:p>
          </table:table-cell>
          <table:table-cell office:value-type="string" calcext:value-type="string">
            <text:p>CONF</text:p>
          </table:table-cell>
          <table:table-cell table:formula="of:=IF(EXACT([Sheet1.N876];[Sheet1.P8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[Sheet1.A8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office:value-type="string" calcext:value-type="string">
            <text:p>set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id01</text:p>
          </table:table-cell>
          <table:table-cell office:value-type="string" calcext:value-type="string">
            <text:p>PASS</text:p>
          </table:table-cell>
          <table:table-cell table:formula="of:=IF(EXACT([Sheet1.N877];[Sheet1.P8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[Sheet1.A87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office:value-type="string" calcext:value-type="string">
            <text:p>set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id01_16</text:p>
          </table:table-cell>
          <table:table-cell office:value-type="string" calcext:value-type="string">
            <text:p>CONF</text:p>
          </table:table-cell>
          <table:table-cell table:formula="of:=IF(EXACT([Sheet1.N878];[Sheet1.P8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[Sheet1.A8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office:value-type="string" calcext:value-type="string">
            <text:p>set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id02</text:p>
          </table:table-cell>
          <table:table-cell office:value-type="string" calcext:value-type="string">
            <text:p>PASS</text:p>
          </table:table-cell>
          <table:table-cell table:formula="of:=IF(EXACT([Sheet1.N879];[Sheet1.P8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[Sheet1.A88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office:value-type="string" calcext:value-type="string">
            <text:p>set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id02_16</text:p>
          </table:table-cell>
          <table:table-cell office:value-type="string" calcext:value-type="string">
            <text:p>CONF</text:p>
          </table:table-cell>
          <table:table-cell table:formula="of:=IF(EXACT([Sheet1.N880];[Sheet1.P8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[Sheet1.A8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office:value-type="string" calcext:value-type="string">
            <text:p>set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id03</text:p>
          </table:table-cell>
          <table:table-cell office:value-type="string" calcext:value-type="string">
            <text:p>PASS</text:p>
          </table:table-cell>
          <table:table-cell table:formula="of:=IF(EXACT([Sheet1.N881];[Sheet1.P8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[Sheet1.A88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office:value-type="string" calcext:value-type="string">
            <text:p>set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id03_16</text:p>
          </table:table-cell>
          <table:table-cell office:value-type="string" calcext:value-type="string">
            <text:p>CONF</text:p>
          </table:table-cell>
          <table:table-cell table:formula="of:=IF(EXACT([Sheet1.N882];[Sheet1.P8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[Sheet1.A8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office:value-type="string" calcext:value-type="string">
            <text:p>sete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egid01</text:p>
          </table:table-cell>
          <table:table-cell office:value-type="string" calcext:value-type="string">
            <text:p>PASS</text:p>
          </table:table-cell>
          <table:table-cell table:formula="of:=IF(EXACT([Sheet1.N883];[Sheet1.P8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[Sheet1.A8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office:value-type="string" calcext:value-type="string">
            <text:p>sete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egid02</text:p>
          </table:table-cell>
          <table:table-cell office:value-type="string" calcext:value-type="string">
            <text:p>PASS</text:p>
          </table:table-cell>
          <table:table-cell table:formula="of:=IF(EXACT([Sheet1.N884];[Sheet1.P8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[Sheet1.A88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office:value-type="string" calcext:value-type="string">
            <text:p>sgetmask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getmask01</text:p>
          </table:table-cell>
          <table:table-cell office:value-type="string" calcext:value-type="string">
            <text:p>CONF</text:p>
          </table:table-cell>
          <table:table-cell table:formula="of:=IF(EXACT([Sheet1.N885];[Sheet1.P8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[Sheet1.A8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office:value-type="string" calcext:value-type="string">
            <text:p>setgroup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1</text:p>
          </table:table-cell>
          <table:table-cell office:value-type="string" calcext:value-type="string">
            <text:p>PASS</text:p>
          </table:table-cell>
          <table:table-cell table:formula="of:=IF(EXACT([Sheet1.N886];[Sheet1.P8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[Sheet1.A88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office:value-type="string" calcext:value-type="string">
            <text:p>setgroups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1_16</text:p>
          </table:table-cell>
          <table:table-cell office:value-type="string" calcext:value-type="string">
            <text:p>CONF</text:p>
          </table:table-cell>
          <table:table-cell table:formula="of:=IF(EXACT([Sheet1.N887];[Sheet1.P8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[Sheet1.A8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office:value-type="string" calcext:value-type="string">
            <text:p>setgroup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2</text:p>
          </table:table-cell>
          <table:table-cell office:value-type="string" calcext:value-type="string">
            <text:p>PASS</text:p>
          </table:table-cell>
          <table:table-cell table:formula="of:=IF(EXACT([Sheet1.N888];[Sheet1.P8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[Sheet1.A88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office:value-type="string" calcext:value-type="string">
            <text:p>setgroups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2_16</text:p>
          </table:table-cell>
          <table:table-cell office:value-type="string" calcext:value-type="string">
            <text:p>CONF</text:p>
          </table:table-cell>
          <table:table-cell table:formula="of:=IF(EXACT([Sheet1.N889];[Sheet1.P8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[Sheet1.A8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office:value-type="string" calcext:value-type="string">
            <text:p>setgroup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3</text:p>
          </table:table-cell>
          <table:table-cell office:value-type="string" calcext:value-type="string">
            <text:p>PASS</text:p>
          </table:table-cell>
          <table:table-cell table:formula="of:=IF(EXACT([Sheet1.N890];[Sheet1.P8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[Sheet1.A89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office:value-type="string" calcext:value-type="string">
            <text:p>setgroups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3_16</text:p>
          </table:table-cell>
          <table:table-cell office:value-type="string" calcext:value-type="string">
            <text:p>CONF</text:p>
          </table:table-cell>
          <table:table-cell table:formula="of:=IF(EXACT([Sheet1.N891];[Sheet1.P8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[Sheet1.A8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office:value-type="string" calcext:value-type="string">
            <text:p>setgroup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4</text:p>
          </table:table-cell>
          <table:table-cell office:value-type="string" calcext:value-type="string">
            <text:p>PASS</text:p>
          </table:table-cell>
          <table:table-cell table:formula="of:=IF(EXACT([Sheet1.N892];[Sheet1.P8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[Sheet1.A89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office:value-type="string" calcext:value-type="string">
            <text:p>setgroups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4_16</text:p>
          </table:table-cell>
          <table:table-cell office:value-type="string" calcext:value-type="string">
            <text:p>CONF</text:p>
          </table:table-cell>
          <table:table-cell table:formula="of:=IF(EXACT([Sheet1.N893];[Sheet1.P8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[Sheet1.A89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office:value-type="string" calcext:value-type="string">
            <text:p>sethost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1</text:p>
          </table:table-cell>
          <table:table-cell office:value-type="string" calcext:value-type="string">
            <text:p>PASS</text:p>
          </table:table-cell>
          <table:table-cell table:formula="of:=IF(EXACT([Sheet1.N894];[Sheet1.P8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[Sheet1.A89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office:value-type="string" calcext:value-type="string">
            <text:p>sethost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2</text:p>
          </table:table-cell>
          <table:table-cell office:value-type="string" calcext:value-type="string">
            <text:p>PASS</text:p>
          </table:table-cell>
          <table:table-cell table:formula="of:=IF(EXACT([Sheet1.N895];[Sheet1.P8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6]=&quot;PASSPASSPASSFAIL&quot;; &quot;FAIL&quot;; &quot;&quot;)">
            <text:p/>
          </table:table-cell>
          <table:table-cell table:formula="of:=IF([Sheet1.B896]&amp;[Sheet1.C896]&amp;[Sheet1.F896]&amp;[Sheet1.G896]=&quot;PASSPASSPASSFAIL&quot;; [Sheet1.A89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office:value-type="string" calcext:value-type="string">
            <text:p>sethost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3</text:p>
          </table:table-cell>
          <table:table-cell office:value-type="string" calcext:value-type="string">
            <text:p>PASS</text:p>
          </table:table-cell>
          <table:table-cell table:formula="of:=IF(EXACT([Sheet1.N896];[Sheet1.P8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7]=&quot;PASSPASSPASSFAIL&quot;; &quot;FAIL&quot;; &quot;&quot;)">
            <text:p/>
          </table:table-cell>
          <table:table-cell table:formula="of:=IF([Sheet1.B897]&amp;[Sheet1.C897]&amp;[Sheet1.F897]&amp;[Sheet1.G897]=&quot;PASSPASSPASSFAIL&quot;; [Sheet1.A8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office:value-type="string" calcext:value-type="string">
            <text:p>setitim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itimer01</text:p>
          </table:table-cell>
          <table:table-cell office:value-type="string" calcext:value-type="string">
            <text:p>PASS</text:p>
          </table:table-cell>
          <table:table-cell table:formula="of:=IF(EXACT([Sheet1.N897];[Sheet1.P8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8]=&quot;PASSPASSPASSFAIL&quot;; &quot;FAIL&quot;; &quot;&quot;)">
            <text:p/>
          </table:table-cell>
          <table:table-cell table:formula="of:=IF([Sheet1.B898]&amp;[Sheet1.C898]&amp;[Sheet1.F898]&amp;[Sheet1.G898]=&quot;PASSPASSPASSFAIL&quot;; [Sheet1.A8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office:value-type="string" calcext:value-type="string">
            <text:p>setitim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itimer02</text:p>
          </table:table-cell>
          <table:table-cell office:value-type="string" calcext:value-type="string">
            <text:p>PASS</text:p>
          </table:table-cell>
          <table:table-cell table:formula="of:=IF(EXACT([Sheet1.N898];[Sheet1.P8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9]=&quot;PASSPASSPASSFAIL&quot;; &quot;FAIL&quot;; &quot;&quot;)">
            <text:p/>
          </table:table-cell>
          <table:table-cell table:formula="of:=IF([Sheet1.B899]&amp;[Sheet1.C899]&amp;[Sheet1.F899]&amp;[Sheet1.G899]=&quot;PASSPASSPASSFAIL&quot;; [Sheet1.A8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office:value-type="string" calcext:value-type="string">
            <text:p>setitime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itimer03</text:p>
          </table:table-cell>
          <table:table-cell office:value-type="string" calcext:value-type="string">
            <text:p>PASS</text:p>
          </table:table-cell>
          <table:table-cell table:formula="of:=IF(EXACT([Sheet1.N899];[Sheet1.P8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900]=&quot;PASSPASSPASSFAIL&quot;; &quot;FAIL&quot;; &quot;&quot;)">
            <text:p/>
          </table:table-cell>
          <table:table-cell table:formula="of:=IF([Sheet1.B900]&amp;[Sheet1.C900]&amp;[Sheet1.F900]&amp;[Sheet1.G900]=&quot;PASSPASSPASSFAIL&quot;; [Sheet1.A90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office:value-type="string" calcext:value-type="string">
            <text:p>setn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ns01</text:p>
          </table:table-cell>
          <table:table-cell office:value-type="string" calcext:value-type="string">
            <text:p>CONF</text:p>
          </table:table-cell>
          <table:table-cell table:formula="of:=IF(EXACT([Sheet1.N900];[Sheet1.P9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901]=&quot;PASSPASSPASSFAIL&quot;; &quot;FAIL&quot;; &quot;&quot;)">
            <text:p/>
          </table:table-cell>
          <table:table-cell table:formula="of:=IF([Sheet1.B901]&amp;[Sheet1.C901]&amp;[Sheet1.F901]&amp;[Sheet1.G901]=&quot;PASSPASSPASSFAIL&quot;; [Sheet1.A90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office:value-type="string" calcext:value-type="string">
            <text:p>setn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ns02</text:p>
          </table:table-cell>
          <table:table-cell office:value-type="string" calcext:value-type="string">
            <text:p>CONF</text:p>
          </table:table-cell>
          <table:table-cell table:formula="of:=IF(EXACT([Sheet1.N901];[Sheet1.P9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2]=&quot;PASSPASSPASSFAIL&quot;; &quot;FAIL&quot;; &quot;&quot;)">
            <text:p/>
          </table:table-cell>
          <table:table-cell table:formula="of:=IF([Sheet1.B902]&amp;[Sheet1.C902]&amp;[Sheet1.F902]&amp;[Sheet1.G902]=&quot;PASSPASSPASSFAIL&quot;; [Sheet1.A9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office:value-type="string" calcext:value-type="string">
            <text:p>setp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id01</text:p>
          </table:table-cell>
          <table:table-cell office:value-type="string" calcext:value-type="string">
            <text:p>PASS</text:p>
          </table:table-cell>
          <table:table-cell table:formula="of:=IF(EXACT([Sheet1.N902];[Sheet1.P9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3]=&quot;PASSPASSPASSFAIL&quot;; &quot;FAIL&quot;; &quot;&quot;)">
            <text:p/>
          </table:table-cell>
          <table:table-cell table:formula="of:=IF([Sheet1.B903]&amp;[Sheet1.C903]&amp;[Sheet1.F903]&amp;[Sheet1.G903]=&quot;PASSPASSPASSFAIL&quot;; [Sheet1.A9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office:value-type="string" calcext:value-type="string">
            <text:p>setp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id02</text:p>
          </table:table-cell>
          <table:table-cell office:value-type="string" calcext:value-type="string">
            <text:p>PASS</text:p>
          </table:table-cell>
          <table:table-cell table:formula="of:=IF(EXACT([Sheet1.N903];[Sheet1.P9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4]&amp;[Sheet1.C904]&amp;[Sheet1.F904]&amp;[Sheet1.G904]=&quot;PASSPASSPASSFAIL&quot;; [Sheet1.A9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office:value-type="string" calcext:value-type="string">
            <text:p>setp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id03</text:p>
          </table:table-cell>
          <table:table-cell office:value-type="string" calcext:value-type="string">
            <text:p>PASS</text:p>
          </table:table-cell>
          <table:table-cell table:formula="of:=IF(EXACT([Sheet1.N904];[Sheet1.P9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5]=&quot;PASSPASSPASSFAIL&quot;; &quot;FAIL&quot;; &quot;&quot;)">
            <text:p/>
          </table:table-cell>
          <table:table-cell table:formula="of:=IF([Sheet1.B905]&amp;[Sheet1.C905]&amp;[Sheet1.F905]&amp;[Sheet1.G905]=&quot;PASSPASSPASSFAIL&quot;; [Sheet1.A90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office:value-type="string" calcext:value-type="string">
            <text:p>setpgr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rp01</text:p>
          </table:table-cell>
          <table:table-cell office:value-type="string" calcext:value-type="string">
            <text:p>PASS</text:p>
          </table:table-cell>
          <table:table-cell table:formula="of:=IF(EXACT([Sheet1.N905];[Sheet1.P9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6]=&quot;PASSPASSPASSFAIL&quot;; &quot;FAIL&quot;; &quot;&quot;)">
            <text:p/>
          </table:table-cell>
          <table:table-cell table:formula="of:=IF([Sheet1.B906]&amp;[Sheet1.C906]&amp;[Sheet1.F906]&amp;[Sheet1.G906]=&quot;PASSPASSPASSFAIL&quot;; [Sheet1.A9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office:value-type="string" calcext:value-type="string">
            <text:p>setpgr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rp02</text:p>
          </table:table-cell>
          <table:table-cell office:value-type="string" calcext:value-type="string">
            <text:p>PASS</text:p>
          </table:table-cell>
          <table:table-cell table:formula="of:=IF(EXACT([Sheet1.N906];[Sheet1.P9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7]=&quot;PASSPASSPASSFAIL&quot;; &quot;FAIL&quot;; &quot;&quot;)">
            <text:p/>
          </table:table-cell>
          <table:table-cell table:formula="of:=IF([Sheet1.B907]&amp;[Sheet1.C907]&amp;[Sheet1.F907]&amp;[Sheet1.G907]=&quot;PASSPASSPASSFAIL&quot;; [Sheet1.A90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office:value-type="string" calcext:value-type="string">
            <text:p>setprior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riority01</text:p>
          </table:table-cell>
          <table:table-cell office:value-type="string" calcext:value-type="string">
            <text:p>PASS</text:p>
          </table:table-cell>
          <table:table-cell table:formula="of:=IF(EXACT([Sheet1.N907];[Sheet1.P9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8]=&quot;PASSPASSPASSFAIL&quot;; &quot;FAIL&quot;; &quot;&quot;)">
            <text:p/>
          </table:table-cell>
          <table:table-cell table:formula="of:=IF([Sheet1.B908]&amp;[Sheet1.C908]&amp;[Sheet1.F908]&amp;[Sheet1.G908]=&quot;PASSPASSPASSFAIL&quot;; [Sheet1.A9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office:value-type="string" calcext:value-type="string">
            <text:p>setpriorit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riority02</text:p>
          </table:table-cell>
          <table:table-cell office:value-type="string" calcext:value-type="string">
            <text:p>PASS</text:p>
          </table:table-cell>
          <table:table-cell table:formula="of:=IF(EXACT([Sheet1.N908];[Sheet1.P9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9]=&quot;PASSPASSPASSFAIL&quot;; &quot;FAIL&quot;; &quot;&quot;)">
            <text:p/>
          </table:table-cell>
          <table:table-cell table:formula="of:=IF([Sheet1.B909]&amp;[Sheet1.C909]&amp;[Sheet1.F909]&amp;[Sheet1.G909]=&quot;PASSPASSPASSFAIL&quot;; [Sheet1.A9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office:value-type="string" calcext:value-type="string">
            <text:p>setre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1</text:p>
          </table:table-cell>
          <table:table-cell office:value-type="string" calcext:value-type="string">
            <text:p>PASS</text:p>
          </table:table-cell>
          <table:table-cell table:formula="of:=IF(EXACT([Sheet1.N909];[Sheet1.P9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10]=&quot;PASSPASSPASSFAIL&quot;; &quot;FAIL&quot;; &quot;&quot;)">
            <text:p/>
          </table:table-cell>
          <table:table-cell table:formula="of:=IF([Sheet1.B910]&amp;[Sheet1.C910]&amp;[Sheet1.F910]&amp;[Sheet1.G910]=&quot;PASSPASSPASSFAIL&quot;; [Sheet1.A91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office:value-type="string" calcext:value-type="string">
            <text:p>setre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1_16</text:p>
          </table:table-cell>
          <table:table-cell office:value-type="string" calcext:value-type="string">
            <text:p>CONF</text:p>
          </table:table-cell>
          <table:table-cell table:formula="of:=IF(EXACT([Sheet1.N910];[Sheet1.P9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11]=&quot;PASSPASSPASSFAIL&quot;; &quot;FAIL&quot;; &quot;&quot;)">
            <text:p/>
          </table:table-cell>
          <table:table-cell table:formula="of:=IF([Sheet1.B911]&amp;[Sheet1.C911]&amp;[Sheet1.F911]&amp;[Sheet1.G911]=&quot;PASSPASSPASSFAIL&quot;; [Sheet1.A9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office:value-type="string" calcext:value-type="string">
            <text:p>setre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2</text:p>
          </table:table-cell>
          <table:table-cell office:value-type="string" calcext:value-type="string">
            <text:p>PASS</text:p>
          </table:table-cell>
          <table:table-cell table:formula="of:=IF(EXACT([Sheet1.N911];[Sheet1.P9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2]=&quot;PASSPASSPASSFAIL&quot;; &quot;FAIL&quot;; &quot;&quot;)">
            <text:p/>
          </table:table-cell>
          <table:table-cell table:formula="of:=IF([Sheet1.B912]&amp;[Sheet1.C912]&amp;[Sheet1.F912]&amp;[Sheet1.G912]=&quot;PASSPASSPASSFAIL&quot;; [Sheet1.A91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office:value-type="string" calcext:value-type="string">
            <text:p>setre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2_16</text:p>
          </table:table-cell>
          <table:table-cell office:value-type="string" calcext:value-type="string">
            <text:p>CONF</text:p>
          </table:table-cell>
          <table:table-cell table:formula="of:=IF(EXACT([Sheet1.N912];[Sheet1.P9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3]=&quot;PASSPASSPASSFAIL&quot;; &quot;FAIL&quot;; &quot;&quot;)">
            <text:p/>
          </table:table-cell>
          <table:table-cell table:formula="of:=IF([Sheet1.B913]&amp;[Sheet1.C913]&amp;[Sheet1.F913]&amp;[Sheet1.G913]=&quot;PASSPASSPASSFAIL&quot;; [Sheet1.A9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office:value-type="string" calcext:value-type="string">
            <text:p>setre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3</text:p>
          </table:table-cell>
          <table:table-cell office:value-type="string" calcext:value-type="string">
            <text:p>PASS</text:p>
          </table:table-cell>
          <table:table-cell table:formula="of:=IF(EXACT([Sheet1.N913];[Sheet1.P9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4]=&quot;PASSPASSPASSFAIL&quot;; &quot;FAIL&quot;; &quot;&quot;)">
            <text:p/>
          </table:table-cell>
          <table:table-cell table:formula="of:=IF([Sheet1.B914]&amp;[Sheet1.C914]&amp;[Sheet1.F914]&amp;[Sheet1.G914]=&quot;PASSPASSPASSFAIL&quot;; [Sheet1.A91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office:value-type="string" calcext:value-type="string">
            <text:p>setre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3_16</text:p>
          </table:table-cell>
          <table:table-cell office:value-type="string" calcext:value-type="string">
            <text:p>CONF</text:p>
          </table:table-cell>
          <table:table-cell table:formula="of:=IF(EXACT([Sheet1.N914];[Sheet1.P9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5]=&quot;PASSPASSPASSFAIL&quot;; &quot;FAIL&quot;; &quot;&quot;)">
            <text:p/>
          </table:table-cell>
          <table:table-cell table:formula="of:=IF([Sheet1.B915]&amp;[Sheet1.C915]&amp;[Sheet1.F915]&amp;[Sheet1.G915]=&quot;PASSPASSPASSFAIL&quot;; [Sheet1.A9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office:value-type="string" calcext:value-type="string">
            <text:p>setreg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4</text:p>
          </table:table-cell>
          <table:table-cell office:value-type="string" calcext:value-type="string">
            <text:p>PASS</text:p>
          </table:table-cell>
          <table:table-cell table:formula="of:=IF(EXACT([Sheet1.N915];[Sheet1.P9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6]=&quot;PASSPASSPASSFAIL&quot;; &quot;FAIL&quot;; &quot;&quot;)">
            <text:p/>
          </table:table-cell>
          <table:table-cell table:formula="of:=IF([Sheet1.B916]&amp;[Sheet1.C916]&amp;[Sheet1.F916]&amp;[Sheet1.G916]=&quot;PASSPASSPASSFAIL&quot;; [Sheet1.A91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office:value-type="string" calcext:value-type="string">
            <text:p>setreg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4_16</text:p>
          </table:table-cell>
          <table:table-cell office:value-type="string" calcext:value-type="string">
            <text:p>CONF</text:p>
          </table:table-cell>
          <table:table-cell table:formula="of:=IF(EXACT([Sheet1.N916];[Sheet1.P9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7]=&quot;PASSPASSPASSFAIL&quot;; &quot;FAIL&quot;; &quot;&quot;)">
            <text:p/>
          </table:table-cell>
          <table:table-cell table:formula="of:=IF([Sheet1.B917]&amp;[Sheet1.C917]&amp;[Sheet1.F917]&amp;[Sheet1.G917]=&quot;PASSPASSPASSFAIL&quot;; [Sheet1.A9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office:value-type="string" calcext:value-type="string">
            <text:p>setres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1</text:p>
          </table:table-cell>
          <table:table-cell office:value-type="string" calcext:value-type="string">
            <text:p>PASS</text:p>
          </table:table-cell>
          <table:table-cell table:formula="of:=IF(EXACT([Sheet1.N917];[Sheet1.P9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8]=&quot;PASSPASSPASSFAIL&quot;; &quot;FAIL&quot;; &quot;&quot;)">
            <text:p/>
          </table:table-cell>
          <table:table-cell table:formula="of:=IF([Sheet1.B918]&amp;[Sheet1.C918]&amp;[Sheet1.F918]&amp;[Sheet1.G918]=&quot;PASSPASSPASSFAIL&quot;; [Sheet1.A91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office:value-type="string" calcext:value-type="string">
            <text:p>setres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1_16</text:p>
          </table:table-cell>
          <table:table-cell office:value-type="string" calcext:value-type="string">
            <text:p>CONF</text:p>
          </table:table-cell>
          <table:table-cell table:formula="of:=IF(EXACT([Sheet1.N918];[Sheet1.P9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9]=&quot;PASSPASSPASSFAIL&quot;; &quot;FAIL&quot;; &quot;&quot;)">
            <text:p/>
          </table:table-cell>
          <table:table-cell table:formula="of:=IF([Sheet1.B919]&amp;[Sheet1.C919]&amp;[Sheet1.F919]&amp;[Sheet1.G919]=&quot;PASSPASSPASSFAIL&quot;; [Sheet1.A9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office:value-type="string" calcext:value-type="string">
            <text:p>setres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2</text:p>
          </table:table-cell>
          <table:table-cell office:value-type="string" calcext:value-type="string">
            <text:p>PASS</text:p>
          </table:table-cell>
          <table:table-cell table:formula="of:=IF(EXACT([Sheet1.N919];[Sheet1.P9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20]=&quot;PASSPASSPASSFAIL&quot;; &quot;FAIL&quot;; &quot;&quot;)">
            <text:p/>
          </table:table-cell>
          <table:table-cell table:formula="of:=IF([Sheet1.B920]&amp;[Sheet1.C920]&amp;[Sheet1.F920]&amp;[Sheet1.G920]=&quot;PASSPASSPASSFAIL&quot;; [Sheet1.A92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office:value-type="string" calcext:value-type="string">
            <text:p>setres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2_16</text:p>
          </table:table-cell>
          <table:table-cell office:value-type="string" calcext:value-type="string">
            <text:p>CONF</text:p>
          </table:table-cell>
          <table:table-cell table:formula="of:=IF(EXACT([Sheet1.N920];[Sheet1.P9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21]=&quot;PASSPASSPASSFAIL&quot;; &quot;FAIL&quot;; &quot;&quot;)">
            <text:p/>
          </table:table-cell>
          <table:table-cell table:formula="of:=IF([Sheet1.B921]&amp;[Sheet1.C921]&amp;[Sheet1.F921]&amp;[Sheet1.G921]=&quot;PASSPASSPASSFAIL&quot;; [Sheet1.A9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office:value-type="string" calcext:value-type="string">
            <text:p>setres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3</text:p>
          </table:table-cell>
          <table:table-cell office:value-type="string" calcext:value-type="string">
            <text:p>PASS</text:p>
          </table:table-cell>
          <table:table-cell table:formula="of:=IF(EXACT([Sheet1.N921];[Sheet1.P9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2]=&quot;PASSPASSPASSFAIL&quot;; &quot;FAIL&quot;; &quot;&quot;)">
            <text:p/>
          </table:table-cell>
          <table:table-cell table:formula="of:=IF([Sheet1.B922]&amp;[Sheet1.C922]&amp;[Sheet1.F922]&amp;[Sheet1.G922]=&quot;PASSPASSPASSFAIL&quot;; [Sheet1.A92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office:value-type="string" calcext:value-type="string">
            <text:p>setres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3_16</text:p>
          </table:table-cell>
          <table:table-cell office:value-type="string" calcext:value-type="string">
            <text:p>CONF</text:p>
          </table:table-cell>
          <table:table-cell table:formula="of:=IF(EXACT([Sheet1.N922];[Sheet1.P9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3]=&quot;PASSPASSPASSFAIL&quot;; &quot;FAIL&quot;; &quot;&quot;)">
            <text:p/>
          </table:table-cell>
          <table:table-cell table:formula="of:=IF([Sheet1.B923]&amp;[Sheet1.C923]&amp;[Sheet1.F923]&amp;[Sheet1.G923]=&quot;PASSPASSPASSFAIL&quot;; [Sheet1.A92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office:value-type="string" calcext:value-type="string">
            <text:p>setresg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4</text:p>
          </table:table-cell>
          <table:table-cell office:value-type="string" calcext:value-type="string">
            <text:p>PASS</text:p>
          </table:table-cell>
          <table:table-cell table:formula="of:=IF(EXACT([Sheet1.N923];[Sheet1.P9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4]=&quot;PASSPASSPASSFAIL&quot;; &quot;FAIL&quot;; &quot;&quot;)">
            <text:p/>
          </table:table-cell>
          <table:table-cell table:formula="of:=IF([Sheet1.B924]&amp;[Sheet1.C924]&amp;[Sheet1.F924]&amp;[Sheet1.G924]=&quot;PASSPASSPASSFAIL&quot;; [Sheet1.A92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office:value-type="string" calcext:value-type="string">
            <text:p>setresg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4_16</text:p>
          </table:table-cell>
          <table:table-cell office:value-type="string" calcext:value-type="string">
            <text:p>CONF</text:p>
          </table:table-cell>
          <table:table-cell table:formula="of:=IF(EXACT([Sheet1.N924];[Sheet1.P9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5]=&quot;PASSPASSPASSFAIL&quot;; &quot;FAIL&quot;; &quot;&quot;)">
            <text:p/>
          </table:table-cell>
          <table:table-cell table:formula="of:=IF([Sheet1.B925]&amp;[Sheet1.C925]&amp;[Sheet1.F925]&amp;[Sheet1.G925]=&quot;PASSPASSPASSFAIL&quot;; [Sheet1.A9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office:value-type="string" calcext:value-type="string">
            <text:p>setres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1</text:p>
          </table:table-cell>
          <table:table-cell office:value-type="string" calcext:value-type="string">
            <text:p>PASS</text:p>
          </table:table-cell>
          <table:table-cell table:formula="of:=IF(EXACT([Sheet1.N925];[Sheet1.P9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6]=&quot;PASSPASSPASSFAIL&quot;; &quot;FAIL&quot;; &quot;&quot;)">
            <text:p/>
          </table:table-cell>
          <table:table-cell table:formula="of:=IF([Sheet1.B926]&amp;[Sheet1.C926]&amp;[Sheet1.F926]&amp;[Sheet1.G926]=&quot;PASSPASSPASSFAIL&quot;; [Sheet1.A92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office:value-type="string" calcext:value-type="string">
            <text:p>setres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1_16</text:p>
          </table:table-cell>
          <table:table-cell office:value-type="string" calcext:value-type="string">
            <text:p>CONF</text:p>
          </table:table-cell>
          <table:table-cell table:formula="of:=IF(EXACT([Sheet1.N926];[Sheet1.P9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7]=&quot;PASSPASSPASSFAIL&quot;; &quot;FAIL&quot;; &quot;&quot;)">
            <text:p/>
          </table:table-cell>
          <table:table-cell table:formula="of:=IF([Sheet1.B927]&amp;[Sheet1.C927]&amp;[Sheet1.F927]&amp;[Sheet1.G927]=&quot;PASSPASSPASSFAIL&quot;; [Sheet1.A9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office:value-type="string" calcext:value-type="string">
            <text:p>setres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2</text:p>
          </table:table-cell>
          <table:table-cell office:value-type="string" calcext:value-type="string">
            <text:p>PASS</text:p>
          </table:table-cell>
          <table:table-cell table:formula="of:=IF(EXACT([Sheet1.N927];[Sheet1.P9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8]=&quot;PASSPASSPASSFAIL&quot;; &quot;FAIL&quot;; &quot;&quot;)">
            <text:p/>
          </table:table-cell>
          <table:table-cell table:formula="of:=IF([Sheet1.B928]&amp;[Sheet1.C928]&amp;[Sheet1.F928]&amp;[Sheet1.G928]=&quot;PASSPASSPASSFAIL&quot;; [Sheet1.A92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office:value-type="string" calcext:value-type="string">
            <text:p>setres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2_16</text:p>
          </table:table-cell>
          <table:table-cell office:value-type="string" calcext:value-type="string">
            <text:p>CONF</text:p>
          </table:table-cell>
          <table:table-cell table:formula="of:=IF(EXACT([Sheet1.N928];[Sheet1.P9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9]=&quot;PASSPASSPASSFAIL&quot;; &quot;FAIL&quot;; &quot;&quot;)">
            <text:p/>
          </table:table-cell>
          <table:table-cell table:formula="of:=IF([Sheet1.B929]&amp;[Sheet1.C929]&amp;[Sheet1.F929]&amp;[Sheet1.G929]=&quot;PASSPASSPASSFAIL&quot;; [Sheet1.A9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office:value-type="string" calcext:value-type="string">
            <text:p>setres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3</text:p>
          </table:table-cell>
          <table:table-cell office:value-type="string" calcext:value-type="string">
            <text:p>PASS</text:p>
          </table:table-cell>
          <table:table-cell table:formula="of:=IF(EXACT([Sheet1.N929];[Sheet1.P9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30]=&quot;PASSPASSPASSFAIL&quot;; &quot;FAIL&quot;; &quot;&quot;)">
            <text:p/>
          </table:table-cell>
          <table:table-cell table:formula="of:=IF([Sheet1.B930]&amp;[Sheet1.C930]&amp;[Sheet1.F930]&amp;[Sheet1.G930]=&quot;PASSPASSPASSFAIL&quot;; [Sheet1.A93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office:value-type="string" calcext:value-type="string">
            <text:p>setres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3_16</text:p>
          </table:table-cell>
          <table:table-cell office:value-type="string" calcext:value-type="string">
            <text:p>CONF</text:p>
          </table:table-cell>
          <table:table-cell table:formula="of:=IF(EXACT([Sheet1.N930];[Sheet1.P9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31]=&quot;PASSPASSPASSFAIL&quot;; &quot;FAIL&quot;; &quot;&quot;)">
            <text:p/>
          </table:table-cell>
          <table:table-cell table:formula="of:=IF([Sheet1.B931]&amp;[Sheet1.C931]&amp;[Sheet1.F931]&amp;[Sheet1.G931]=&quot;PASSPASSPASSFAIL&quot;; [Sheet1.A9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office:value-type="string" calcext:value-type="string">
            <text:p>setres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4</text:p>
          </table:table-cell>
          <table:table-cell office:value-type="string" calcext:value-type="string">
            <text:p>PASS</text:p>
          </table:table-cell>
          <table:table-cell table:formula="of:=IF(EXACT([Sheet1.N931];[Sheet1.P9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2]=&quot;PASSPASSPASSFAIL&quot;; &quot;FAIL&quot;; &quot;&quot;)">
            <text:p/>
          </table:table-cell>
          <table:table-cell table:formula="of:=IF([Sheet1.B932]&amp;[Sheet1.C932]&amp;[Sheet1.F932]&amp;[Sheet1.G932]=&quot;PASSPASSPASSFAIL&quot;; [Sheet1.A93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office:value-type="string" calcext:value-type="string">
            <text:p>setres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4_16</text:p>
          </table:table-cell>
          <table:table-cell office:value-type="string" calcext:value-type="string">
            <text:p>CONF</text:p>
          </table:table-cell>
          <table:table-cell table:formula="of:=IF(EXACT([Sheet1.N932];[Sheet1.P9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3]=&quot;PASSPASSPASSFAIL&quot;; &quot;FAIL&quot;; &quot;&quot;)">
            <text:p/>
          </table:table-cell>
          <table:table-cell table:formula="of:=IF([Sheet1.B933]&amp;[Sheet1.C933]&amp;[Sheet1.F933]&amp;[Sheet1.G933]=&quot;PASSPASSPASSFAIL&quot;; [Sheet1.A9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office:value-type="string" calcext:value-type="string">
            <text:p>setresui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5</text:p>
          </table:table-cell>
          <table:table-cell office:value-type="string" calcext:value-type="string">
            <text:p>PASS</text:p>
          </table:table-cell>
          <table:table-cell table:formula="of:=IF(EXACT([Sheet1.N933];[Sheet1.P9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4]=&quot;PASSPASSPASSFAIL&quot;; &quot;FAIL&quot;; &quot;&quot;)">
            <text:p/>
          </table:table-cell>
          <table:table-cell table:formula="of:=IF([Sheet1.B934]&amp;[Sheet1.C934]&amp;[Sheet1.F934]&amp;[Sheet1.G934]=&quot;PASSPASSPASSFAIL&quot;; [Sheet1.A93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office:value-type="string" calcext:value-type="string">
            <text:p>setresuid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5_16</text:p>
          </table:table-cell>
          <table:table-cell office:value-type="string" calcext:value-type="string">
            <text:p>CONF</text:p>
          </table:table-cell>
          <table:table-cell table:formula="of:=IF(EXACT([Sheet1.N934];[Sheet1.P9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5]=&quot;PASSPASSPASSFAIL&quot;; &quot;FAIL&quot;; &quot;&quot;)">
            <text:p/>
          </table:table-cell>
          <table:table-cell table:formula="of:=IF([Sheet1.B935]&amp;[Sheet1.C935]&amp;[Sheet1.F935]&amp;[Sheet1.G935]=&quot;PASSPASSPASSFAIL&quot;; [Sheet1.A9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office:value-type="string" calcext:value-type="string">
            <text:p>setre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1</text:p>
          </table:table-cell>
          <table:table-cell office:value-type="string" calcext:value-type="string">
            <text:p>PASS</text:p>
          </table:table-cell>
          <table:table-cell table:formula="of:=IF(EXACT([Sheet1.N935];[Sheet1.P9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6]=&quot;PASSPASSPASSFAIL&quot;; &quot;FAIL&quot;; &quot;&quot;)">
            <text:p/>
          </table:table-cell>
          <table:table-cell table:formula="of:=IF([Sheet1.B936]&amp;[Sheet1.C936]&amp;[Sheet1.F936]&amp;[Sheet1.G936]=&quot;PASSPASSPASSFAIL&quot;; [Sheet1.A93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office:value-type="string" calcext:value-type="string">
            <text:p>setre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1_16</text:p>
          </table:table-cell>
          <table:table-cell office:value-type="string" calcext:value-type="string">
            <text:p>CONF</text:p>
          </table:table-cell>
          <table:table-cell table:formula="of:=IF(EXACT([Sheet1.N936];[Sheet1.P9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7]=&quot;PASSPASSPASSFAIL&quot;; &quot;FAIL&quot;; &quot;&quot;)">
            <text:p/>
          </table:table-cell>
          <table:table-cell table:formula="of:=IF([Sheet1.B937]&amp;[Sheet1.C937]&amp;[Sheet1.F937]&amp;[Sheet1.G937]=&quot;PASSPASSPASSFAIL&quot;; [Sheet1.A9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office:value-type="string" calcext:value-type="string">
            <text:p>setre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2</text:p>
          </table:table-cell>
          <table:table-cell office:value-type="string" calcext:value-type="string">
            <text:p>PASS</text:p>
          </table:table-cell>
          <table:table-cell table:formula="of:=IF(EXACT([Sheet1.N937];[Sheet1.P9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8]=&quot;PASSPASSPASSFAIL&quot;; &quot;FAIL&quot;; &quot;&quot;)">
            <text:p/>
          </table:table-cell>
          <table:table-cell table:formula="of:=IF([Sheet1.B938]&amp;[Sheet1.C938]&amp;[Sheet1.F938]&amp;[Sheet1.G938]=&quot;PASSPASSPASSFAIL&quot;; [Sheet1.A93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office:value-type="string" calcext:value-type="string">
            <text:p>setre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2_16</text:p>
          </table:table-cell>
          <table:table-cell office:value-type="string" calcext:value-type="string">
            <text:p>CONF</text:p>
          </table:table-cell>
          <table:table-cell table:formula="of:=IF(EXACT([Sheet1.N938];[Sheet1.P9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9]=&quot;PASSPASSPASSFAIL&quot;; &quot;FAIL&quot;; &quot;&quot;)">
            <text:p/>
          </table:table-cell>
          <table:table-cell table:formula="of:=IF([Sheet1.B939]&amp;[Sheet1.C939]&amp;[Sheet1.F939]&amp;[Sheet1.G939]=&quot;PASSPASSPASSFAIL&quot;; [Sheet1.A9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office:value-type="string" calcext:value-type="string">
            <text:p>setre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3</text:p>
          </table:table-cell>
          <table:table-cell office:value-type="string" calcext:value-type="string">
            <text:p>PASS</text:p>
          </table:table-cell>
          <table:table-cell table:formula="of:=IF(EXACT([Sheet1.N939];[Sheet1.P9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40]=&quot;PASSPASSPASSFAIL&quot;; &quot;FAIL&quot;; &quot;&quot;)">
            <text:p/>
          </table:table-cell>
          <table:table-cell table:formula="of:=IF([Sheet1.B940]&amp;[Sheet1.C940]&amp;[Sheet1.F940]&amp;[Sheet1.G940]=&quot;PASSPASSPASSFAIL&quot;; [Sheet1.A94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office:value-type="string" calcext:value-type="string">
            <text:p>setre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3_16</text:p>
          </table:table-cell>
          <table:table-cell office:value-type="string" calcext:value-type="string">
            <text:p>CONF</text:p>
          </table:table-cell>
          <table:table-cell table:formula="of:=IF(EXACT([Sheet1.N940];[Sheet1.P9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41]=&quot;PASSPASSPASSFAIL&quot;; &quot;FAIL&quot;; &quot;&quot;)">
            <text:p/>
          </table:table-cell>
          <table:table-cell table:formula="of:=IF([Sheet1.B941]&amp;[Sheet1.C941]&amp;[Sheet1.F941]&amp;[Sheet1.G941]=&quot;PASSPASSPASSFAIL&quot;; [Sheet1.A9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office:value-type="string" calcext:value-type="string">
            <text:p>setre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4</text:p>
          </table:table-cell>
          <table:table-cell office:value-type="string" calcext:value-type="string">
            <text:p>PASS</text:p>
          </table:table-cell>
          <table:table-cell table:formula="of:=IF(EXACT([Sheet1.N941];[Sheet1.P9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2]=&quot;PASSPASSPASSFAIL&quot;; &quot;FAIL&quot;; &quot;&quot;)">
            <text:p/>
          </table:table-cell>
          <table:table-cell table:formula="of:=IF([Sheet1.B942]&amp;[Sheet1.C942]&amp;[Sheet1.F942]&amp;[Sheet1.G942]=&quot;PASSPASSPASSFAIL&quot;; [Sheet1.A94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office:value-type="string" calcext:value-type="string">
            <text:p>setre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4_16</text:p>
          </table:table-cell>
          <table:table-cell office:value-type="string" calcext:value-type="string">
            <text:p>CONF</text:p>
          </table:table-cell>
          <table:table-cell table:formula="of:=IF(EXACT([Sheet1.N942];[Sheet1.P9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3]=&quot;PASSPASSPASSFAIL&quot;; &quot;FAIL&quot;; &quot;&quot;)">
            <text:p/>
          </table:table-cell>
          <table:table-cell table:formula="of:=IF([Sheet1.B943]&amp;[Sheet1.C943]&amp;[Sheet1.F943]&amp;[Sheet1.G943]=&quot;PASSPASSPASSFAIL&quot;; [Sheet1.A9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office:value-type="string" calcext:value-type="string">
            <text:p>setreui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5</text:p>
          </table:table-cell>
          <table:table-cell office:value-type="string" calcext:value-type="string">
            <text:p>PASS</text:p>
          </table:table-cell>
          <table:table-cell table:formula="of:=IF(EXACT([Sheet1.N943];[Sheet1.P9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4]=&quot;PASSPASSPASSFAIL&quot;; &quot;FAIL&quot;; &quot;&quot;)">
            <text:p/>
          </table:table-cell>
          <table:table-cell table:formula="of:=IF([Sheet1.B944]&amp;[Sheet1.C944]&amp;[Sheet1.F944]&amp;[Sheet1.G944]=&quot;PASSPASSPASSFAIL&quot;; [Sheet1.A94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office:value-type="string" calcext:value-type="string">
            <text:p>setreuid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5_16</text:p>
          </table:table-cell>
          <table:table-cell office:value-type="string" calcext:value-type="string">
            <text:p>CONF</text:p>
          </table:table-cell>
          <table:table-cell table:formula="of:=IF(EXACT([Sheet1.N944];[Sheet1.P9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5]=&quot;PASSPASSPASSFAIL&quot;; &quot;FAIL&quot;; &quot;&quot;)">
            <text:p/>
          </table:table-cell>
          <table:table-cell table:formula="of:=IF([Sheet1.B945]&amp;[Sheet1.C945]&amp;[Sheet1.F945]&amp;[Sheet1.G945]=&quot;PASSPASSPASSFAIL&quot;; [Sheet1.A9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office:value-type="string" calcext:value-type="string">
            <text:p>setreui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6</text:p>
          </table:table-cell>
          <table:table-cell office:value-type="string" calcext:value-type="string">
            <text:p>PASS</text:p>
          </table:table-cell>
          <table:table-cell table:formula="of:=IF(EXACT([Sheet1.N945];[Sheet1.P9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6]=&quot;PASSPASSPASSFAIL&quot;; &quot;FAIL&quot;; &quot;&quot;)">
            <text:p/>
          </table:table-cell>
          <table:table-cell table:formula="of:=IF([Sheet1.B946]&amp;[Sheet1.C946]&amp;[Sheet1.F946]&amp;[Sheet1.G946]=&quot;PASSPASSPASSFAIL&quot;; [Sheet1.A94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office:value-type="string" calcext:value-type="string">
            <text:p>setreuid06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6_16</text:p>
          </table:table-cell>
          <table:table-cell office:value-type="string" calcext:value-type="string">
            <text:p>CONF</text:p>
          </table:table-cell>
          <table:table-cell table:formula="of:=IF(EXACT([Sheet1.N946];[Sheet1.P9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7]=&quot;PASSPASSPASSFAIL&quot;; &quot;FAIL&quot;; &quot;&quot;)">
            <text:p/>
          </table:table-cell>
          <table:table-cell table:formula="of:=IF([Sheet1.B947]&amp;[Sheet1.C947]&amp;[Sheet1.F947]&amp;[Sheet1.G947]=&quot;PASSPASSPASSFAIL&quot;; [Sheet1.A9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office:value-type="string" calcext:value-type="string">
            <text:p>setreui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7</text:p>
          </table:table-cell>
          <table:table-cell office:value-type="string" calcext:value-type="string">
            <text:p>PASS</text:p>
          </table:table-cell>
          <table:table-cell table:formula="of:=IF(EXACT([Sheet1.N947];[Sheet1.P9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8]=&quot;PASSPASSPASSFAIL&quot;; &quot;FAIL&quot;; &quot;&quot;)">
            <text:p/>
          </table:table-cell>
          <table:table-cell table:formula="of:=IF([Sheet1.B948]&amp;[Sheet1.C948]&amp;[Sheet1.F948]&amp;[Sheet1.G948]=&quot;PASSPASSPASSFAIL&quot;; [Sheet1.A94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office:value-type="string" calcext:value-type="string">
            <text:p>setreuid07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7_16</text:p>
          </table:table-cell>
          <table:table-cell office:value-type="string" calcext:value-type="string">
            <text:p>CONF</text:p>
          </table:table-cell>
          <table:table-cell table:formula="of:=IF(EXACT([Sheet1.N948];[Sheet1.P9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9]=&quot;PASSPASSPASSFAIL&quot;; &quot;FAIL&quot;; &quot;&quot;)">
            <text:p/>
          </table:table-cell>
          <table:table-cell table:formula="of:=IF([Sheet1.B949]&amp;[Sheet1.C949]&amp;[Sheet1.F949]&amp;[Sheet1.G949]=&quot;PASSPASSPASSFAIL&quot;; [Sheet1.A94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office:value-type="string" calcext:value-type="string">
            <text:p>setrlimi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etrlimit01</text:p>
          </table:table-cell>
          <table:table-cell office:value-type="string" calcext:value-type="string">
            <text:p>FAIL</text:p>
          </table:table-cell>
          <table:table-cell table:formula="of:=IF(EXACT([Sheet1.N949];[Sheet1.P9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50]=&quot;PASSPASSPASSFAIL&quot;; &quot;FAIL&quot;; &quot;&quot;)">
            <text:p/>
          </table:table-cell>
          <table:table-cell table:formula="of:=IF([Sheet1.B950]&amp;[Sheet1.C950]&amp;[Sheet1.F950]&amp;[Sheet1.G950]=&quot;PASSPASSPASSFAIL&quot;; [Sheet1.A95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office:value-type="string" calcext:value-type="string">
            <text:p>setrlim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2</text:p>
          </table:table-cell>
          <table:table-cell office:value-type="string" calcext:value-type="string">
            <text:p>PASS</text:p>
          </table:table-cell>
          <table:table-cell table:formula="of:=IF(EXACT([Sheet1.N950];[Sheet1.P9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51]=&quot;PASSPASSPASSFAIL&quot;; &quot;FAIL&quot;; &quot;&quot;)">
            <text:p/>
          </table:table-cell>
          <table:table-cell table:formula="of:=IF([Sheet1.B951]&amp;[Sheet1.C951]&amp;[Sheet1.F951]&amp;[Sheet1.G951]=&quot;PASSPASSPASSFAIL&quot;; [Sheet1.A95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office:value-type="string" calcext:value-type="string">
            <text:p>setrlimi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3</text:p>
          </table:table-cell>
          <table:table-cell office:value-type="string" calcext:value-type="string">
            <text:p>PASS</text:p>
          </table:table-cell>
          <table:table-cell table:formula="of:=IF(EXACT([Sheet1.N951];[Sheet1.P9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2]=&quot;PASSPASSPASSFAIL&quot;; &quot;FAIL&quot;; &quot;&quot;)">
            <text:p/>
          </table:table-cell>
          <table:table-cell table:formula="of:=IF([Sheet1.B952]&amp;[Sheet1.C952]&amp;[Sheet1.F952]&amp;[Sheet1.G952]=&quot;PASSPASSPASSFAIL&quot;; [Sheet1.A95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office:value-type="string" calcext:value-type="string">
            <text:p>setrlimi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4</text:p>
          </table:table-cell>
          <table:table-cell office:value-type="string" calcext:value-type="string">
            <text:p>PASS</text:p>
          </table:table-cell>
          <table:table-cell table:formula="of:=IF(EXACT([Sheet1.N952];[Sheet1.P9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3]=&quot;PASSPASSPASSFAIL&quot;; &quot;FAIL&quot;; &quot;&quot;)">
            <text:p/>
          </table:table-cell>
          <table:table-cell table:formula="of:=IF([Sheet1.B953]&amp;[Sheet1.C953]&amp;[Sheet1.F953]&amp;[Sheet1.G953]=&quot;PASSPASSPASSFAIL&quot;; [Sheet1.A9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office:value-type="string" calcext:value-type="string">
            <text:p>setrlimi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5</text:p>
          </table:table-cell>
          <table:table-cell office:value-type="string" calcext:value-type="string">
            <text:p>PASS</text:p>
          </table:table-cell>
          <table:table-cell table:formula="of:=IF(EXACT([Sheet1.N953];[Sheet1.P9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4]=&quot;PASSPASSPASSFAIL&quot;; &quot;FAIL&quot;; &quot;&quot;)">
            <text:p/>
          </table:table-cell>
          <table:table-cell table:formula="of:=IF([Sheet1.B954]&amp;[Sheet1.C954]&amp;[Sheet1.F954]&amp;[Sheet1.G954]=&quot;PASSPASSPASSFAIL&quot;; [Sheet1.A95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office:value-type="string" calcext:value-type="string">
            <text:p>setrlimi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6</text:p>
          </table:table-cell>
          <table:table-cell office:value-type="string" calcext:value-type="string">
            <text:p>PASS</text:p>
          </table:table-cell>
          <table:table-cell table:formula="of:=IF(EXACT([Sheet1.N954];[Sheet1.P9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5]=&quot;PASSPASSPASSFAIL&quot;; &quot;FAIL&quot;; &quot;&quot;)">
            <text:p/>
          </table:table-cell>
          <table:table-cell table:formula="of:=IF([Sheet1.B955]&amp;[Sheet1.C955]&amp;[Sheet1.F955]&amp;[Sheet1.G955]=&quot;PASSPASSPASSFAIL&quot;; [Sheet1.A9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office:value-type="string" calcext:value-type="string">
            <text:p>set_robust_lis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_robust_list01</text:p>
          </table:table-cell>
          <table:table-cell office:value-type="string" calcext:value-type="string">
            <text:p>PASS</text:p>
          </table:table-cell>
          <table:table-cell table:formula="of:=IF(EXACT([Sheet1.N955];[Sheet1.P9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6]=&quot;PASSPASSPASSFAIL&quot;; &quot;FAIL&quot;; &quot;&quot;)">
            <text:p/>
          </table:table-cell>
          <table:table-cell table:formula="of:=IF([Sheet1.B956]&amp;[Sheet1.C956]&amp;[Sheet1.F956]&amp;[Sheet1.G956]=&quot;PASSPASSPASSFAIL&quot;; [Sheet1.A95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office:value-type="string" calcext:value-type="string">
            <text:p>set_thread_area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_thread_area01</text:p>
          </table:table-cell>
          <table:table-cell office:value-type="string" calcext:value-type="string">
            <text:p>CONF</text:p>
          </table:table-cell>
          <table:table-cell table:formula="of:=IF(EXACT([Sheet1.N956];[Sheet1.P9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7]=&quot;PASSPASSPASSFAIL&quot;; &quot;FAIL&quot;; &quot;&quot;)">
            <text:p/>
          </table:table-cell>
          <table:table-cell table:formula="of:=IF([Sheet1.B957]&amp;[Sheet1.C957]&amp;[Sheet1.F957]&amp;[Sheet1.G957]=&quot;PASSPASSPASSFAIL&quot;; [Sheet1.A9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office:value-type="string" calcext:value-type="string">
            <text:p>set_tid_addres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_tid_address01</text:p>
          </table:table-cell>
          <table:table-cell office:value-type="string" calcext:value-type="string">
            <text:p>PASS</text:p>
          </table:table-cell>
          <table:table-cell table:formula="of:=IF(EXACT([Sheet1.N957];[Sheet1.P9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8]=&quot;PASSPASSPASSFAIL&quot;; &quot;FAIL&quot;; &quot;&quot;)">
            <text:p/>
          </table:table-cell>
          <table:table-cell table:formula="of:=IF([Sheet1.B958]&amp;[Sheet1.C958]&amp;[Sheet1.F958]&amp;[Sheet1.G958]=&quot;PASSPASSPASSFAIL&quot;; [Sheet1.A9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office:value-type="string" calcext:value-type="string">
            <text:p>sets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sid01</text:p>
          </table:table-cell>
          <table:table-cell office:value-type="string" calcext:value-type="string">
            <text:p>PASS</text:p>
          </table:table-cell>
          <table:table-cell table:formula="of:=IF(EXACT([Sheet1.N958];[Sheet1.P9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9]=&quot;PASSPASSPASSFAIL&quot;; &quot;FAIL&quot;; &quot;&quot;)">
            <text:p/>
          </table:table-cell>
          <table:table-cell table:formula="of:=IF([Sheet1.B959]&amp;[Sheet1.C959]&amp;[Sheet1.F959]&amp;[Sheet1.G959]=&quot;PASSPASSPASSFAIL&quot;; [Sheet1.A9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office:value-type="string" calcext:value-type="string">
            <text:p>setsocko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sockopt01</text:p>
          </table:table-cell>
          <table:table-cell office:value-type="string" calcext:value-type="string">
            <text:p>PASS</text:p>
          </table:table-cell>
          <table:table-cell table:formula="of:=IF(EXACT([Sheet1.N959];[Sheet1.P9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60]=&quot;PASSPASSPASSFAIL&quot;; &quot;FAIL&quot;; &quot;&quot;)">
            <text:p/>
          </table:table-cell>
          <table:table-cell table:formula="of:=IF([Sheet1.B960]&amp;[Sheet1.C960]&amp;[Sheet1.F960]&amp;[Sheet1.G960]=&quot;PASSPASSPASSFAIL&quot;; [Sheet1.A96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office:value-type="string" calcext:value-type="string">
            <text:p>setsockopt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etsockopt02</text:p>
          </table:table-cell>
          <table:table-cell office:value-type="string" calcext:value-type="string">
            <text:p>FAIL</text:p>
          </table:table-cell>
          <table:table-cell table:formula="of:=IF(EXACT([Sheet1.N960];[Sheet1.P9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61]=&quot;PASSPASSPASSFAIL&quot;; &quot;FAIL&quot;; &quot;&quot;)">
            <text:p/>
          </table:table-cell>
          <table:table-cell table:formula="of:=IF([Sheet1.B961]&amp;[Sheet1.C961]&amp;[Sheet1.F961]&amp;[Sheet1.G961]=&quot;PASSPASSPASSFAIL&quot;; [Sheet1.A9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office:value-type="string" calcext:value-type="string">
            <text:p>setsockop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sockopt03</text:p>
          </table:table-cell>
          <table:table-cell office:value-type="string" calcext:value-type="string">
            <text:p>PASS</text:p>
          </table:table-cell>
          <table:table-cell table:formula="of:=IF(EXACT([Sheet1.N961];[Sheet1.P9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2]=&quot;PASSPASSPASSFAIL&quot;; &quot;FAIL&quot;; &quot;&quot;)">
            <text:p/>
          </table:table-cell>
          <table:table-cell table:formula="of:=IF([Sheet1.B962]&amp;[Sheet1.C962]&amp;[Sheet1.F962]&amp;[Sheet1.G962]=&quot;PASSPASSPASSFAIL&quot;; [Sheet1.A962]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>
            <text:p/>
          </table:table-cell>
          <table:table-cell table:formula="of:= IF( AND( IF([.H962] = &quot;FAIL&quot;; 1; 0) ; IF([.I962] = &quot;&quot;;  1 ; 0); IF([.J962] = &quot;FAIL&quot;; 1; 0) ) ; [.A962] ; &quot;&quot;)">
            <text:p/>
          </table:table-cell>
          <table:table-cell office:value-type="string" calcext:value-type="string">
            <text:p>settimeofda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timeofday01</text:p>
          </table:table-cell>
          <table:table-cell office:value-type="string" calcext:value-type="string">
            <text:p>PASS</text:p>
          </table:table-cell>
          <table:table-cell table:formula="of:=IF(EXACT([Sheet1.N962];[Sheet1.P9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3]=&quot;PASSPASSPASSFAIL&quot;; &quot;FAIL&quot;; &quot;&quot;)">
            <text:p/>
          </table:table-cell>
          <table:table-cell table:formula="of:=IF([Sheet1.B963]&amp;[Sheet1.C963]&amp;[Sheet1.F963]&amp;[Sheet1.G963]=&quot;PASSPASSPASSFAIL&quot;; [Sheet1.A9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office:value-type="string" calcext:value-type="string">
            <text:p>settimeofda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timeofday02</text:p>
          </table:table-cell>
          <table:table-cell office:value-type="string" calcext:value-type="string">
            <text:p>PASS</text:p>
          </table:table-cell>
          <table:table-cell table:formula="of:=IF(EXACT([Sheet1.N963];[Sheet1.P9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4]=&quot;PASSPASSPASSFAIL&quot;; &quot;FAIL&quot;; &quot;&quot;)">
            <text:p/>
          </table:table-cell>
          <table:table-cell table:formula="of:=IF([Sheet1.B964]&amp;[Sheet1.C964]&amp;[Sheet1.F964]&amp;[Sheet1.G964]=&quot;PASSPASSPASSFAIL&quot;; [Sheet1.A96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office:value-type="string" calcext:value-type="string">
            <text:p>set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uid01</text:p>
          </table:table-cell>
          <table:table-cell office:value-type="string" calcext:value-type="string">
            <text:p>PASS</text:p>
          </table:table-cell>
          <table:table-cell table:formula="of:=IF(EXACT([Sheet1.N964];[Sheet1.P9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5]=&quot;PASSPASSPASSFAIL&quot;; &quot;FAIL&quot;; &quot;&quot;)">
            <text:p/>
          </table:table-cell>
          <table:table-cell table:formula="of:=IF([Sheet1.B965]&amp;[Sheet1.C965]&amp;[Sheet1.F965]&amp;[Sheet1.G965]=&quot;PASSPASSPASSFAIL&quot;; [Sheet1.A96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office:value-type="string" calcext:value-type="string">
            <text:p>set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uid01_16</text:p>
          </table:table-cell>
          <table:table-cell office:value-type="string" calcext:value-type="string">
            <text:p>CONF</text:p>
          </table:table-cell>
          <table:table-cell table:formula="of:=IF(EXACT([Sheet1.N965];[Sheet1.P9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6]=&quot;PASSPASSPASSFAIL&quot;; &quot;FAIL&quot;; &quot;&quot;)">
            <text:p/>
          </table:table-cell>
          <table:table-cell table:formula="of:=IF([Sheet1.B966]&amp;[Sheet1.C966]&amp;[Sheet1.F966]&amp;[Sheet1.G966]=&quot;PASSPASSPASSFAIL&quot;; [Sheet1.A9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office:value-type="string" calcext:value-type="string">
            <text:p>set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uid03</text:p>
          </table:table-cell>
          <table:table-cell office:value-type="string" calcext:value-type="string">
            <text:p>PASS</text:p>
          </table:table-cell>
          <table:table-cell table:formula="of:=IF(EXACT([Sheet1.N966];[Sheet1.P9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7]=&quot;PASSPASSPASSFAIL&quot;; &quot;FAIL&quot;; &quot;&quot;)">
            <text:p/>
          </table:table-cell>
          <table:table-cell table:formula="of:=IF([Sheet1.B967]&amp;[Sheet1.C967]&amp;[Sheet1.F967]&amp;[Sheet1.G967]=&quot;PASSPASSPASSFAIL&quot;; [Sheet1.A96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office:value-type="string" calcext:value-type="string">
            <text:p>set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uid03_16</text:p>
          </table:table-cell>
          <table:table-cell office:value-type="string" calcext:value-type="string">
            <text:p>CONF</text:p>
          </table:table-cell>
          <table:table-cell table:formula="of:=IF(EXACT([Sheet1.N967];[Sheet1.P9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8]=&quot;PASSPASSPASSFAIL&quot;; &quot;FAIL&quot;; &quot;&quot;)">
            <text:p/>
          </table:table-cell>
          <table:table-cell table:formula="of:=IF([Sheet1.B968]&amp;[Sheet1.C968]&amp;[Sheet1.F968]&amp;[Sheet1.G968]=&quot;PASSPASSPASSFAIL&quot;; [Sheet1.A9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office:value-type="string" calcext:value-type="string">
            <text:p>set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uid04</text:p>
          </table:table-cell>
          <table:table-cell office:value-type="string" calcext:value-type="string">
            <text:p>PASS</text:p>
          </table:table-cell>
          <table:table-cell table:formula="of:=IF(EXACT([Sheet1.N968];[Sheet1.P9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9]=&quot;PASSPASSPASSFAIL&quot;; &quot;FAIL&quot;; &quot;&quot;)">
            <text:p/>
          </table:table-cell>
          <table:table-cell table:formula="of:=IF([Sheet1.B969]&amp;[Sheet1.C969]&amp;[Sheet1.F969]&amp;[Sheet1.G969]=&quot;PASSPASSPASSFAIL&quot;; [Sheet1.A96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office:value-type="string" calcext:value-type="string">
            <text:p>set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uid04_16</text:p>
          </table:table-cell>
          <table:table-cell office:value-type="string" calcext:value-type="string">
            <text:p>CONF</text:p>
          </table:table-cell>
          <table:table-cell table:formula="of:=IF(EXACT([Sheet1.N969];[Sheet1.P9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70]=&quot;PASSPASSPASSFAIL&quot;; &quot;FAIL&quot;; &quot;&quot;)">
            <text:p/>
          </table:table-cell>
          <table:table-cell table:formula="of:=IF([Sheet1.B970]&amp;[Sheet1.C970]&amp;[Sheet1.F970]&amp;[Sheet1.G970]=&quot;PASSPASSPASSFAIL&quot;; [Sheet1.A97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office:value-type="string" calcext:value-type="string">
            <text:p>setxattr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etxattr01</text:p>
          </table:table-cell>
          <table:table-cell office:value-type="string" calcext:value-type="string">
            <text:p>FAIL</text:p>
          </table:table-cell>
          <table:table-cell table:formula="of:=IF(EXACT([Sheet1.N970];[Sheet1.P9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71]=&quot;PASSPASSPASSFAIL&quot;; &quot;FAIL&quot;; &quot;&quot;)">
            <text:p/>
          </table:table-cell>
          <table:table-cell table:formula="of:=IF([Sheet1.B971]&amp;[Sheet1.C971]&amp;[Sheet1.F971]&amp;[Sheet1.G971]=&quot;PASSPASSPASSFAIL&quot;; [Sheet1.A97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office:value-type="string" calcext:value-type="string">
            <text:p>s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xattr02</text:p>
          </table:table-cell>
          <table:table-cell office:value-type="string" calcext:value-type="string">
            <text:p>CONF</text:p>
          </table:table-cell>
          <table:table-cell table:formula="of:=IF(EXACT([Sheet1.N971];[Sheet1.P9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2]=&quot;PASSPASSPASSFAIL&quot;; &quot;FAIL&quot;; &quot;&quot;)">
            <text:p/>
          </table:table-cell>
          <table:table-cell table:formula="of:=IF([Sheet1.B972]&amp;[Sheet1.C972]&amp;[Sheet1.F972]&amp;[Sheet1.G972]=&quot;PASSPASSPASSFAIL&quot;; [Sheet1.A97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office:value-type="string" calcext:value-type="string">
            <text:p>setxattr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xattr03</text:p>
          </table:table-cell>
          <table:table-cell office:value-type="string" calcext:value-type="string">
            <text:p>CONF</text:p>
          </table:table-cell>
          <table:table-cell table:formula="of:=IF(EXACT([Sheet1.N972];[Sheet1.P9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3]=&quot;PASSPASSPASSFAIL&quot;; &quot;FAIL&quot;; &quot;&quot;)">
            <text:p/>
          </table:table-cell>
          <table:table-cell table:formula="of:=IF([Sheet1.B973]&amp;[Sheet1.C973]&amp;[Sheet1.F973]&amp;[Sheet1.G973]=&quot;PASSPASSPASSFAIL&quot;; [Sheet1.A973]; &quot;&quot;)" office:value-type="string" office:string-value="shmat01" calcext:value-type="string">
            <text:p>shmat01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office:value-type="string" calcext:value-type="string">
            <text:p>shm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at01</text:p>
          </table:table-cell>
          <table:table-cell office:value-type="string" calcext:value-type="string">
            <text:p>PASS</text:p>
          </table:table-cell>
          <table:table-cell table:formula="of:=IF(EXACT([Sheet1.N973];[Sheet1.P9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4]=&quot;PASSPASSPASSFAIL&quot;; &quot;FAIL&quot;; &quot;&quot;)">
            <text:p/>
          </table:table-cell>
          <table:table-cell table:formula="of:=IF([Sheet1.B974]&amp;[Sheet1.C974]&amp;[Sheet1.F974]&amp;[Sheet1.G974]=&quot;PASSPASSPASSFAIL&quot;; [Sheet1.A9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office:value-type="string" calcext:value-type="string">
            <text:p>shm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at02</text:p>
          </table:table-cell>
          <table:table-cell office:value-type="string" calcext:value-type="string">
            <text:p>PASS</text:p>
          </table:table-cell>
          <table:table-cell table:formula="of:=IF(EXACT([Sheet1.N974];[Sheet1.P9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5]=&quot;PASSPASSPASSFAIL&quot;; &quot;FAIL&quot;; &quot;&quot;)">
            <text:p/>
          </table:table-cell>
          <table:table-cell table:formula="of:=IF([Sheet1.B975]&amp;[Sheet1.C975]&amp;[Sheet1.F975]&amp;[Sheet1.G975]=&quot;PASSPASSPASSFAIL&quot;; [Sheet1.A97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office:value-type="string" calcext:value-type="string">
            <text:p>shmat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hmat03</text:p>
          </table:table-cell>
          <table:table-cell office:value-type="string" calcext:value-type="string">
            <text:p>FAIL</text:p>
          </table:table-cell>
          <table:table-cell table:formula="of:=IF(EXACT([Sheet1.N975];[Sheet1.P9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6]=&quot;PASSPASSPASSFAIL&quot;; &quot;FAIL&quot;; &quot;&quot;)">
            <text:p/>
          </table:table-cell>
          <table:table-cell table:formula="of:=IF([Sheet1.B976]&amp;[Sheet1.C976]&amp;[Sheet1.F976]&amp;[Sheet1.G976]=&quot;PASSPASSPASSFAIL&quot;; [Sheet1.A9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office:value-type="string" calcext:value-type="string">
            <text:p>shm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1</text:p>
          </table:table-cell>
          <table:table-cell office:value-type="string" calcext:value-type="string">
            <text:p>PASS</text:p>
          </table:table-cell>
          <table:table-cell table:formula="of:=IF(EXACT([Sheet1.N976];[Sheet1.P9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7]=&quot;PASSPASSPASSFAIL&quot;; &quot;FAIL&quot;; &quot;&quot;)">
            <text:p/>
          </table:table-cell>
          <table:table-cell table:formula="of:=IF([Sheet1.B977]&amp;[Sheet1.C977]&amp;[Sheet1.F977]&amp;[Sheet1.G977]=&quot;PASSPASSPASSFAIL&quot;; [Sheet1.A9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office:value-type="string" calcext:value-type="string">
            <text:p>shm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2</text:p>
          </table:table-cell>
          <table:table-cell office:value-type="string" calcext:value-type="string">
            <text:p>PASS</text:p>
          </table:table-cell>
          <table:table-cell table:formula="of:=IF(EXACT([Sheet1.N977];[Sheet1.P9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8]=&quot;PASSPASSPASSFAIL&quot;; &quot;FAIL&quot;; &quot;&quot;)">
            <text:p/>
          </table:table-cell>
          <table:table-cell table:formula="of:=IF([Sheet1.B978]&amp;[Sheet1.C978]&amp;[Sheet1.F978]&amp;[Sheet1.G978]=&quot;PASSPASSPASSFAIL&quot;; [Sheet1.A9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office:value-type="string" calcext:value-type="string">
            <text:p>shm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3</text:p>
          </table:table-cell>
          <table:table-cell office:value-type="string" calcext:value-type="string">
            <text:p>PASS</text:p>
          </table:table-cell>
          <table:table-cell table:formula="of:=IF(EXACT([Sheet1.N978];[Sheet1.P9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9]=&quot;PASSPASSPASSFAIL&quot;; &quot;FAIL&quot;; &quot;&quot;)">
            <text:p/>
          </table:table-cell>
          <table:table-cell table:formula="of:=IF([Sheet1.B979]&amp;[Sheet1.C979]&amp;[Sheet1.F979]&amp;[Sheet1.G979]=&quot;PASSPASSPASSFAIL&quot;; [Sheet1.A9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office:value-type="string" calcext:value-type="string">
            <text:p>shm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4</text:p>
          </table:table-cell>
          <table:table-cell office:value-type="string" calcext:value-type="string">
            <text:p>PASS</text:p>
          </table:table-cell>
          <table:table-cell table:formula="of:=IF(EXACT([Sheet1.N979];[Sheet1.P9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80]=&quot;PASSPASSPASSFAIL&quot;; &quot;FAIL&quot;; &quot;&quot;)">
            <text:p/>
          </table:table-cell>
          <table:table-cell table:formula="of:=IF([Sheet1.B980]&amp;[Sheet1.C980]&amp;[Sheet1.F980]&amp;[Sheet1.G980]=&quot;PASSPASSPASSFAIL&quot;; [Sheet1.A98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office:value-type="string" calcext:value-type="string">
            <text:p>shmctl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hmctl05</text:p>
          </table:table-cell>
          <table:table-cell office:value-type="string" calcext:value-type="string">
            <text:p>CONF</text:p>
          </table:table-cell>
          <table:table-cell table:formula="of:=IF(EXACT([Sheet1.N980];[Sheet1.P9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81]=&quot;PASSPASSPASSFAIL&quot;; &quot;FAIL&quot;; &quot;&quot;)">
            <text:p/>
          </table:table-cell>
          <table:table-cell table:formula="of:=IF([Sheet1.B981]&amp;[Sheet1.C981]&amp;[Sheet1.F981]&amp;[Sheet1.G981]=&quot;PASSPASSPASSFAIL&quot;; [Sheet1.A9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office:value-type="string" calcext:value-type="string">
            <text:p>shmd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dt01</text:p>
          </table:table-cell>
          <table:table-cell office:value-type="string" calcext:value-type="string">
            <text:p>PASS</text:p>
          </table:table-cell>
          <table:table-cell table:formula="of:=IF(EXACT([Sheet1.N981];[Sheet1.P9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2]=&quot;PASSPASSPASSFAIL&quot;; &quot;FAIL&quot;; &quot;&quot;)">
            <text:p/>
          </table:table-cell>
          <table:table-cell table:formula="of:=IF([Sheet1.B982]&amp;[Sheet1.C982]&amp;[Sheet1.F982]&amp;[Sheet1.G982]=&quot;PASSPASSPASSFAIL&quot;; [Sheet1.A9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office:value-type="string" calcext:value-type="string">
            <text:p>shmd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dt02</text:p>
          </table:table-cell>
          <table:table-cell office:value-type="string" calcext:value-type="string">
            <text:p>PASS</text:p>
          </table:table-cell>
          <table:table-cell table:formula="of:=IF(EXACT([Sheet1.N982];[Sheet1.P9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3]=&quot;PASSPASSPASSFAIL&quot;; &quot;FAIL&quot;; &quot;&quot;)">
            <text:p/>
          </table:table-cell>
          <table:table-cell table:formula="of:=IF([Sheet1.B983]&amp;[Sheet1.C983]&amp;[Sheet1.F983]&amp;[Sheet1.G983]=&quot;PASSPASSPASSFAIL&quot;; [Sheet1.A9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office:value-type="string" calcext:value-type="string">
            <text:p>shm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1</text:p>
          </table:table-cell>
          <table:table-cell office:value-type="string" calcext:value-type="string">
            <text:p>PASS</text:p>
          </table:table-cell>
          <table:table-cell table:formula="of:=IF(EXACT([Sheet1.N983];[Sheet1.P9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4]=&quot;PASSPASSPASSFAIL&quot;; &quot;FAIL&quot;; &quot;&quot;)">
            <text:p/>
          </table:table-cell>
          <table:table-cell table:formula="of:=IF([Sheet1.B984]&amp;[Sheet1.C984]&amp;[Sheet1.F984]&amp;[Sheet1.G984]=&quot;PASSPASSPASSFAIL&quot;; [Sheet1.A9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office:value-type="string" calcext:value-type="string">
            <text:p>shm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2</text:p>
          </table:table-cell>
          <table:table-cell office:value-type="string" calcext:value-type="string">
            <text:p>PASS</text:p>
          </table:table-cell>
          <table:table-cell table:formula="of:=IF(EXACT([Sheet1.N984];[Sheet1.P9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5]=&quot;PASSPASSPASSFAIL&quot;; &quot;FAIL&quot;; &quot;&quot;)">
            <text:p/>
          </table:table-cell>
          <table:table-cell table:formula="of:=IF([Sheet1.B985]&amp;[Sheet1.C985]&amp;[Sheet1.F985]&amp;[Sheet1.G985]=&quot;PASSPASSPASSFAIL&quot;; [Sheet1.A9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office:value-type="string" calcext:value-type="string">
            <text:p>shmge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3</text:p>
          </table:table-cell>
          <table:table-cell office:value-type="string" calcext:value-type="string">
            <text:p>PASS</text:p>
          </table:table-cell>
          <table:table-cell table:formula="of:=IF(EXACT([Sheet1.N985];[Sheet1.P9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6]=&quot;PASSPASSPASSFAIL&quot;; &quot;FAIL&quot;; &quot;&quot;)">
            <text:p/>
          </table:table-cell>
          <table:table-cell table:formula="of:=IF([Sheet1.B986]&amp;[Sheet1.C986]&amp;[Sheet1.F986]&amp;[Sheet1.G986]=&quot;PASSPASSPASSFAIL&quot;; [Sheet1.A9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office:value-type="string" calcext:value-type="string">
            <text:p>shmge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4</text:p>
          </table:table-cell>
          <table:table-cell office:value-type="string" calcext:value-type="string">
            <text:p>PASS</text:p>
          </table:table-cell>
          <table:table-cell table:formula="of:=IF(EXACT([Sheet1.N986];[Sheet1.P9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7]=&quot;PASSPASSPASSFAIL&quot;; &quot;FAIL&quot;; &quot;&quot;)">
            <text:p/>
          </table:table-cell>
          <table:table-cell table:formula="of:=IF([Sheet1.B987]&amp;[Sheet1.C987]&amp;[Sheet1.F987]&amp;[Sheet1.G987]=&quot;PASSPASSPASSFAIL&quot;; [Sheet1.A9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office:value-type="string" calcext:value-type="string">
            <text:p>shmge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5</text:p>
          </table:table-cell>
          <table:table-cell office:value-type="string" calcext:value-type="string">
            <text:p>PASS</text:p>
          </table:table-cell>
          <table:table-cell table:formula="of:=IF(EXACT([Sheet1.N987];[Sheet1.P9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8]=&quot;PASSPASSPASSFAIL&quot;; &quot;FAIL&quot;; &quot;&quot;)">
            <text:p/>
          </table:table-cell>
          <table:table-cell table:formula="of:=IF([Sheet1.B988]&amp;[Sheet1.C988]&amp;[Sheet1.F988]&amp;[Sheet1.G988]=&quot;PASSPASSPASSFAIL&quot;; [Sheet1.A9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office:value-type="string" calcext:value-type="string">
            <text:p>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ction01</text:p>
          </table:table-cell>
          <table:table-cell office:value-type="string" calcext:value-type="string">
            <text:p>PASS</text:p>
          </table:table-cell>
          <table:table-cell table:formula="of:=IF(EXACT([Sheet1.N988];[Sheet1.P9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9]=&quot;PASSPASSPASSFAIL&quot;; &quot;FAIL&quot;; &quot;&quot;)">
            <text:p/>
          </table:table-cell>
          <table:table-cell table:formula="of:=IF([Sheet1.B989]&amp;[Sheet1.C989]&amp;[Sheet1.F989]&amp;[Sheet1.G989]=&quot;PASSPASSPASSFAIL&quot;; [Sheet1.A9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office:value-type="string" calcext:value-type="string">
            <text:p>sigactio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ction02</text:p>
          </table:table-cell>
          <table:table-cell office:value-type="string" calcext:value-type="string">
            <text:p>PASS</text:p>
          </table:table-cell>
          <table:table-cell table:formula="of:=IF(EXACT([Sheet1.N989];[Sheet1.P9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90]=&quot;PASSPASSPASSFAIL&quot;; &quot;FAIL&quot;; &quot;&quot;)">
            <text:p/>
          </table:table-cell>
          <table:table-cell table:formula="of:=IF([Sheet1.B990]&amp;[Sheet1.C990]&amp;[Sheet1.F990]&amp;[Sheet1.G990]=&quot;PASSPASSPASSFAIL&quot;; [Sheet1.A9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office:value-type="string" calcext:value-type="string">
            <text:p>sigaltsta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ltstack01</text:p>
          </table:table-cell>
          <table:table-cell office:value-type="string" calcext:value-type="string">
            <text:p>PASS</text:p>
          </table:table-cell>
          <table:table-cell table:formula="of:=IF(EXACT([Sheet1.N990];[Sheet1.P9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91]=&quot;PASSPASSPASSFAIL&quot;; &quot;FAIL&quot;; &quot;&quot;)">
            <text:p/>
          </table:table-cell>
          <table:table-cell table:formula="of:=IF([Sheet1.B991]&amp;[Sheet1.C991]&amp;[Sheet1.F991]&amp;[Sheet1.G991]=&quot;PASSPASSPASSFAIL&quot;; [Sheet1.A9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office:value-type="string" calcext:value-type="string">
            <text:p>sigaltsta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ltstack02</text:p>
          </table:table-cell>
          <table:table-cell office:value-type="string" calcext:value-type="string">
            <text:p>PASS</text:p>
          </table:table-cell>
          <table:table-cell table:formula="of:=IF(EXACT([Sheet1.N991];[Sheet1.P9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2]=&quot;PASSPASSPASSFAIL&quot;; &quot;FAIL&quot;; &quot;&quot;)">
            <text:p/>
          </table:table-cell>
          <table:table-cell table:formula="of:=IF([Sheet1.B992]&amp;[Sheet1.C992]&amp;[Sheet1.F992]&amp;[Sheet1.G992]=&quot;PASSPASSPASSFAIL&quot;; [Sheet1.A99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office:value-type="string" calcext:value-type="string">
            <text:p>sighold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ighold02</text:p>
          </table:table-cell>
          <table:table-cell office:value-type="string" calcext:value-type="string">
            <text:p>FAIL</text:p>
          </table:table-cell>
          <table:table-cell table:formula="of:=IF(EXACT([Sheet1.N992];[Sheet1.P9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3]=&quot;PASSPASSPASSFAIL&quot;; &quot;FAIL&quot;; &quot;&quot;)">
            <text:p/>
          </table:table-cell>
          <table:table-cell table:formula="of:=IF([Sheet1.B993]&amp;[Sheet1.C993]&amp;[Sheet1.F993]&amp;[Sheet1.G993]=&quot;PASSPASSPASSFAIL&quot;; [Sheet1.A99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office:value-type="string" calcext:value-type="string">
            <text:p>signal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ignal01</text:p>
          </table:table-cell>
          <table:table-cell office:value-type="string" calcext:value-type="string">
            <text:p>FAIL</text:p>
          </table:table-cell>
          <table:table-cell table:formula="of:=IF(EXACT([Sheet1.N993];[Sheet1.P9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4]=&quot;PASSPASSPASSFAIL&quot;; &quot;FAIL&quot;; &quot;&quot;)">
            <text:p/>
          </table:table-cell>
          <table:table-cell table:formula="of:=IF([Sheet1.B994]&amp;[Sheet1.C994]&amp;[Sheet1.F994]&amp;[Sheet1.G994]=&quot;PASSPASSPASSFAIL&quot;; [Sheet1.A9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office:value-type="string" calcext:value-type="string">
            <text:p>signa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2</text:p>
          </table:table-cell>
          <table:table-cell office:value-type="string" calcext:value-type="string">
            <text:p>PASS</text:p>
          </table:table-cell>
          <table:table-cell table:formula="of:=IF(EXACT([Sheet1.N994];[Sheet1.P9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5]=&quot;PASSPASSPASSFAIL&quot;; &quot;FAIL&quot;; &quot;&quot;)">
            <text:p/>
          </table:table-cell>
          <table:table-cell table:formula="of:=IF([Sheet1.B995]&amp;[Sheet1.C995]&amp;[Sheet1.F995]&amp;[Sheet1.G995]=&quot;PASSPASSPASSFAIL&quot;; [Sheet1.A9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office:value-type="string" calcext:value-type="string">
            <text:p>signa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3</text:p>
          </table:table-cell>
          <table:table-cell office:value-type="string" calcext:value-type="string">
            <text:p>PASS</text:p>
          </table:table-cell>
          <table:table-cell table:formula="of:=IF(EXACT([Sheet1.N995];[Sheet1.P9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6]=&quot;PASSPASSPASSFAIL&quot;; &quot;FAIL&quot;; &quot;&quot;)">
            <text:p/>
          </table:table-cell>
          <table:table-cell table:formula="of:=IF([Sheet1.B996]&amp;[Sheet1.C996]&amp;[Sheet1.F996]&amp;[Sheet1.G996]=&quot;PASSPASSPASSFAIL&quot;; [Sheet1.A9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office:value-type="string" calcext:value-type="string">
            <text:p>signa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4</text:p>
          </table:table-cell>
          <table:table-cell office:value-type="string" calcext:value-type="string">
            <text:p>PASS</text:p>
          </table:table-cell>
          <table:table-cell table:formula="of:=IF(EXACT([Sheet1.N996];[Sheet1.P9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7]=&quot;PASSPASSPASSFAIL&quot;; &quot;FAIL&quot;; &quot;&quot;)">
            <text:p/>
          </table:table-cell>
          <table:table-cell table:formula="of:=IF([Sheet1.B997]&amp;[Sheet1.C997]&amp;[Sheet1.F997]&amp;[Sheet1.G997]=&quot;PASSPASSPASSFAIL&quot;; [Sheet1.A9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office:value-type="string" calcext:value-type="string">
            <text:p>signa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5</text:p>
          </table:table-cell>
          <table:table-cell office:value-type="string" calcext:value-type="string">
            <text:p>PASS</text:p>
          </table:table-cell>
          <table:table-cell table:formula="of:=IF(EXACT([Sheet1.N997];[Sheet1.P9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8]=&quot;PASSPASSPASSFAIL&quot;; &quot;FAIL&quot;; &quot;&quot;)">
            <text:p/>
          </table:table-cell>
          <table:table-cell table:formula="of:=IF([Sheet1.B998]&amp;[Sheet1.C998]&amp;[Sheet1.F998]&amp;[Sheet1.G998]=&quot;PASSPASSPASSFAIL&quot;; [Sheet1.A99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office:value-type="string" calcext:value-type="string">
            <text:p>signal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ignal06</text:p>
          </table:table-cell>
          <table:table-cell office:value-type="string" calcext:value-type="string">
            <text:p>CONF</text:p>
          </table:table-cell>
          <table:table-cell table:formula="of:=IF(EXACT([Sheet1.N998];[Sheet1.P9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9]=&quot;PASSPASSPASSFAIL&quot;; &quot;FAIL&quot;; &quot;&quot;)">
            <text:p/>
          </table:table-cell>
          <table:table-cell table:formula="of:=IF([Sheet1.B999]&amp;[Sheet1.C999]&amp;[Sheet1.F999]&amp;[Sheet1.G999]=&quot;PASSPASSPASSFAIL&quot;; [Sheet1.A9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office:value-type="string" calcext:value-type="string">
            <text:p>signalf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fd01</text:p>
          </table:table-cell>
          <table:table-cell office:value-type="string" calcext:value-type="string">
            <text:p>PASS</text:p>
          </table:table-cell>
          <table:table-cell table:formula="of:=IF(EXACT([Sheet1.N999];[Sheet1.P9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1000]=&quot;PASSPASSPASSFAIL&quot;; &quot;FAIL&quot;; &quot;&quot;)">
            <text:p/>
          </table:table-cell>
          <table:table-cell table:formula="of:=IF([Sheet1.B1000]&amp;[Sheet1.C1000]&amp;[Sheet1.F1000]&amp;[Sheet1.G1000]=&quot;PASSPASSPASSFAIL&quot;; [Sheet1.A10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office:value-type="string" calcext:value-type="string">
            <text:p>signalfd4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fd4_01</text:p>
          </table:table-cell>
          <table:table-cell office:value-type="string" calcext:value-type="string">
            <text:p>PASS</text:p>
          </table:table-cell>
          <table:table-cell table:formula="of:=IF(EXACT([Sheet1.N1000];[Sheet1.P10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1001]=&quot;PASSPASSPASSFAIL&quot;; &quot;FAIL&quot;; &quot;&quot;)">
            <text:p/>
          </table:table-cell>
          <table:table-cell table:formula="of:=IF([Sheet1.B1001]&amp;[Sheet1.C1001]&amp;[Sheet1.F1001]&amp;[Sheet1.G1001]=&quot;PASSPASSPASSFAIL&quot;; [Sheet1.A10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office:value-type="string" calcext:value-type="string">
            <text:p>signalfd4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fd4_02</text:p>
          </table:table-cell>
          <table:table-cell office:value-type="string" calcext:value-type="string">
            <text:p>PASS</text:p>
          </table:table-cell>
          <table:table-cell table:formula="of:=IF(EXACT([Sheet1.N1001];[Sheet1.P10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2]=&quot;PASSPASSPASSFAIL&quot;; &quot;FAIL&quot;; &quot;&quot;)">
            <text:p/>
          </table:table-cell>
          <table:table-cell table:formula="of:=IF([Sheet1.B1002]&amp;[Sheet1.C1002]&amp;[Sheet1.F1002]&amp;[Sheet1.G1002]=&quot;PASSPASSPASSFAIL&quot;; [Sheet1.A10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office:value-type="string" calcext:value-type="string">
            <text:p>sigpendin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pending02</text:p>
          </table:table-cell>
          <table:table-cell office:value-type="string" calcext:value-type="string">
            <text:p>PASS</text:p>
          </table:table-cell>
          <table:table-cell table:formula="of:=IF(EXACT([Sheet1.N1002];[Sheet1.P10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3]=&quot;PASSPASSPASSFAIL&quot;; &quot;FAIL&quot;; &quot;&quot;)">
            <text:p/>
          </table:table-cell>
          <table:table-cell table:formula="of:=IF([Sheet1.B1003]&amp;[Sheet1.C1003]&amp;[Sheet1.F1003]&amp;[Sheet1.G1003]=&quot;PASSPASSPASSFAIL&quot;; [Sheet1.A10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office:value-type="string" calcext:value-type="string">
            <text:p>sigprocmas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procmask01</text:p>
          </table:table-cell>
          <table:table-cell office:value-type="string" calcext:value-type="string">
            <text:p>PASS</text:p>
          </table:table-cell>
          <table:table-cell table:formula="of:=IF(EXACT([Sheet1.N1003];[Sheet1.P10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4]=&quot;PASSPASSPASSFAIL&quot;; &quot;FAIL&quot;; &quot;&quot;)">
            <text:p/>
          </table:table-cell>
          <table:table-cell table:formula="of:=IF([Sheet1.B1004]&amp;[Sheet1.C1004]&amp;[Sheet1.F1004]&amp;[Sheet1.G1004]=&quot;PASSPASSPASSFAIL&quot;; [Sheet1.A10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table:formula="of:=IF(EXACT([Sheet1.N1004];[Sheet1.P10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5]=&quot;PASSPASSPASSFAIL&quot;; &quot;FAIL&quot;; &quot;&quot;)">
            <text:p/>
          </table:table-cell>
          <table:table-cell table:formula="of:=IF([Sheet1.B1005]&amp;[Sheet1.C1005]&amp;[Sheet1.F1005]&amp;[Sheet1.G1005]=&quot;PASSPASSPASSFAIL&quot;; [Sheet1.A100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office:value-type="string" calcext:value-type="string">
            <text:p>sigsusp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suspend01</text:p>
          </table:table-cell>
          <table:table-cell office:value-type="string" calcext:value-type="string">
            <text:p>PASS</text:p>
          </table:table-cell>
          <table:table-cell table:formula="of:=IF(EXACT([Sheet1.N1005];[Sheet1.P10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6]=&quot;PASSPASSPASSFAIL&quot;; &quot;FAIL&quot;; &quot;&quot;)">
            <text:p/>
          </table:table-cell>
          <table:table-cell table:formula="of:=IF([Sheet1.B1006]&amp;[Sheet1.C1006]&amp;[Sheet1.F1006]&amp;[Sheet1.G1006]=&quot;PASSPASSPASSFAIL&quot;; [Sheet1.A10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office:value-type="string" calcext:value-type="string">
            <text:p>sigwaitinf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waitinfo01</text:p>
          </table:table-cell>
          <table:table-cell office:value-type="string" calcext:value-type="string">
            <text:p>PASS</text:p>
          </table:table-cell>
          <table:table-cell table:formula="of:=IF(EXACT([Sheet1.N1006];[Sheet1.P10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7]=&quot;PASSPASSPASSFAIL&quot;; &quot;FAIL&quot;; &quot;&quot;)">
            <text:p/>
          </table:table-cell>
          <table:table-cell table:formula="of:=IF([Sheet1.B1007]&amp;[Sheet1.C1007]&amp;[Sheet1.F1007]&amp;[Sheet1.G1007]=&quot;PASSPASSPASSFAIL&quot;; [Sheet1.A10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office:value-type="string" calcext:value-type="string">
            <text:p>sock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01</text:p>
          </table:table-cell>
          <table:table-cell office:value-type="string" calcext:value-type="string">
            <text:p>PASS</text:p>
          </table:table-cell>
          <table:table-cell table:formula="of:=IF(EXACT([Sheet1.N1007];[Sheet1.P10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8]=&quot;PASSPASSPASSFAIL&quot;; &quot;FAIL&quot;; &quot;&quot;)">
            <text:p/>
          </table:table-cell>
          <table:table-cell table:formula="of:=IF([Sheet1.B1008]&amp;[Sheet1.C1008]&amp;[Sheet1.F1008]&amp;[Sheet1.G1008]=&quot;PASSPASSPASSFAIL&quot;; [Sheet1.A10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office:value-type="string" calcext:value-type="string">
            <text:p>sock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02</text:p>
          </table:table-cell>
          <table:table-cell office:value-type="string" calcext:value-type="string">
            <text:p>PASS</text:p>
          </table:table-cell>
          <table:table-cell table:formula="of:=IF(EXACT([Sheet1.N1008];[Sheet1.P10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9]=&quot;PASSPASSPASSFAIL&quot;; &quot;FAIL&quot;; &quot;&quot;)">
            <text:p/>
          </table:table-cell>
          <table:table-cell table:formula="of:=IF([Sheet1.B1009]&amp;[Sheet1.C1009]&amp;[Sheet1.F1009]&amp;[Sheet1.G1009]=&quot;PASSPASSPASSFAIL&quot;; [Sheet1.A10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office:value-type="string" calcext:value-type="string">
            <text:p>socketc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1</text:p>
          </table:table-cell>
          <table:table-cell office:value-type="string" calcext:value-type="string">
            <text:p>PASS</text:p>
          </table:table-cell>
          <table:table-cell table:formula="of:=IF(EXACT([Sheet1.N1009];[Sheet1.P10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10]=&quot;PASSPASSPASSFAIL&quot;; &quot;FAIL&quot;; &quot;&quot;)">
            <text:p/>
          </table:table-cell>
          <table:table-cell table:formula="of:=IF([Sheet1.B1010]&amp;[Sheet1.C1010]&amp;[Sheet1.F1010]&amp;[Sheet1.G1010]=&quot;PASSPASSPASSFAIL&quot;; [Sheet1.A10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office:value-type="string" calcext:value-type="string">
            <text:p>socketca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2</text:p>
          </table:table-cell>
          <table:table-cell office:value-type="string" calcext:value-type="string">
            <text:p>PASS</text:p>
          </table:table-cell>
          <table:table-cell table:formula="of:=IF(EXACT([Sheet1.N1010];[Sheet1.P10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[Sheet1.A10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office:value-type="string" calcext:value-type="string">
            <text:p>socketcal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3</text:p>
          </table:table-cell>
          <table:table-cell office:value-type="string" calcext:value-type="string">
            <text:p>PASS</text:p>
          </table:table-cell>
          <table:table-cell table:formula="of:=IF(EXACT([Sheet1.N1011];[Sheet1.P10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2]&amp;[Sheet1.C1012]&amp;[Sheet1.F1012]&amp;[Sheet1.G1012]=&quot;PASSPASSPASSFAIL&quot;; [Sheet1.A10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office:value-type="string" calcext:value-type="string">
            <text:p>socketcal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4</text:p>
          </table:table-cell>
          <table:table-cell office:value-type="string" calcext:value-type="string">
            <text:p>PASS</text:p>
          </table:table-cell>
          <table:table-cell table:formula="of:=IF(EXACT([Sheet1.N1012];[Sheet1.P10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3]=&quot;PASSPASSPASSFAIL&quot;; &quot;FAIL&quot;; &quot;&quot;)">
            <text:p/>
          </table:table-cell>
          <table:table-cell table:formula="of:=IF([Sheet1.B1013]&amp;[Sheet1.C1013]&amp;[Sheet1.F1013]&amp;[Sheet1.G1013]=&quot;PASSPASSPASSFAIL&quot;; [Sheet1.A10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office:value-type="string" calcext:value-type="string">
            <text:p>socketpa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pair01</text:p>
          </table:table-cell>
          <table:table-cell office:value-type="string" calcext:value-type="string">
            <text:p>PASS</text:p>
          </table:table-cell>
          <table:table-cell table:formula="of:=IF(EXACT([Sheet1.N1013];[Sheet1.P10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4]=&quot;PASSPASSPASSFAIL&quot;; &quot;FAIL&quot;; &quot;&quot;)">
            <text:p/>
          </table:table-cell>
          <table:table-cell table:formula="of:=IF([Sheet1.B1014]&amp;[Sheet1.C1014]&amp;[Sheet1.F1014]&amp;[Sheet1.G1014]=&quot;PASSPASSPASSFAIL&quot;; [Sheet1.A10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office:value-type="string" calcext:value-type="string">
            <text:p>socketpa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pair02</text:p>
          </table:table-cell>
          <table:table-cell office:value-type="string" calcext:value-type="string">
            <text:p>PASS</text:p>
          </table:table-cell>
          <table:table-cell table:formula="of:=IF(EXACT([Sheet1.N1014];[Sheet1.P10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5]=&quot;PASSPASSPASSFAIL&quot;; &quot;FAIL&quot;; &quot;&quot;)">
            <text:p/>
          </table:table-cell>
          <table:table-cell table:formula="of:=IF([Sheet1.B1015]&amp;[Sheet1.C1015]&amp;[Sheet1.F1015]&amp;[Sheet1.G1015]=&quot;PASSPASSPASSFAIL&quot;; [Sheet1.A10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table:formula="of:=IF(EXACT([Sheet1.N1015];[Sheet1.P10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6]=&quot;PASSPASSPASSFAIL&quot;; &quot;FAIL&quot;; &quot;&quot;)">
            <text:p/>
          </table:table-cell>
          <table:table-cell table:formula="of:=IF([Sheet1.B1016]&amp;[Sheet1.C1016]&amp;[Sheet1.F1016]&amp;[Sheet1.G1016]=&quot;PASSPASSPASSFAIL&quot;; [Sheet1.A1016]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office:value-type="string" calcext:value-type="string">
            <text:p>spli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</text:p>
          </table:table-cell>
          <table:table-cell office:value-type="string" calcext:value-type="string">
            <text:p>PASS</text:p>
          </table:table-cell>
          <table:table-cell table:formula="of:=IF(EXACT([Sheet1.N1016];[Sheet1.P10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7]=&quot;PASSPASSPASSFAIL&quot;; &quot;FAIL&quot;; &quot;&quot;)">
            <text:p/>
          </table:table-cell>
          <table:table-cell table:formula="of:=IF([Sheet1.B1017]&amp;[Sheet1.C1017]&amp;[Sheet1.F1017]&amp;[Sheet1.G1017]=&quot;PASSPASSPASSFAIL&quot;; [Sheet1.A101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office:value-type="string" calcext:value-type="string">
            <text:p>spli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2</text:p>
          </table:table-cell>
          <table:table-cell office:value-type="string" calcext:value-type="string">
            <text:p>PASS</text:p>
          </table:table-cell>
          <table:table-cell table:formula="of:=IF(EXACT([Sheet1.N1017];[Sheet1.P10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8]=&quot;PASSPASSPASSFAIL&quot;; &quot;FAIL&quot;; &quot;&quot;)">
            <text:p/>
          </table:table-cell>
          <table:table-cell table:formula="of:=IF([Sheet1.B1018]&amp;[Sheet1.C1018]&amp;[Sheet1.F1018]&amp;[Sheet1.G1018]=&quot;PASSPASSPASSFAIL&quot;; [Sheet1.A1018]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office:value-type="string" calcext:value-type="string">
            <text:p>splic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</text:p>
          </table:table-cell>
          <table:table-cell office:value-type="string" calcext:value-type="string">
            <text:p>PASS</text:p>
          </table:table-cell>
          <table:table-cell table:formula="of:=IF(EXACT([Sheet1.N1018];[Sheet1.P10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9]=&quot;PASSPASSPASSFAIL&quot;; &quot;FAIL&quot;; &quot;&quot;)">
            <text:p/>
          </table:table-cell>
          <table:table-cell table:formula="of:=IF([Sheet1.B1019]&amp;[Sheet1.C1019]&amp;[Sheet1.F1019]&amp;[Sheet1.G1019]=&quot;PASSPASSPASSFAIL&quot;; [Sheet1.A1019]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office:value-type="string" calcext:value-type="string">
            <text:p>splic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</text:p>
          </table:table-cell>
          <table:table-cell office:value-type="string" calcext:value-type="string">
            <text:p>PASS</text:p>
          </table:table-cell>
          <table:table-cell table:formula="of:=IF(EXACT([Sheet1.N1019];[Sheet1.P10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20]=&quot;PASSPASSPASSFAIL&quot;; &quot;FAIL&quot;; &quot;&quot;)">
            <text:p/>
          </table:table-cell>
          <table:table-cell table:formula="of:=IF([Sheet1.B1020]&amp;[Sheet1.C1020]&amp;[Sheet1.F1020]&amp;[Sheet1.G1020]=&quot;PASSPASSPASSFAIL&quot;; [Sheet1.A102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office:value-type="string" calcext:value-type="string">
            <text:p>splice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plice05</text:p>
          </table:table-cell>
          <table:table-cell office:value-type="string" calcext:value-type="string">
            <text:p>CONF</text:p>
          </table:table-cell>
          <table:table-cell table:formula="of:=IF(EXACT([Sheet1.N1020];[Sheet1.P10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21]=&quot;PASSPASSPASSFAIL&quot;; &quot;FAIL&quot;; &quot;&quot;)">
            <text:p/>
          </table:table-cell>
          <table:table-cell table:formula="of:=IF([Sheet1.B1021]&amp;[Sheet1.C1021]&amp;[Sheet1.F1021]&amp;[Sheet1.G1021]=&quot;PASSPASSPASSFAIL&quot;; [Sheet1.A1021]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office:value-type="string" calcext:value-type="string">
            <text:p>te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</text:p>
          </table:table-cell>
          <table:table-cell office:value-type="string" calcext:value-type="string">
            <text:p>PASS</text:p>
          </table:table-cell>
          <table:table-cell table:formula="of:=IF(EXACT([Sheet1.N1021];[Sheet1.P10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2]=&quot;PASSPASSPASSFAIL&quot;; &quot;FAIL&quot;; &quot;&quot;)">
            <text:p/>
          </table:table-cell>
          <table:table-cell table:formula="of:=IF([Sheet1.B1022]&amp;[Sheet1.C1022]&amp;[Sheet1.F1022]&amp;[Sheet1.G1022]=&quot;PASSPASSPASSFAIL&quot;; [Sheet1.A1022]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office:value-type="string" calcext:value-type="string">
            <text:p>te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</text:p>
          </table:table-cell>
          <table:table-cell office:value-type="string" calcext:value-type="string">
            <text:p>PASS</text:p>
          </table:table-cell>
          <table:table-cell table:formula="of:=IF(EXACT([Sheet1.N1022];[Sheet1.P10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3]=&quot;PASSPASSPASSFAIL&quot;; &quot;FAIL&quot;; &quot;&quot;)">
            <text:p/>
          </table:table-cell>
          <table:table-cell table:formula="of:=IF([Sheet1.B1023]&amp;[Sheet1.C1023]&amp;[Sheet1.F1023]&amp;[Sheet1.G1023]=&quot;PASSPASSPASSFAIL&quot;; [Sheet1.A102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office:value-type="string" calcext:value-type="string">
            <text:p>ssetmask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setmask01</text:p>
          </table:table-cell>
          <table:table-cell office:value-type="string" calcext:value-type="string">
            <text:p>CONF</text:p>
          </table:table-cell>
          <table:table-cell table:formula="of:=IF(EXACT([Sheet1.N1023];[Sheet1.P10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4]=&quot;PASSPASSPASSFAIL&quot;; &quot;FAIL&quot;; &quot;&quot;)">
            <text:p/>
          </table:table-cell>
          <table:table-cell table:formula="of:=IF([Sheet1.B1024]&amp;[Sheet1.C1024]&amp;[Sheet1.F1024]&amp;[Sheet1.G1024]=&quot;PASSPASSPASSFAIL&quot;; [Sheet1.A102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office:value-type="string" calcext:value-type="string">
            <text:p>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1</text:p>
          </table:table-cell>
          <table:table-cell office:value-type="string" calcext:value-type="string">
            <text:p>PASS</text:p>
          </table:table-cell>
          <table:table-cell table:formula="of:=IF(EXACT([Sheet1.N1024];[Sheet1.P10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5]=&quot;PASSPASSPASSFAIL&quot;; &quot;FAIL&quot;; &quot;&quot;)">
            <text:p/>
          </table:table-cell>
          <table:table-cell table:formula="of:=IF([Sheet1.B1025]&amp;[Sheet1.C1025]&amp;[Sheet1.F1025]&amp;[Sheet1.G1025]=&quot;PASSPASSPASSFAIL&quot;; [Sheet1.A10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office:value-type="string" calcext:value-type="string">
            <text:p>sta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1_64</text:p>
          </table:table-cell>
          <table:table-cell office:value-type="string" calcext:value-type="string">
            <text:p>PASS</text:p>
          </table:table-cell>
          <table:table-cell table:formula="of:=IF(EXACT([Sheet1.N1025];[Sheet1.P10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6]=&quot;PASSPASSPASSFAIL&quot;; &quot;FAIL&quot;; &quot;&quot;)">
            <text:p/>
          </table:table-cell>
          <table:table-cell table:formula="of:=IF([Sheet1.B1026]&amp;[Sheet1.C1026]&amp;[Sheet1.F1026]&amp;[Sheet1.G1026]=&quot;PASSPASSPASSFAIL&quot;; [Sheet1.A10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office:value-type="string" calcext:value-type="string">
            <text:p>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2</text:p>
          </table:table-cell>
          <table:table-cell office:value-type="string" calcext:value-type="string">
            <text:p>PASS</text:p>
          </table:table-cell>
          <table:table-cell table:formula="of:=IF(EXACT([Sheet1.N1026];[Sheet1.P10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7]=&quot;PASSPASSPASSFAIL&quot;; &quot;FAIL&quot;; &quot;&quot;)">
            <text:p/>
          </table:table-cell>
          <table:table-cell table:formula="of:=IF([Sheet1.B1027]&amp;[Sheet1.C1027]&amp;[Sheet1.F1027]&amp;[Sheet1.G1027]=&quot;PASSPASSPASSFAIL&quot;; [Sheet1.A10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office:value-type="string" calcext:value-type="string">
            <text:p>sta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2_64</text:p>
          </table:table-cell>
          <table:table-cell office:value-type="string" calcext:value-type="string">
            <text:p>PASS</text:p>
          </table:table-cell>
          <table:table-cell table:formula="of:=IF(EXACT([Sheet1.N1027];[Sheet1.P10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8]=&quot;PASSPASSPASSFAIL&quot;; &quot;FAIL&quot;; &quot;&quot;)">
            <text:p/>
          </table:table-cell>
          <table:table-cell table:formula="of:=IF([Sheet1.B1028]&amp;[Sheet1.C1028]&amp;[Sheet1.F1028]&amp;[Sheet1.G1028]=&quot;PASSPASSPASSFAIL&quot;; [Sheet1.A10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office:value-type="string" calcext:value-type="string">
            <text:p>st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3</text:p>
          </table:table-cell>
          <table:table-cell office:value-type="string" calcext:value-type="string">
            <text:p>PASS</text:p>
          </table:table-cell>
          <table:table-cell table:formula="of:=IF(EXACT([Sheet1.N1028];[Sheet1.P10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9]=&quot;PASSPASSPASSFAIL&quot;; &quot;FAIL&quot;; &quot;&quot;)">
            <text:p/>
          </table:table-cell>
          <table:table-cell table:formula="of:=IF([Sheet1.B1029]&amp;[Sheet1.C1029]&amp;[Sheet1.F1029]&amp;[Sheet1.G1029]=&quot;PASSPASSPASSFAIL&quot;; [Sheet1.A10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office:value-type="string" calcext:value-type="string">
            <text:p>sta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3_64</text:p>
          </table:table-cell>
          <table:table-cell office:value-type="string" calcext:value-type="string">
            <text:p>PASS</text:p>
          </table:table-cell>
          <table:table-cell table:formula="of:=IF(EXACT([Sheet1.N1029];[Sheet1.P10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30]=&quot;PASSPASSPASSFAIL&quot;; &quot;FAIL&quot;; &quot;&quot;)">
            <text:p/>
          </table:table-cell>
          <table:table-cell table:formula="of:=IF([Sheet1.B1030]&amp;[Sheet1.C1030]&amp;[Sheet1.F1030]&amp;[Sheet1.G1030]=&quot;PASSPASSPASSFAIL&quot;; [Sheet1.A10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office:value-type="string" calcext:value-type="string">
            <text:p>sta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4</text:p>
          </table:table-cell>
          <table:table-cell office:value-type="string" calcext:value-type="string">
            <text:p>PASS</text:p>
          </table:table-cell>
          <table:table-cell table:formula="of:=IF(EXACT([Sheet1.N1030];[Sheet1.P10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31]=&quot;PASSPASSPASSFAIL&quot;; &quot;FAIL&quot;; &quot;&quot;)">
            <text:p/>
          </table:table-cell>
          <table:table-cell table:formula="of:=IF([Sheet1.B1031]&amp;[Sheet1.C1031]&amp;[Sheet1.F1031]&amp;[Sheet1.G1031]=&quot;PASSPASSPASSFAIL&quot;; [Sheet1.A10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office:value-type="string" calcext:value-type="string">
            <text:p>stat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4_64</text:p>
          </table:table-cell>
          <table:table-cell office:value-type="string" calcext:value-type="string">
            <text:p>PASS</text:p>
          </table:table-cell>
          <table:table-cell table:formula="of:=IF(EXACT([Sheet1.N1031];[Sheet1.P10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2]=&quot;PASSPASSPASSFAIL&quot;; &quot;FAIL&quot;; &quot;&quot;)">
            <text:p/>
          </table:table-cell>
          <table:table-cell table:formula="of:=IF([Sheet1.B1032]&amp;[Sheet1.C1032]&amp;[Sheet1.F1032]&amp;[Sheet1.G1032]=&quot;PASSPASSPASSFAIL&quot;; [Sheet1.A10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office:value-type="string" calcext:value-type="string">
            <text:p>sta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5</text:p>
          </table:table-cell>
          <table:table-cell office:value-type="string" calcext:value-type="string">
            <text:p>PASS</text:p>
          </table:table-cell>
          <table:table-cell table:formula="of:=IF(EXACT([Sheet1.N1032];[Sheet1.P10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3]=&quot;PASSPASSPASSFAIL&quot;; &quot;FAIL&quot;; &quot;&quot;)">
            <text:p/>
          </table:table-cell>
          <table:table-cell table:formula="of:=IF([Sheet1.B1033]&amp;[Sheet1.C1033]&amp;[Sheet1.F1033]&amp;[Sheet1.G1033]=&quot;PASSPASSPASSFAIL&quot;; [Sheet1.A10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office:value-type="string" calcext:value-type="string">
            <text:p>stat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5_64</text:p>
          </table:table-cell>
          <table:table-cell office:value-type="string" calcext:value-type="string">
            <text:p>PASS</text:p>
          </table:table-cell>
          <table:table-cell table:formula="of:=IF(EXACT([Sheet1.N1033];[Sheet1.P10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4]=&quot;PASSPASSPASSFAIL&quot;; &quot;FAIL&quot;; &quot;&quot;)">
            <text:p/>
          </table:table-cell>
          <table:table-cell table:formula="of:=IF([Sheet1.B1034]&amp;[Sheet1.C1034]&amp;[Sheet1.F1034]&amp;[Sheet1.G1034]=&quot;PASSPASSPASSFAIL&quot;; [Sheet1.A10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office:value-type="string" calcext:value-type="string">
            <text:p>sta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6</text:p>
          </table:table-cell>
          <table:table-cell office:value-type="string" calcext:value-type="string">
            <text:p>PASS</text:p>
          </table:table-cell>
          <table:table-cell table:formula="of:=IF(EXACT([Sheet1.N1034];[Sheet1.P10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5]=&quot;PASSPASSPASSFAIL&quot;; &quot;FAIL&quot;; &quot;&quot;)">
            <text:p/>
          </table:table-cell>
          <table:table-cell table:formula="of:=IF([Sheet1.B1035]&amp;[Sheet1.C1035]&amp;[Sheet1.F1035]&amp;[Sheet1.G1035]=&quot;PASSPASSPASSFAIL&quot;; [Sheet1.A10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office:value-type="string" calcext:value-type="string">
            <text:p>stat0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6_64</text:p>
          </table:table-cell>
          <table:table-cell office:value-type="string" calcext:value-type="string">
            <text:p>PASS</text:p>
          </table:table-cell>
          <table:table-cell table:formula="of:=IF(EXACT([Sheet1.N1035];[Sheet1.P10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6]=&quot;PASSPASSPASSFAIL&quot;; &quot;FAIL&quot;; &quot;&quot;)">
            <text:p/>
          </table:table-cell>
          <table:table-cell table:formula="of:=IF([Sheet1.B1036]&amp;[Sheet1.C1036]&amp;[Sheet1.F1036]&amp;[Sheet1.G1036]=&quot;PASSPASSPASSFAIL&quot;; [Sheet1.A10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office:value-type="string" calcext:value-type="string">
            <text:p>stat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1</text:p>
          </table:table-cell>
          <table:table-cell office:value-type="string" calcext:value-type="string">
            <text:p>PASS</text:p>
          </table:table-cell>
          <table:table-cell table:formula="of:=IF(EXACT([Sheet1.N1036];[Sheet1.P10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7]=&quot;PASSPASSPASSFAIL&quot;; &quot;FAIL&quot;; &quot;&quot;)">
            <text:p/>
          </table:table-cell>
          <table:table-cell table:formula="of:=IF([Sheet1.B1037]&amp;[Sheet1.C1037]&amp;[Sheet1.F1037]&amp;[Sheet1.G1037]=&quot;PASSPASSPASSFAIL&quot;; [Sheet1.A10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office:value-type="string" calcext:value-type="string">
            <text:p>statfs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1_64</text:p>
          </table:table-cell>
          <table:table-cell office:value-type="string" calcext:value-type="string">
            <text:p>PASS</text:p>
          </table:table-cell>
          <table:table-cell table:formula="of:=IF(EXACT([Sheet1.N1037];[Sheet1.P10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8]=&quot;PASSPASSPASSFAIL&quot;; &quot;FAIL&quot;; &quot;&quot;)">
            <text:p/>
          </table:table-cell>
          <table:table-cell table:formula="of:=IF([Sheet1.B1038]&amp;[Sheet1.C1038]&amp;[Sheet1.F1038]&amp;[Sheet1.G1038]=&quot;PASSPASSPASSFAIL&quot;; [Sheet1.A10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office:value-type="string" calcext:value-type="string">
            <text:p>stat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2</text:p>
          </table:table-cell>
          <table:table-cell office:value-type="string" calcext:value-type="string">
            <text:p>PASS</text:p>
          </table:table-cell>
          <table:table-cell table:formula="of:=IF(EXACT([Sheet1.N1038];[Sheet1.P10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9]=&quot;PASSPASSPASSFAIL&quot;; &quot;FAIL&quot;; &quot;&quot;)">
            <text:p/>
          </table:table-cell>
          <table:table-cell table:formula="of:=IF([Sheet1.B1039]&amp;[Sheet1.C1039]&amp;[Sheet1.F1039]&amp;[Sheet1.G1039]=&quot;PASSPASSPASSFAIL&quot;; [Sheet1.A10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office:value-type="string" calcext:value-type="string">
            <text:p>statfs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2_64</text:p>
          </table:table-cell>
          <table:table-cell office:value-type="string" calcext:value-type="string">
            <text:p>PASS</text:p>
          </table:table-cell>
          <table:table-cell table:formula="of:=IF(EXACT([Sheet1.N1039];[Sheet1.P10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40]=&quot;PASSPASSPASSFAIL&quot;; &quot;FAIL&quot;; &quot;&quot;)">
            <text:p/>
          </table:table-cell>
          <table:table-cell table:formula="of:=IF([Sheet1.B1040]&amp;[Sheet1.C1040]&amp;[Sheet1.F1040]&amp;[Sheet1.G1040]=&quot;PASSPASSPASSFAIL&quot;; [Sheet1.A10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office:value-type="string" calcext:value-type="string">
            <text:p>stat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3</text:p>
          </table:table-cell>
          <table:table-cell office:value-type="string" calcext:value-type="string">
            <text:p>PASS</text:p>
          </table:table-cell>
          <table:table-cell table:formula="of:=IF(EXACT([Sheet1.N1040];[Sheet1.P10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41]=&quot;PASSPASSPASSFAIL&quot;; &quot;FAIL&quot;; &quot;&quot;)">
            <text:p/>
          </table:table-cell>
          <table:table-cell table:formula="of:=IF([Sheet1.B1041]&amp;[Sheet1.C1041]&amp;[Sheet1.F1041]&amp;[Sheet1.G1041]=&quot;PASSPASSPASSFAIL&quot;; [Sheet1.A10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office:value-type="string" calcext:value-type="string">
            <text:p>statfs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3_64</text:p>
          </table:table-cell>
          <table:table-cell office:value-type="string" calcext:value-type="string">
            <text:p>PASS</text:p>
          </table:table-cell>
          <table:table-cell table:formula="of:=IF(EXACT([Sheet1.N1041];[Sheet1.P10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2]=&quot;PASSPASSPASSFAIL&quot;; &quot;FAIL&quot;; &quot;&quot;)">
            <text:p/>
          </table:table-cell>
          <table:table-cell table:formula="of:=IF([Sheet1.B1042]&amp;[Sheet1.C1042]&amp;[Sheet1.F1042]&amp;[Sheet1.G1042]=&quot;PASSPASSPASSFAIL&quot;; [Sheet1.A10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office:value-type="string" calcext:value-type="string">
            <text:p>statv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vfs01</text:p>
          </table:table-cell>
          <table:table-cell office:value-type="string" calcext:value-type="string">
            <text:p>PASS</text:p>
          </table:table-cell>
          <table:table-cell table:formula="of:=IF(EXACT([Sheet1.N1042];[Sheet1.P10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3]=&quot;PASSPASSPASSFAIL&quot;; &quot;FAIL&quot;; &quot;&quot;)">
            <text:p/>
          </table:table-cell>
          <table:table-cell table:formula="of:=IF([Sheet1.B1043]&amp;[Sheet1.C1043]&amp;[Sheet1.F1043]&amp;[Sheet1.G1043]=&quot;PASSPASSPASSFAIL&quot;; [Sheet1.A10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office:value-type="string" calcext:value-type="string">
            <text:p>statv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vfs02</text:p>
          </table:table-cell>
          <table:table-cell office:value-type="string" calcext:value-type="string">
            <text:p>PASS</text:p>
          </table:table-cell>
          <table:table-cell table:formula="of:=IF(EXACT([Sheet1.N1043];[Sheet1.P10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4]=&quot;PASSPASSPASSFAIL&quot;; &quot;FAIL&quot;; &quot;&quot;)">
            <text:p/>
          </table:table-cell>
          <table:table-cell table:formula="of:=IF([Sheet1.B1044]&amp;[Sheet1.C1044]&amp;[Sheet1.F1044]&amp;[Sheet1.G1044]=&quot;PASSPASSPASSFAIL&quot;; [Sheet1.A10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office:value-type="string" calcext:value-type="string">
            <text:p>stim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time01</text:p>
          </table:table-cell>
          <table:table-cell office:value-type="string" calcext:value-type="string">
            <text:p>PASS</text:p>
          </table:table-cell>
          <table:table-cell table:formula="of:=IF(EXACT([Sheet1.N1044];[Sheet1.P1044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5]=&quot;PASSPASSPASSFAIL&quot;; &quot;FAIL&quot;; &quot;&quot;)">
            <text:p/>
          </table:table-cell>
          <table:table-cell table:formula="of:=IF([Sheet1.B1045]&amp;[Sheet1.C1045]&amp;[Sheet1.F1045]&amp;[Sheet1.G1045]=&quot;PASSPASSPASSFAIL&quot;; [Sheet1.A10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office:value-type="string" calcext:value-type="string">
            <text:p>s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ime02</text:p>
          </table:table-cell>
          <table:table-cell office:value-type="string" calcext:value-type="string">
            <text:p>PASS</text:p>
          </table:table-cell>
          <table:table-cell table:formula="of:=IF(EXACT([Sheet1.N1045];[Sheet1.P10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6]=&quot;PASSPASSPASSFAIL&quot;; &quot;FAIL&quot;; &quot;&quot;)">
            <text:p/>
          </table:table-cell>
          <table:table-cell table:formula="of:=IF([Sheet1.B1046]&amp;[Sheet1.C1046]&amp;[Sheet1.F1046]&amp;[Sheet1.G1046]=&quot;PASSPASSPASSFAIL&quot;; [Sheet1.A10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office:value-type="string" calcext:value-type="string">
            <text:p>strin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ring01</text:p>
          </table:table-cell>
          <table:table-cell office:value-type="string" calcext:value-type="string">
            <text:p>PASS</text:p>
          </table:table-cell>
          <table:table-cell table:formula="of:=IF(EXACT([Sheet1.N1046];[Sheet1.P10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7]=&quot;PASSPASSPASSFAIL&quot;; &quot;FAIL&quot;; &quot;&quot;)">
            <text:p/>
          </table:table-cell>
          <table:table-cell table:formula="of:=IF([Sheet1.B1047]&amp;[Sheet1.C1047]&amp;[Sheet1.F1047]&amp;[Sheet1.G1047]=&quot;PASSPASSPASSFAIL&quot;; [Sheet1.A104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office:value-type="string" calcext:value-type="string">
            <text:p>swapoff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ff01</text:p>
          </table:table-cell>
          <table:table-cell office:value-type="string" calcext:value-type="string">
            <text:p>CONF</text:p>
          </table:table-cell>
          <table:table-cell table:formula="of:=IF(EXACT([Sheet1.N1047];[Sheet1.P10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8]=&quot;PASSPASSPASSFAIL&quot;; &quot;FAIL&quot;; &quot;&quot;)">
            <text:p/>
          </table:table-cell>
          <table:table-cell table:formula="of:=IF([Sheet1.B1048]&amp;[Sheet1.C1048]&amp;[Sheet1.F1048]&amp;[Sheet1.G1048]=&quot;PASSPASSPASSFAIL&quot;; [Sheet1.A104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office:value-type="string" calcext:value-type="string">
            <text:p>swapoff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ff02</text:p>
          </table:table-cell>
          <table:table-cell office:value-type="string" calcext:value-type="string">
            <text:p>CONF</text:p>
          </table:table-cell>
          <table:table-cell table:formula="of:=IF(EXACT([Sheet1.N1048];[Sheet1.P10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9]=&quot;PASSPASSPASSFAIL&quot;; &quot;FAIL&quot;; &quot;&quot;)">
            <text:p/>
          </table:table-cell>
          <table:table-cell table:formula="of:=IF([Sheet1.B1049]&amp;[Sheet1.C1049]&amp;[Sheet1.F1049]&amp;[Sheet1.G1049]=&quot;PASSPASSPASSFAIL&quot;; [Sheet1.A104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office:value-type="string" calcext:value-type="string">
            <text:p>swapon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n01</text:p>
          </table:table-cell>
          <table:table-cell office:value-type="string" calcext:value-type="string">
            <text:p>CONF</text:p>
          </table:table-cell>
          <table:table-cell table:formula="of:=IF(EXACT([Sheet1.N1049];[Sheet1.P10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50]=&quot;PASSPASSPASSFAIL&quot;; &quot;FAIL&quot;; &quot;&quot;)">
            <text:p/>
          </table:table-cell>
          <table:table-cell table:formula="of:=IF([Sheet1.B1050]&amp;[Sheet1.C1050]&amp;[Sheet1.F1050]&amp;[Sheet1.G1050]=&quot;PASSPASSPASSFAIL&quot;; [Sheet1.A105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office:value-type="string" calcext:value-type="string">
            <text:p>swapon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n02</text:p>
          </table:table-cell>
          <table:table-cell office:value-type="string" calcext:value-type="string">
            <text:p>CONF</text:p>
          </table:table-cell>
          <table:table-cell table:formula="of:=IF(EXACT([Sheet1.N1050];[Sheet1.P10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51]=&quot;PASSPASSPASSFAIL&quot;; &quot;FAIL&quot;; &quot;&quot;)">
            <text:p/>
          </table:table-cell>
          <table:table-cell table:formula="of:=IF([Sheet1.B1051]&amp;[Sheet1.C1051]&amp;[Sheet1.F1051]&amp;[Sheet1.G1051]=&quot;PASSPASSPASSFAIL&quot;; [Sheet1.A105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office:value-type="string" calcext:value-type="string">
            <text:p>swapon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n03</text:p>
          </table:table-cell>
          <table:table-cell office:value-type="string" calcext:value-type="string">
            <text:p>CONF</text:p>
          </table:table-cell>
          <table:table-cell table:formula="of:=IF(EXACT([Sheet1.N1051];[Sheet1.P10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2]=&quot;PASSPASSPASSFAIL&quot;; &quot;FAIL&quot;; &quot;&quot;)">
            <text:p/>
          </table:table-cell>
          <table:table-cell table:formula="of:=IF([Sheet1.B1052]&amp;[Sheet1.C1052]&amp;[Sheet1.F1052]&amp;[Sheet1.G1052]=&quot;PASSPASSPASSFAIL&quot;; [Sheet1.A105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office:value-type="string" calcext:value-type="string">
            <text:p>switch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itch01</text:p>
          </table:table-cell>
          <table:table-cell office:value-type="string" calcext:value-type="string">
            <text:p>CONF</text:p>
          </table:table-cell>
          <table:table-cell table:formula="of:=IF(EXACT([Sheet1.N1052];[Sheet1.P10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3]=&quot;PASSPASSPASSFAIL&quot;; &quot;FAIL&quot;; &quot;&quot;)">
            <text:p/>
          </table:table-cell>
          <table:table-cell table:formula="of:=IF([Sheet1.B1053]&amp;[Sheet1.C1053]&amp;[Sheet1.F1053]&amp;[Sheet1.G1053]=&quot;PASSPASSPASSFAIL&quot;; [Sheet1.A10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office:value-type="string" calcext:value-type="string">
            <text:p>sym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1</text:p>
          </table:table-cell>
          <table:table-cell office:value-type="string" calcext:value-type="string">
            <text:p>PASS</text:p>
          </table:table-cell>
          <table:table-cell table:formula="of:=IF(EXACT([Sheet1.N1053];[Sheet1.P10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4]=&quot;PASSPASSPASSFAIL&quot;; &quot;FAIL&quot;; &quot;&quot;)">
            <text:p/>
          </table:table-cell>
          <table:table-cell table:formula="of:=IF([Sheet1.B1054]&amp;[Sheet1.C1054]&amp;[Sheet1.F1054]&amp;[Sheet1.G1054]=&quot;PASSPASSPASSFAIL&quot;; [Sheet1.A105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office:value-type="string" calcext:value-type="string">
            <text:p>symlin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2</text:p>
          </table:table-cell>
          <table:table-cell office:value-type="string" calcext:value-type="string">
            <text:p>PASS</text:p>
          </table:table-cell>
          <table:table-cell table:formula="of:=IF(EXACT([Sheet1.N1054];[Sheet1.P10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5]=&quot;PASSPASSPASSFAIL&quot;; &quot;FAIL&quot;; &quot;&quot;)">
            <text:p/>
          </table:table-cell>
          <table:table-cell table:formula="of:=IF([Sheet1.B1055]&amp;[Sheet1.C1055]&amp;[Sheet1.F1055]&amp;[Sheet1.G1055]=&quot;PASSPASSPASSFAIL&quot;; [Sheet1.A10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office:value-type="string" calcext:value-type="string">
            <text:p>symlin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3</text:p>
          </table:table-cell>
          <table:table-cell office:value-type="string" calcext:value-type="string">
            <text:p>PASS</text:p>
          </table:table-cell>
          <table:table-cell table:formula="of:=IF(EXACT([Sheet1.N1055];[Sheet1.P10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6]=&quot;PASSPASSPASSFAIL&quot;; &quot;FAIL&quot;; &quot;&quot;)">
            <text:p/>
          </table:table-cell>
          <table:table-cell table:formula="of:=IF([Sheet1.B1056]&amp;[Sheet1.C1056]&amp;[Sheet1.F1056]&amp;[Sheet1.G1056]=&quot;PASSPASSPASSFAIL&quot;; [Sheet1.A10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office:value-type="string" calcext:value-type="string">
            <text:p>symlin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4</text:p>
          </table:table-cell>
          <table:table-cell office:value-type="string" calcext:value-type="string">
            <text:p>PASS</text:p>
          </table:table-cell>
          <table:table-cell table:formula="of:=IF(EXACT([Sheet1.N1056];[Sheet1.P10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7]=&quot;PASSPASSPASSFAIL&quot;; &quot;FAIL&quot;; &quot;&quot;)">
            <text:p/>
          </table:table-cell>
          <table:table-cell table:formula="of:=IF([Sheet1.B1057]&amp;[Sheet1.C1057]&amp;[Sheet1.F1057]&amp;[Sheet1.G1057]=&quot;PASSPASSPASSFAIL&quot;; [Sheet1.A10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office:value-type="string" calcext:value-type="string">
            <text:p>symlin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5</text:p>
          </table:table-cell>
          <table:table-cell office:value-type="string" calcext:value-type="string">
            <text:p>PASS</text:p>
          </table:table-cell>
          <table:table-cell table:formula="of:=IF(EXACT([Sheet1.N1057];[Sheet1.P10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58]&amp;[Sheet1.C1058]&amp;[Sheet1.F1058]&amp;[Sheet1.G1058]=&quot;PASSPASSPASSFAIL&quot;; [Sheet1.A10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office:value-type="string" calcext:value-type="string">
            <text:p>sym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at01</text:p>
          </table:table-cell>
          <table:table-cell office:value-type="string" calcext:value-type="string">
            <text:p>PASS</text:p>
          </table:table-cell>
          <table:table-cell table:formula="of:=IF(EXACT([Sheet1.N1058];[Sheet1.P10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9]=&quot;PASSPASSPASSFAIL&quot;; &quot;FAIL&quot;; &quot;&quot;)">
            <text:p/>
          </table:table-cell>
          <table:table-cell table:formula="of:=IF([Sheet1.B1059]&amp;[Sheet1.C1059]&amp;[Sheet1.F1059]&amp;[Sheet1.G1059]=&quot;PASSPASSPASSFAIL&quot;; [Sheet1.A10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office:value-type="string" calcext:value-type="string">
            <text:p>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01</text:p>
          </table:table-cell>
          <table:table-cell office:value-type="string" calcext:value-type="string">
            <text:p>PASS</text:p>
          </table:table-cell>
          <table:table-cell table:formula="of:=IF(EXACT([Sheet1.N1059];[Sheet1.P10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60]=&quot;PASSPASSPASSFAIL&quot;; &quot;FAIL&quot;; &quot;&quot;)">
            <text:p/>
          </table:table-cell>
          <table:table-cell table:formula="of:=IF([Sheet1.B1060]&amp;[Sheet1.C1060]&amp;[Sheet1.F1060]&amp;[Sheet1.G1060]=&quot;PASSPASSPASSFAIL&quot;; [Sheet1.A10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office:value-type="string" calcext:value-type="string">
            <text:p>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02</text:p>
          </table:table-cell>
          <table:table-cell office:value-type="string" calcext:value-type="string">
            <text:p>PASS</text:p>
          </table:table-cell>
          <table:table-cell table:formula="of:=IF(EXACT([Sheet1.N1060];[Sheet1.P10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61]=&quot;PASSPASSPASSFAIL&quot;; &quot;FAIL&quot;; &quot;&quot;)">
            <text:p/>
          </table:table-cell>
          <table:table-cell table:formula="of:=IF([Sheet1.B1061]&amp;[Sheet1.C1061]&amp;[Sheet1.F1061]&amp;[Sheet1.G1061]=&quot;PASSPASSPASSFAIL&quot;; [Sheet1.A106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>
            <text:p/>
          </table:table-cell>
          <table:table-cell office:value-type="string" calcext:value-type="string">
            <text:p>sync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ync03</text:p>
          </table:table-cell>
          <table:table-cell office:value-type="string" calcext:value-type="string">
            <text:p>FAIL</text:p>
          </table:table-cell>
          <table:table-cell table:formula="of:=IF(EXACT([Sheet1.N1061];[Sheet1.P10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2]=&quot;PASSPASSPASSFAIL&quot;; &quot;FAIL&quot;; &quot;&quot;)">
            <text:p/>
          </table:table-cell>
          <table:table-cell table:formula="of:=IF([Sheet1.B1062]&amp;[Sheet1.C1062]&amp;[Sheet1.F1062]&amp;[Sheet1.G1062]=&quot;PASSPASSPASSFAIL&quot;; [Sheet1.A106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office:value-type="string" calcext:value-type="string">
            <text:p>syncfs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yncfs01</text:p>
          </table:table-cell>
          <table:table-cell office:value-type="string" calcext:value-type="string">
            <text:p>FAIL</text:p>
          </table:table-cell>
          <table:table-cell table:formula="of:=IF(EXACT([Sheet1.N1062];[Sheet1.P10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[Sheet1.A106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office:value-type="string" calcext:value-type="string">
            <text:p>sync_file_rang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</text:p>
          </table:table-cell>
          <table:table-cell office:value-type="string" calcext:value-type="string">
            <text:p>PASS</text:p>
          </table:table-cell>
          <table:table-cell table:formula="of:=IF(EXACT([Sheet1.N1063];[Sheet1.P10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4]=&quot;PASSPASSPASSFAIL&quot;; &quot;FAIL&quot;; &quot;&quot;)">
            <text:p/>
          </table:table-cell>
          <table:table-cell table:formula="of:=IF([Sheet1.B1064]&amp;[Sheet1.C1064]&amp;[Sheet1.F1064]&amp;[Sheet1.G1064]=&quot;PASSPASSPASSFAIL&quot;; [Sheet1.A106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office:value-type="string" calcext:value-type="string">
            <text:p>sync_file_range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ync_file_range02</text:p>
          </table:table-cell>
          <table:table-cell office:value-type="string" calcext:value-type="string">
            <text:p>FAIL</text:p>
          </table:table-cell>
          <table:table-cell table:formula="of:=IF(EXACT([Sheet1.N1064];[Sheet1.P10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5]=&quot;PASSPASSPASSFAIL&quot;; &quot;FAIL&quot;; &quot;&quot;)">
            <text:p/>
          </table:table-cell>
          <table:table-cell table:formula="of:=IF([Sheet1.B1065]&amp;[Sheet1.C1065]&amp;[Sheet1.F1065]&amp;[Sheet1.G1065]=&quot;PASSPASSPASSFAIL&quot;; [Sheet1.A10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office:value-type="string" calcext:value-type="string">
            <text:p>sysc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all01</text:p>
          </table:table-cell>
          <table:table-cell office:value-type="string" calcext:value-type="string">
            <text:p>PASS</text:p>
          </table:table-cell>
          <table:table-cell table:formula="of:=IF(EXACT([Sheet1.N1065];[Sheet1.P10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6]=&quot;PASSPASSPASSFAIL&quot;; &quot;FAIL&quot;; &quot;&quot;)">
            <text:p/>
          </table:table-cell>
          <table:table-cell table:formula="of:=IF([Sheet1.B1066]&amp;[Sheet1.C1066]&amp;[Sheet1.F1066]&amp;[Sheet1.G1066]=&quot;PASSPASSPASSFAIL&quot;; [Sheet1.A10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office:value-type="string" calcext:value-type="string">
            <text:p>sysconf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onf01</text:p>
          </table:table-cell>
          <table:table-cell office:value-type="string" calcext:value-type="string">
            <text:p>PASS</text:p>
          </table:table-cell>
          <table:table-cell table:formula="of:=IF(EXACT([Sheet1.N1066];[Sheet1.P10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7]=&quot;PASSPASSPASSFAIL&quot;; &quot;FAIL&quot;; &quot;&quot;)">
            <text:p/>
          </table:table-cell>
          <table:table-cell table:formula="of:=IF([Sheet1.B1067]&amp;[Sheet1.C1067]&amp;[Sheet1.F1067]&amp;[Sheet1.G1067]=&quot;PASSPASSPASSFAIL&quot;; [Sheet1.A10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office:value-type="string" calcext:value-type="string">
            <text:p>sys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tl01</text:p>
          </table:table-cell>
          <table:table-cell office:value-type="string" calcext:value-type="string">
            <text:p>PASS</text:p>
          </table:table-cell>
          <table:table-cell table:formula="of:=IF(EXACT([Sheet1.N1067];[Sheet1.P10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8]=&quot;PASSPASSPASSFAIL&quot;; &quot;FAIL&quot;; &quot;&quot;)">
            <text:p/>
          </table:table-cell>
          <table:table-cell table:formula="of:=IF([Sheet1.B1068]&amp;[Sheet1.C1068]&amp;[Sheet1.F1068]&amp;[Sheet1.G1068]=&quot;PASSPASSPASSFAIL&quot;; [Sheet1.A10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office:value-type="string" calcext:value-type="string">
            <text:p>sys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tl03</text:p>
          </table:table-cell>
          <table:table-cell office:value-type="string" calcext:value-type="string">
            <text:p>PASS</text:p>
          </table:table-cell>
          <table:table-cell table:formula="of:=IF(EXACT([Sheet1.N1068];[Sheet1.P10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9]=&quot;PASSPASSPASSFAIL&quot;; &quot;FAIL&quot;; &quot;&quot;)">
            <text:p/>
          </table:table-cell>
          <table:table-cell table:formula="of:=IF([Sheet1.B1069]&amp;[Sheet1.C1069]&amp;[Sheet1.F1069]&amp;[Sheet1.G1069]=&quot;PASSPASSPASSFAIL&quot;; [Sheet1.A10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office:value-type="string" calcext:value-type="string">
            <text:p>sys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tl04</text:p>
          </table:table-cell>
          <table:table-cell office:value-type="string" calcext:value-type="string">
            <text:p>PASS</text:p>
          </table:table-cell>
          <table:table-cell table:formula="of:=IF(EXACT([Sheet1.N1069];[Sheet1.P10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70]=&quot;PASSPASSPASSFAIL&quot;; &quot;FAIL&quot;; &quot;&quot;)">
            <text:p/>
          </table:table-cell>
          <table:table-cell table:formula="of:=IF([Sheet1.B1070]&amp;[Sheet1.C1070]&amp;[Sheet1.F1070]&amp;[Sheet1.G1070]=&quot;PASSPASSPASSFAIL&quot;; [Sheet1.A107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office:value-type="string" calcext:value-type="string">
            <text:p>sysf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1</text:p>
          </table:table-cell>
          <table:table-cell office:value-type="string" calcext:value-type="string">
            <text:p>CONF</text:p>
          </table:table-cell>
          <table:table-cell table:formula="of:=IF(EXACT([Sheet1.N1070];[Sheet1.P10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71]=&quot;PASSPASSPASSFAIL&quot;; &quot;FAIL&quot;; &quot;&quot;)">
            <text:p/>
          </table:table-cell>
          <table:table-cell table:formula="of:=IF([Sheet1.B1071]&amp;[Sheet1.C1071]&amp;[Sheet1.F1071]&amp;[Sheet1.G1071]=&quot;PASSPASSPASSFAIL&quot;; [Sheet1.A107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office:value-type="string" calcext:value-type="string">
            <text:p>sysf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2</text:p>
          </table:table-cell>
          <table:table-cell office:value-type="string" calcext:value-type="string">
            <text:p>CONF</text:p>
          </table:table-cell>
          <table:table-cell table:formula="of:=IF(EXACT([Sheet1.N1071];[Sheet1.P10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2]=&quot;PASSPASSPASSFAIL&quot;; &quot;FAIL&quot;; &quot;&quot;)">
            <text:p/>
          </table:table-cell>
          <table:table-cell table:formula="of:=IF([Sheet1.B1072]&amp;[Sheet1.C1072]&amp;[Sheet1.F1072]&amp;[Sheet1.G1072]=&quot;PASSPASSPASSFAIL&quot;; [Sheet1.A107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office:value-type="string" calcext:value-type="string">
            <text:p>sysfs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3</text:p>
          </table:table-cell>
          <table:table-cell office:value-type="string" calcext:value-type="string">
            <text:p>CONF</text:p>
          </table:table-cell>
          <table:table-cell table:formula="of:=IF(EXACT([Sheet1.N1072];[Sheet1.P10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3]=&quot;PASSPASSPASSFAIL&quot;; &quot;FAIL&quot;; &quot;&quot;)">
            <text:p/>
          </table:table-cell>
          <table:table-cell table:formula="of:=IF([Sheet1.B1073]&amp;[Sheet1.C1073]&amp;[Sheet1.F1073]&amp;[Sheet1.G1073]=&quot;PASSPASSPASSFAIL&quot;; [Sheet1.A107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office:value-type="string" calcext:value-type="string">
            <text:p>sysfs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4</text:p>
          </table:table-cell>
          <table:table-cell office:value-type="string" calcext:value-type="string">
            <text:p>CONF</text:p>
          </table:table-cell>
          <table:table-cell table:formula="of:=IF(EXACT([Sheet1.N1073];[Sheet1.P10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4]=&quot;PASSPASSPASSFAIL&quot;; &quot;FAIL&quot;; &quot;&quot;)">
            <text:p/>
          </table:table-cell>
          <table:table-cell table:formula="of:=IF([Sheet1.B1074]&amp;[Sheet1.C1074]&amp;[Sheet1.F1074]&amp;[Sheet1.G1074]=&quot;PASSPASSPASSFAIL&quot;; [Sheet1.A107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office:value-type="string" calcext:value-type="string">
            <text:p>sysfs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5</text:p>
          </table:table-cell>
          <table:table-cell office:value-type="string" calcext:value-type="string">
            <text:p>CONF</text:p>
          </table:table-cell>
          <table:table-cell table:formula="of:=IF(EXACT([Sheet1.N1074];[Sheet1.P10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5]=&quot;PASSPASSPASSFAIL&quot;; &quot;FAIL&quot;; &quot;&quot;)">
            <text:p/>
          </table:table-cell>
          <table:table-cell table:formula="of:=IF([Sheet1.B1075]&amp;[Sheet1.C1075]&amp;[Sheet1.F1075]&amp;[Sheet1.G1075]=&quot;PASSPASSPASSFAIL&quot;; [Sheet1.A107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office:value-type="string" calcext:value-type="string">
            <text:p>sysfs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6</text:p>
          </table:table-cell>
          <table:table-cell office:value-type="string" calcext:value-type="string">
            <text:p>CONF</text:p>
          </table:table-cell>
          <table:table-cell table:formula="of:=IF(EXACT([Sheet1.N1075];[Sheet1.P10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6]=&quot;PASSPASSPASSFAIL&quot;; &quot;FAIL&quot;; &quot;&quot;)">
            <text:p/>
          </table:table-cell>
          <table:table-cell table:formula="of:=IF([Sheet1.B1076]&amp;[Sheet1.C1076]&amp;[Sheet1.F1076]&amp;[Sheet1.G1076]=&quot;PASSPASSPASSFAIL&quot;; [Sheet1.A10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office:value-type="string" calcext:value-type="string">
            <text:p>sysinf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info01</text:p>
          </table:table-cell>
          <table:table-cell office:value-type="string" calcext:value-type="string">
            <text:p>PASS</text:p>
          </table:table-cell>
          <table:table-cell table:formula="of:=IF(EXACT([Sheet1.N1076];[Sheet1.P10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7]=&quot;PASSPASSPASSFAIL&quot;; &quot;FAIL&quot;; &quot;&quot;)">
            <text:p/>
          </table:table-cell>
          <table:table-cell table:formula="of:=IF([Sheet1.B1077]&amp;[Sheet1.C1077]&amp;[Sheet1.F1077]&amp;[Sheet1.G1077]=&quot;PASSPASSPASSFAIL&quot;; [Sheet1.A10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office:value-type="string" calcext:value-type="string">
            <text:p>sysinfo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info02</text:p>
          </table:table-cell>
          <table:table-cell office:value-type="string" calcext:value-type="string">
            <text:p>PASS</text:p>
          </table:table-cell>
          <table:table-cell table:formula="of:=IF(EXACT([Sheet1.N1077];[Sheet1.P10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8]=&quot;PASSPASSPASSFAIL&quot;; &quot;FAIL&quot;; &quot;&quot;)">
            <text:p/>
          </table:table-cell>
          <table:table-cell table:formula="of:=IF([Sheet1.B1078]&amp;[Sheet1.C1078]&amp;[Sheet1.F1078]&amp;[Sheet1.G1078]=&quot;PASSPASSPASSFAIL&quot;; [Sheet1.A10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office:value-type="string" calcext:value-type="string">
            <text:p>syslo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1</text:p>
          </table:table-cell>
          <table:table-cell office:value-type="string" calcext:value-type="string">
            <text:p>PASS</text:p>
          </table:table-cell>
          <table:table-cell table:formula="of:=IF(EXACT([Sheet1.N1078];[Sheet1.P10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9]=&quot;PASSPASSPASSFAIL&quot;; &quot;FAIL&quot;; &quot;&quot;)">
            <text:p/>
          </table:table-cell>
          <table:table-cell table:formula="of:=IF([Sheet1.B1079]&amp;[Sheet1.C1079]&amp;[Sheet1.F1079]&amp;[Sheet1.G1079]=&quot;PASSPASSPASSFAIL&quot;; [Sheet1.A10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office:value-type="string" calcext:value-type="string">
            <text:p>syslo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2</text:p>
          </table:table-cell>
          <table:table-cell office:value-type="string" calcext:value-type="string">
            <text:p>PASS</text:p>
          </table:table-cell>
          <table:table-cell table:formula="of:=IF(EXACT([Sheet1.N1079];[Sheet1.P10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80]=&quot;PASSPASSPASSFAIL&quot;; &quot;FAIL&quot;; &quot;&quot;)">
            <text:p/>
          </table:table-cell>
          <table:table-cell table:formula="of:=IF([Sheet1.B1080]&amp;[Sheet1.C1080]&amp;[Sheet1.F1080]&amp;[Sheet1.G1080]=&quot;PASSPASSPASSFAIL&quot;; [Sheet1.A10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office:value-type="string" calcext:value-type="string">
            <text:p>syslog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3</text:p>
          </table:table-cell>
          <table:table-cell office:value-type="string" calcext:value-type="string">
            <text:p>PASS</text:p>
          </table:table-cell>
          <table:table-cell table:formula="of:=IF(EXACT([Sheet1.N1080];[Sheet1.P10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81]=&quot;PASSPASSPASSFAIL&quot;; &quot;FAIL&quot;; &quot;&quot;)">
            <text:p/>
          </table:table-cell>
          <table:table-cell table:formula="of:=IF([Sheet1.B1081]&amp;[Sheet1.C1081]&amp;[Sheet1.F1081]&amp;[Sheet1.G1081]=&quot;PASSPASSPASSFAIL&quot;; [Sheet1.A10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office:value-type="string" calcext:value-type="string">
            <text:p>syslog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4</text:p>
          </table:table-cell>
          <table:table-cell office:value-type="string" calcext:value-type="string">
            <text:p>PASS</text:p>
          </table:table-cell>
          <table:table-cell table:formula="of:=IF(EXACT([Sheet1.N1081];[Sheet1.P10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2]=&quot;PASSPASSPASSFAIL&quot;; &quot;FAIL&quot;; &quot;&quot;)">
            <text:p/>
          </table:table-cell>
          <table:table-cell table:formula="of:=IF([Sheet1.B1082]&amp;[Sheet1.C1082]&amp;[Sheet1.F1082]&amp;[Sheet1.G1082]=&quot;PASSPASSPASSFAIL&quot;; [Sheet1.A10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office:value-type="string" calcext:value-type="string">
            <text:p>syslog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5</text:p>
          </table:table-cell>
          <table:table-cell office:value-type="string" calcext:value-type="string">
            <text:p>PASS</text:p>
          </table:table-cell>
          <table:table-cell table:formula="of:=IF(EXACT([Sheet1.N1082];[Sheet1.P10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3]=&quot;PASSPASSPASSFAIL&quot;; &quot;FAIL&quot;; &quot;&quot;)">
            <text:p/>
          </table:table-cell>
          <table:table-cell table:formula="of:=IF([Sheet1.B1083]&amp;[Sheet1.C1083]&amp;[Sheet1.F1083]&amp;[Sheet1.G1083]=&quot;PASSPASSPASSFAIL&quot;; [Sheet1.A10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office:value-type="string" calcext:value-type="string">
            <text:p>syslog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6</text:p>
          </table:table-cell>
          <table:table-cell office:value-type="string" calcext:value-type="string">
            <text:p>PASS</text:p>
          </table:table-cell>
          <table:table-cell table:formula="of:=IF(EXACT([Sheet1.N1083];[Sheet1.P10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4]=&quot;PASSPASSPASSFAIL&quot;; &quot;FAIL&quot;; &quot;&quot;)">
            <text:p/>
          </table:table-cell>
          <table:table-cell table:formula="of:=IF([Sheet1.B1084]&amp;[Sheet1.C1084]&amp;[Sheet1.F1084]&amp;[Sheet1.G1084]=&quot;PASSPASSPASSFAIL&quot;; [Sheet1.A10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office:value-type="string" calcext:value-type="string">
            <text:p>syslog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7</text:p>
          </table:table-cell>
          <table:table-cell office:value-type="string" calcext:value-type="string">
            <text:p>PASS</text:p>
          </table:table-cell>
          <table:table-cell table:formula="of:=IF(EXACT([Sheet1.N1084];[Sheet1.P10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5]=&quot;PASSPASSPASSFAIL&quot;; &quot;FAIL&quot;; &quot;&quot;)">
            <text:p/>
          </table:table-cell>
          <table:table-cell table:formula="of:=IF([Sheet1.B1085]&amp;[Sheet1.C1085]&amp;[Sheet1.F1085]&amp;[Sheet1.G1085]=&quot;PASSPASSPASSFAIL&quot;; [Sheet1.A10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office:value-type="string" calcext:value-type="string">
            <text:p>syslog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8</text:p>
          </table:table-cell>
          <table:table-cell office:value-type="string" calcext:value-type="string">
            <text:p>PASS</text:p>
          </table:table-cell>
          <table:table-cell table:formula="of:=IF(EXACT([Sheet1.N1085];[Sheet1.P10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6]=&quot;PASSPASSPASSFAIL&quot;; &quot;FAIL&quot;; &quot;&quot;)">
            <text:p/>
          </table:table-cell>
          <table:table-cell table:formula="of:=IF([Sheet1.B1086]&amp;[Sheet1.C1086]&amp;[Sheet1.F1086]&amp;[Sheet1.G1086]=&quot;PASSPASSPASSFAIL&quot;; [Sheet1.A10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office:value-type="string" calcext:value-type="string">
            <text:p>syslog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9</text:p>
          </table:table-cell>
          <table:table-cell office:value-type="string" calcext:value-type="string">
            <text:p>PASS</text:p>
          </table:table-cell>
          <table:table-cell table:formula="of:=IF(EXACT([Sheet1.N1086];[Sheet1.P10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7]=&quot;PASSPASSPASSFAIL&quot;; &quot;FAIL&quot;; &quot;&quot;)">
            <text:p/>
          </table:table-cell>
          <table:table-cell table:formula="of:=IF([Sheet1.B1087]&amp;[Sheet1.C1087]&amp;[Sheet1.F1087]&amp;[Sheet1.G1087]=&quot;PASSPASSPASSFAIL&quot;; [Sheet1.A10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office:value-type="string" calcext:value-type="string">
            <text:p>syslog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10</text:p>
          </table:table-cell>
          <table:table-cell office:value-type="string" calcext:value-type="string">
            <text:p>PASS</text:p>
          </table:table-cell>
          <table:table-cell table:formula="of:=IF(EXACT([Sheet1.N1087];[Sheet1.P10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88]&amp;[Sheet1.C1088]&amp;[Sheet1.F1088]&amp;[Sheet1.G1088]=&quot;PASSPASSPASSFAIL&quot;; [Sheet1.A10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office:value-type="string" calcext:value-type="string">
            <text:p>syslog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11</text:p>
          </table:table-cell>
          <table:table-cell office:value-type="string" calcext:value-type="string">
            <text:p>PASS</text:p>
          </table:table-cell>
          <table:table-cell table:formula="of:=IF(EXACT([Sheet1.N1088];[Sheet1.P10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9]=&quot;PASSPASSPASSFAIL&quot;; &quot;FAIL&quot;; &quot;&quot;)">
            <text:p/>
          </table:table-cell>
          <table:table-cell table:formula="of:=IF([Sheet1.B1089]&amp;[Sheet1.C1089]&amp;[Sheet1.F1089]&amp;[Sheet1.G1089]=&quot;PASSPASSPASSFAIL&quot;; [Sheet1.A10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office:value-type="string" calcext:value-type="string">
            <text:p>syslog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12</text:p>
          </table:table-cell>
          <table:table-cell office:value-type="string" calcext:value-type="string">
            <text:p>PASS</text:p>
          </table:table-cell>
          <table:table-cell table:formula="of:=IF(EXACT([Sheet1.N1089];[Sheet1.P10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90]=&quot;PASSPASSPASSFAIL&quot;; &quot;FAIL&quot;; &quot;&quot;)">
            <text:p/>
          </table:table-cell>
          <table:table-cell table:formula="of:=IF([Sheet1.B1090]&amp;[Sheet1.C1090]&amp;[Sheet1.F1090]&amp;[Sheet1.G1090]=&quot;PASSPASSPASSFAIL&quot;; [Sheet1.A10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office:value-type="string" calcext:value-type="string">
            <text:p>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01</text:p>
          </table:table-cell>
          <table:table-cell office:value-type="string" calcext:value-type="string">
            <text:p>PASS</text:p>
          </table:table-cell>
          <table:table-cell table:formula="of:=IF(EXACT([Sheet1.N1090];[Sheet1.P10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91]=&quot;PASSPASSPASSFAIL&quot;; &quot;FAIL&quot;; &quot;&quot;)">
            <text:p/>
          </table:table-cell>
          <table:table-cell table:formula="of:=IF([Sheet1.B1091]&amp;[Sheet1.C1091]&amp;[Sheet1.F1091]&amp;[Sheet1.G1091]=&quot;PASSPASSPASSFAIL&quot;; [Sheet1.A10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office:value-type="string" calcext:value-type="string">
            <text:p>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02</text:p>
          </table:table-cell>
          <table:table-cell office:value-type="string" calcext:value-type="string">
            <text:p>PASS</text:p>
          </table:table-cell>
          <table:table-cell table:formula="of:=IF(EXACT([Sheet1.N1091];[Sheet1.P10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2]=&quot;PASSPASSPASSFAIL&quot;; &quot;FAIL&quot;; &quot;&quot;)">
            <text:p/>
          </table:table-cell>
          <table:table-cell table:formula="of:=IF([Sheet1.B1092]&amp;[Sheet1.C1092]&amp;[Sheet1.F1092]&amp;[Sheet1.G1092]=&quot;PASSPASSPASSFAIL&quot;; [Sheet1.A10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office:value-type="string" calcext:value-type="string">
            <text:p>tim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s01</text:p>
          </table:table-cell>
          <table:table-cell office:value-type="string" calcext:value-type="string">
            <text:p>PASS</text:p>
          </table:table-cell>
          <table:table-cell table:formula="of:=IF(EXACT([Sheet1.N1092];[Sheet1.P10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3]=&quot;PASSPASSPASSFAIL&quot;; &quot;FAIL&quot;; &quot;&quot;)">
            <text:p/>
          </table:table-cell>
          <table:table-cell table:formula="of:=IF([Sheet1.B1093]&amp;[Sheet1.C1093]&amp;[Sheet1.F1093]&amp;[Sheet1.G1093]=&quot;PASSPASSPASSFAIL&quot;; [Sheet1.A10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office:value-type="string" calcext:value-type="string">
            <text:p>time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s03</text:p>
          </table:table-cell>
          <table:table-cell office:value-type="string" calcext:value-type="string">
            <text:p>PASS</text:p>
          </table:table-cell>
          <table:table-cell table:formula="of:=IF(EXACT([Sheet1.N1093];[Sheet1.P10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4]=&quot;PASSPASSPASSFAIL&quot;; &quot;FAIL&quot;; &quot;&quot;)">
            <text:p/>
          </table:table-cell>
          <table:table-cell table:formula="of:=IF([Sheet1.B1094]&amp;[Sheet1.C1094]&amp;[Sheet1.F1094]&amp;[Sheet1.G1094]=&quot;PASSPASSPASSFAIL&quot;; [Sheet1.A10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office:value-type="string" calcext:value-type="string">
            <text:p>timerf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01</text:p>
          </table:table-cell>
          <table:table-cell office:value-type="string" calcext:value-type="string">
            <text:p>PASS</text:p>
          </table:table-cell>
          <table:table-cell table:formula="of:=IF(EXACT([Sheet1.N1094];[Sheet1.P10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5]=&quot;PASSPASSPASSFAIL&quot;; &quot;FAIL&quot;; &quot;&quot;)">
            <text:p/>
          </table:table-cell>
          <table:table-cell table:formula="of:=IF([Sheet1.B1095]&amp;[Sheet1.C1095]&amp;[Sheet1.F1095]&amp;[Sheet1.G1095]=&quot;PASSPASSPASSFAIL&quot;; [Sheet1.A10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office:value-type="string" calcext:value-type="string">
            <text:p>timerf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02</text:p>
          </table:table-cell>
          <table:table-cell office:value-type="string" calcext:value-type="string">
            <text:p>PASS</text:p>
          </table:table-cell>
          <table:table-cell table:formula="of:=IF(EXACT([Sheet1.N1095];[Sheet1.P10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6]=&quot;PASSPASSPASSFAIL&quot;; &quot;FAIL&quot;; &quot;&quot;)">
            <text:p/>
          </table:table-cell>
          <table:table-cell table:formula="of:=IF([Sheet1.B1096]&amp;[Sheet1.C1096]&amp;[Sheet1.F1096]&amp;[Sheet1.G1096]=&quot;PASSPASSPASSFAIL&quot;; [Sheet1.A10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office:value-type="string" calcext:value-type="string">
            <text:p>timerf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03</text:p>
          </table:table-cell>
          <table:table-cell office:value-type="string" calcext:value-type="string">
            <text:p>PASS</text:p>
          </table:table-cell>
          <table:table-cell table:formula="of:=IF(EXACT([Sheet1.N1096];[Sheet1.P10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7]=&quot;PASSPASSPASSFAIL&quot;; &quot;FAIL&quot;; &quot;&quot;)">
            <text:p/>
          </table:table-cell>
          <table:table-cell table:formula="of:=IF([Sheet1.B1097]&amp;[Sheet1.C1097]&amp;[Sheet1.F1097]&amp;[Sheet1.G1097]=&quot;PASSPASSPASSFAIL&quot;; [Sheet1.A10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office:value-type="string" calcext:value-type="string">
            <text:p>timer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_create01</text:p>
          </table:table-cell>
          <table:table-cell office:value-type="string" calcext:value-type="string">
            <text:p>PASS</text:p>
          </table:table-cell>
          <table:table-cell table:formula="of:=IF(EXACT([Sheet1.N1097];[Sheet1.P10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8]=&quot;PASSPASSPASSFAIL&quot;; &quot;FAIL&quot;; &quot;&quot;)">
            <text:p/>
          </table:table-cell>
          <table:table-cell table:formula="of:=IF([Sheet1.B1098]&amp;[Sheet1.C1098]&amp;[Sheet1.F1098]&amp;[Sheet1.G1098]=&quot;PASSPASSPASSFAIL&quot;; [Sheet1.A10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office:value-type="string" calcext:value-type="string">
            <text:p>timerfd_g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_gettime01</text:p>
          </table:table-cell>
          <table:table-cell office:value-type="string" calcext:value-type="string">
            <text:p>PASS</text:p>
          </table:table-cell>
          <table:table-cell table:formula="of:=IF(EXACT([Sheet1.N1098];[Sheet1.P10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9]=&quot;PASSPASSPASSFAIL&quot;; &quot;FAIL&quot;; &quot;&quot;)">
            <text:p/>
          </table:table-cell>
          <table:table-cell table:formula="of:=IF([Sheet1.B1099]&amp;[Sheet1.C1099]&amp;[Sheet1.F1099]&amp;[Sheet1.G1099]=&quot;PASSPASSPASSFAIL&quot;; [Sheet1.A10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office:value-type="string" calcext:value-type="string">
            <text:p>timerfd_s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_settime01</text:p>
          </table:table-cell>
          <table:table-cell office:value-type="string" calcext:value-type="string">
            <text:p>PASS</text:p>
          </table:table-cell>
          <table:table-cell table:formula="of:=IF(EXACT([Sheet1.N1099];[Sheet1.P10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100]=&quot;PASSPASSPASSFAIL&quot;; &quot;FAIL&quot;; &quot;&quot;)">
            <text:p/>
          </table:table-cell>
          <table:table-cell table:formula="of:=IF([Sheet1.B1100]&amp;[Sheet1.C1100]&amp;[Sheet1.F1100]&amp;[Sheet1.G1100]=&quot;PASSPASSPASSFAIL&quot;; [Sheet1.A11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office:value-type="string" calcext:value-type="string">
            <text:p>timer_getoverru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_getoverrun01</text:p>
          </table:table-cell>
          <table:table-cell office:value-type="string" calcext:value-type="string">
            <text:p>PASS</text:p>
          </table:table-cell>
          <table:table-cell table:formula="of:=IF(EXACT([Sheet1.N1100];[Sheet1.P11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101]=&quot;PASSPASSPASSFAIL&quot;; &quot;FAIL&quot;; &quot;&quot;)">
            <text:p/>
          </table:table-cell>
          <table:table-cell table:formula="of:=IF([Sheet1.B1101]&amp;[Sheet1.C1101]&amp;[Sheet1.F1101]&amp;[Sheet1.G1101]=&quot;PASSPASSPASSFAIL&quot;; [Sheet1.A11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office:value-type="string" calcext:value-type="string">
            <text:p>timer_g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_gettime01</text:p>
          </table:table-cell>
          <table:table-cell office:value-type="string" calcext:value-type="string">
            <text:p>PASS</text:p>
          </table:table-cell>
          <table:table-cell table:formula="of:=IF(EXACT([Sheet1.N1101];[Sheet1.P11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2]=&quot;PASSPASSPASSFAIL&quot;; &quot;FAIL&quot;; &quot;&quot;)">
            <text:p/>
          </table:table-cell>
          <table:table-cell table:formula="of:=IF([Sheet1.B1102]&amp;[Sheet1.C1102]&amp;[Sheet1.F1102]&amp;[Sheet1.G1102]=&quot;PASSPASSPASSFAIL&quot;; [Sheet1.A110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office:value-type="string" calcext:value-type="string">
            <text:p>tkil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tkill01</text:p>
          </table:table-cell>
          <table:table-cell office:value-type="string" calcext:value-type="string">
            <text:p>CONF</text:p>
          </table:table-cell>
          <table:table-cell table:formula="of:=IF(EXACT([Sheet1.N1102];[Sheet1.P11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3]=&quot;PASSPASSPASSFAIL&quot;; &quot;FAIL&quot;; &quot;&quot;)">
            <text:p/>
          </table:table-cell>
          <table:table-cell table:formula="of:=IF([Sheet1.B1103]&amp;[Sheet1.C1103]&amp;[Sheet1.F1103]&amp;[Sheet1.G1103]=&quot;PASSPASSPASSFAIL&quot;; [Sheet1.A110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office:value-type="string" calcext:value-type="string">
            <text:p>tkill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tkill02</text:p>
          </table:table-cell>
          <table:table-cell office:value-type="string" calcext:value-type="string">
            <text:p>CONF</text:p>
          </table:table-cell>
          <table:table-cell table:formula="of:=IF(EXACT([Sheet1.N1103];[Sheet1.P11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4]=&quot;PASSPASSPASSFAIL&quot;; &quot;FAIL&quot;; &quot;&quot;)">
            <text:p/>
          </table:table-cell>
          <table:table-cell table:formula="of:=IF([Sheet1.B1104]&amp;[Sheet1.C1104]&amp;[Sheet1.F1104]&amp;[Sheet1.G1104]=&quot;PASSPASSPASSFAIL&quot;; [Sheet1.A11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office:value-type="string" calcext:value-type="string">
            <text:p>trunc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</text:p>
          </table:table-cell>
          <table:table-cell office:value-type="string" calcext:value-type="string">
            <text:p>PASS</text:p>
          </table:table-cell>
          <table:table-cell table:formula="of:=IF(EXACT([Sheet1.N1104];[Sheet1.P11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5]&amp;[Sheet1.C1105]&amp;[Sheet1.F1105]&amp;[Sheet1.G1105]=&quot;PASSPASSPASSFAIL&quot;; [Sheet1.A110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office:value-type="string" calcext:value-type="string">
            <text:p>truncat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</text:p>
          </table:table-cell>
          <table:table-cell office:value-type="string" calcext:value-type="string">
            <text:p>PASS</text:p>
          </table:table-cell>
          <table:table-cell table:formula="of:=IF(EXACT([Sheet1.N1105];[Sheet1.P11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6]=&quot;PASSPASSPASSFAIL&quot;; &quot;FAIL&quot;; &quot;&quot;)">
            <text:p/>
          </table:table-cell>
          <table:table-cell table:formula="of:=IF([Sheet1.B1106]&amp;[Sheet1.C1106]&amp;[Sheet1.F1106]&amp;[Sheet1.G1106]=&quot;PASSPASSPASSFAIL&quot;; [Sheet1.A11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office:value-type="string" calcext:value-type="string">
            <text:p>trunca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</text:p>
          </table:table-cell>
          <table:table-cell office:value-type="string" calcext:value-type="string">
            <text:p>PASS</text:p>
          </table:table-cell>
          <table:table-cell table:formula="of:=IF(EXACT([Sheet1.N1106];[Sheet1.P11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[Sheet1.A110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office:value-type="string" calcext:value-type="string">
            <text:p>truncat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</text:p>
          </table:table-cell>
          <table:table-cell office:value-type="string" calcext:value-type="string">
            <text:p>PASS</text:p>
          </table:table-cell>
          <table:table-cell table:formula="of:=IF(EXACT([Sheet1.N1107];[Sheet1.P11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8]=&quot;PASSPASSPASSFAIL&quot;; &quot;FAIL&quot;; &quot;&quot;)">
            <text:p/>
          </table:table-cell>
          <table:table-cell table:formula="of:=IF([Sheet1.B1108]&amp;[Sheet1.C1108]&amp;[Sheet1.F1108]&amp;[Sheet1.G1108]=&quot;PASSPASSPASSFAIL&quot;; [Sheet1.A11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office:value-type="string" calcext:value-type="string">
            <text:p>trunca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</text:p>
          </table:table-cell>
          <table:table-cell office:value-type="string" calcext:value-type="string">
            <text:p>PASS</text:p>
          </table:table-cell>
          <table:table-cell table:formula="of:=IF(EXACT([Sheet1.N1108];[Sheet1.P11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[Sheet1.A110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office:value-type="string" calcext:value-type="string">
            <text:p>truncat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</text:p>
          </table:table-cell>
          <table:table-cell office:value-type="string" calcext:value-type="string">
            <text:p>PASS</text:p>
          </table:table-cell>
          <table:table-cell table:formula="of:=IF(EXACT([Sheet1.N1109];[Sheet1.P11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10]=&quot;PASSPASSPASSFAIL&quot;; &quot;FAIL&quot;; &quot;&quot;)">
            <text:p/>
          </table:table-cell>
          <table:table-cell table:formula="of:=IF([Sheet1.B1110]&amp;[Sheet1.C1110]&amp;[Sheet1.F1110]&amp;[Sheet1.G1110]=&quot;PASSPASSPASSFAIL&quot;; [Sheet1.A11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office:value-type="string" calcext:value-type="string">
            <text:p>u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limit01</text:p>
          </table:table-cell>
          <table:table-cell office:value-type="string" calcext:value-type="string">
            <text:p>PASS</text:p>
          </table:table-cell>
          <table:table-cell table:formula="of:=IF(EXACT([Sheet1.N1110];[Sheet1.P11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11]=&quot;PASSPASSPASSFAIL&quot;; &quot;FAIL&quot;; &quot;&quot;)">
            <text:p/>
          </table:table-cell>
          <table:table-cell table:formula="of:=IF([Sheet1.B1111]&amp;[Sheet1.C1111]&amp;[Sheet1.F1111]&amp;[Sheet1.G1111]=&quot;PASSPASSPASSFAIL&quot;; [Sheet1.A11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office:value-type="string" calcext:value-type="string">
            <text:p>umas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mask01</text:p>
          </table:table-cell>
          <table:table-cell office:value-type="string" calcext:value-type="string">
            <text:p>PASS</text:p>
          </table:table-cell>
          <table:table-cell table:formula="of:=IF(EXACT([Sheet1.N1111];[Sheet1.P11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2]=&quot;PASSPASSPASSFAIL&quot;; &quot;FAIL&quot;; &quot;&quot;)">
            <text:p/>
          </table:table-cell>
          <table:table-cell table:formula="of:=IF([Sheet1.B1112]&amp;[Sheet1.C1112]&amp;[Sheet1.F1112]&amp;[Sheet1.G1112]=&quot;PASSPASSPASSFAIL&quot;; [Sheet1.A11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office:value-type="string" calcext:value-type="string">
            <text:p>u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1</text:p>
          </table:table-cell>
          <table:table-cell office:value-type="string" calcext:value-type="string">
            <text:p>PASS</text:p>
          </table:table-cell>
          <table:table-cell table:formula="of:=IF(EXACT([Sheet1.N1112];[Sheet1.P11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3]=&quot;PASSPASSPASSFAIL&quot;; &quot;FAIL&quot;; &quot;&quot;)">
            <text:p/>
          </table:table-cell>
          <table:table-cell table:formula="of:=IF([Sheet1.B1113]&amp;[Sheet1.C1113]&amp;[Sheet1.F1113]&amp;[Sheet1.G1113]=&quot;PASSPASSPASSFAIL&quot;; [Sheet1.A11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office:value-type="string" calcext:value-type="string">
            <text:p>u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2</text:p>
          </table:table-cell>
          <table:table-cell office:value-type="string" calcext:value-type="string">
            <text:p>PASS</text:p>
          </table:table-cell>
          <table:table-cell table:formula="of:=IF(EXACT([Sheet1.N1113];[Sheet1.P11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4]=&quot;PASSPASSPASSFAIL&quot;; &quot;FAIL&quot;; &quot;&quot;)">
            <text:p/>
          </table:table-cell>
          <table:table-cell table:formula="of:=IF([Sheet1.B1114]&amp;[Sheet1.C1114]&amp;[Sheet1.F1114]&amp;[Sheet1.G1114]=&quot;PASSPASSPASSFAIL&quot;; [Sheet1.A11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office:value-type="string" calcext:value-type="string">
            <text:p>u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3</text:p>
          </table:table-cell>
          <table:table-cell office:value-type="string" calcext:value-type="string">
            <text:p>PASS</text:p>
          </table:table-cell>
          <table:table-cell table:formula="of:=IF(EXACT([Sheet1.N1114];[Sheet1.P11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5]=&quot;PASSPASSPASSFAIL&quot;; &quot;FAIL&quot;; &quot;&quot;)">
            <text:p/>
          </table:table-cell>
          <table:table-cell table:formula="of:=IF([Sheet1.B1115]&amp;[Sheet1.C1115]&amp;[Sheet1.F1115]&amp;[Sheet1.G1115]=&quot;PASSPASSPASSFAIL&quot;; [Sheet1.A11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office:value-type="string" calcext:value-type="string">
            <text:p>unam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4</text:p>
          </table:table-cell>
          <table:table-cell office:value-type="string" calcext:value-type="string">
            <text:p>PASS</text:p>
          </table:table-cell>
          <table:table-cell table:formula="of:=IF(EXACT([Sheet1.N1115];[Sheet1.P11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6]=&quot;PASSPASSPASSFAIL&quot;; &quot;FAIL&quot;; &quot;&quot;)">
            <text:p/>
          </table:table-cell>
          <table:table-cell table:formula="of:=IF([Sheet1.B1116]&amp;[Sheet1.C1116]&amp;[Sheet1.F1116]&amp;[Sheet1.G1116]=&quot;PASSPASSPASSFAIL&quot;; [Sheet1.A11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office:value-type="string" calcext:value-type="string">
            <text:p>un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1</text:p>
          </table:table-cell>
          <table:table-cell office:value-type="string" calcext:value-type="string">
            <text:p>PASS</text:p>
          </table:table-cell>
          <table:table-cell table:formula="of:=IF(EXACT([Sheet1.N1116];[Sheet1.P11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7]=&quot;PASSPASSPASSFAIL&quot;; &quot;FAIL&quot;; &quot;&quot;)">
            <text:p/>
          </table:table-cell>
          <table:table-cell table:formula="of:=IF([Sheet1.B1117]&amp;[Sheet1.C1117]&amp;[Sheet1.F1117]&amp;[Sheet1.G1117]=&quot;PASSPASSPASSFAIL&quot;; [Sheet1.A11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office:value-type="string" calcext:value-type="string">
            <text:p>unlin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5</text:p>
          </table:table-cell>
          <table:table-cell office:value-type="string" calcext:value-type="string">
            <text:p>PASS</text:p>
          </table:table-cell>
          <table:table-cell table:formula="of:=IF(EXACT([Sheet1.N1117];[Sheet1.P11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8]=&quot;PASSPASSPASSFAIL&quot;; &quot;FAIL&quot;; &quot;&quot;)">
            <text:p/>
          </table:table-cell>
          <table:table-cell table:formula="of:=IF([Sheet1.B1118]&amp;[Sheet1.C1118]&amp;[Sheet1.F1118]&amp;[Sheet1.G1118]=&quot;PASSPASSPASSFAIL&quot;; [Sheet1.A11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office:value-type="string" calcext:value-type="string">
            <text:p>unlin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7</text:p>
          </table:table-cell>
          <table:table-cell office:value-type="string" calcext:value-type="string">
            <text:p>PASS</text:p>
          </table:table-cell>
          <table:table-cell table:formula="of:=IF(EXACT([Sheet1.N1118];[Sheet1.P11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9]=&quot;PASSPASSPASSFAIL&quot;; &quot;FAIL&quot;; &quot;&quot;)">
            <text:p/>
          </table:table-cell>
          <table:table-cell table:formula="of:=IF([Sheet1.B1119]&amp;[Sheet1.C1119]&amp;[Sheet1.F1119]&amp;[Sheet1.G1119]=&quot;PASSPASSPASSFAIL&quot;; [Sheet1.A11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office:value-type="string" calcext:value-type="string">
            <text:p>unlink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8</text:p>
          </table:table-cell>
          <table:table-cell office:value-type="string" calcext:value-type="string">
            <text:p>PASS</text:p>
          </table:table-cell>
          <table:table-cell table:formula="of:=IF(EXACT([Sheet1.N1119];[Sheet1.P11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0]&amp;[Sheet1.C1120]&amp;[Sheet1.F1120]&amp;[Sheet1.G1120]=&quot;PASSPASSPASSFAIL&quot;; [Sheet1.A11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office:value-type="string" calcext:value-type="string">
            <text:p>un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at01</text:p>
          </table:table-cell>
          <table:table-cell office:value-type="string" calcext:value-type="string">
            <text:p>PASS</text:p>
          </table:table-cell>
          <table:table-cell table:formula="of:=IF(EXACT([Sheet1.N1120];[Sheet1.P11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21]=&quot;PASSPASSPASSFAIL&quot;; &quot;FAIL&quot;; &quot;&quot;)">
            <text:p/>
          </table:table-cell>
          <table:table-cell table:formula="of:=IF([Sheet1.B1121]&amp;[Sheet1.C1121]&amp;[Sheet1.F1121]&amp;[Sheet1.G1121]=&quot;PASSPASSPASSFAIL&quot;; [Sheet1.A112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office:value-type="string" calcext:value-type="string">
            <text:p>unshar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1</text:p>
          </table:table-cell>
          <table:table-cell office:value-type="string" calcext:value-type="string">
            <text:p>PASS</text:p>
          </table:table-cell>
          <table:table-cell table:formula="of:=IF(EXACT([Sheet1.N1121];[Sheet1.P11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2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[Sheet1.A112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office:value-type="string" calcext:value-type="string">
            <text:p>unshar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</text:p>
          </table:table-cell>
          <table:table-cell office:value-type="string" calcext:value-type="string">
            <text:p>PASS</text:p>
          </table:table-cell>
          <table:table-cell table:formula="of:=IF(EXACT([Sheet1.N1122];[Sheet1.P11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3]=&quot;PASSPASSPASSFAIL&quot;; &quot;FAIL&quot;; &quot;&quot;)">
            <text:p/>
          </table:table-cell>
          <table:table-cell table:formula="of:=IF([Sheet1.B1123]&amp;[Sheet1.C1123]&amp;[Sheet1.F1123]&amp;[Sheet1.G1123]=&quot;PASSPASSPASSFAIL&quot;; [Sheet1.A112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office:value-type="string" calcext:value-type="string">
            <text:p>umoun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01</text:p>
          </table:table-cell>
          <table:table-cell office:value-type="string" calcext:value-type="string">
            <text:p>FAIL</text:p>
          </table:table-cell>
          <table:table-cell table:formula="of:=IF(EXACT([Sheet1.N1123];[Sheet1.P11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4]=&quot;PASSPASSPASSFAIL&quot;; &quot;FAIL&quot;; &quot;&quot;)">
            <text:p/>
          </table:table-cell>
          <table:table-cell table:formula="of:=IF([Sheet1.B1124]&amp;[Sheet1.C1124]&amp;[Sheet1.F1124]&amp;[Sheet1.G1124]=&quot;PASSPASSPASSFAIL&quot;; [Sheet1.A112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office:value-type="string" calcext:value-type="string">
            <text:p>umount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02</text:p>
          </table:table-cell>
          <table:table-cell office:value-type="string" calcext:value-type="string">
            <text:p>FAIL</text:p>
          </table:table-cell>
          <table:table-cell table:formula="of:=IF(EXACT([Sheet1.N1124];[Sheet1.P11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5]=&quot;PASSPASSPASSFAIL&quot;; &quot;FAIL&quot;; &quot;&quot;)">
            <text:p/>
          </table:table-cell>
          <table:table-cell table:formula="of:=IF([Sheet1.B1125]&amp;[Sheet1.C1125]&amp;[Sheet1.F1125]&amp;[Sheet1.G1125]=&quot;PASSPASSPASSFAIL&quot;; [Sheet1.A112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office:value-type="string" calcext:value-type="string">
            <text:p>umount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03</text:p>
          </table:table-cell>
          <table:table-cell office:value-type="string" calcext:value-type="string">
            <text:p>FAIL</text:p>
          </table:table-cell>
          <table:table-cell table:formula="of:=IF(EXACT([Sheet1.N1125];[Sheet1.P11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6]=&quot;PASSPASSPASSFAIL&quot;; &quot;FAIL&quot;; &quot;&quot;)">
            <text:p/>
          </table:table-cell>
          <table:table-cell table:formula="of:=IF([Sheet1.B1126]&amp;[Sheet1.C1126]&amp;[Sheet1.F1126]&amp;[Sheet1.G1126]=&quot;PASSPASSPASSFAIL&quot;; [Sheet1.A112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office:value-type="string" calcext:value-type="string">
            <text:p>umount2_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2_01</text:p>
          </table:table-cell>
          <table:table-cell office:value-type="string" calcext:value-type="string">
            <text:p>FAIL</text:p>
          </table:table-cell>
          <table:table-cell table:formula="of:=IF(EXACT([Sheet1.N1126];[Sheet1.P11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7]=&quot;PASSPASSPASSFAIL&quot;; &quot;FAIL&quot;; &quot;&quot;)">
            <text:p/>
          </table:table-cell>
          <table:table-cell table:formula="of:=IF([Sheet1.B1127]&amp;[Sheet1.C1127]&amp;[Sheet1.F1127]&amp;[Sheet1.G1127]=&quot;PASSPASSPASSFAIL&quot;; [Sheet1.A112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office:value-type="string" calcext:value-type="string">
            <text:p>umount2_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2_02</text:p>
          </table:table-cell>
          <table:table-cell office:value-type="string" calcext:value-type="string">
            <text:p>FAIL</text:p>
          </table:table-cell>
          <table:table-cell table:formula="of:=IF(EXACT([Sheet1.N1127];[Sheet1.P11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8]=&quot;PASSPASSPASSFAIL&quot;; &quot;FAIL&quot;; &quot;&quot;)">
            <text:p/>
          </table:table-cell>
          <table:table-cell table:formula="of:=IF([Sheet1.B1128]&amp;[Sheet1.C1128]&amp;[Sheet1.F1128]&amp;[Sheet1.G1128]=&quot;PASSPASSPASSFAIL&quot;; [Sheet1.A112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office:value-type="string" calcext:value-type="string">
            <text:p>umount2_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2_03</text:p>
          </table:table-cell>
          <table:table-cell office:value-type="string" calcext:value-type="string">
            <text:p>FAIL</text:p>
          </table:table-cell>
          <table:table-cell table:formula="of:=IF(EXACT([Sheet1.N1128];[Sheet1.P11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9]=&quot;PASSPASSPASSFAIL&quot;; &quot;FAIL&quot;; &quot;&quot;)">
            <text:p/>
          </table:table-cell>
          <table:table-cell table:formula="of:=IF([Sheet1.B1129]&amp;[Sheet1.C1129]&amp;[Sheet1.F1129]&amp;[Sheet1.G1129]=&quot;PASSPASSPASSFAIL&quot;; [Sheet1.A112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office:value-type="string" calcext:value-type="string">
            <text:p>usta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ustat01</text:p>
          </table:table-cell>
          <table:table-cell office:value-type="string" calcext:value-type="string">
            <text:p>CONF</text:p>
          </table:table-cell>
          <table:table-cell table:formula="of:=IF(EXACT([Sheet1.N1129];[Sheet1.P11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30]=&quot;PASSPASSPASSFAIL&quot;; &quot;FAIL&quot;; &quot;&quot;)">
            <text:p/>
          </table:table-cell>
          <table:table-cell table:formula="of:=IF([Sheet1.B1130]&amp;[Sheet1.C1130]&amp;[Sheet1.F1130]&amp;[Sheet1.G1130]=&quot;PASSPASSPASSFAIL&quot;; [Sheet1.A113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office:value-type="string" calcext:value-type="string">
            <text:p>ustat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ustat02</text:p>
          </table:table-cell>
          <table:table-cell office:value-type="string" calcext:value-type="string">
            <text:p>CONF</text:p>
          </table:table-cell>
          <table:table-cell table:formula="of:=IF(EXACT([Sheet1.N1130];[Sheet1.P11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31]=&quot;PASSPASSPASSFAIL&quot;; &quot;FAIL&quot;; &quot;&quot;)">
            <text:p/>
          </table:table-cell>
          <table:table-cell table:formula="of:=IF([Sheet1.B1131]&amp;[Sheet1.C1131]&amp;[Sheet1.F1131]&amp;[Sheet1.G1131]=&quot;PASSPASSPASSFAIL&quot;; [Sheet1.A11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office:value-type="string" calcext:value-type="string">
            <text:p>u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1</text:p>
          </table:table-cell>
          <table:table-cell office:value-type="string" calcext:value-type="string">
            <text:p>PASS</text:p>
          </table:table-cell>
          <table:table-cell table:formula="of:=IF(EXACT([Sheet1.N1131];[Sheet1.P11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2]=&quot;PASSPASSPASSFAIL&quot;; &quot;FAIL&quot;; &quot;&quot;)">
            <text:p/>
          </table:table-cell>
          <table:table-cell table:formula="of:=IF([Sheet1.B1132]&amp;[Sheet1.C1132]&amp;[Sheet1.F1132]&amp;[Sheet1.G1132]=&quot;PASSPASSPASSFAIL&quot;; [Sheet1.A11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office:value-type="string" calcext:value-type="string">
            <text:p>utime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1A</text:p>
          </table:table-cell>
          <table:table-cell office:value-type="string" calcext:value-type="string">
            <text:p>PASS</text:p>
          </table:table-cell>
          <table:table-cell table:formula="of:=IF(EXACT([Sheet1.N1132];[Sheet1.P11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3]=&quot;PASSPASSPASSFAIL&quot;; &quot;FAIL&quot;; &quot;&quot;)">
            <text:p/>
          </table:table-cell>
          <table:table-cell table:formula="of:=IF([Sheet1.B1133]&amp;[Sheet1.C1133]&amp;[Sheet1.F1133]&amp;[Sheet1.G1133]=&quot;PASSPASSPASSFAIL&quot;; [Sheet1.A11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office:value-type="string" calcext:value-type="string">
            <text:p>u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2</text:p>
          </table:table-cell>
          <table:table-cell office:value-type="string" calcext:value-type="string">
            <text:p>PASS</text:p>
          </table:table-cell>
          <table:table-cell table:formula="of:=IF(EXACT([Sheet1.N1133];[Sheet1.P11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4]=&quot;PASSPASSPASSFAIL&quot;; &quot;FAIL&quot;; &quot;&quot;)">
            <text:p/>
          </table:table-cell>
          <table:table-cell table:formula="of:=IF([Sheet1.B1134]&amp;[Sheet1.C1134]&amp;[Sheet1.F1134]&amp;[Sheet1.G1134]=&quot;PASSPASSPASSFAIL&quot;; [Sheet1.A11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office:value-type="string" calcext:value-type="string">
            <text:p>uti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3</text:p>
          </table:table-cell>
          <table:table-cell office:value-type="string" calcext:value-type="string">
            <text:p>PASS</text:p>
          </table:table-cell>
          <table:table-cell table:formula="of:=IF(EXACT([Sheet1.N1134];[Sheet1.P11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5]=&quot;PASSPASSPASSFAIL&quot;; &quot;FAIL&quot;; &quot;&quot;)">
            <text:p/>
          </table:table-cell>
          <table:table-cell table:formula="of:=IF([Sheet1.B1135]&amp;[Sheet1.C1135]&amp;[Sheet1.F1135]&amp;[Sheet1.G1135]=&quot;PASSPASSPASSFAIL&quot;; [Sheet1.A11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office:value-type="string" calcext:value-type="string">
            <text:p>utim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4</text:p>
          </table:table-cell>
          <table:table-cell office:value-type="string" calcext:value-type="string">
            <text:p>PASS</text:p>
          </table:table-cell>
          <table:table-cell table:formula="of:=IF(EXACT([Sheet1.N1135];[Sheet1.P11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6]=&quot;PASSPASSPASSFAIL&quot;; &quot;FAIL&quot;; &quot;&quot;)">
            <text:p/>
          </table:table-cell>
          <table:table-cell table:formula="of:=IF([Sheet1.B1136]&amp;[Sheet1.C1136]&amp;[Sheet1.F1136]&amp;[Sheet1.G1136]=&quot;PASSPASSPASSFAIL&quot;; [Sheet1.A11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office:value-type="string" calcext:value-type="string">
            <text:p>utim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5</text:p>
          </table:table-cell>
          <table:table-cell office:value-type="string" calcext:value-type="string">
            <text:p>PASS</text:p>
          </table:table-cell>
          <table:table-cell table:formula="of:=IF(EXACT([Sheet1.N1136];[Sheet1.P11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7]=&quot;PASSPASSPASSFAIL&quot;; &quot;FAIL&quot;; &quot;&quot;)">
            <text:p/>
          </table:table-cell>
          <table:table-cell table:formula="of:=IF([Sheet1.B1137]&amp;[Sheet1.C1137]&amp;[Sheet1.F1137]&amp;[Sheet1.G1137]=&quot;PASSPASSPASSFAIL&quot;; [Sheet1.A113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office:value-type="string" calcext:value-type="string">
            <text:p>utime0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time06</text:p>
          </table:table-cell>
          <table:table-cell office:value-type="string" calcext:value-type="string">
            <text:p>FAIL</text:p>
          </table:table-cell>
          <table:table-cell table:formula="of:=IF(EXACT([Sheet1.N1137];[Sheet1.P11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38]&amp;[Sheet1.C1138]&amp;[Sheet1.F1138]&amp;[Sheet1.G1138]=&quot;PASSPASSPASSFAIL&quot;; [Sheet1.A113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office:value-type="string" calcext:value-type="string">
            <text:p>utim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</text:p>
          </table:table-cell>
          <table:table-cell office:value-type="string" calcext:value-type="string">
            <text:p>PASS</text:p>
          </table:table-cell>
          <table:table-cell table:formula="of:=IF(EXACT([Sheet1.N1138];[Sheet1.P11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9]=&quot;PASSPASSPASSFAIL&quot;; &quot;FAIL&quot;; &quot;&quot;)">
            <text:p/>
          </table:table-cell>
          <table:table-cell table:formula="of:=IF([Sheet1.B1139]&amp;[Sheet1.C1139]&amp;[Sheet1.F1139]&amp;[Sheet1.G1139]=&quot;PASSPASSPASSFAIL&quot;; [Sheet1.A11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office:value-type="string" calcext:value-type="string">
            <text:p>utimensa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utimensat01</text:p>
          </table:table-cell>
          <table:table-cell office:value-type="string" calcext:value-type="string">
            <text:p>CONF</text:p>
          </table:table-cell>
          <table:table-cell table:formula="of:=IF(EXACT([Sheet1.N1139];[Sheet1.P11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40]=&quot;PASSPASSPASSFAIL&quot;; &quot;FAIL&quot;; &quot;&quot;)">
            <text:p/>
          </table:table-cell>
          <table:table-cell table:formula="of:=IF([Sheet1.B1140]&amp;[Sheet1.C1140]&amp;[Sheet1.F1140]&amp;[Sheet1.G1140]=&quot;PASSPASSPASSFAIL&quot;; [Sheet1.A11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office:value-type="string" calcext:value-type="string">
            <text:p>vfo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fork01</text:p>
          </table:table-cell>
          <table:table-cell office:value-type="string" calcext:value-type="string">
            <text:p>PASS</text:p>
          </table:table-cell>
          <table:table-cell table:formula="of:=IF(EXACT([Sheet1.N1140];[Sheet1.P11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41]=&quot;PASSPASSPASSFAIL&quot;; &quot;FAIL&quot;; &quot;&quot;)">
            <text:p/>
          </table:table-cell>
          <table:table-cell table:formula="of:=IF([Sheet1.B1141]&amp;[Sheet1.C1141]&amp;[Sheet1.F1141]&amp;[Sheet1.G1141]=&quot;PASSPASSPASSFAIL&quot;; [Sheet1.A11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office:value-type="string" calcext:value-type="string">
            <text:p>vfor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fork02</text:p>
          </table:table-cell>
          <table:table-cell office:value-type="string" calcext:value-type="string">
            <text:p>PASS</text:p>
          </table:table-cell>
          <table:table-cell table:formula="of:=IF(EXACT([Sheet1.N1141];[Sheet1.P11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2]&amp;[Sheet1.C1142]&amp;[Sheet1.F1142]&amp;[Sheet1.G1142]=&quot;PASSPASSPASSFAIL&quot;; [Sheet1.A114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office:value-type="string" calcext:value-type="string">
            <text:p>vhangu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</text:p>
          </table:table-cell>
          <table:table-cell office:value-type="string" calcext:value-type="string">
            <text:p>PASS</text:p>
          </table:table-cell>
          <table:table-cell table:formula="of:=IF(EXACT([Sheet1.N1142];[Sheet1.P11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3]&amp;[Sheet1.C1143]&amp;[Sheet1.F1143]&amp;[Sheet1.G1143]=&quot;PASSPASSPASSFAIL&quot;; [Sheet1.A114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 office:value-type="string" office:string-value="vhangup02" calcext:value-type="string">
            <text:p>vhangup02</text:p>
          </table:table-cell>
          <table:table-cell office:value-type="string" calcext:value-type="string">
            <text:p>vhangu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</text:p>
          </table:table-cell>
          <table:table-cell office:value-type="string" calcext:value-type="string">
            <text:p>PASS</text:p>
          </table:table-cell>
          <table:table-cell table:formula="of:=IF(EXACT([Sheet1.N1143];[Sheet1.P11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[Sheet1.A114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 office:value-type="string" office:string-value="vmsplice01" calcext:value-type="string">
            <text:p>vmsplice01</text:p>
          </table:table-cell>
          <table:table-cell office:value-type="string" calcext:value-type="string">
            <text:p>vmspli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</text:p>
          </table:table-cell>
          <table:table-cell office:value-type="string" calcext:value-type="string">
            <text:p>PASS</text:p>
          </table:table-cell>
          <table:table-cell table:formula="of:=IF(EXACT([Sheet1.N1144];[Sheet1.P11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[Sheet1.A114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office:value-type="string" calcext:value-type="string">
            <text:p>vmspli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</text:p>
          </table:table-cell>
          <table:table-cell office:value-type="string" calcext:value-type="string">
            <text:p>PASS</text:p>
          </table:table-cell>
          <table:table-cell table:formula="of:=IF(EXACT([Sheet1.N1145];[Sheet1.P11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6]=&quot;PASSPASSPASSFAIL&quot;; &quot;FAIL&quot;; &quot;&quot;)">
            <text:p/>
          </table:table-cell>
          <table:table-cell table:formula="of:=IF([Sheet1.B1146]&amp;[Sheet1.C1146]&amp;[Sheet1.F1146]&amp;[Sheet1.G1146]=&quot;PASSPASSPASSFAIL&quot;; [Sheet1.A11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office:value-type="string" calcext:value-type="string">
            <text:p>wa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01</text:p>
          </table:table-cell>
          <table:table-cell office:value-type="string" calcext:value-type="string">
            <text:p>PASS</text:p>
          </table:table-cell>
          <table:table-cell table:formula="of:=IF(EXACT([Sheet1.N1146];[Sheet1.P11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7]=&quot;PASSPASSPASSFAIL&quot;; &quot;FAIL&quot;; &quot;&quot;)">
            <text:p/>
          </table:table-cell>
          <table:table-cell table:formula="of:=IF([Sheet1.B1147]&amp;[Sheet1.C1147]&amp;[Sheet1.F1147]&amp;[Sheet1.G1147]=&quot;PASSPASSPASSFAIL&quot;; [Sheet1.A11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office:value-type="string" calcext:value-type="string">
            <text:p>wa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02</text:p>
          </table:table-cell>
          <table:table-cell office:value-type="string" calcext:value-type="string">
            <text:p>PASS</text:p>
          </table:table-cell>
          <table:table-cell table:formula="of:=IF(EXACT([Sheet1.N1147];[Sheet1.P11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8]=&quot;PASSPASSPASSFAIL&quot;; &quot;FAIL&quot;; &quot;&quot;)">
            <text:p/>
          </table:table-cell>
          <table:table-cell table:formula="of:=IF([Sheet1.B1148]&amp;[Sheet1.C1148]&amp;[Sheet1.F1148]&amp;[Sheet1.G1148]=&quot;PASSPASSPASSFAIL&quot;; [Sheet1.A114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office:value-type="string" calcext:value-type="string">
            <text:p>wait4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401</text:p>
          </table:table-cell>
          <table:table-cell office:value-type="string" calcext:value-type="string">
            <text:p>PASS</text:p>
          </table:table-cell>
          <table:table-cell table:formula="of:=IF(EXACT([Sheet1.N1148];[Sheet1.P11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9]=&quot;PASSPASSPASSFAIL&quot;; &quot;FAIL&quot;; &quot;&quot;)">
            <text:p/>
          </table:table-cell>
          <table:table-cell table:formula="of:=IF([Sheet1.B1149]&amp;[Sheet1.C1149]&amp;[Sheet1.F1149]&amp;[Sheet1.G1149]=&quot;PASSPASSPASSFAIL&quot;; [Sheet1.A11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office:value-type="string" calcext:value-type="string">
            <text:p>wait4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402</text:p>
          </table:table-cell>
          <table:table-cell office:value-type="string" calcext:value-type="string">
            <text:p>PASS</text:p>
          </table:table-cell>
          <table:table-cell table:formula="of:=IF(EXACT([Sheet1.N1149];[Sheet1.P11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50]=&quot;PASSPASSPASSFAIL&quot;; &quot;FAIL&quot;; &quot;&quot;)">
            <text:p/>
          </table:table-cell>
          <table:table-cell table:formula="of:=IF([Sheet1.B1150]&amp;[Sheet1.C1150]&amp;[Sheet1.F1150]&amp;[Sheet1.G1150]=&quot;PASSPASSPASSFAIL&quot;; [Sheet1.A115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office:value-type="string" calcext:value-type="string">
            <text:p>waitp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1</text:p>
          </table:table-cell>
          <table:table-cell office:value-type="string" calcext:value-type="string">
            <text:p>PASS</text:p>
          </table:table-cell>
          <table:table-cell table:formula="of:=IF(EXACT([Sheet1.N1150];[Sheet1.P11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51]=&quot;PASSPASSPASSFAIL&quot;; &quot;FAIL&quot;; &quot;&quot;)">
            <text:p/>
          </table:table-cell>
          <table:table-cell table:formula="of:=IF([Sheet1.B1151]&amp;[Sheet1.C1151]&amp;[Sheet1.F1151]&amp;[Sheet1.G1151]=&quot;PASSPASSPASSFAIL&quot;; [Sheet1.A1151]; &quot;&quot;)" office:value-type="string" office:string-value="waitpid02" calcext:value-type="string">
            <text:p>waitpid02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office:value-type="string" calcext:value-type="string">
            <text:p>waitp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2</text:p>
          </table:table-cell>
          <table:table-cell office:value-type="string" calcext:value-type="string">
            <text:p>PASS</text:p>
          </table:table-cell>
          <table:table-cell table:formula="of:=IF(EXACT([Sheet1.N1151];[Sheet1.P11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2]=&quot;PASSPASSPASSFAIL&quot;; &quot;FAIL&quot;; &quot;&quot;)">
            <text:p/>
          </table:table-cell>
          <table:table-cell table:formula="of:=IF([Sheet1.B1152]&amp;[Sheet1.C1152]&amp;[Sheet1.F1152]&amp;[Sheet1.G1152]=&quot;PASSPASSPASSFAIL&quot;; [Sheet1.A115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office:value-type="string" calcext:value-type="string">
            <text:p>waitp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3</text:p>
          </table:table-cell>
          <table:table-cell office:value-type="string" calcext:value-type="string">
            <text:p>PASS</text:p>
          </table:table-cell>
          <table:table-cell table:formula="of:=IF(EXACT([Sheet1.N1152];[Sheet1.P11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3]=&quot;PASSPASSPASSFAIL&quot;; &quot;FAIL&quot;; &quot;&quot;)">
            <text:p/>
          </table:table-cell>
          <table:table-cell table:formula="of:=IF([Sheet1.B1153]&amp;[Sheet1.C1153]&amp;[Sheet1.F1153]&amp;[Sheet1.G1153]=&quot;PASSPASSPASSFAIL&quot;; [Sheet1.A11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office:value-type="string" calcext:value-type="string">
            <text:p>waitp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4</text:p>
          </table:table-cell>
          <table:table-cell office:value-type="string" calcext:value-type="string">
            <text:p>PASS</text:p>
          </table:table-cell>
          <table:table-cell table:formula="of:=IF(EXACT([Sheet1.N1153];[Sheet1.P11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4]&amp;[Sheet1.C1154]&amp;[Sheet1.F1154]&amp;[Sheet1.G1154]=&quot;PASSPASSPASSFAIL&quot;; [Sheet1.A1154]; &quot;&quot;)" office:value-type="string" office:string-value="waitpid05" calcext:value-type="string">
            <text:p>waitpid05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table:formula="of:=IF(EXACT([Sheet1.N1154];[Sheet1.P11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5]&amp;[Sheet1.C1155]&amp;[Sheet1.F1155]&amp;[Sheet1.G1155]=&quot;PASSPASSPASSFAIL&quot;; [Sheet1.A11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office:value-type="string" calcext:value-type="string">
            <text:p>waitpi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6</text:p>
          </table:table-cell>
          <table:table-cell office:value-type="string" calcext:value-type="string">
            <text:p>PASS</text:p>
          </table:table-cell>
          <table:table-cell table:formula="of:=IF(EXACT([Sheet1.N1155];[Sheet1.P11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[Sheet1.A11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office:value-type="string" calcext:value-type="string">
            <text:p>waitpi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7</text:p>
          </table:table-cell>
          <table:table-cell office:value-type="string" calcext:value-type="string">
            <text:p>PASS</text:p>
          </table:table-cell>
          <table:table-cell table:formula="of:=IF(EXACT([Sheet1.N1156];[Sheet1.P11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[Sheet1.A11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office:value-type="string" calcext:value-type="string">
            <text:p>waitpid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8</text:p>
          </table:table-cell>
          <table:table-cell office:value-type="string" calcext:value-type="string">
            <text:p>PASS</text:p>
          </table:table-cell>
          <table:table-cell table:formula="of:=IF(EXACT([Sheet1.N1157];[Sheet1.P11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[Sheet1.A11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office:value-type="string" calcext:value-type="string">
            <text:p>waitpid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9</text:p>
          </table:table-cell>
          <table:table-cell office:value-type="string" calcext:value-type="string">
            <text:p>PASS</text:p>
          </table:table-cell>
          <table:table-cell table:formula="of:=IF(EXACT([Sheet1.N1158];[Sheet1.P11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[Sheet1.A11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office:value-type="string" calcext:value-type="string">
            <text:p>waitpid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10</text:p>
          </table:table-cell>
          <table:table-cell office:value-type="string" calcext:value-type="string">
            <text:p>PASS</text:p>
          </table:table-cell>
          <table:table-cell table:formula="of:=IF(EXACT([Sheet1.N1159];[Sheet1.P11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[Sheet1.A11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office:value-type="string" calcext:value-type="string">
            <text:p>waitpid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11</text:p>
          </table:table-cell>
          <table:table-cell office:value-type="string" calcext:value-type="string">
            <text:p>PASS</text:p>
          </table:table-cell>
          <table:table-cell table:formula="of:=IF(EXACT([Sheet1.N1160];[Sheet1.P11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[Sheet1.A11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office:value-type="string" calcext:value-type="string">
            <text:p>waitpid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12</text:p>
          </table:table-cell>
          <table:table-cell office:value-type="string" calcext:value-type="string">
            <text:p>PASS</text:p>
          </table:table-cell>
          <table:table-cell table:formula="of:=IF(EXACT([Sheet1.N1161];[Sheet1.P11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[Sheet1.A11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office:value-type="string" calcext:value-type="string">
            <text:p>waitpid1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aitpid13</text:p>
          </table:table-cell>
          <table:table-cell office:value-type="string" calcext:value-type="string">
            <text:p>PASS</text:p>
          </table:table-cell>
          <table:table-cell table:formula="of:=IF(EXACT([Sheet1.N1162];[Sheet1.P11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[Sheet1.A116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office:value-type="string" calcext:value-type="string">
            <text:p>waitid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aitid01</text:p>
          </table:table-cell>
          <table:table-cell office:value-type="string" calcext:value-type="string">
            <text:p>PASS</text:p>
          </table:table-cell>
          <table:table-cell table:formula="of:=IF(EXACT([Sheet1.N1163];[Sheet1.P11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[Sheet1.A116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office:value-type="string" calcext:value-type="string">
            <text:p>waitid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aitid02</text:p>
          </table:table-cell>
          <table:table-cell office:value-type="string" calcext:value-type="string">
            <text:p>PASS</text:p>
          </table:table-cell>
          <table:table-cell table:formula="of:=IF(EXACT([Sheet1.N1164];[Sheet1.P11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5]=&quot;PASSPASSPASSFAIL&quot;; &quot;FAIL&quot;; &quot;&quot;)">
            <text:p/>
          </table:table-cell>
          <table:table-cell table:formula="of:=IF([Sheet1.B1165]&amp;[Sheet1.C1165]&amp;[Sheet1.F1165]&amp;[Sheet1.G1165]=&quot;PASSPASSPASSFAIL&quot;; [Sheet1.A11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office:value-type="string" calcext:value-type="string">
            <text:p>write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1</text:p>
          </table:table-cell>
          <table:table-cell office:value-type="string" calcext:value-type="string">
            <text:p>PASS</text:p>
          </table:table-cell>
          <table:table-cell table:formula="of:=IF(EXACT([Sheet1.N1165];[Sheet1.P11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6]=&quot;PASSPASSPASSFAIL&quot;; &quot;FAIL&quot;; &quot;&quot;)">
            <text:p/>
          </table:table-cell>
          <table:table-cell table:formula="of:=IF([Sheet1.B1166]&amp;[Sheet1.C1166]&amp;[Sheet1.F1166]&amp;[Sheet1.G1166]=&quot;PASSPASSPASSFAIL&quot;; [Sheet1.A11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office:value-type="string" calcext:value-type="string">
            <text:p>write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2</text:p>
          </table:table-cell>
          <table:table-cell office:value-type="string" calcext:value-type="string">
            <text:p>PASS</text:p>
          </table:table-cell>
          <table:table-cell table:formula="of:=IF(EXACT([Sheet1.N1166];[Sheet1.P11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7]=&quot;PASSPASSPASSFAIL&quot;; &quot;FAIL&quot;; &quot;&quot;)">
            <text:p/>
          </table:table-cell>
          <table:table-cell table:formula="of:=IF([Sheet1.B1167]&amp;[Sheet1.C1167]&amp;[Sheet1.F1167]&amp;[Sheet1.G1167]=&quot;PASSPASSPASSFAIL&quot;; [Sheet1.A11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office:value-type="string" calcext:value-type="string">
            <text:p>write0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3</text:p>
          </table:table-cell>
          <table:table-cell office:value-type="string" calcext:value-type="string">
            <text:p>PASS</text:p>
          </table:table-cell>
          <table:table-cell table:formula="of:=IF(EXACT([Sheet1.N1167];[Sheet1.P11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8]=&quot;PASSPASSPASSFAIL&quot;; &quot;FAIL&quot;; &quot;&quot;)">
            <text:p/>
          </table:table-cell>
          <table:table-cell table:formula="of:=IF([Sheet1.B1168]&amp;[Sheet1.C1168]&amp;[Sheet1.F1168]&amp;[Sheet1.G1168]=&quot;PASSPASSPASSFAIL&quot;; [Sheet1.A11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office:value-type="string" calcext:value-type="string">
            <text:p>write04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4</text:p>
          </table:table-cell>
          <table:table-cell office:value-type="string" calcext:value-type="string">
            <text:p>PASS</text:p>
          </table:table-cell>
          <table:table-cell table:formula="of:=IF(EXACT([Sheet1.N1168];[Sheet1.P11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9]=&quot;PASSPASSPASSFAIL&quot;; &quot;FAIL&quot;; &quot;&quot;)">
            <text:p/>
          </table:table-cell>
          <table:table-cell table:formula="of:=IF([Sheet1.B1169]&amp;[Sheet1.C1169]&amp;[Sheet1.F1169]&amp;[Sheet1.G1169]=&quot;PASSPASSPASSFAIL&quot;; [Sheet1.A11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office:value-type="string" calcext:value-type="string">
            <text:p>write05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5</text:p>
          </table:table-cell>
          <table:table-cell office:value-type="string" calcext:value-type="string">
            <text:p>PASS</text:p>
          </table:table-cell>
          <table:table-cell table:formula="of:=IF(EXACT([Sheet1.N1169];[Sheet1.P11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70]=&quot;PASSPASSPASSFAIL&quot;; &quot;FAIL&quot;; &quot;&quot;)">
            <text:p/>
          </table:table-cell>
          <table:table-cell table:formula="of:=IF([Sheet1.B1170]&amp;[Sheet1.C1170]&amp;[Sheet1.F1170]&amp;[Sheet1.G1170]=&quot;PASSPASSPASSFAIL&quot;; [Sheet1.A117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office:value-type="string" calcext:value-type="string">
            <text:p>writev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1</text:p>
          </table:table-cell>
          <table:table-cell office:value-type="string" calcext:value-type="string">
            <text:p>PASS</text:p>
          </table:table-cell>
          <table:table-cell table:formula="of:=IF(EXACT([Sheet1.N1170];[Sheet1.P11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71]=&quot;PASSPASSPASSFAIL&quot;; &quot;FAIL&quot;; &quot;&quot;)">
            <text:p/>
          </table:table-cell>
          <table:table-cell table:formula="of:=IF([Sheet1.B1171]&amp;[Sheet1.C1171]&amp;[Sheet1.F1171]&amp;[Sheet1.G1171]=&quot;PASSPASSPASSFAIL&quot;; [Sheet1.A11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office:value-type="string" calcext:value-type="string">
            <text:p>writev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2</text:p>
          </table:table-cell>
          <table:table-cell office:value-type="string" calcext:value-type="string">
            <text:p>PASS</text:p>
          </table:table-cell>
          <table:table-cell table:formula="of:=IF(EXACT([Sheet1.N1171];[Sheet1.P11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2]=&quot;PASSPASSPASSFAIL&quot;; &quot;FAIL&quot;; &quot;&quot;)">
            <text:p/>
          </table:table-cell>
          <table:table-cell table:formula="of:=IF([Sheet1.B1172]&amp;[Sheet1.C1172]&amp;[Sheet1.F1172]&amp;[Sheet1.G1172]=&quot;PASSPASSPASSFAIL&quot;; [Sheet1.A117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office:value-type="string" calcext:value-type="string">
            <text:p>writev05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5</text:p>
          </table:table-cell>
          <table:table-cell office:value-type="string" calcext:value-type="string">
            <text:p>PASS</text:p>
          </table:table-cell>
          <table:table-cell table:formula="of:=IF(EXACT([Sheet1.N1172];[Sheet1.P11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3]=&quot;PASSPASSPASSFAIL&quot;; &quot;FAIL&quot;; &quot;&quot;)">
            <text:p/>
          </table:table-cell>
          <table:table-cell table:formula="of:=IF([Sheet1.B1173]&amp;[Sheet1.C1173]&amp;[Sheet1.F1173]&amp;[Sheet1.G1173]=&quot;PASSPASSPASSFAIL&quot;; [Sheet1.A11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office:value-type="string" calcext:value-type="string">
            <text:p>writev06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6</text:p>
          </table:table-cell>
          <table:table-cell office:value-type="string" calcext:value-type="string">
            <text:p>PASS</text:p>
          </table:table-cell>
          <table:table-cell table:formula="of:=IF(EXACT([Sheet1.N1173];[Sheet1.P11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4]=&quot;PASSPASSPASSFAIL&quot;; &quot;FAIL&quot;; &quot;&quot;)">
            <text:p/>
          </table:table-cell>
          <table:table-cell table:formula="of:=IF([Sheet1.B1174]&amp;[Sheet1.C1174]&amp;[Sheet1.F1174]&amp;[Sheet1.G1174]=&quot;PASSPASSPASSFAIL&quot;; [Sheet1.A11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office:value-type="string" calcext:value-type="string">
            <text:p>writev07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7</text:p>
          </table:table-cell>
          <table:table-cell office:value-type="string" calcext:value-type="string">
            <text:p>PASS</text:p>
          </table:table-cell>
          <table:table-cell table:formula="of:=IF(EXACT([Sheet1.N1174];[Sheet1.P11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5]=&quot;PASSPASSPASSFAIL&quot;; &quot;FAIL&quot;; &quot;&quot;)">
            <text:p/>
          </table:table-cell>
          <table:table-cell table:formula="of:=IF([Sheet1.B1175]&amp;[Sheet1.C1175]&amp;[Sheet1.F1175]&amp;[Sheet1.G1175]=&quot;PASSPASSPASSFAIL&quot;; [Sheet1.A117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office:value-type="string" calcext:value-type="string">
            <text:p>perf_event_open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perf_event_open01</text:p>
          </table:table-cell>
          <table:table-cell office:value-type="string" calcext:value-type="string">
            <text:p>CONF</text:p>
          </table:table-cell>
          <table:table-cell table:formula="of:=IF(EXACT([Sheet1.N1175];[Sheet1.P11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6]=&quot;PASSPASSPASSFAIL&quot;; &quot;FAIL&quot;; &quot;&quot;)">
            <text:p/>
          </table:table-cell>
          <table:table-cell table:formula="of:=IF([Sheet1.B1176]&amp;[Sheet1.C1176]&amp;[Sheet1.F1176]&amp;[Sheet1.G1176]=&quot;PASSPASSPASSFAIL&quot;; [Sheet1.A117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office:value-type="string" calcext:value-type="string">
            <text:p>perf_event_open02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perf_event_open02</text:p>
          </table:table-cell>
          <table:table-cell office:value-type="string" calcext:value-type="string">
            <text:p>CONF</text:p>
          </table:table-cell>
          <table:table-cell table:formula="of:=IF(EXACT([Sheet1.N1176];[Sheet1.P11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7]&amp;[Sheet1.C1177]&amp;[Sheet1.F1177]&amp;[Sheet1.G1177]=&quot;PASSPASSPASSFAIL&quot;; [Sheet1.A11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office:value-type="string" calcext:value-type="string">
            <text:p>futex_wait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1</text:p>
          </table:table-cell>
          <table:table-cell office:value-type="string" calcext:value-type="string">
            <text:p>PASS</text:p>
          </table:table-cell>
          <table:table-cell table:formula="of:=IF(EXACT([Sheet1.N1177];[Sheet1.P11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78]&amp;[Sheet1.C1178]&amp;[Sheet1.F1178]&amp;[Sheet1.G1178]=&quot;PASSPASSPASSFAIL&quot;; [Sheet1.A11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office:value-type="string" calcext:value-type="string">
            <text:p>futex_wait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2</text:p>
          </table:table-cell>
          <table:table-cell office:value-type="string" calcext:value-type="string">
            <text:p>PASS</text:p>
          </table:table-cell>
          <table:table-cell table:formula="of:=IF(EXACT([Sheet1.N1178];[Sheet1.P11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[Sheet1.A11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office:value-type="string" calcext:value-type="string">
            <text:p>futex_wait0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3</text:p>
          </table:table-cell>
          <table:table-cell office:value-type="string" calcext:value-type="string">
            <text:p>PASS</text:p>
          </table:table-cell>
          <table:table-cell table:formula="of:=IF(EXACT([Sheet1.N1179];[Sheet1.P11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[Sheet1.A11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office:value-type="string" calcext:value-type="string">
            <text:p>futex_wait04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4</text:p>
          </table:table-cell>
          <table:table-cell office:value-type="string" calcext:value-type="string">
            <text:p>PASS</text:p>
          </table:table-cell>
          <table:table-cell table:formula="of:=IF(EXACT([Sheet1.N1180];[Sheet1.P11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81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[Sheet1.A11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office:value-type="string" calcext:value-type="string">
            <text:p>futex_wait05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5</text:p>
          </table:table-cell>
          <table:table-cell office:value-type="string" calcext:value-type="string">
            <text:p>PASS</text:p>
          </table:table-cell>
          <table:table-cell table:formula="of:=IF(EXACT([Sheet1.N1181];[Sheet1.P11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[Sheet1.A11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office:value-type="string" calcext:value-type="string">
            <text:p>futex_wake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ke01</text:p>
          </table:table-cell>
          <table:table-cell office:value-type="string" calcext:value-type="string">
            <text:p>PASS</text:p>
          </table:table-cell>
          <table:table-cell table:formula="of:=IF(EXACT([Sheet1.N1182];[Sheet1.P11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3]&amp;[Sheet1.C1183]&amp;[Sheet1.D1183]&amp;[Sheet1.E1183]=&quot;PASSPASSPASSFAIL&quot;; &quot;FAIL&quot;; &quot;&quot;)">
            <text:p/>
          </table:table-cell>
          <table:table-cell table:formula="of:=IF([Sheet1.B1183]&amp;[Sheet1.C1183]&amp;[Sheet1.F1183]&amp;[Sheet1.G1183]=&quot;PASSPASSPASSFAIL&quot;; [Sheet1.A11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office:value-type="string" calcext:value-type="string">
            <text:p>futex_wake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ke02</text:p>
          </table:table-cell>
          <table:table-cell office:value-type="string" calcext:value-type="string">
            <text:p>PASS</text:p>
          </table:table-cell>
          <table:table-cell table:formula="of:=IF(EXACT([Sheet1.N1183];[Sheet1.P11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[Sheet1.A1184]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office:value-type="string" calcext:value-type="string">
            <text:p>futex_wake0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ke03</text:p>
          </table:table-cell>
          <table:table-cell office:value-type="string" calcext:value-type="string">
            <text:p>PASS</text:p>
          </table:table-cell>
          <table:table-cell table:formula="of:=IF(EXACT([Sheet1.N1184];[Sheet1.P11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5]=&quot;PASSPASSPASSFAIL&quot;; &quot;FAIL&quot;; &quot;&quot;)">
            <text:p/>
          </table:table-cell>
          <table:table-cell table:formula="of:=IF([Sheet1.B1185]&amp;[Sheet1.C1185]&amp;[Sheet1.F1185]&amp;[Sheet1.G1185]=&quot;PASSPASSPASSFAIL&quot;; [Sheet1.A118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office:value-type="string" calcext:value-type="string">
            <text:p>futex_wake04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futex_wake04</text:p>
          </table:table-cell>
          <table:table-cell office:value-type="string" calcext:value-type="string">
            <text:p>CONF</text:p>
          </table:table-cell>
          <table:table-cell table:formula="of:=IF(EXACT([Sheet1.N1185];[Sheet1.P11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6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[Sheet1.A11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office:value-type="string" calcext:value-type="string">
            <text:p>futex_wait_bitset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_bitset01</text:p>
          </table:table-cell>
          <table:table-cell office:value-type="string" calcext:value-type="string">
            <text:p>PASS</text:p>
          </table:table-cell>
          <table:table-cell table:formula="of:=IF(EXACT([Sheet1.N1186];[Sheet1.P11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[Sheet1.A11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office:value-type="string" calcext:value-type="string">
            <text:p>futex_wait_bitset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_bitset02</text:p>
          </table:table-cell>
          <table:table-cell office:value-type="string" calcext:value-type="string">
            <text:p>PASS</text:p>
          </table:table-cell>
          <table:table-cell table:formula="of:=IF(EXACT([Sheet1.N1187];[Sheet1.P11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8]=&quot;PASSPASSPASSFAIL&quot;; &quot;FAIL&quot;; &quot;&quot;)">
            <text:p/>
          </table:table-cell>
          <table:table-cell table:formula="of:=IF([Sheet1.B1188]&amp;[Sheet1.C1188]&amp;[Sheet1.F1188]&amp;[Sheet1.G1188]=&quot;PASSPASSPASSFAIL&quot;; [Sheet1.A11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table:formula="of:=IF(EXACT([Sheet1.N1188];[Sheet1.P11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9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[Sheet1.A11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office:value-type="string" calcext:value-type="string">
            <text:p>memfd_create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memfd_create02</text:p>
          </table:table-cell>
          <table:table-cell office:value-type="string" calcext:value-type="string">
            <text:p>PASS</text:p>
          </table:table-cell>
          <table:table-cell table:formula="of:=IF(EXACT([Sheet1.N1189];[Sheet1.P11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90]=&quot;PASSPASSPASSFAIL&quot;; &quot;FAIL&quot;; &quot;&quot;)">
            <text:p/>
          </table:table-cell>
          <table:table-cell table:formula="of:=IF([Sheet1.B1190]&amp;[Sheet1.C1190]&amp;[Sheet1.F1190]&amp;[Sheet1.G1190]=&quot;PASSPASSPASSFAIL&quot;; [Sheet1.A119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office:value-type="string" calcext:value-type="string">
            <text:p>memfd_create03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memfd_create03</text:p>
          </table:table-cell>
          <table:table-cell office:value-type="string" calcext:value-type="string">
            <text:p>CONF</text:p>
          </table:table-cell>
          <table:table-cell table:formula="of:=IF(EXACT([Sheet1.N1190];[Sheet1.P11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91]=&quot;PASSPASSPASSFAIL&quot;; &quot;FAIL&quot;; &quot;&quot;)">
            <text:p/>
          </table:table-cell>
          <table:table-cell table:formula="of:=IF([Sheet1.B1191]&amp;[Sheet1.C1191]&amp;[Sheet1.F1191]&amp;[Sheet1.G1191]=&quot;PASSPASSPASSFAIL&quot;; [Sheet1.A119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office:value-type="string" calcext:value-type="string">
            <text:p>memfd_create04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memfd_create04</text:p>
          </table:table-cell>
          <table:table-cell office:value-type="string" calcext:value-type="string">
            <text:p>CONF</text:p>
          </table:table-cell>
          <table:table-cell table:formula="of:=IF(EXACT([Sheet1.N1191];[Sheet1.P11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2]=&quot;PASSPASSPASSFAIL&quot;; &quot;FAIL&quot;; &quot;&quot;)">
            <text:p/>
          </table:table-cell>
          <table:table-cell table:formula="of:=IF([Sheet1.B1192]&amp;[Sheet1.C1192]&amp;[Sheet1.F1192]&amp;[Sheet1.G1192]=&quot;PASSPASSPASSFAIL&quot;; [Sheet1.A119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office:value-type="string" calcext:value-type="string">
            <text:p>copy_file_range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copy_file_range01</text:p>
          </table:table-cell>
          <table:table-cell office:value-type="string" calcext:value-type="string">
            <text:p>CONF</text:p>
          </table:table-cell>
          <table:table-cell table:formula="of:=IF(EXACT([Sheet1.N1192];[Sheet1.P11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3]=&quot;PASSPASSPASSFAIL&quot;; &quot;FAIL&quot;; &quot;&quot;)">
            <text:p/>
          </table:table-cell>
          <table:table-cell table:formula="of:=IF([Sheet1.B1193]&amp;[Sheet1.C1193]&amp;[Sheet1.F1193]&amp;[Sheet1.G1193]=&quot;PASSPASSPASSFAIL&quot;; [Sheet1.A119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office:value-type="string" calcext:value-type="string">
            <text:p>statx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1</text:p>
          </table:table-cell>
          <table:table-cell office:value-type="string" calcext:value-type="string">
            <text:p>CONF</text:p>
          </table:table-cell>
          <table:table-cell table:formula="of:=IF(EXACT([Sheet1.N1193];[Sheet1.P11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4]=&quot;PASSPASSPASSFAIL&quot;; &quot;FAIL&quot;; &quot;&quot;)">
            <text:p/>
          </table:table-cell>
          <table:table-cell table:formula="of:=IF([Sheet1.B1194]&amp;[Sheet1.C1194]&amp;[Sheet1.F1194]&amp;[Sheet1.G1194]=&quot;PASSPASSPASSFAIL&quot;; [Sheet1.A119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office:value-type="string" calcext:value-type="string">
            <text:p>statx02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2</text:p>
          </table:table-cell>
          <table:table-cell office:value-type="string" calcext:value-type="string">
            <text:p>CONF</text:p>
          </table:table-cell>
          <table:table-cell table:formula="of:=IF(EXACT([Sheet1.N1194];[Sheet1.P11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5]=&quot;PASSPASSPASSFAIL&quot;; &quot;FAIL&quot;; &quot;&quot;)">
            <text:p/>
          </table:table-cell>
          <table:table-cell table:formula="of:=IF([Sheet1.B1195]&amp;[Sheet1.C1195]&amp;[Sheet1.F1195]&amp;[Sheet1.G1195]=&quot;PASSPASSPASSFAIL&quot;; [Sheet1.A119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office:value-type="string" calcext:value-type="string">
            <text:p>statx03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3</text:p>
          </table:table-cell>
          <table:table-cell office:value-type="string" calcext:value-type="string">
            <text:p>CONF</text:p>
          </table:table-cell>
          <table:table-cell table:formula="of:=IF(EXACT([Sheet1.N1195];[Sheet1.P11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6]=&quot;PASSPASSPASSFAIL&quot;; &quot;FAIL&quot;; &quot;&quot;)">
            <text:p/>
          </table:table-cell>
          <table:table-cell table:formula="of:=IF([Sheet1.B1196]&amp;[Sheet1.C1196]&amp;[Sheet1.F1196]&amp;[Sheet1.G1196]=&quot;PASSPASSPASSFAIL&quot;; [Sheet1.A119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office:value-type="string" calcext:value-type="string">
            <text:p>statx04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4</text:p>
          </table:table-cell>
          <table:table-cell office:value-type="string" calcext:value-type="string">
            <text:p>CONF</text:p>
          </table:table-cell>
          <table:table-cell table:formula="of:=IF(EXACT([Sheet1.N1196];[Sheet1.P11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7]=&quot;PASSPASSPASSFAIL&quot;; &quot;FAIL&quot;; &quot;&quot;)">
            <text:p/>
          </table:table-cell>
          <table:table-cell table:formula="of:=IF([Sheet1.B1197]&amp;[Sheet1.C1197]&amp;[Sheet1.F1197]&amp;[Sheet1.G1197]=&quot;PASSPASSPASSFAIL&quot;; [Sheet1.A119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office:value-type="string" calcext:value-type="string">
            <text:p>statx05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5</text:p>
          </table:table-cell>
          <table:table-cell office:value-type="string" calcext:value-type="string">
            <text:p>CONF</text:p>
          </table:table-cell>
          <table:table-cell table:formula="of:=IF(EXACT([Sheet1.N1197];[Sheet1.P11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8]=&quot;PASSPASSPASSFAIL&quot;; &quot;FAIL&quot;; &quot;&quot;)">
            <text:p/>
          </table:table-cell>
          <table:table-cell table:formula="of:=IF([Sheet1.B1198]&amp;[Sheet1.C1198]&amp;[Sheet1.F1198]&amp;[Sheet1.G1198]=&quot;PASSPASSPASSFAIL&quot;; [Sheet1.A119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office:value-type="string" calcext:value-type="string">
            <text:p>statx06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6</text:p>
          </table:table-cell>
          <table:table-cell office:value-type="string" calcext:value-type="string">
            <text:p>CONF</text:p>
          </table:table-cell>
          <table:table-cell table:formula="of:=IF(EXACT([Sheet1.N1198];[Sheet1.P11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9]=&quot;PASSPASSPASSFAIL&quot;; &quot;FAIL&quot;; &quot;&quot;)">
            <text:p/>
          </table:table-cell>
          <table:table-cell table:formula="of:=IF([Sheet1.B1199]&amp;[Sheet1.C1199]&amp;[Sheet1.F1199]&amp;[Sheet1.G1199]=&quot;PASSPASSPASSFAIL&quot;; [Sheet1.A119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office:value-type="string" calcext:value-type="string">
            <text:p>statx07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7</text:p>
          </table:table-cell>
          <table:table-cell office:value-type="string" calcext:value-type="string">
            <text:p>CONF</text:p>
          </table:table-cell>
          <table:table-cell table:formula="of:=IF(EXACT([Sheet1.N1199];[Sheet1.P11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200]=&quot;PASSPASSPASSFAIL&quot;; &quot;FAIL&quot;; &quot;&quot;)">
            <text:p/>
          </table:table-cell>
          <table:table-cell table:formula="of:=IF([Sheet1.B1200]&amp;[Sheet1.C1200]&amp;[Sheet1.F1200]&amp;[Sheet1.G1200]=&quot;PASSPASSPASSFAIL&quot;; [Sheet1.A120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office:value-type="string" calcext:value-type="string">
            <text:p>membarrier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membarrier01</text:p>
          </table:table-cell>
          <table:table-cell office:value-type="string" calcext:value-type="string">
            <text:p>CONF</text:p>
          </table:table-cell>
          <table:table-cell table:formula="of:=IF(EXACT([Sheet1.N1200];[Sheet1.P1200]); &quot;&quot;; &quot;DIFF&quot;)">
            <text:p/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09" calcext:value-type="float">
            <text:p>109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</table:table>
      <table:table table:name="Sheet2" table:style-name="ta1">
        <office:forms form:automatic-focus="false" form:apply-design-mode="false"/>
        <table:table-column table:style-name="co19" table:default-cell-style-name="ce17"/>
        <table:table-column table:style-name="co20" table:default-cell-style-name="ce17"/>
        <table:table-column table:style-name="co21" table:default-cell-style-name="ce19"/>
        <table:table-column table:style-name="co2" table:default-cell-style-name="ce19"/>
        <table:table-column table:style-name="co22" table:default-cell-style-name="ce24"/>
        <table:table-column table:style-name="co23" table:default-cell-style-name="ce24"/>
        <table:table-column table:style-name="co2" table:number-columns-repeated="3" table:default-cell-style-name="ce24"/>
        <table:table-column table:style-name="co2" table:default-cell-style-name="ce25"/>
        <table:table-column table:style-name="co2" table:number-columns-repeated="12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8" office:value-type="string" calcext:value-type="string" table:number-columns-spanned="2" table:number-rows-spanned="1">
            <text:p>I DALJE NE RADE</text:p>
          </table:table-cell>
          <table:covered-table-cell table:style-name="ce23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15" office:value-type="string" calcext:value-type="string">
            <text:p>adjtimex01 <text:s text:c="23"/></text:p>
          </table:table-cell>
          <table:table-cell table:style-name="ce15"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adjtimex02 <text:s text:c="23"/></text:p>
          </table:table-cell>
          <table:table-cell table:style-name="ce16" office:value-type="string" calcext:value-type="string">
            <text:p>PASS</text:p>
          </table:table-cell>
          <table:table-cell office:value-type="string" calcext:value-type="string">
            <text:p>posix_fadvise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a obrada sistemskih poziva za slucaj ,, handle to kernel directly,, ali SYNC tipa, izmenjen ASM</text:p>
          </table:table-cell>
          <table:table-cell table:style-name="ce26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 <text:s text:c="1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a obrada sistemskih poziva za slucaj ,, handle to kernel directly,, ali SYNC tipa, izmenjen ASM</text:p>
          </table:table-cell>
          <table:table-cell table:style-name="ce26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 <text:s text:c="2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3"/>
          <table:table-cell office:value-type="string" calcext:value-type="string">
            <text:p>`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table:style-name="ce20"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21" office:value-type="string" calcext:value-type="string">
            <text:p>sethostname01 <text:s text:c="20"/></text:p>
          </table:table-cell>
          <table:table-cell table:style-name="ce21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21" office:value-type="string" calcext:value-type="string">
            <text:p>sethostname02 <text:s text:c="20"/></text:p>
          </table:table-cell>
          <table:table-cell table:style-name="ce21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21" office:value-type="string" calcext:value-type="string">
            <text:p>sethostname03 <text:s text:c="20"/></text:p>
          </table:table-cell>
          <table:table-cell table:style-name="ce21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8" office:value-type="string" calcext:value-type="string">
            <text:p>PRONADJEN VELIKI BUG, NIJE SLAT ARG7 UOPSTE NIKAD </text:p>
          </table:table-cell>
          <table:table-cell table:style-name="ce28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22" office:value-type="string" calcext:value-type="string">
            <text:p>waitpid05 <text:s text:c="24"/></text:p>
          </table:table-cell>
          <table:table-cell table:style-name="ce22" office:value-type="string" calcext:value-type="string">
            <text:p>FAIL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2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2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2"/>
          <table:table-cell table:style-name="Default" table:number-columns-repeated="6"/>
          <table:table-cell table:number-columns-repeated="12"/>
        </table:table-row>
      </table:table>
      <table:table table:name="Sheet3" table:style-name="ta1">
        <office:forms form:automatic-focus="false" form:apply-design-mode="false"/>
        <table:table-column table:style-name="co24" table:default-cell-style-name="ce11"/>
        <table:table-column table:style-name="co25" table:default-cell-style-name="Default"/>
        <table:table-column table:style-name="co2" table:number-columns-repeated="5" table:default-cell-style-name="Default"/>
        <table:table-row table:style-name="ro3">
          <table:table-cell table:style-name="ce29" office:value-type="string" calcext:value-type="string" table:number-columns-spanned="2" table:number-rows-spanned="1">
            <text:p>ci20-valgrind 06.05.2019.</text:p>
          </table:table-cell>
          <table:covered-table-cell/>
          <table:table-cell table:number-columns-repeated="5"/>
        </table:table-row>
        <table:table-row table:style-name="ro1">
          <table:table-cell table:style-name="Default" office:value-type="string" calcext:value-type="string">
            <text:p>07.05.2019.</text:p>
          </table:table-cell>
          <table:table-cell office:value-type="string" calcext:value-type="string">
            <text:p>Ci20 + valgrind</text:p>
          </table:table-cell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pt4_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yncio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flush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se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set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heflush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getre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nanoslee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nanoslee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nanosleep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g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get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settime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set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8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9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s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_module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_module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_module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3_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3_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create1_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wa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wa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p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2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2_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l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l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a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at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at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_gro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cess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6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4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5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6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2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3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5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ta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ta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tasync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etxattr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mtms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9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fork13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1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athconf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movexattr01</text:p>
          </table:table-cell>
          <table:table-cell office:value-type="string" calcext:value-type="string">
            <text:p>PASS</text:p>
          </table:table-cell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fremove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imes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ontex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pu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omain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tablesiz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hostbyname_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hos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host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itim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itim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itime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agesiz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eer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gr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rior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riorit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lim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lim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limit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_mempolic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_robust_lis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ock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ock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ockop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meofda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meofda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1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_init1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_init1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inotify06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7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8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10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1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er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er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cancel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destro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getevent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setup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submi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1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2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3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4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5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6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7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8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mp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mp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kill10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ill11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e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e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e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e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e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remove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A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l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in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s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cm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cp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rate_page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rat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rate_page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a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a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5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y_ld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y_ld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y_ld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10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1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1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notif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notif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timedreceiv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timeds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un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tres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tres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tres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msgstress04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ge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lock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ma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tw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tw64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cor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cor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u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conf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onal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onalit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2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po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t_hsymlinks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tyc0w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tactl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tactl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ahea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dir2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v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path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fro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ms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ms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msg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xattr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at2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at2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3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procmas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queueinf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susp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r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rk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ax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ax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i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i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para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para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para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rr_get_interva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rr_get_interva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rr_get_interva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schedul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schedul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schedul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schedul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schedule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yiel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affin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affin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9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ms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ms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t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to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omain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omain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omain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e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e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etmask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ost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ost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ost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itim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itim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itime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r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r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rior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riorit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6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7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robust_lis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thread_area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tid_addres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ock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ockopt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ockop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timeofda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timeofda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xattr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at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d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d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ctio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ctio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ltsta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ltsta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f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fd4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fd4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pendin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procmas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susp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waitinf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pa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pa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etmask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vf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vf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_file_rang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_file_range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onf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inf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info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_cre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_g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_s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_getoverru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_g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ill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ill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im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as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har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har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nsa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o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or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hang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hangu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msplic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msplic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4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4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aitpid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ai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ait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erf_event_open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erf_event_open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k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k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k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ke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_bits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_bits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fd_cre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fd_create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fd_create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py_file_range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barrier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</table:table>
      <table:table table:name="cavium01-mips64" table:style-name="ta1">
        <office:forms form:automatic-focus="false" form:apply-design-mode="false"/>
        <table:table-column table:style-name="co26" table:default-cell-style-name="ce33"/>
        <table:table-column table:style-name="co2" table:number-columns-repeated="3" table:default-cell-style-name="Default"/>
        <table:table-row table:style-name="ro2">
          <table:table-cell table:style-name="ce31" office:value-type="string" calcext:value-type="string" table:number-columns-spanned="4" table:number-rows-spanned="1">
            <text:p>MIPS64 cavium-01 + valgrind</text:p>
          </table:table-cell>
          <table:covered-table-cell table:number-columns-repeated="3"/>
        </table:table-row>
        <table:table-row table:style-name="ro1">
          <table:table-cell table:style-name="ce32" office:value-type="string" calcext:value-type="string" table:number-columns-spanned="2" table:number-rows-spanned="1">
            <text:p>padali samo na mips64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01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03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06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01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tl13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tl13_64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tl14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tl14_64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tl18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tl18_64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cpu01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tl07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otect04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l02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ll01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adv01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adv01_64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adv02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adv02_64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vmsg01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_sigaction02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_sigprocmask02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_sigsuspend01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to01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at01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tpid02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2:19:20.79086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5-09T15:18:53.229572667</dc:date>
    <meta:editing-duration>P7DT18H20M37S</meta:editing-duration>
    <meta:editing-cycles>82</meta:editing-cycles>
    <meta:generator>LibreOffice/5.1.6.2$Linux_X86_64 LibreOffice_project/10m0$Build-2</meta:generator>
    <meta:document-statistic meta:table-count="4" meta:cell-count="23289" meta:object-count="0"/>
  </office:meta>
</office:document-meta>
</file>